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3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,4)</text:p>
          </table:table-cell>
          <table:table-cell office:value-type="string" calcext:value-type="string">
            <text:p>T(n,1)</text:p>
          </table:table-cell>
          <table:table-cell/>
          <table:table-cell office:value-type="string" calcext:value-type="string">
            <text:p>S(n,4)</text:p>
          </table:table-cell>
          <table:table-cell office:value-type="string" calcext:value-type="string">
            <text:p>E(n,4)</text:p>
          </table:table-cell>
          <table:table-cell/>
          <table:table-cell table:style-name="ce1" office:value-type="string" calcext:value-type="string">
            <text:p>ØS(n,4)=</text:p>
          </table:table-cell>
          <table:table-cell table:formula="of:=AVERAGE([.E2:.E501])" office:value-type="float" office:value="3.08879286416195" calcext:value-type="float">
            <text:p>3,08879286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C2]/[.B2]" office:value-type="float" office:value="3.39285714285714" calcext:value-type="float">
            <text:p>3,3928571429</text:p>
          </table:table-cell>
          <table:table-cell table:formula="of:=[.E2]/4" office:value-type="float" office:value="0.848214285714286" calcext:value-type="float">
            <text:p>0,8482142857</text:p>
          </table:table-cell>
          <table:table-cell/>
          <table:table-cell table:style-name="ce1" office:value-type="string" calcext:value-type="string">
            <text:p>ØE(n,4)=</text:p>
          </table:table-cell>
          <table:table-cell table:formula="of:=AVERAGE([.F2:.F501])" office:value-type="float" office:value="0.772198216040488" calcext:value-type="float">
            <text:p>0,7721982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C3]/[.B3]" office:value-type="float" office:value="2.77551020408163" calcext:value-type="float">
            <text:p>2,7755102041</text:p>
          </table:table-cell>
          <table:table-cell table:formula="of:=[.E3]/4" office:value-type="float" office:value="0.693877551020408" calcext:value-type="float">
            <text:p>0,693877551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4]/[.B4]" office:value-type="float" office:value="2.81944444444444" calcext:value-type="float">
            <text:p>2,8194444444</text:p>
          </table:table-cell>
          <table:table-cell table:formula="of:=[.E4]/4" office:value-type="float" office:value="0.704861111111111" calcext:value-type="float">
            <text:p>0,7048611111</text:p>
          </table:table-cell>
          <table:table-cell/>
          <table:table-cell table:style-name="ce2" office:value-type="string" calcext:value-type="string">
            <text:p>∑T(n,1)=</text:p>
          </table:table-cell>
          <table:table-cell table:formula="of:=SUM([.C2:.C501])" office:value-type="float" office:value="12024006" calcext:value-type="float">
            <text:p>1202400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9" calcext:value-type="float">
            <text:p>9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C5]/[.B5]" office:value-type="float" office:value="2.87878787878788" calcext:value-type="float">
            <text:p>2,8787878788</text:p>
          </table:table-cell>
          <table:table-cell table:formula="of:=[.E5]/4" office:value-type="float" office:value="0.71969696969697" calcext:value-type="float">
            <text:p>0,7196969697</text:p>
          </table:table-cell>
          <table:table-cell/>
          <table:table-cell table:style-name="ce2" office:value-type="string" calcext:value-type="string">
            <text:p>∑T(n,4)=</text:p>
          </table:table-cell>
          <table:table-cell table:formula="of:=SUM([.B2:.B501])" office:value-type="float" office:value="3870361" calcext:value-type="float">
            <text:p>38703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6" calcext:value-type="float">
            <text:p>126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C6]/[.B6]" office:value-type="float" office:value="2.84126984126984" calcext:value-type="float">
            <text:p>2,8412698413</text:p>
          </table:table-cell>
          <table:table-cell table:formula="of:=[.E6]/4" office:value-type="float" office:value="0.71031746031746" calcext:value-type="float">
            <text:p>0,7103174603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1" calcext:value-type="float">
            <text:p>151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C7]/[.B7]" office:value-type="float" office:value="2.91390728476821" calcext:value-type="float">
            <text:p>2,9139072848</text:p>
          </table:table-cell>
          <table:table-cell table:formula="of:=[.E7]/4" office:value-type="float" office:value="0.728476821192053" calcext:value-type="float">
            <text:p>0,7284768212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81" calcext:value-type="float">
            <text:p>181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C8]/[.B8]" office:value-type="float" office:value="2.9060773480663" calcext:value-type="float">
            <text:p>2,9060773481</text:p>
          </table:table-cell>
          <table:table-cell table:formula="of:=[.E8]/4" office:value-type="float" office:value="0.726519337016575" calcext:value-type="float">
            <text:p>0,726519337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05" calcext:value-type="float">
            <text:p>20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C9]/[.B9]" office:value-type="float" office:value="2.92682926829268" calcext:value-type="float">
            <text:p>2,9268292683</text:p>
          </table:table-cell>
          <table:table-cell table:formula="of:=[.E9]/4" office:value-type="float" office:value="0.731707317073171" calcext:value-type="float">
            <text:p>0,7317073171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8" calcext:value-type="float">
            <text:p>228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C10]/[.B10]" office:value-type="float" office:value="2.96491228070175" calcext:value-type="float">
            <text:p>2,9649122807</text:p>
          </table:table-cell>
          <table:table-cell table:formula="of:=[.E10]/4" office:value-type="float" office:value="0.741228070175439" calcext:value-type="float">
            <text:p>0,741228070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6" calcext:value-type="float">
            <text:p>256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C11]/[.B11]" office:value-type="float" office:value="2.98046875" calcext:value-type="float">
            <text:p>2,98046875</text:p>
          </table:table-cell>
          <table:table-cell table:formula="of:=[.E11]/4" office:value-type="float" office:value="0.7451171875" calcext:value-type="float">
            <text:p>0,7451171875</text:p>
          </table:table-cell>
          <table:table-cell table:number-columns-repeated="3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282" calcext:value-type="float">
            <text:p>282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12]/[.B12]" office:value-type="float" office:value="2.95035460992908" calcext:value-type="float">
            <text:p>2,9503546099</text:p>
          </table:table-cell>
          <table:table-cell table:formula="of:=[.E12]/4" office:value-type="float" office:value="0.737588652482269" calcext:value-type="float">
            <text:p>0,7375886525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06" calcext:value-type="float">
            <text:p>306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[.C13]/[.B13]" office:value-type="float" office:value="2.9640522875817" calcext:value-type="float">
            <text:p>2,9640522876</text:p>
          </table:table-cell>
          <table:table-cell table:formula="of:=[.E13]/4" office:value-type="float" office:value="0.741013071895425" calcext:value-type="float">
            <text:p>0,7410130719</text:p>
          </table:table-cell>
          <table:table-cell table:number-columns-repeated="3"/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336" calcext:value-type="float">
            <text:p>336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[.C14]/[.B14]" office:value-type="float" office:value="2.91071428571429" calcext:value-type="float">
            <text:p>2,9107142857</text:p>
          </table:table-cell>
          <table:table-cell table:formula="of:=[.E14]/4" office:value-type="float" office:value="0.727678571428571" calcext:value-type="float">
            <text:p>0,7276785714</text:p>
          </table:table-cell>
          <table:table-cell table:number-columns-repeated="3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72" calcext:value-type="float">
            <text:p>372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C15]/[.B15]" office:value-type="float" office:value="3" calcext:value-type="float">
            <text:p>3</text:p>
          </table:table-cell>
          <table:table-cell table:formula="of:=[.E15]/4"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94" calcext:value-type="float">
            <text:p>394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16]/[.B16]" office:value-type="float" office:value="3.03299492385787" calcext:value-type="float">
            <text:p>3,0329949239</text:p>
          </table:table-cell>
          <table:table-cell table:formula="of:=[.E16]/4" office:value-type="float" office:value="0.758248730964467" calcext:value-type="float">
            <text:p>0,758248731</text:p>
          </table:table-cell>
          <table:table-cell table:number-columns-repeated="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421" calcext:value-type="float">
            <text:p>421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C17]/[.B17]" office:value-type="float" office:value="3.00475059382423" calcext:value-type="float">
            <text:p>3,0047505938</text:p>
          </table:table-cell>
          <table:table-cell table:formula="of:=[.E17]/4" office:value-type="float" office:value="0.751187648456057" calcext:value-type="float">
            <text:p>0,7511876485</text:p>
          </table:table-cell>
          <table:table-cell table:number-columns-repeated="3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453" calcext:value-type="float">
            <text:p>453</text:p>
          </table:table-cell>
          <table:table-cell office:value-type="float" office:value="1351" calcext:value-type="float">
            <text:p>1351</text:p>
          </table:table-cell>
          <table:table-cell/>
          <table:table-cell table:formula="of:=[.C18]/[.B18]" office:value-type="float" office:value="2.98233995584989" calcext:value-type="float">
            <text:p>2,9823399558</text:p>
          </table:table-cell>
          <table:table-cell table:formula="of:=[.E18]/4" office:value-type="float" office:value="0.745584988962472" calcext:value-type="float">
            <text:p>0,745584989</text:p>
          </table:table-cell>
          <table:table-cell table:number-columns-repeated="3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76" calcext:value-type="float">
            <text:p>476</text:p>
          </table:table-cell>
          <table:table-cell office:value-type="float" office:value="1422" calcext:value-type="float">
            <text:p>1422</text:p>
          </table:table-cell>
          <table:table-cell/>
          <table:table-cell table:formula="of:=[.C19]/[.B19]" office:value-type="float" office:value="2.98739495798319" calcext:value-type="float">
            <text:p>2,987394958</text:p>
          </table:table-cell>
          <table:table-cell table:formula="of:=[.E19]/4" office:value-type="float" office:value="0.746848739495798" calcext:value-type="float">
            <text:p>0,7468487395</text:p>
          </table:table-cell>
          <table:table-cell table:number-columns-repeated="3"/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502" calcext:value-type="float">
            <text:p>502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20]/[.B20]" office:value-type="float" office:value="3.00398406374502" calcext:value-type="float">
            <text:p>3,0039840637</text:p>
          </table:table-cell>
          <table:table-cell table:formula="of:=[.E20]/4" office:value-type="float" office:value="0.750996015936255" calcext:value-type="float">
            <text:p>0,7509960159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26" calcext:value-type="float">
            <text:p>526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21]/[.B21]" office:value-type="float" office:value="3.02851711026616" calcext:value-type="float">
            <text:p>3,0285171103</text:p>
          </table:table-cell>
          <table:table-cell table:formula="of:=[.E21]/4" office:value-type="float" office:value="0.75712927756654" calcext:value-type="float">
            <text:p>0,7571292776</text:p>
          </table:table-cell>
          <table:table-cell table:number-columns-repeated="3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553" calcext:value-type="float">
            <text:p>553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C22]/[.B22]" office:value-type="float" office:value="3.124773960217" calcext:value-type="float">
            <text:p>3,1247739602</text:p>
          </table:table-cell>
          <table:table-cell table:formula="of:=[.E22]/4" office:value-type="float" office:value="0.78119349005425" calcext:value-type="float">
            <text:p>0,7811934901</text:p>
          </table:table-cell>
          <table:table-cell table:number-columns-repeated="3"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576" calcext:value-type="float">
            <text:p>576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[.C23]/[.B23]" office:value-type="float" office:value="3.046875" calcext:value-type="float">
            <text:p>3,046875</text:p>
          </table:table-cell>
          <table:table-cell table:formula="of:=[.E23]/4" office:value-type="float" office:value="0.76171875" calcext:value-type="float">
            <text:p>0,76171875</text:p>
          </table:table-cell>
          <table:table-cell table:number-columns-repeated="3"/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606" calcext:value-type="float">
            <text:p>606</text:p>
          </table:table-cell>
          <table:table-cell office:value-type="float" office:value="1825" calcext:value-type="float">
            <text:p>1825</text:p>
          </table:table-cell>
          <table:table-cell/>
          <table:table-cell table:formula="of:=[.C24]/[.B24]" office:value-type="float" office:value="3.01155115511551" calcext:value-type="float">
            <text:p>3,0115511551</text:p>
          </table:table-cell>
          <table:table-cell table:formula="of:=[.E24]/4" office:value-type="float" office:value="0.752887788778878" calcext:value-type="float">
            <text:p>0,7528877888</text:p>
          </table:table-cell>
          <table:table-cell table:number-columns-repeated="3"/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634" calcext:value-type="float">
            <text:p>634</text:p>
          </table:table-cell>
          <table:table-cell office:value-type="float" office:value="1899" calcext:value-type="float">
            <text:p>1899</text:p>
          </table:table-cell>
          <table:table-cell/>
          <table:table-cell table:formula="of:=[.C25]/[.B25]" office:value-type="float" office:value="2.99526813880126" calcext:value-type="float">
            <text:p>2,9952681388</text:p>
          </table:table-cell>
          <table:table-cell table:formula="of:=[.E25]/4" office:value-type="float" office:value="0.748817034700315" calcext:value-type="float">
            <text:p>0,7488170347</text:p>
          </table:table-cell>
          <table:table-cell table:number-columns-repeated="3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60" calcext:value-type="float">
            <text:p>660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[.C26]/[.B26]" office:value-type="float" office:value="2.9969696969697" calcext:value-type="float">
            <text:p>2,996969697</text:p>
          </table:table-cell>
          <table:table-cell table:formula="of:=[.E26]/4" office:value-type="float" office:value="0.749242424242424" calcext:value-type="float">
            <text:p>0,7492424242</text:p>
          </table:table-cell>
          <table:table-cell table:number-columns-repeated="3"/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690" calcext:value-type="float">
            <text:p>690</text:p>
          </table:table-cell>
          <table:table-cell office:value-type="float" office:value="2061" calcext:value-type="float">
            <text:p>2061</text:p>
          </table:table-cell>
          <table:table-cell/>
          <table:table-cell table:formula="of:=[.C27]/[.B27]" office:value-type="float" office:value="2.98695652173913" calcext:value-type="float">
            <text:p>2,9869565217</text:p>
          </table:table-cell>
          <table:table-cell table:formula="of:=[.E27]/4" office:value-type="float" office:value="0.746739130434783" calcext:value-type="float">
            <text:p>0,7467391304</text:p>
          </table:table-cell>
          <table:table-cell table:number-columns-repeated="3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732" calcext:value-type="float">
            <text:p>732</text:p>
          </table:table-cell>
          <table:table-cell office:value-type="float" office:value="2236" calcext:value-type="float">
            <text:p>2236</text:p>
          </table:table-cell>
          <table:table-cell/>
          <table:table-cell table:formula="of:=[.C28]/[.B28]" office:value-type="float" office:value="3.05464480874317" calcext:value-type="float">
            <text:p>3,0546448087</text:p>
          </table:table-cell>
          <table:table-cell table:formula="of:=[.E28]/4" office:value-type="float" office:value="0.763661202185792" calcext:value-type="float">
            <text:p>0,7636612022</text:p>
          </table:table-cell>
          <table:table-cell table:number-columns-repeated="3"/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763" calcext:value-type="float">
            <text:p>763</text:p>
          </table:table-cell>
          <table:table-cell office:value-type="float" office:value="2333" calcext:value-type="float">
            <text:p>2333</text:p>
          </table:table-cell>
          <table:table-cell/>
          <table:table-cell table:formula="of:=[.C29]/[.B29]" office:value-type="float" office:value="3.05766710353866" calcext:value-type="float">
            <text:p>3,0576671035</text:p>
          </table:table-cell>
          <table:table-cell table:formula="of:=[.E29]/4" office:value-type="float" office:value="0.764416775884666" calcext:value-type="float">
            <text:p>0,7644167759</text:p>
          </table:table-cell>
          <table:table-cell table:number-columns-repeated="3"/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788" calcext:value-type="float">
            <text:p>788</text:p>
          </table:table-cell>
          <table:table-cell office:value-type="float" office:value="2425" calcext:value-type="float">
            <text:p>2425</text:p>
          </table:table-cell>
          <table:table-cell/>
          <table:table-cell table:formula="of:=[.C30]/[.B30]" office:value-type="float" office:value="3.07741116751269" calcext:value-type="float">
            <text:p>3,0774111675</text:p>
          </table:table-cell>
          <table:table-cell table:formula="of:=[.E30]/4" office:value-type="float" office:value="0.769352791878173" calcext:value-type="float">
            <text:p>0,7693527919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16" calcext:value-type="float">
            <text:p>816</text:p>
          </table:table-cell>
          <table:table-cell office:value-type="float" office:value="2495" calcext:value-type="float">
            <text:p>2495</text:p>
          </table:table-cell>
          <table:table-cell/>
          <table:table-cell table:formula="of:=[.C31]/[.B31]" office:value-type="float" office:value="3.05759803921569" calcext:value-type="float">
            <text:p>3,0575980392</text:p>
          </table:table-cell>
          <table:table-cell table:formula="of:=[.E31]/4" office:value-type="float" office:value="0.764399509803922" calcext:value-type="float">
            <text:p>0,7643995098</text:p>
          </table:table-cell>
          <table:table-cell table:number-columns-repeated="3"/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842" calcext:value-type="float">
            <text:p>842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2]/[.B32]" office:value-type="float" office:value="3.05938242280285" calcext:value-type="float">
            <text:p>3,0593824228</text:p>
          </table:table-cell>
          <table:table-cell table:formula="of:=[.E32]/4" office:value-type="float" office:value="0.764845605700713" calcext:value-type="float">
            <text:p>0,7648456057</text:p>
          </table:table-cell>
          <table:table-cell table:number-columns-repeated="3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875" calcext:value-type="float">
            <text:p>875</text:p>
          </table:table-cell>
          <table:table-cell office:value-type="float" office:value="2697" calcext:value-type="float">
            <text:p>2697</text:p>
          </table:table-cell>
          <table:table-cell/>
          <table:table-cell table:formula="of:=[.C33]/[.B33]" office:value-type="float" office:value="3.08228571428571" calcext:value-type="float">
            <text:p>3,0822857143</text:p>
          </table:table-cell>
          <table:table-cell table:formula="of:=[.E33]/4" office:value-type="float" office:value="0.770571428571429" calcext:value-type="float">
            <text:p>0,7705714286</text:p>
          </table:table-cell>
          <table:table-cell table:number-columns-repeated="3"/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899" calcext:value-type="float">
            <text:p>899</text:p>
          </table:table-cell>
          <table:table-cell office:value-type="float" office:value="2731" calcext:value-type="float">
            <text:p>2731</text:p>
          </table:table-cell>
          <table:table-cell/>
          <table:table-cell table:formula="of:=[.C34]/[.B34]" office:value-type="float" office:value="3.03781979977753" calcext:value-type="float">
            <text:p>3,0378197998</text:p>
          </table:table-cell>
          <table:table-cell table:formula="of:=[.E34]/4" office:value-type="float" office:value="0.759454949944383" calcext:value-type="float">
            <text:p>0,7594549499</text:p>
          </table:table-cell>
          <table:table-cell table:number-columns-repeated="3"/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926" calcext:value-type="float">
            <text:p>926</text:p>
          </table:table-cell>
          <table:table-cell office:value-type="float" office:value="2826" calcext:value-type="float">
            <text:p>2826</text:p>
          </table:table-cell>
          <table:table-cell/>
          <table:table-cell table:formula="of:=[.C35]/[.B35]" office:value-type="float" office:value="3.05183585313175" calcext:value-type="float">
            <text:p>3,0518358531</text:p>
          </table:table-cell>
          <table:table-cell table:formula="of:=[.E35]/4" office:value-type="float" office:value="0.762958963282937" calcext:value-type="float">
            <text:p>0,7629589633</text:p>
          </table:table-cell>
          <table:table-cell table:number-columns-repeated="3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950" calcext:value-type="float">
            <text:p>950</text:p>
          </table:table-cell>
          <table:table-cell office:value-type="float" office:value="2914" calcext:value-type="float">
            <text:p>2914</text:p>
          </table:table-cell>
          <table:table-cell/>
          <table:table-cell table:formula="of:=[.C36]/[.B36]" office:value-type="float" office:value="3.06736842105263" calcext:value-type="float">
            <text:p>3,0673684211</text:p>
          </table:table-cell>
          <table:table-cell table:formula="of:=[.E36]/4" office:value-type="float" office:value="0.766842105263158" calcext:value-type="float">
            <text:p>0,7668421053</text:p>
          </table:table-cell>
          <table:table-cell table:number-columns-repeated="3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998" calcext:value-type="float">
            <text:p>99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37]/[.B37]" office:value-type="float" office:value="3" calcext:value-type="float">
            <text:p>3</text:p>
          </table:table-cell>
          <table:table-cell table:formula="of:=[.E37]/4"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003" calcext:value-type="float">
            <text:p>1003</text:p>
          </table:table-cell>
          <table:table-cell office:value-type="float" office:value="3060" calcext:value-type="float">
            <text:p>3060</text:p>
          </table:table-cell>
          <table:table-cell/>
          <table:table-cell table:formula="of:=[.C38]/[.B38]" office:value-type="float" office:value="3.05084745762712" calcext:value-type="float">
            <text:p>3,0508474576</text:p>
          </table:table-cell>
          <table:table-cell table:formula="of:=[.E38]/4" office:value-type="float" office:value="0.76271186440678" calcext:value-type="float">
            <text:p>0,7627118644</text:p>
          </table:table-cell>
          <table:table-cell table:number-columns-repeated="3"/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031" calcext:value-type="float">
            <text:p>1031</text:p>
          </table:table-cell>
          <table:table-cell office:value-type="float" office:value="3157" calcext:value-type="float">
            <text:p>3157</text:p>
          </table:table-cell>
          <table:table-cell/>
          <table:table-cell table:formula="of:=[.C39]/[.B39]" office:value-type="float" office:value="3.06207565470417" calcext:value-type="float">
            <text:p>3,0620756547</text:p>
          </table:table-cell>
          <table:table-cell table:formula="of:=[.E39]/4" office:value-type="float" office:value="0.765518913676043" calcext:value-type="float">
            <text:p>0,7655189137</text:p>
          </table:table-cell>
          <table:table-cell table:number-columns-repeated="3"/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064" calcext:value-type="float">
            <text:p>1064</text:p>
          </table:table-cell>
          <table:table-cell office:value-type="float" office:value="3255" calcext:value-type="float">
            <text:p>3255</text:p>
          </table:table-cell>
          <table:table-cell/>
          <table:table-cell table:formula="of:=[.C40]/[.B40]" office:value-type="float" office:value="3.05921052631579" calcext:value-type="float">
            <text:p>3,0592105263</text:p>
          </table:table-cell>
          <table:table-cell table:formula="of:=[.E40]/4" office:value-type="float" office:value="0.764802631578947" calcext:value-type="float">
            <text:p>0,7648026316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90" calcext:value-type="float">
            <text:p>1090</text:p>
          </table:table-cell>
          <table:table-cell office:value-type="float" office:value="3339" calcext:value-type="float">
            <text:p>3339</text:p>
          </table:table-cell>
          <table:table-cell/>
          <table:table-cell table:formula="of:=[.C41]/[.B41]" office:value-type="float" office:value="3.06330275229358" calcext:value-type="float">
            <text:p>3,0633027523</text:p>
          </table:table-cell>
          <table:table-cell table:formula="of:=[.E41]/4" office:value-type="float" office:value="0.765825688073394" calcext:value-type="float">
            <text:p>0,7658256881</text:p>
          </table:table-cell>
          <table:table-cell table:number-columns-repeated="3"/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1117" calcext:value-type="float">
            <text:p>1117</text:p>
          </table:table-cell>
          <table:table-cell office:value-type="float" office:value="3424" calcext:value-type="float">
            <text:p>3424</text:p>
          </table:table-cell>
          <table:table-cell/>
          <table:table-cell table:formula="of:=[.C42]/[.B42]" office:value-type="float" office:value="3.06535362578335" calcext:value-type="float">
            <text:p>3,0653536258</text:p>
          </table:table-cell>
          <table:table-cell table:formula="of:=[.E42]/4" office:value-type="float" office:value="0.766338406445837" calcext:value-type="float">
            <text:p>0,7663384064</text:p>
          </table:table-cell>
          <table:table-cell table:number-columns-repeated="3"/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138" calcext:value-type="float">
            <text:p>1138</text:p>
          </table:table-cell>
          <table:table-cell office:value-type="float" office:value="3484" calcext:value-type="float">
            <text:p>3484</text:p>
          </table:table-cell>
          <table:table-cell/>
          <table:table-cell table:formula="of:=[.C43]/[.B43]" office:value-type="float" office:value="3.06151142355009" calcext:value-type="float">
            <text:p>3,0615114236</text:p>
          </table:table-cell>
          <table:table-cell table:formula="of:=[.E43]/4" office:value-type="float" office:value="0.765377855887522" calcext:value-type="float">
            <text:p>0,7653778559</text:p>
          </table:table-cell>
          <table:table-cell table:number-columns-repeated="3"/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168" calcext:value-type="float">
            <text:p>1168</text:p>
          </table:table-cell>
          <table:table-cell office:value-type="float" office:value="3586" calcext:value-type="float">
            <text:p>3586</text:p>
          </table:table-cell>
          <table:table-cell/>
          <table:table-cell table:formula="of:=[.C44]/[.B44]" office:value-type="float" office:value="3.07020547945205" calcext:value-type="float">
            <text:p>3,0702054795</text:p>
          </table:table-cell>
          <table:table-cell table:formula="of:=[.E44]/4" office:value-type="float" office:value="0.767551369863014" calcext:value-type="float">
            <text:p>0,7675513699</text:p>
          </table:table-cell>
          <table:table-cell table:number-columns-repeated="3"/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1197" calcext:value-type="float">
            <text:p>1197</text:p>
          </table:table-cell>
          <table:table-cell office:value-type="float" office:value="3675" calcext:value-type="float">
            <text:p>3675</text:p>
          </table:table-cell>
          <table:table-cell/>
          <table:table-cell table:formula="of:=[.C45]/[.B45]" office:value-type="float" office:value="3.07017543859649" calcext:value-type="float">
            <text:p>3,0701754386</text:p>
          </table:table-cell>
          <table:table-cell table:formula="of:=[.E45]/4" office:value-type="float" office:value="0.767543859649123" calcext:value-type="float">
            <text:p>0,7675438596</text:p>
          </table:table-cell>
          <table:table-cell table:number-columns-repeated="3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224" calcext:value-type="float">
            <text:p>1224</text:p>
          </table:table-cell>
          <table:table-cell office:value-type="float" office:value="3756" calcext:value-type="float">
            <text:p>3756</text:p>
          </table:table-cell>
          <table:table-cell/>
          <table:table-cell table:formula="of:=[.C46]/[.B46]" office:value-type="float" office:value="3.06862745098039" calcext:value-type="float">
            <text:p>3,068627451</text:p>
          </table:table-cell>
          <table:table-cell table:formula="of:=[.E46]/4" office:value-type="float" office:value="0.767156862745098" calcext:value-type="float">
            <text:p>0,7671568627</text:p>
          </table:table-cell>
          <table:table-cell table:number-columns-repeated="3"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1261" calcext:value-type="float">
            <text:p>1261</text:p>
          </table:table-cell>
          <table:table-cell office:value-type="float" office:value="3826" calcext:value-type="float">
            <text:p>3826</text:p>
          </table:table-cell>
          <table:table-cell/>
          <table:table-cell table:formula="of:=[.C47]/[.B47]" office:value-type="float" office:value="3.03409992069786" calcext:value-type="float">
            <text:p>3,0340999207</text:p>
          </table:table-cell>
          <table:table-cell table:formula="of:=[.E47]/4" office:value-type="float" office:value="0.758524980174465" calcext:value-type="float">
            <text:p>0,7585249802</text:p>
          </table:table-cell>
          <table:table-cell table:number-columns-repeated="3"/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282" calcext:value-type="float">
            <text:p>1282</text:p>
          </table:table-cell>
          <table:table-cell office:value-type="float" office:value="3907" calcext:value-type="float">
            <text:p>3907</text:p>
          </table:table-cell>
          <table:table-cell/>
          <table:table-cell table:formula="of:=[.C48]/[.B48]" office:value-type="float" office:value="3.04758190327613" calcext:value-type="float">
            <text:p>3,0475819033</text:p>
          </table:table-cell>
          <table:table-cell table:formula="of:=[.E48]/4" office:value-type="float" office:value="0.761895475819033" calcext:value-type="float">
            <text:p>0,7618954758</text:p>
          </table:table-cell>
          <table:table-cell table:number-columns-repeated="3"/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1310" calcext:value-type="float">
            <text:p>1310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C49]/[.B49]" office:value-type="float" office:value="3.04580152671756" calcext:value-type="float">
            <text:p>3,0458015267</text:p>
          </table:table-cell>
          <table:table-cell table:formula="of:=[.E49]/4" office:value-type="float" office:value="0.761450381679389" calcext:value-type="float">
            <text:p>0,7614503817</text:p>
          </table:table-cell>
          <table:table-cell table:number-columns-repeated="3"/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1342" calcext:value-type="float">
            <text:p>1342</text:p>
          </table:table-cell>
          <table:table-cell office:value-type="float" office:value="4068" calcext:value-type="float">
            <text:p>4068</text:p>
          </table:table-cell>
          <table:table-cell/>
          <table:table-cell table:formula="of:=[.C50]/[.B50]" office:value-type="float" office:value="3.03129657228018" calcext:value-type="float">
            <text:p>3,0312965723</text:p>
          </table:table-cell>
          <table:table-cell table:formula="of:=[.E50]/4" office:value-type="float" office:value="0.757824143070045" calcext:value-type="float">
            <text:p>0,7578241431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72" calcext:value-type="float">
            <text:p>1372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[.C51]/[.B51]" office:value-type="float" office:value="3.03061224489796" calcext:value-type="float">
            <text:p>3,0306122449</text:p>
          </table:table-cell>
          <table:table-cell table:formula="of:=[.E51]/4" office:value-type="float" office:value="0.75765306122449" calcext:value-type="float">
            <text:p>0,7576530612</text:p>
          </table:table-cell>
          <table:table-cell table:number-columns-repeated="3"/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1394" calcext:value-type="float">
            <text:p>1394</text:p>
          </table:table-cell>
          <table:table-cell office:value-type="float" office:value="4261" calcext:value-type="float">
            <text:p>4261</text:p>
          </table:table-cell>
          <table:table-cell/>
          <table:table-cell table:formula="of:=[.C52]/[.B52]" office:value-type="float" office:value="3.05667144906743" calcext:value-type="float">
            <text:p>3,0566714491</text:p>
          </table:table-cell>
          <table:table-cell table:formula="of:=[.E52]/4" office:value-type="float" office:value="0.764167862266858" calcext:value-type="float">
            <text:p>0,7641678623</text:p>
          </table:table-cell>
          <table:table-cell table:number-columns-repeated="3"/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1415" calcext:value-type="float">
            <text:p>1415</text:p>
          </table:table-cell>
          <table:table-cell office:value-type="float" office:value="4351" calcext:value-type="float">
            <text:p>4351</text:p>
          </table:table-cell>
          <table:table-cell/>
          <table:table-cell table:formula="of:=[.C53]/[.B53]" office:value-type="float" office:value="3.07491166077738" calcext:value-type="float">
            <text:p>3,0749116608</text:p>
          </table:table-cell>
          <table:table-cell table:formula="of:=[.E53]/4" office:value-type="float" office:value="0.768727915194346" calcext:value-type="float">
            <text:p>0,7687279152</text:p>
          </table:table-cell>
          <table:table-cell table:number-columns-repeated="3"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1497" calcext:value-type="float">
            <text:p>1497</text:p>
          </table:table-cell>
          <table:table-cell office:value-type="float" office:value="4614" calcext:value-type="float">
            <text:p>4614</text:p>
          </table:table-cell>
          <table:table-cell/>
          <table:table-cell table:formula="of:=[.C54]/[.B54]" office:value-type="float" office:value="3.08216432865731" calcext:value-type="float">
            <text:p>3,0821643287</text:p>
          </table:table-cell>
          <table:table-cell table:formula="of:=[.E54]/4" office:value-type="float" office:value="0.770541082164329" calcext:value-type="float">
            <text:p>0,7705410822</text:p>
          </table:table-cell>
          <table:table-cell table:number-columns-repeated="3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1516" calcext:value-type="float">
            <text:p>1516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[.C55]/[.B55]" office:value-type="float" office:value="3.11279683377309" calcext:value-type="float">
            <text:p>3,1127968338</text:p>
          </table:table-cell>
          <table:table-cell table:formula="of:=[.E55]/4" office:value-type="float" office:value="0.778199208443272" calcext:value-type="float">
            <text:p>0,7781992084</text:p>
          </table:table-cell>
          <table:table-cell table:number-columns-repeated="3"/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1550" calcext:value-type="float">
            <text:p>1550</text:p>
          </table:table-cell>
          <table:table-cell office:value-type="float" office:value="4806" calcext:value-type="float">
            <text:p>4806</text:p>
          </table:table-cell>
          <table:table-cell/>
          <table:table-cell table:formula="of:=[.C56]/[.B56]" office:value-type="float" office:value="3.10064516129032" calcext:value-type="float">
            <text:p>3,1006451613</text:p>
          </table:table-cell>
          <table:table-cell table:formula="of:=[.E56]/4" office:value-type="float" office:value="0.775161290322581" calcext:value-type="float">
            <text:p>0,7751612903</text:p>
          </table:table-cell>
          <table:table-cell table:number-columns-repeated="3"/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1573" calcext:value-type="float">
            <text:p>1573</text:p>
          </table:table-cell>
          <table:table-cell office:value-type="float" office:value="4855" calcext:value-type="float">
            <text:p>4855</text:p>
          </table:table-cell>
          <table:table-cell/>
          <table:table-cell table:formula="of:=[.C57]/[.B57]" office:value-type="float" office:value="3.0864589955499" calcext:value-type="float">
            <text:p>3,0864589955</text:p>
          </table:table-cell>
          <table:table-cell table:formula="of:=[.E57]/4" office:value-type="float" office:value="0.771614748887476" calcext:value-type="float">
            <text:p>0,7716147489</text:p>
          </table:table-cell>
          <table:table-cell table:number-columns-repeated="3"/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1605" calcext:value-type="float">
            <text:p>1605</text:p>
          </table:table-cell>
          <table:table-cell office:value-type="float" office:value="4960" calcext:value-type="float">
            <text:p>4960</text:p>
          </table:table-cell>
          <table:table-cell/>
          <table:table-cell table:formula="of:=[.C58]/[.B58]" office:value-type="float" office:value="3.09034267912773" calcext:value-type="float">
            <text:p>3,0903426791</text:p>
          </table:table-cell>
          <table:table-cell table:formula="of:=[.E58]/4" office:value-type="float" office:value="0.772585669781931" calcext:value-type="float">
            <text:p>0,7725856698</text:p>
          </table:table-cell>
          <table:table-cell table:number-columns-repeated="3"/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1652" calcext:value-type="float">
            <text:p>1652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[.C59]/[.B59]" office:value-type="float" office:value="3.07929782082324" calcext:value-type="float">
            <text:p>3,0792978208</text:p>
          </table:table-cell>
          <table:table-cell table:formula="of:=[.E59]/4" office:value-type="float" office:value="0.769824455205811" calcext:value-type="float">
            <text:p>0,7698244552</text:p>
          </table:table-cell>
          <table:table-cell table:number-columns-repeated="3"/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1658" calcext:value-type="float">
            <text:p>1658</text:p>
          </table:table-cell>
          <table:table-cell office:value-type="float" office:value="5116" calcext:value-type="float">
            <text:p>5116</text:p>
          </table:table-cell>
          <table:table-cell/>
          <table:table-cell table:formula="of:=[.C60]/[.B60]" office:value-type="float" office:value="3.08564535585042" calcext:value-type="float">
            <text:p>3,0856453559</text:p>
          </table:table-cell>
          <table:table-cell table:formula="of:=[.E60]/4" office:value-type="float" office:value="0.771411338962605" calcext:value-type="float">
            <text:p>0,771411339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03" calcext:value-type="float">
            <text:p>1703</text:p>
          </table:table-cell>
          <table:table-cell office:value-type="float" office:value="5230" calcext:value-type="float">
            <text:p>5230</text:p>
          </table:table-cell>
          <table:table-cell/>
          <table:table-cell table:formula="of:=[.C61]/[.B61]" office:value-type="float" office:value="3.07105108631826" calcext:value-type="float">
            <text:p>3,0710510863</text:p>
          </table:table-cell>
          <table:table-cell table:formula="of:=[.E61]/4" office:value-type="float" office:value="0.767762771579566" calcext:value-type="float">
            <text:p>0,7677627716</text:p>
          </table:table-cell>
          <table:table-cell table:number-columns-repeated="3"/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1713" calcext:value-type="float">
            <text:p>1713</text:p>
          </table:table-cell>
          <table:table-cell office:value-type="float" office:value="5312" calcext:value-type="float">
            <text:p>5312</text:p>
          </table:table-cell>
          <table:table-cell/>
          <table:table-cell table:formula="of:=[.C62]/[.B62]" office:value-type="float" office:value="3.1009924109749" calcext:value-type="float">
            <text:p>3,100992411</text:p>
          </table:table-cell>
          <table:table-cell table:formula="of:=[.E62]/4" office:value-type="float" office:value="0.775248102743724" calcext:value-type="float">
            <text:p>0,7752481027</text:p>
          </table:table-cell>
          <table:table-cell table:number-columns-repeated="3"/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1735" calcext:value-type="float">
            <text:p>1735</text:p>
          </table:table-cell>
          <table:table-cell office:value-type="float" office:value="5376" calcext:value-type="float">
            <text:p>5376</text:p>
          </table:table-cell>
          <table:table-cell/>
          <table:table-cell table:formula="of:=[.C63]/[.B63]" office:value-type="float" office:value="3.0985590778098" calcext:value-type="float">
            <text:p>3,0985590778</text:p>
          </table:table-cell>
          <table:table-cell table:formula="of:=[.E63]/4" office:value-type="float" office:value="0.77463976945245" calcext:value-type="float">
            <text:p>0,7746397695</text:p>
          </table:table-cell>
          <table:table-cell table:number-columns-repeated="3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1771" calcext:value-type="float">
            <text:p>1771</text:p>
          </table:table-cell>
          <table:table-cell office:value-type="float" office:value="5466" calcext:value-type="float">
            <text:p>5466</text:p>
          </table:table-cell>
          <table:table-cell/>
          <table:table-cell table:formula="of:=[.C64]/[.B64]" office:value-type="float" office:value="3.08639186900056" calcext:value-type="float">
            <text:p>3,086391869</text:p>
          </table:table-cell>
          <table:table-cell table:formula="of:=[.E64]/4" office:value-type="float" office:value="0.771597967250141" calcext:value-type="float">
            <text:p>0,7715979673</text:p>
          </table:table-cell>
          <table:table-cell table:number-columns-repeated="3"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1799" calcext:value-type="float">
            <text:p>1799</text:p>
          </table:table-cell>
          <table:table-cell office:value-type="float" office:value="5580" calcext:value-type="float">
            <text:p>5580</text:p>
          </table:table-cell>
          <table:table-cell/>
          <table:table-cell table:formula="of:=[.C65]/[.B65]" office:value-type="float" office:value="3.10172317954419" calcext:value-type="float">
            <text:p>3,1017231795</text:p>
          </table:table-cell>
          <table:table-cell table:formula="of:=[.E65]/4" office:value-type="float" office:value="0.775430794886048" calcext:value-type="float">
            <text:p>0,7754307949</text:p>
          </table:table-cell>
          <table:table-cell table:number-columns-repeated="3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832" calcext:value-type="float">
            <text:p>1832</text:p>
          </table:table-cell>
          <table:table-cell office:value-type="float" office:value="5655" calcext:value-type="float">
            <text:p>5655</text:p>
          </table:table-cell>
          <table:table-cell/>
          <table:table-cell table:formula="of:=[.C66]/[.B66]" office:value-type="float" office:value="3.0867903930131" calcext:value-type="float">
            <text:p>3,086790393</text:p>
          </table:table-cell>
          <table:table-cell table:formula="of:=[.E66]/4" office:value-type="float" office:value="0.771697598253275" calcext:value-type="float">
            <text:p>0,7716975983</text:p>
          </table:table-cell>
          <table:table-cell table:number-columns-repeated="3"/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1861" calcext:value-type="float">
            <text:p>18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67]/[.B67]" office:value-type="float" office:value="3.10048361096185" calcext:value-type="float">
            <text:p>3,100483611</text:p>
          </table:table-cell>
          <table:table-cell table:formula="of:=[.E67]/4" office:value-type="float" office:value="0.775120902740462" calcext:value-type="float">
            <text:p>0,7751209027</text:p>
          </table:table-cell>
          <table:table-cell table:number-columns-repeated="3"/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1895" calcext:value-type="float">
            <text:p>1895</text:p>
          </table:table-cell>
          <table:table-cell office:value-type="float" office:value="5818" calcext:value-type="float">
            <text:p>5818</text:p>
          </table:table-cell>
          <table:table-cell/>
          <table:table-cell table:formula="of:=[.C68]/[.B68]" office:value-type="float" office:value="3.07018469656992" calcext:value-type="float">
            <text:p>3,0701846966</text:p>
          </table:table-cell>
          <table:table-cell table:formula="of:=[.E68]/4" office:value-type="float" office:value="0.76754617414248" calcext:value-type="float">
            <text:p>0,7675461741</text:p>
          </table:table-cell>
          <table:table-cell table:number-columns-repeated="3"/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917" calcext:value-type="float">
            <text:p>1917</text:p>
          </table:table-cell>
          <table:table-cell office:value-type="float" office:value="5901" calcext:value-type="float">
            <text:p>5901</text:p>
          </table:table-cell>
          <table:table-cell/>
          <table:table-cell table:formula="of:=[.C69]/[.B69]" office:value-type="float" office:value="3.07824726134585" calcext:value-type="float">
            <text:p>3,0782472613</text:p>
          </table:table-cell>
          <table:table-cell table:formula="of:=[.E69]/4" office:value-type="float" office:value="0.769561815336463" calcext:value-type="float">
            <text:p>0,7695618153</text:p>
          </table:table-cell>
          <table:table-cell table:number-columns-repeated="3"/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1940" calcext:value-type="float">
            <text:p>1940</text:p>
          </table:table-cell>
          <table:table-cell office:value-type="float" office:value="6003" calcext:value-type="float">
            <text:p>6003</text:p>
          </table:table-cell>
          <table:table-cell/>
          <table:table-cell table:formula="of:=[.C70]/[.B70]" office:value-type="float" office:value="3.09432989690722" calcext:value-type="float">
            <text:p>3,0943298969</text:p>
          </table:table-cell>
          <table:table-cell table:formula="of:=[.E70]/4" office:value-type="float" office:value="0.773582474226804" calcext:value-type="float">
            <text:p>0,7735824742</text:p>
          </table:table-cell>
          <table:table-cell table:number-columns-repeated="3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961" calcext:value-type="float">
            <text:p>1961</text:p>
          </table:table-cell>
          <table:table-cell office:value-type="float" office:value="6115" calcext:value-type="float">
            <text:p>6115</text:p>
          </table:table-cell>
          <table:table-cell/>
          <table:table-cell table:formula="of:=[.C71]/[.B71]" office:value-type="float" office:value="3.11830698623151" calcext:value-type="float">
            <text:p>3,1183069862</text:p>
          </table:table-cell>
          <table:table-cell table:formula="of:=[.E71]/4" office:value-type="float" office:value="0.779576746557879" calcext:value-type="float">
            <text:p>0,7795767466</text:p>
          </table:table-cell>
          <table:table-cell table:number-columns-repeated="3"/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1999" calcext:value-type="float">
            <text:p>1999</text:p>
          </table:table-cell>
          <table:table-cell office:value-type="float" office:value="6166" calcext:value-type="float">
            <text:p>6166</text:p>
          </table:table-cell>
          <table:table-cell/>
          <table:table-cell table:formula="of:=[.C72]/[.B72]" office:value-type="float" office:value="3.08454227113557" calcext:value-type="float">
            <text:p>3,0845422711</text:p>
          </table:table-cell>
          <table:table-cell table:formula="of:=[.E72]/4" office:value-type="float" office:value="0.771135567783892" calcext:value-type="float">
            <text:p>0,7711355678</text:p>
          </table:table-cell>
          <table:table-cell table:number-columns-repeated="3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2049" calcext:value-type="float">
            <text:p>2049</text:p>
          </table:table-cell>
          <table:table-cell office:value-type="float" office:value="6241" calcext:value-type="float">
            <text:p>6241</text:p>
          </table:table-cell>
          <table:table-cell/>
          <table:table-cell table:formula="of:=[.C73]/[.B73]" office:value-type="float" office:value="3.04587603709126" calcext:value-type="float">
            <text:p>3,0458760371</text:p>
          </table:table-cell>
          <table:table-cell table:formula="of:=[.E73]/4" office:value-type="float" office:value="0.761469009272816" calcext:value-type="float">
            <text:p>0,7614690093</text:p>
          </table:table-cell>
          <table:table-cell table:number-columns-repeated="3"/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2063" calcext:value-type="float">
            <text:p>2063</text:p>
          </table:table-cell>
          <table:table-cell office:value-type="float" office:value="6370" calcext:value-type="float">
            <text:p>6370</text:p>
          </table:table-cell>
          <table:table-cell/>
          <table:table-cell table:formula="of:=[.C74]/[.B74]" office:value-type="float" office:value="3.08773630634998" calcext:value-type="float">
            <text:p>3,0877363063</text:p>
          </table:table-cell>
          <table:table-cell table:formula="of:=[.E74]/4" office:value-type="float" office:value="0.771934076587494" calcext:value-type="float">
            <text:p>0,7719340766</text:p>
          </table:table-cell>
          <table:table-cell table:number-columns-repeated="3"/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2085" calcext:value-type="float">
            <text:p>2085</text:p>
          </table:table-cell>
          <table:table-cell office:value-type="float" office:value="6407" calcext:value-type="float">
            <text:p>6407</text:p>
          </table:table-cell>
          <table:table-cell/>
          <table:table-cell table:formula="of:=[.C75]/[.B75]" office:value-type="float" office:value="3.07290167865707" calcext:value-type="float">
            <text:p>3,0729016787</text:p>
          </table:table-cell>
          <table:table-cell table:formula="of:=[.E75]/4" office:value-type="float" office:value="0.768225419664269" calcext:value-type="float">
            <text:p>0,7682254197</text:p>
          </table:table-cell>
          <table:table-cell table:number-columns-repeated="3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118" calcext:value-type="float">
            <text:p>2118</text:p>
          </table:table-cell>
          <table:table-cell office:value-type="float" office:value="6547" calcext:value-type="float">
            <text:p>6547</text:p>
          </table:table-cell>
          <table:table-cell/>
          <table:table-cell table:formula="of:=[.C76]/[.B76]" office:value-type="float" office:value="3.09112370160529" calcext:value-type="float">
            <text:p>3,0911237016</text:p>
          </table:table-cell>
          <table:table-cell table:formula="of:=[.E76]/4" office:value-type="float" office:value="0.772780925401322" calcext:value-type="float">
            <text:p>0,7727809254</text:p>
          </table:table-cell>
          <table:table-cell table:number-columns-repeated="3"/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2151" calcext:value-type="float">
            <text:p>2151</text:p>
          </table:table-cell>
          <table:table-cell office:value-type="float" office:value="6588" calcext:value-type="float">
            <text:p>6588</text:p>
          </table:table-cell>
          <table:table-cell/>
          <table:table-cell table:formula="of:=[.C77]/[.B77]" office:value-type="float" office:value="3.06276150627615" calcext:value-type="float">
            <text:p>3,0627615063</text:p>
          </table:table-cell>
          <table:table-cell table:formula="of:=[.E77]/4" office:value-type="float" office:value="0.765690376569038" calcext:value-type="float">
            <text:p>0,7656903766</text:p>
          </table:table-cell>
          <table:table-cell table:number-columns-repeated="3"/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2183" calcext:value-type="float">
            <text:p>2183</text:p>
          </table:table-cell>
          <table:table-cell office:value-type="float" office:value="6671" calcext:value-type="float">
            <text:p>6671</text:p>
          </table:table-cell>
          <table:table-cell/>
          <table:table-cell table:formula="of:=[.C78]/[.B78]" office:value-type="float" office:value="3.05588639486945" calcext:value-type="float">
            <text:p>3,0558863949</text:p>
          </table:table-cell>
          <table:table-cell table:formula="of:=[.E78]/4" office:value-type="float" office:value="0.763971598717361" calcext:value-type="float">
            <text:p>0,7639715987</text:p>
          </table:table-cell>
          <table:table-cell table:number-columns-repeated="3"/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2208" calcext:value-type="float">
            <text:p>2208</text:p>
          </table:table-cell>
          <table:table-cell office:value-type="float" office:value="6768" calcext:value-type="float">
            <text:p>6768</text:p>
          </table:table-cell>
          <table:table-cell/>
          <table:table-cell table:formula="of:=[.C79]/[.B79]" office:value-type="float" office:value="3.06521739130435" calcext:value-type="float">
            <text:p>3,0652173913</text:p>
          </table:table-cell>
          <table:table-cell table:formula="of:=[.E79]/4" office:value-type="float" office:value="0.766304347826087" calcext:value-type="float">
            <text:p>0,7663043478</text:p>
          </table:table-cell>
          <table:table-cell table:number-columns-repeated="3"/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2233" calcext:value-type="float">
            <text:p>2233</text:p>
          </table:table-cell>
          <table:table-cell office:value-type="float" office:value="6925" calcext:value-type="float">
            <text:p>6925</text:p>
          </table:table-cell>
          <table:table-cell/>
          <table:table-cell table:formula="of:=[.C80]/[.B80]" office:value-type="float" office:value="3.10120913569189" calcext:value-type="float">
            <text:p>3,1012091357</text:p>
          </table:table-cell>
          <table:table-cell table:formula="of:=[.E80]/4" office:value-type="float" office:value="0.775302283922974" calcext:value-type="float">
            <text:p>0,7753022839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269" calcext:value-type="float">
            <text:p>2269</text:p>
          </table:table-cell>
          <table:table-cell office:value-type="float" office:value="6962" calcext:value-type="float">
            <text:p>6962</text:p>
          </table:table-cell>
          <table:table-cell/>
          <table:table-cell table:formula="of:=[.C81]/[.B81]" office:value-type="float" office:value="3.06831203173204" calcext:value-type="float">
            <text:p>3,0683120317</text:p>
          </table:table-cell>
          <table:table-cell table:formula="of:=[.E81]/4" office:value-type="float" office:value="0.76707800793301" calcext:value-type="float">
            <text:p>0,7670780079</text:p>
          </table:table-cell>
          <table:table-cell table:number-columns-repeated="3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2302" calcext:value-type="float">
            <text:p>2302</text:p>
          </table:table-cell>
          <table:table-cell office:value-type="float" office:value="7044" calcext:value-type="float">
            <text:p>7044</text:p>
          </table:table-cell>
          <table:table-cell/>
          <table:table-cell table:formula="of:=[.C82]/[.B82]" office:value-type="float" office:value="3.05994787141616" calcext:value-type="float">
            <text:p>3,0599478714</text:p>
          </table:table-cell>
          <table:table-cell table:formula="of:=[.E82]/4" office:value-type="float" office:value="0.76498696785404" calcext:value-type="float">
            <text:p>0,7649869679</text:p>
          </table:table-cell>
          <table:table-cell table:number-columns-repeated="3"/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2344" calcext:value-type="float">
            <text:p>2344</text:p>
          </table:table-cell>
          <table:table-cell office:value-type="float" office:value="7166" calcext:value-type="float">
            <text:p>7166</text:p>
          </table:table-cell>
          <table:table-cell/>
          <table:table-cell table:formula="of:=[.C83]/[.B83]" office:value-type="float" office:value="3.05716723549488" calcext:value-type="float">
            <text:p>3,0571672355</text:p>
          </table:table-cell>
          <table:table-cell table:formula="of:=[.E83]/4" office:value-type="float" office:value="0.76429180887372" calcext:value-type="float">
            <text:p>0,7642918089</text:p>
          </table:table-cell>
          <table:table-cell table:number-columns-repeated="3"/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2360" calcext:value-type="float">
            <text:p>2360</text:p>
          </table:table-cell>
          <table:table-cell office:value-type="float" office:value="7282" calcext:value-type="float">
            <text:p>7282</text:p>
          </table:table-cell>
          <table:table-cell/>
          <table:table-cell table:formula="of:=[.C84]/[.B84]" office:value-type="float" office:value="3.08559322033898" calcext:value-type="float">
            <text:p>3,0855932203</text:p>
          </table:table-cell>
          <table:table-cell table:formula="of:=[.E84]/4" office:value-type="float" office:value="0.771398305084746" calcext:value-type="float">
            <text:p>0,7713983051</text:p>
          </table:table-cell>
          <table:table-cell table:number-columns-repeated="3"/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2385" calcext:value-type="float">
            <text:p>2385</text:p>
          </table:table-cell>
          <table:table-cell office:value-type="float" office:value="7307" calcext:value-type="float">
            <text:p>7307</text:p>
          </table:table-cell>
          <table:table-cell/>
          <table:table-cell table:formula="of:=[.C85]/[.B85]" office:value-type="float" office:value="3.06373165618449" calcext:value-type="float">
            <text:p>3,0637316562</text:p>
          </table:table-cell>
          <table:table-cell table:formula="of:=[.E85]/4" office:value-type="float" office:value="0.765932914046122" calcext:value-type="float">
            <text:p>0,765932914</text:p>
          </table:table-cell>
          <table:table-cell table:number-columns-repeated="3"/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2421" calcext:value-type="float">
            <text:p>2421</text:p>
          </table:table-cell>
          <table:table-cell office:value-type="float" office:value="7433" calcext:value-type="float">
            <text:p>7433</text:p>
          </table:table-cell>
          <table:table-cell/>
          <table:table-cell table:formula="of:=[.C86]/[.B86]" office:value-type="float" office:value="3.07021891780256" calcext:value-type="float">
            <text:p>3,0702189178</text:p>
          </table:table-cell>
          <table:table-cell table:formula="of:=[.E86]/4" office:value-type="float" office:value="0.76755472945064" calcext:value-type="float">
            <text:p>0,7675547295</text:p>
          </table:table-cell>
          <table:table-cell table:number-columns-repeated="3"/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2439" calcext:value-type="float">
            <text:p>2439</text:p>
          </table:table-cell>
          <table:table-cell office:value-type="float" office:value="7478" calcext:value-type="float">
            <text:p>7478</text:p>
          </table:table-cell>
          <table:table-cell/>
          <table:table-cell table:formula="of:=[.C87]/[.B87]" office:value-type="float" office:value="3.0660106601066" calcext:value-type="float">
            <text:p>3,0660106601</text:p>
          </table:table-cell>
          <table:table-cell table:formula="of:=[.E87]/4" office:value-type="float" office:value="0.76650266502665" calcext:value-type="float">
            <text:p>0,766502665</text:p>
          </table:table-cell>
          <table:table-cell table:number-columns-repeated="3"/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481" calcext:value-type="float">
            <text:p>2481</text:p>
          </table:table-cell>
          <table:table-cell office:value-type="float" office:value="7622" calcext:value-type="float">
            <text:p>7622</text:p>
          </table:table-cell>
          <table:table-cell/>
          <table:table-cell table:formula="of:=[.C88]/[.B88]" office:value-type="float" office:value="3.07214832728738" calcext:value-type="float">
            <text:p>3,0721483273</text:p>
          </table:table-cell>
          <table:table-cell table:formula="of:=[.E88]/4" office:value-type="float" office:value="0.768037081821846" calcext:value-type="float">
            <text:p>0,7680370818</text:p>
          </table:table-cell>
          <table:table-cell table:number-columns-repeated="3"/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2519" calcext:value-type="float">
            <text:p>2519</text:p>
          </table:table-cell>
          <table:table-cell office:value-type="float" office:value="7635" calcext:value-type="float">
            <text:p>7635</text:p>
          </table:table-cell>
          <table:table-cell/>
          <table:table-cell table:formula="of:=[.C89]/[.B89]" office:value-type="float" office:value="3.03096466851925" calcext:value-type="float">
            <text:p>3,0309646685</text:p>
          </table:table-cell>
          <table:table-cell table:formula="of:=[.E89]/4" office:value-type="float" office:value="0.757741167129813" calcext:value-type="float">
            <text:p>0,7577411671</text:p>
          </table:table-cell>
          <table:table-cell table:number-columns-repeated="3"/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2532" calcext:value-type="float">
            <text:p>2532</text:p>
          </table:table-cell>
          <table:table-cell office:value-type="float" office:value="7736" calcext:value-type="float">
            <text:p>7736</text:p>
          </table:table-cell>
          <table:table-cell/>
          <table:table-cell table:formula="of:=[.C90]/[.B90]" office:value-type="float" office:value="3.05529225908373" calcext:value-type="float">
            <text:p>3,0552922591</text:p>
          </table:table-cell>
          <table:table-cell table:formula="of:=[.E90]/4" office:value-type="float" office:value="0.763823064770932" calcext:value-type="float">
            <text:p>0,7638230648</text:p>
          </table:table-cell>
          <table:table-cell table:number-columns-repeated="3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563" calcext:value-type="float">
            <text:p>2563</text:p>
          </table:table-cell>
          <table:table-cell office:value-type="float" office:value="7878" calcext:value-type="float">
            <text:p>7878</text:p>
          </table:table-cell>
          <table:table-cell/>
          <table:table-cell table:formula="of:=[.C91]/[.B91]" office:value-type="float" office:value="3.07374170893484" calcext:value-type="float">
            <text:p>3,0737417089</text:p>
          </table:table-cell>
          <table:table-cell table:formula="of:=[.E91]/4" office:value-type="float" office:value="0.768435427233711" calcext:value-type="float">
            <text:p>0,7684354272</text:p>
          </table:table-cell>
          <table:table-cell table:number-columns-repeated="3"/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2607" calcext:value-type="float">
            <text:p>2607</text:p>
          </table:table-cell>
          <table:table-cell office:value-type="float" office:value="7968" calcext:value-type="float">
            <text:p>7968</text:p>
          </table:table-cell>
          <table:table-cell/>
          <table:table-cell table:formula="of:=[.C92]/[.B92]" office:value-type="float" office:value="3.05638665132336" calcext:value-type="float">
            <text:p>3,0563866513</text:p>
          </table:table-cell>
          <table:table-cell table:formula="of:=[.E92]/4" office:value-type="float" office:value="0.76409666283084" calcext:value-type="float">
            <text:p>0,7640966628</text:p>
          </table:table-cell>
          <table:table-cell table:number-columns-repeated="3"/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2630" calcext:value-type="float">
            <text:p>2630</text:p>
          </table:table-cell>
          <table:table-cell office:value-type="float" office:value="8070" calcext:value-type="float">
            <text:p>8070</text:p>
          </table:table-cell>
          <table:table-cell/>
          <table:table-cell table:formula="of:=[.C93]/[.B93]" office:value-type="float" office:value="3.06844106463878" calcext:value-type="float">
            <text:p>3,0684410646</text:p>
          </table:table-cell>
          <table:table-cell table:formula="of:=[.E93]/4" office:value-type="float" office:value="0.767110266159696" calcext:value-type="float">
            <text:p>0,7671102662</text:p>
          </table:table-cell>
          <table:table-cell table:number-columns-repeated="3"/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2667" calcext:value-type="float">
            <text:p>2667</text:p>
          </table:table-cell>
          <table:table-cell office:value-type="float" office:value="8106" calcext:value-type="float">
            <text:p>8106</text:p>
          </table:table-cell>
          <table:table-cell/>
          <table:table-cell table:formula="of:=[.C94]/[.B94]" office:value-type="float" office:value="3.03937007874016" calcext:value-type="float">
            <text:p>3,0393700787</text:p>
          </table:table-cell>
          <table:table-cell table:formula="of:=[.E94]/4" office:value-type="float" office:value="0.759842519685039" calcext:value-type="float">
            <text:p>0,7598425197</text:p>
          </table:table-cell>
          <table:table-cell table:number-columns-repeated="3"/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2718" calcext:value-type="float">
            <text:p>2718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C95]/[.B95]" office:value-type="float" office:value="3.03200883002207" calcext:value-type="float">
            <text:p>3,03200883</text:p>
          </table:table-cell>
          <table:table-cell table:formula="of:=[.E95]/4" office:value-type="float" office:value="0.758002207505519" calcext:value-type="float">
            <text:p>0,7580022075</text:p>
          </table:table-cell>
          <table:table-cell table:number-columns-repeated="3"/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2703" calcext:value-type="float">
            <text:p>2703</text:p>
          </table:table-cell>
          <table:table-cell office:value-type="float" office:value="8327" calcext:value-type="float">
            <text:p>8327</text:p>
          </table:table-cell>
          <table:table-cell/>
          <table:table-cell table:formula="of:=[.C96]/[.B96]" office:value-type="float" office:value="3.08065112837588" calcext:value-type="float">
            <text:p>3,0806511284</text:p>
          </table:table-cell>
          <table:table-cell table:formula="of:=[.E96]/4" office:value-type="float" office:value="0.77016278209397" calcext:value-type="float">
            <text:p>0,7701627821</text:p>
          </table:table-cell>
          <table:table-cell table:number-columns-repeated="3"/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2733" calcext:value-type="float">
            <text:p>2733</text:p>
          </table:table-cell>
          <table:table-cell office:value-type="float" office:value="8389" calcext:value-type="float">
            <text:p>8389</text:p>
          </table:table-cell>
          <table:table-cell/>
          <table:table-cell table:formula="of:=[.C97]/[.B97]" office:value-type="float" office:value="3.06952067325284" calcext:value-type="float">
            <text:p>3,0695206733</text:p>
          </table:table-cell>
          <table:table-cell table:formula="of:=[.E97]/4" office:value-type="float" office:value="0.767380168313209" calcext:value-type="float">
            <text:p>0,7673801683</text:p>
          </table:table-cell>
          <table:table-cell table:number-columns-repeated="3"/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2764" calcext:value-type="float">
            <text:p>2764</text:p>
          </table:table-cell>
          <table:table-cell office:value-type="float" office:value="8506" calcext:value-type="float">
            <text:p>8506</text:p>
          </table:table-cell>
          <table:table-cell/>
          <table:table-cell table:formula="of:=[.C98]/[.B98]" office:value-type="float" office:value="3.07742402315485" calcext:value-type="float">
            <text:p>3,0774240232</text:p>
          </table:table-cell>
          <table:table-cell table:formula="of:=[.E98]/4" office:value-type="float" office:value="0.769356005788712" calcext:value-type="float">
            <text:p>0,7693560058</text:p>
          </table:table-cell>
          <table:table-cell table:number-columns-repeated="3"/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2808" calcext:value-type="float">
            <text:p>2808</text:p>
          </table:table-cell>
          <table:table-cell office:value-type="float" office:value="8528" calcext:value-type="float">
            <text:p>8528</text:p>
          </table:table-cell>
          <table:table-cell/>
          <table:table-cell table:formula="of:=[.C99]/[.B99]" office:value-type="float" office:value="3.03703703703704" calcext:value-type="float">
            <text:p>3,037037037</text:p>
          </table:table-cell>
          <table:table-cell table:formula="of:=[.E99]/4" office:value-type="float" office:value="0.759259259259259" calcext:value-type="float">
            <text:p>0,7592592593</text:p>
          </table:table-cell>
          <table:table-cell table:number-columns-repeated="3"/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2829" calcext:value-type="float">
            <text:p>2829</text:p>
          </table:table-cell>
          <table:table-cell office:value-type="float" office:value="8692" calcext:value-type="float">
            <text:p>8692</text:p>
          </table:table-cell>
          <table:table-cell/>
          <table:table-cell table:formula="of:=[.C100]/[.B100]" office:value-type="float" office:value="3.07246376811594" calcext:value-type="float">
            <text:p>3,0724637681</text:p>
          </table:table-cell>
          <table:table-cell table:formula="of:=[.E100]/4" office:value-type="float" office:value="0.768115942028985" calcext:value-type="float">
            <text:p>0,768115942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857" calcext:value-type="float">
            <text:p>2857</text:p>
          </table:table-cell>
          <table:table-cell office:value-type="float" office:value="8720" calcext:value-type="float">
            <text:p>8720</text:p>
          </table:table-cell>
          <table:table-cell/>
          <table:table-cell table:formula="of:=[.C101]/[.B101]" office:value-type="float" office:value="3.05215260763038" calcext:value-type="float">
            <text:p>3,0521526076</text:p>
          </table:table-cell>
          <table:table-cell table:formula="of:=[.E101]/4" office:value-type="float" office:value="0.763038151907595" calcext:value-type="float">
            <text:p>0,7630381519</text:p>
          </table:table-cell>
          <table:table-cell table:number-columns-repeated="3"/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2886" calcext:value-type="float">
            <text:p>2886</text:p>
          </table:table-cell>
          <table:table-cell office:value-type="float" office:value="8827" calcext:value-type="float">
            <text:p>8827</text:p>
          </table:table-cell>
          <table:table-cell/>
          <table:table-cell table:formula="of:=[.C102]/[.B102]" office:value-type="float" office:value="3.05855855855856" calcext:value-type="float">
            <text:p>3,0585585586</text:p>
          </table:table-cell>
          <table:table-cell table:formula="of:=[.E102]/4" office:value-type="float" office:value="0.76463963963964" calcext:value-type="float">
            <text:p>0,7646396396</text:p>
          </table:table-cell>
          <table:table-cell table:number-columns-repeated="3"/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2915" calcext:value-type="float">
            <text:p>2915</text:p>
          </table:table-cell>
          <table:table-cell office:value-type="float" office:value="8938" calcext:value-type="float">
            <text:p>8938</text:p>
          </table:table-cell>
          <table:table-cell/>
          <table:table-cell table:formula="of:=[.C103]/[.B103]" office:value-type="float" office:value="3.06620926243568" calcext:value-type="float">
            <text:p>3,0662092624</text:p>
          </table:table-cell>
          <table:table-cell table:formula="of:=[.E103]/4" office:value-type="float" office:value="0.766552315608919" calcext:value-type="float">
            <text:p>0,7665523156</text:p>
          </table:table-cell>
          <table:table-cell table:number-columns-repeated="3"/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float" office:value="2947" calcext:value-type="float">
            <text:p>2947</text:p>
          </table:table-cell>
          <table:table-cell office:value-type="float" office:value="8990" calcext:value-type="float">
            <text:p>8990</text:p>
          </table:table-cell>
          <table:table-cell/>
          <table:table-cell table:formula="of:=[.C104]/[.B104]" office:value-type="float" office:value="3.050559891415" calcext:value-type="float">
            <text:p>3,0505598914</text:p>
          </table:table-cell>
          <table:table-cell table:formula="of:=[.E104]/4" office:value-type="float" office:value="0.76263997285375" calcext:value-type="float">
            <text:p>0,7626399729</text:p>
          </table:table-cell>
          <table:table-cell table:number-columns-repeated="3"/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float" office:value="2971" calcext:value-type="float">
            <text:p>2971</text:p>
          </table:table-cell>
          <table:table-cell office:value-type="float" office:value="9108" calcext:value-type="float">
            <text:p>9108</text:p>
          </table:table-cell>
          <table:table-cell/>
          <table:table-cell table:formula="of:=[.C105]/[.B105]" office:value-type="float" office:value="3.06563446650959" calcext:value-type="float">
            <text:p>3,0656344665</text:p>
          </table:table-cell>
          <table:table-cell table:formula="of:=[.E105]/4" office:value-type="float" office:value="0.766408616627398" calcext:value-type="float">
            <text:p>0,7664086166</text:p>
          </table:table-cell>
          <table:table-cell table:number-columns-repeated="3"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3089" calcext:value-type="float">
            <text:p>3089</text:p>
          </table:table-cell>
          <table:table-cell office:value-type="float" office:value="9853" calcext:value-type="float">
            <text:p>9853</text:p>
          </table:table-cell>
          <table:table-cell/>
          <table:table-cell table:formula="of:=[.C106]/[.B106]" office:value-type="float" office:value="3.18970540628035" calcext:value-type="float">
            <text:p>3,1897054063</text:p>
          </table:table-cell>
          <table:table-cell table:formula="of:=[.E106]/4" office:value-type="float" office:value="0.797426351570087" calcext:value-type="float">
            <text:p>0,7974263516</text:p>
          </table:table-cell>
          <table:table-cell table:number-columns-repeated="3"/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float" office:value="3131" calcext:value-type="float">
            <text:p>3131</text:p>
          </table:table-cell>
          <table:table-cell office:value-type="float" office:value="9660" calcext:value-type="float">
            <text:p>9660</text:p>
          </table:table-cell>
          <table:table-cell/>
          <table:table-cell table:formula="of:=[.C107]/[.B107]" office:value-type="float" office:value="3.08527626956244" calcext:value-type="float">
            <text:p>3,0852762696</text:p>
          </table:table-cell>
          <table:table-cell table:formula="of:=[.E107]/4" office:value-type="float" office:value="0.77131906739061" calcext:value-type="float">
            <text:p>0,7713190674</text:p>
          </table:table-cell>
          <table:table-cell table:number-columns-repeated="3"/>
        </table:table-row>
        <table:table-row table:style-name="ro1">
          <table:table-cell office:value-type="float" office:value="1070000" calcext:value-type="float">
            <text:p>1070000</text:p>
          </table:table-cell>
          <table:table-cell office:value-type="float" office:value="3151" calcext:value-type="float">
            <text:p>3151</text:p>
          </table:table-cell>
          <table:table-cell office:value-type="float" office:value="9813" calcext:value-type="float">
            <text:p>9813</text:p>
          </table:table-cell>
          <table:table-cell/>
          <table:table-cell table:formula="of:=[.C108]/[.B108]" office:value-type="float" office:value="3.11424944462076" calcext:value-type="float">
            <text:p>3,1142494446</text:p>
          </table:table-cell>
          <table:table-cell table:formula="of:=[.E108]/4" office:value-type="float" office:value="0.778562361155189" calcext:value-type="float">
            <text:p>0,7785623612</text:p>
          </table:table-cell>
          <table:table-cell table:number-columns-repeated="3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3173" calcext:value-type="float">
            <text:p>3173</text:p>
          </table:table-cell>
          <table:table-cell office:value-type="float" office:value="9832" calcext:value-type="float">
            <text:p>9832</text:p>
          </table:table-cell>
          <table:table-cell/>
          <table:table-cell table:formula="of:=[.C109]/[.B109]" office:value-type="float" office:value="3.09864481563189" calcext:value-type="float">
            <text:p>3,0986448156</text:p>
          </table:table-cell>
          <table:table-cell table:formula="of:=[.E109]/4" office:value-type="float" office:value="0.774661203907974" calcext:value-type="float">
            <text:p>0,7746612039</text:p>
          </table:table-cell>
          <table:table-cell table:number-columns-repeated="3"/>
        </table:table-row>
        <table:table-row table:style-name="ro1">
          <table:table-cell office:value-type="float" office:value="1090000" calcext:value-type="float">
            <text:p>1090000</text:p>
          </table:table-cell>
          <table:table-cell office:value-type="float" office:value="3232" calcext:value-type="float">
            <text:p>3232</text:p>
          </table:table-cell>
          <table:table-cell office:value-type="float" office:value="9962" calcext:value-type="float">
            <text:p>9962</text:p>
          </table:table-cell>
          <table:table-cell/>
          <table:table-cell table:formula="of:=[.C110]/[.B110]" office:value-type="float" office:value="3.08230198019802" calcext:value-type="float">
            <text:p>3,0823019802</text:p>
          </table:table-cell>
          <table:table-cell table:formula="of:=[.E110]/4" office:value-type="float" office:value="0.770575495049505" calcext:value-type="float">
            <text:p>0,770575495</text:p>
          </table:table-cell>
          <table:table-cell table:number-columns-repeated="3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256" calcext:value-type="float">
            <text:p>3256</text:p>
          </table:table-cell>
          <table:table-cell office:value-type="float" office:value="9996" calcext:value-type="float">
            <text:p>9996</text:p>
          </table:table-cell>
          <table:table-cell/>
          <table:table-cell table:formula="of:=[.C111]/[.B111]" office:value-type="float" office:value="3.07002457002457" calcext:value-type="float">
            <text:p>3,07002457</text:p>
          </table:table-cell>
          <table:table-cell table:formula="of:=[.E111]/4" office:value-type="float" office:value="0.767506142506142" calcext:value-type="float">
            <text:p>0,7675061425</text:p>
          </table:table-cell>
          <table:table-cell table:number-columns-repeated="3"/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3323" calcext:value-type="float">
            <text:p>3323</text:p>
          </table:table-cell>
          <table:table-cell office:value-type="float" office:value="10209" calcext:value-type="float">
            <text:p>10209</text:p>
          </table:table-cell>
          <table:table-cell/>
          <table:table-cell table:formula="of:=[.C112]/[.B112]" office:value-type="float" office:value="3.07222389407162" calcext:value-type="float">
            <text:p>3,0722238941</text:p>
          </table:table-cell>
          <table:table-cell table:formula="of:=[.E112]/4" office:value-type="float" office:value="0.768055973517906" calcext:value-type="float">
            <text:p>0,7680559735</text:p>
          </table:table-cell>
          <table:table-cell table:number-columns-repeated="3"/>
        </table:table-row>
        <table:table-row table:style-name="ro1">
          <table:table-cell office:value-type="float" office:value="1120000" calcext:value-type="float">
            <text:p>1120000</text:p>
          </table:table-cell>
          <table:table-cell office:value-type="float" office:value="3307" calcext:value-type="float">
            <text:p>3307</text:p>
          </table:table-cell>
          <table:table-cell office:value-type="float" office:value="10250" calcext:value-type="float">
            <text:p>10250</text:p>
          </table:table-cell>
          <table:table-cell/>
          <table:table-cell table:formula="of:=[.C113]/[.B113]" office:value-type="float" office:value="3.09948593891745" calcext:value-type="float">
            <text:p>3,0994859389</text:p>
          </table:table-cell>
          <table:table-cell table:formula="of:=[.E113]/4" office:value-type="float" office:value="0.774871484729362" calcext:value-type="float">
            <text:p>0,7748714847</text:p>
          </table:table-cell>
          <table:table-cell table:number-columns-repeated="3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float" office:value="3322" calcext:value-type="float">
            <text:p>3322</text:p>
          </table:table-cell>
          <table:table-cell office:value-type="float" office:value="10268" calcext:value-type="float">
            <text:p>10268</text:p>
          </table:table-cell>
          <table:table-cell/>
          <table:table-cell table:formula="of:=[.C114]/[.B114]" office:value-type="float" office:value="3.09090909090909" calcext:value-type="float">
            <text:p>3,0909090909</text:p>
          </table:table-cell>
          <table:table-cell table:formula="of:=[.E114]/4" office:value-type="float" office:value="0.772727272727273" calcext:value-type="float">
            <text:p>0,7727272727</text:p>
          </table:table-cell>
          <table:table-cell table:number-columns-repeated="3"/>
        </table:table-row>
        <table:table-row table:style-name="ro1">
          <table:table-cell office:value-type="float" office:value="1140000" calcext:value-type="float">
            <text:p>1140000</text:p>
          </table:table-cell>
          <table:table-cell office:value-type="float" office:value="3356" calcext:value-type="float">
            <text:p>3356</text:p>
          </table:table-cell>
          <table:table-cell office:value-type="float" office:value="10442" calcext:value-type="float">
            <text:p>10442</text:p>
          </table:table-cell>
          <table:table-cell/>
          <table:table-cell table:formula="of:=[.C115]/[.B115]" office:value-type="float" office:value="3.11144219308701" calcext:value-type="float">
            <text:p>3,1114421931</text:p>
          </table:table-cell>
          <table:table-cell table:formula="of:=[.E115]/4" office:value-type="float" office:value="0.777860548271752" calcext:value-type="float">
            <text:p>0,7778605483</text:p>
          </table:table-cell>
          <table:table-cell table:number-columns-repeated="3"/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3396" calcext:value-type="float">
            <text:p>3396</text:p>
          </table:table-cell>
          <table:table-cell office:value-type="float" office:value="10548" calcext:value-type="float">
            <text:p>10548</text:p>
          </table:table-cell>
          <table:table-cell/>
          <table:table-cell table:formula="of:=[.C116]/[.B116]" office:value-type="float" office:value="3.10600706713781" calcext:value-type="float">
            <text:p>3,1060070671</text:p>
          </table:table-cell>
          <table:table-cell table:formula="of:=[.E116]/4" office:value-type="float" office:value="0.776501766784452" calcext:value-type="float">
            <text:p>0,7765017668</text:p>
          </table:table-cell>
          <table:table-cell table:number-columns-repeated="3"/>
        </table:table-row>
        <table:table-row table:style-name="ro1">
          <table:table-cell office:value-type="float" office:value="1160000" calcext:value-type="float">
            <text:p>1160000</text:p>
          </table:table-cell>
          <table:table-cell office:value-type="float" office:value="3433" calcext:value-type="float">
            <text:p>3433</text:p>
          </table:table-cell>
          <table:table-cell office:value-type="float" office:value="10585" calcext:value-type="float">
            <text:p>10585</text:p>
          </table:table-cell>
          <table:table-cell/>
          <table:table-cell table:formula="of:=[.C117]/[.B117]" office:value-type="float" office:value="3.08330905913195" calcext:value-type="float">
            <text:p>3,0833090591</text:p>
          </table:table-cell>
          <table:table-cell table:formula="of:=[.E117]/4" office:value-type="float" office:value="0.770827264782989" calcext:value-type="float">
            <text:p>0,7708272648</text:p>
          </table:table-cell>
          <table:table-cell table:number-columns-repeated="3"/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3456" calcext:value-type="float">
            <text:p>3456</text:p>
          </table:table-cell>
          <table:table-cell office:value-type="float" office:value="10727" calcext:value-type="float">
            <text:p>10727</text:p>
          </table:table-cell>
          <table:table-cell/>
          <table:table-cell table:formula="of:=[.C118]/[.B118]" office:value-type="float" office:value="3.10387731481481" calcext:value-type="float">
            <text:p>3,1038773148</text:p>
          </table:table-cell>
          <table:table-cell table:formula="of:=[.E118]/4" office:value-type="float" office:value="0.775969328703704" calcext:value-type="float">
            <text:p>0,7759693287</text:p>
          </table:table-cell>
          <table:table-cell table:number-columns-repeated="3"/>
        </table:table-row>
        <table:table-row table:style-name="ro1">
          <table:table-cell office:value-type="float" office:value="1180000" calcext:value-type="float">
            <text:p>1180000</text:p>
          </table:table-cell>
          <table:table-cell office:value-type="float" office:value="3491" calcext:value-type="float">
            <text:p>3491</text:p>
          </table:table-cell>
          <table:table-cell office:value-type="float" office:value="10826" calcext:value-type="float">
            <text:p>10826</text:p>
          </table:table-cell>
          <table:table-cell/>
          <table:table-cell table:formula="of:=[.C119]/[.B119]" office:value-type="float" office:value="3.10111715840733" calcext:value-type="float">
            <text:p>3,1011171584</text:p>
          </table:table-cell>
          <table:table-cell table:formula="of:=[.E119]/4" office:value-type="float" office:value="0.775279289601833" calcext:value-type="float">
            <text:p>0,7752792896</text:p>
          </table:table-cell>
          <table:table-cell table:number-columns-repeated="3"/>
        </table:table-row>
        <table:table-row table:style-name="ro1">
          <table:table-cell office:value-type="float" office:value="1190000" calcext:value-type="float">
            <text:p>1190000</text:p>
          </table:table-cell>
          <table:table-cell office:value-type="float" office:value="3529" calcext:value-type="float">
            <text:p>3529</text:p>
          </table:table-cell>
          <table:table-cell office:value-type="float" office:value="10915" calcext:value-type="float">
            <text:p>10915</text:p>
          </table:table-cell>
          <table:table-cell/>
          <table:table-cell table:formula="of:=[.C120]/[.B120]" office:value-type="float" office:value="3.09294417682063" calcext:value-type="float">
            <text:p>3,0929441768</text:p>
          </table:table-cell>
          <table:table-cell table:formula="of:=[.E120]/4" office:value-type="float" office:value="0.773236044205157" calcext:value-type="float">
            <text:p>0,7732360442</text:p>
          </table:table-cell>
          <table:table-cell table:number-columns-repeated="3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555" calcext:value-type="float">
            <text:p>3555</text:p>
          </table:table-cell>
          <table:table-cell office:value-type="float" office:value="10905" calcext:value-type="float">
            <text:p>10905</text:p>
          </table:table-cell>
          <table:table-cell/>
          <table:table-cell table:formula="of:=[.C121]/[.B121]" office:value-type="float" office:value="3.06751054852321" calcext:value-type="float">
            <text:p>3,0675105485</text:p>
          </table:table-cell>
          <table:table-cell table:formula="of:=[.E121]/4" office:value-type="float" office:value="0.766877637130802" calcext:value-type="float">
            <text:p>0,7668776371</text:p>
          </table:table-cell>
          <table:table-cell table:number-columns-repeated="3"/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float" office:value="3585" calcext:value-type="float">
            <text:p>3585</text:p>
          </table:table-cell>
          <table:table-cell office:value-type="float" office:value="11004" calcext:value-type="float">
            <text:p>11004</text:p>
          </table:table-cell>
          <table:table-cell/>
          <table:table-cell table:formula="of:=[.C122]/[.B122]" office:value-type="float" office:value="3.06945606694561" calcext:value-type="float">
            <text:p>3,0694560669</text:p>
          </table:table-cell>
          <table:table-cell table:formula="of:=[.E122]/4" office:value-type="float" office:value="0.767364016736402" calcext:value-type="float">
            <text:p>0,7673640167</text:p>
          </table:table-cell>
          <table:table-cell table:number-columns-repeated="3"/>
        </table:table-row>
        <table:table-row table:style-name="ro1">
          <table:table-cell office:value-type="float" office:value="1220000" calcext:value-type="float">
            <text:p>1220000</text:p>
          </table:table-cell>
          <table:table-cell office:value-type="float" office:value="3606" calcext:value-type="float">
            <text:p>3606</text:p>
          </table:table-cell>
          <table:table-cell office:value-type="float" office:value="11124" calcext:value-type="float">
            <text:p>11124</text:p>
          </table:table-cell>
          <table:table-cell/>
          <table:table-cell table:formula="of:=[.C123]/[.B123]" office:value-type="float" office:value="3.08485856905158" calcext:value-type="float">
            <text:p>3,0848585691</text:p>
          </table:table-cell>
          <table:table-cell table:formula="of:=[.E123]/4" office:value-type="float" office:value="0.771214642262895" calcext:value-type="float">
            <text:p>0,7712146423</text:p>
          </table:table-cell>
          <table:table-cell table:number-columns-repeated="3"/>
        </table:table-row>
        <table:table-row table:style-name="ro1">
          <table:table-cell office:value-type="float" office:value="1230000" calcext:value-type="float">
            <text:p>1230000</text:p>
          </table:table-cell>
          <table:table-cell office:value-type="float" office:value="3644" calcext:value-type="float">
            <text:p>3644</text:p>
          </table:table-cell>
          <table:table-cell office:value-type="float" office:value="11251" calcext:value-type="float">
            <text:p>11251</text:p>
          </table:table-cell>
          <table:table-cell/>
          <table:table-cell table:formula="of:=[.C124]/[.B124]" office:value-type="float" office:value="3.08754116355653" calcext:value-type="float">
            <text:p>3,0875411636</text:p>
          </table:table-cell>
          <table:table-cell table:formula="of:=[.E124]/4" office:value-type="float" office:value="0.771885290889133" calcext:value-type="float">
            <text:p>0,7718852909</text:p>
          </table:table-cell>
          <table:table-cell table:number-columns-repeated="3"/>
        </table:table-row>
        <table:table-row table:style-name="ro1">
          <table:table-cell office:value-type="float" office:value="1240000" calcext:value-type="float">
            <text:p>1240000</text:p>
          </table:table-cell>
          <table:table-cell office:value-type="float" office:value="3664" calcext:value-type="float">
            <text:p>3664</text:p>
          </table:table-cell>
          <table:table-cell office:value-type="float" office:value="11345" calcext:value-type="float">
            <text:p>11345</text:p>
          </table:table-cell>
          <table:table-cell/>
          <table:table-cell table:formula="of:=[.C125]/[.B125]" office:value-type="float" office:value="3.09634279475983" calcext:value-type="float">
            <text:p>3,0963427948</text:p>
          </table:table-cell>
          <table:table-cell table:formula="of:=[.E125]/4" office:value-type="float" office:value="0.774085698689956" calcext:value-type="float">
            <text:p>0,7740856987</text:p>
          </table:table-cell>
          <table:table-cell table:number-columns-repeated="3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688" calcext:value-type="float">
            <text:p>3688</text:p>
          </table:table-cell>
          <table:table-cell office:value-type="float" office:value="11475" calcext:value-type="float">
            <text:p>11475</text:p>
          </table:table-cell>
          <table:table-cell/>
          <table:table-cell table:formula="of:=[.C126]/[.B126]" office:value-type="float" office:value="3.11144251626898" calcext:value-type="float">
            <text:p>3,1114425163</text:p>
          </table:table-cell>
          <table:table-cell table:formula="of:=[.E126]/4" office:value-type="float" office:value="0.777860629067245" calcext:value-type="float">
            <text:p>0,7778606291</text:p>
          </table:table-cell>
          <table:table-cell table:number-columns-repeated="3"/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3743" calcext:value-type="float">
            <text:p>3743</text:p>
          </table:table-cell>
          <table:table-cell office:value-type="float" office:value="11475" calcext:value-type="float">
            <text:p>11475</text:p>
          </table:table-cell>
          <table:table-cell/>
          <table:table-cell table:formula="of:=[.C127]/[.B127]" office:value-type="float" office:value="3.06572268234037" calcext:value-type="float">
            <text:p>3,0657226823</text:p>
          </table:table-cell>
          <table:table-cell table:formula="of:=[.E127]/4" office:value-type="float" office:value="0.766430670585092" calcext:value-type="float">
            <text:p>0,7664306706</text:p>
          </table:table-cell>
          <table:table-cell table:number-columns-repeated="3"/>
        </table:table-row>
        <table:table-row table:style-name="ro1">
          <table:table-cell office:value-type="float" office:value="1270000" calcext:value-type="float">
            <text:p>1270000</text:p>
          </table:table-cell>
          <table:table-cell office:value-type="float" office:value="3755" calcext:value-type="float">
            <text:p>3755</text:p>
          </table:table-cell>
          <table:table-cell office:value-type="float" office:value="11597" calcext:value-type="float">
            <text:p>11597</text:p>
          </table:table-cell>
          <table:table-cell/>
          <table:table-cell table:formula="of:=[.C128]/[.B128]" office:value-type="float" office:value="3.0884154460719" calcext:value-type="float">
            <text:p>3,0884154461</text:p>
          </table:table-cell>
          <table:table-cell table:formula="of:=[.E128]/4" office:value-type="float" office:value="0.772103861517976" calcext:value-type="float">
            <text:p>0,7721038615</text:p>
          </table:table-cell>
          <table:table-cell table:number-columns-repeated="3"/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852" calcext:value-type="float">
            <text:p>3852</text:p>
          </table:table-cell>
          <table:table-cell office:value-type="float" office:value="11723" calcext:value-type="float">
            <text:p>11723</text:p>
          </table:table-cell>
          <table:table-cell/>
          <table:table-cell table:formula="of:=[.C129]/[.B129]" office:value-type="float" office:value="3.04335410176532" calcext:value-type="float">
            <text:p>3,0433541018</text:p>
          </table:table-cell>
          <table:table-cell table:formula="of:=[.E129]/4" office:value-type="float" office:value="0.760838525441329" calcext:value-type="float">
            <text:p>0,7608385254</text:p>
          </table:table-cell>
          <table:table-cell table:number-columns-repeated="3"/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3815" calcext:value-type="float">
            <text:p>3815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C130]/[.B130]" office:value-type="float" office:value="3.07313237221494" calcext:value-type="float">
            <text:p>3,0731323722</text:p>
          </table:table-cell>
          <table:table-cell table:formula="of:=[.E130]/4" office:value-type="float" office:value="0.768283093053735" calcext:value-type="float">
            <text:p>0,7682830931</text:p>
          </table:table-cell>
          <table:table-cell table:number-columns-repeated="3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853" calcext:value-type="float">
            <text:p>3853</text:p>
          </table:table-cell>
          <table:table-cell office:value-type="float" office:value="11833" calcext:value-type="float">
            <text:p>11833</text:p>
          </table:table-cell>
          <table:table-cell/>
          <table:table-cell table:formula="of:=[.C131]/[.B131]" office:value-type="float" office:value="3.07111341811575" calcext:value-type="float">
            <text:p>3,0711134181</text:p>
          </table:table-cell>
          <table:table-cell table:formula="of:=[.E131]/4" office:value-type="float" office:value="0.767778354528939" calcext:value-type="float">
            <text:p>0,7677783545</text:p>
          </table:table-cell>
          <table:table-cell table:number-columns-repeated="3"/>
        </table:table-row>
        <table:table-row table:style-name="ro1">
          <table:table-cell office:value-type="float" office:value="1310000" calcext:value-type="float">
            <text:p>1310000</text:p>
          </table:table-cell>
          <table:table-cell office:value-type="float" office:value="3862" calcext:value-type="float">
            <text:p>3862</text:p>
          </table:table-cell>
          <table:table-cell office:value-type="float" office:value="11917" calcext:value-type="float">
            <text:p>11917</text:p>
          </table:table-cell>
          <table:table-cell/>
          <table:table-cell table:formula="of:=[.C132]/[.B132]" office:value-type="float" office:value="3.08570688762299" calcext:value-type="float">
            <text:p>3,0857068876</text:p>
          </table:table-cell>
          <table:table-cell table:formula="of:=[.E132]/4" office:value-type="float" office:value="0.771426721905748" calcext:value-type="float">
            <text:p>0,7714267219</text:p>
          </table:table-cell>
          <table:table-cell table:number-columns-repeated="3"/>
        </table:table-row>
        <table:table-row table:style-name="ro1">
          <table:table-cell office:value-type="float" office:value="1320000" calcext:value-type="float">
            <text:p>1320000</text:p>
          </table:table-cell>
          <table:table-cell office:value-type="float" office:value="3918" calcext:value-type="float">
            <text:p>3918</text:p>
          </table:table-cell>
          <table:table-cell office:value-type="float" office:value="12117" calcext:value-type="float">
            <text:p>12117</text:p>
          </table:table-cell>
          <table:table-cell/>
          <table:table-cell table:formula="of:=[.C133]/[.B133]" office:value-type="float" office:value="3.09264931087289" calcext:value-type="float">
            <text:p>3,0926493109</text:p>
          </table:table-cell>
          <table:table-cell table:formula="of:=[.E133]/4" office:value-type="float" office:value="0.773162327718224" calcext:value-type="float">
            <text:p>0,7731623277</text:p>
          </table:table-cell>
          <table:table-cell table:number-columns-repeated="3"/>
        </table:table-row>
        <table:table-row table:style-name="ro1">
          <table:table-cell office:value-type="float" office:value="1330000" calcext:value-type="float">
            <text:p>1330000</text:p>
          </table:table-cell>
          <table:table-cell office:value-type="float" office:value="3942" calcext:value-type="float">
            <text:p>3942</text:p>
          </table:table-cell>
          <table:table-cell office:value-type="float" office:value="12127" calcext:value-type="float">
            <text:p>12127</text:p>
          </table:table-cell>
          <table:table-cell/>
          <table:table-cell table:formula="of:=[.C134]/[.B134]" office:value-type="float" office:value="3.0763571790969" calcext:value-type="float">
            <text:p>3,0763571791</text:p>
          </table:table-cell>
          <table:table-cell table:formula="of:=[.E134]/4" office:value-type="float" office:value="0.769089294774226" calcext:value-type="float">
            <text:p>0,7690892948</text:p>
          </table:table-cell>
          <table:table-cell table:number-columns-repeated="3"/>
        </table:table-row>
        <table:table-row table:style-name="ro1">
          <table:table-cell office:value-type="float" office:value="1340000" calcext:value-type="float">
            <text:p>1340000</text:p>
          </table:table-cell>
          <table:table-cell office:value-type="float" office:value="4021" calcext:value-type="float">
            <text:p>4021</text:p>
          </table:table-cell>
          <table:table-cell office:value-type="float" office:value="12234" calcext:value-type="float">
            <text:p>12234</text:p>
          </table:table-cell>
          <table:table-cell/>
          <table:table-cell table:formula="of:=[.C135]/[.B135]" office:value-type="float" office:value="3.04252673464312" calcext:value-type="float">
            <text:p>3,0425267346</text:p>
          </table:table-cell>
          <table:table-cell table:formula="of:=[.E135]/4" office:value-type="float" office:value="0.760631683660781" calcext:value-type="float">
            <text:p>0,7606316837</text:p>
          </table:table-cell>
          <table:table-cell table:number-columns-repeated="3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4031" calcext:value-type="float">
            <text:p>4031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[.C136]/[.B136]" office:value-type="float" office:value="3.06127511783676" calcext:value-type="float">
            <text:p>3,0612751178</text:p>
          </table:table-cell>
          <table:table-cell table:formula="of:=[.E136]/4" office:value-type="float" office:value="0.765318779459191" calcext:value-type="float">
            <text:p>0,7653187795</text:p>
          </table:table-cell>
          <table:table-cell table:number-columns-repeated="3"/>
        </table:table-row>
        <table:table-row table:style-name="ro1">
          <table:table-cell office:value-type="float" office:value="1360000" calcext:value-type="float">
            <text:p>1360000</text:p>
          </table:table-cell>
          <table:table-cell office:value-type="float" office:value="4074" calcext:value-type="float">
            <text:p>4074</text:p>
          </table:table-cell>
          <table:table-cell office:value-type="float" office:value="12490" calcext:value-type="float">
            <text:p>12490</text:p>
          </table:table-cell>
          <table:table-cell/>
          <table:table-cell table:formula="of:=[.C137]/[.B137]" office:value-type="float" office:value="3.06578301423662" calcext:value-type="float">
            <text:p>3,0657830142</text:p>
          </table:table-cell>
          <table:table-cell table:formula="of:=[.E137]/4" office:value-type="float" office:value="0.766445753559156" calcext:value-type="float">
            <text:p>0,7664457536</text:p>
          </table:table-cell>
          <table:table-cell table:number-columns-repeated="3"/>
        </table:table-row>
        <table:table-row table:style-name="ro1">
          <table:table-cell office:value-type="float" office:value="1370000" calcext:value-type="float">
            <text:p>1370000</text:p>
          </table:table-cell>
          <table:table-cell office:value-type="float" office:value="4055" calcext:value-type="float">
            <text:p>4055</text:p>
          </table:table-cell>
          <table:table-cell office:value-type="float" office:value="12537" calcext:value-type="float">
            <text:p>12537</text:p>
          </table:table-cell>
          <table:table-cell/>
          <table:table-cell table:formula="of:=[.C138]/[.B138]" office:value-type="float" office:value="3.09173859432799" calcext:value-type="float">
            <text:p>3,0917385943</text:p>
          </table:table-cell>
          <table:table-cell table:formula="of:=[.E138]/4" office:value-type="float" office:value="0.772934648581998" calcext:value-type="float">
            <text:p>0,7729346486</text:p>
          </table:table-cell>
          <table:table-cell table:number-columns-repeated="3"/>
        </table:table-row>
        <table:table-row table:style-name="ro1">
          <table:table-cell office:value-type="float" office:value="1380000" calcext:value-type="float">
            <text:p>1380000</text:p>
          </table:table-cell>
          <table:table-cell office:value-type="float" office:value="4132" calcext:value-type="float">
            <text:p>4132</text:p>
          </table:table-cell>
          <table:table-cell office:value-type="float" office:value="12721" calcext:value-type="float">
            <text:p>12721</text:p>
          </table:table-cell>
          <table:table-cell/>
          <table:table-cell table:formula="of:=[.C139]/[.B139]" office:value-type="float" office:value="3.07865440464666" calcext:value-type="float">
            <text:p>3,0786544046</text:p>
          </table:table-cell>
          <table:table-cell table:formula="of:=[.E139]/4" office:value-type="float" office:value="0.769663601161665" calcext:value-type="float">
            <text:p>0,7696636012</text:p>
          </table:table-cell>
          <table:table-cell table:number-columns-repeated="3"/>
        </table:table-row>
        <table:table-row table:style-name="ro1">
          <table:table-cell office:value-type="float" office:value="1390000" calcext:value-type="float">
            <text:p>1390000</text:p>
          </table:table-cell>
          <table:table-cell office:value-type="float" office:value="4124" calcext:value-type="float">
            <text:p>4124</text:p>
          </table:table-cell>
          <table:table-cell office:value-type="float" office:value="12739" calcext:value-type="float">
            <text:p>12739</text:p>
          </table:table-cell>
          <table:table-cell/>
          <table:table-cell table:formula="of:=[.C140]/[.B140]" office:value-type="float" office:value="3.08899127061106" calcext:value-type="float">
            <text:p>3,0889912706</text:p>
          </table:table-cell>
          <table:table-cell table:formula="of:=[.E140]/4" office:value-type="float" office:value="0.772247817652764" calcext:value-type="float">
            <text:p>0,7722478177</text:p>
          </table:table-cell>
          <table:table-cell table:number-columns-repeated="3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4145" calcext:value-type="float">
            <text:p>4145</text:p>
          </table:table-cell>
          <table:table-cell office:value-type="float" office:value="12840" calcext:value-type="float">
            <text:p>12840</text:p>
          </table:table-cell>
          <table:table-cell/>
          <table:table-cell table:formula="of:=[.C141]/[.B141]" office:value-type="float" office:value="3.09770808202654" calcext:value-type="float">
            <text:p>3,097708082</text:p>
          </table:table-cell>
          <table:table-cell table:formula="of:=[.E141]/4" office:value-type="float" office:value="0.774427020506634" calcext:value-type="float">
            <text:p>0,7744270205</text:p>
          </table:table-cell>
          <table:table-cell table:number-columns-repeated="3"/>
        </table:table-row>
        <table:table-row table:style-name="ro1">
          <table:table-cell office:value-type="float" office:value="1410000" calcext:value-type="float">
            <text:p>1410000</text:p>
          </table:table-cell>
          <table:table-cell office:value-type="float" office:value="4248" calcext:value-type="float">
            <text:p>4248</text:p>
          </table:table-cell>
          <table:table-cell office:value-type="float" office:value="12841" calcext:value-type="float">
            <text:p>12841</text:p>
          </table:table-cell>
          <table:table-cell/>
          <table:table-cell table:formula="of:=[.C142]/[.B142]" office:value-type="float" office:value="3.02283427495292" calcext:value-type="float">
            <text:p>3,022834275</text:p>
          </table:table-cell>
          <table:table-cell table:formula="of:=[.E142]/4" office:value-type="float" office:value="0.75570856873823" calcext:value-type="float">
            <text:p>0,7557085687</text:p>
          </table:table-cell>
          <table:table-cell table:number-columns-repeated="3"/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float" office:value="4206" calcext:value-type="float">
            <text:p>4206</text:p>
          </table:table-cell>
          <table:table-cell office:value-type="float" office:value="12958" calcext:value-type="float">
            <text:p>12958</text:p>
          </table:table-cell>
          <table:table-cell/>
          <table:table-cell table:formula="of:=[.C143]/[.B143]" office:value-type="float" office:value="3.08083689966714" calcext:value-type="float">
            <text:p>3,0808368997</text:p>
          </table:table-cell>
          <table:table-cell table:formula="of:=[.E143]/4" office:value-type="float" office:value="0.770209224916786" calcext:value-type="float">
            <text:p>0,7702092249</text:p>
          </table:table-cell>
          <table:table-cell table:number-columns-repeated="3"/>
        </table:table-row>
        <table:table-row table:style-name="ro1">
          <table:table-cell office:value-type="float" office:value="1430000" calcext:value-type="float">
            <text:p>1430000</text:p>
          </table:table-cell>
          <table:table-cell office:value-type="float" office:value="4274" calcext:value-type="float">
            <text:p>4274</text:p>
          </table:table-cell>
          <table:table-cell office:value-type="float" office:value="13121" calcext:value-type="float">
            <text:p>13121</text:p>
          </table:table-cell>
          <table:table-cell/>
          <table:table-cell table:formula="of:=[.C144]/[.B144]" office:value-type="float" office:value="3.06995788488535" calcext:value-type="float">
            <text:p>3,0699578849</text:p>
          </table:table-cell>
          <table:table-cell table:formula="of:=[.E144]/4" office:value-type="float" office:value="0.767489471221338" calcext:value-type="float">
            <text:p>0,7674894712</text:p>
          </table:table-cell>
          <table:table-cell table:number-columns-repeated="3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4269" calcext:value-type="float">
            <text:p>4269</text:p>
          </table:table-cell>
          <table:table-cell office:value-type="float" office:value="13136" calcext:value-type="float">
            <text:p>13136</text:p>
          </table:table-cell>
          <table:table-cell/>
          <table:table-cell table:formula="of:=[.C145]/[.B145]" office:value-type="float" office:value="3.07706722885922" calcext:value-type="float">
            <text:p>3,0770672289</text:p>
          </table:table-cell>
          <table:table-cell table:formula="of:=[.E145]/4" office:value-type="float" office:value="0.769266807214804" calcext:value-type="float">
            <text:p>0,7692668072</text:p>
          </table:table-cell>
          <table:table-cell table:number-columns-repeated="3"/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4318" calcext:value-type="float">
            <text:p>4318</text:p>
          </table:table-cell>
          <table:table-cell office:value-type="float" office:value="13310" calcext:value-type="float">
            <text:p>13310</text:p>
          </table:table-cell>
          <table:table-cell/>
          <table:table-cell table:formula="of:=[.C146]/[.B146]" office:value-type="float" office:value="3.08244557665586" calcext:value-type="float">
            <text:p>3,0824455767</text:p>
          </table:table-cell>
          <table:table-cell table:formula="of:=[.E146]/4" office:value-type="float" office:value="0.770611394163965" calcext:value-type="float">
            <text:p>0,7706113942</text:p>
          </table:table-cell>
          <table:table-cell table:number-columns-repeated="3"/>
        </table:table-row>
        <table:table-row table:style-name="ro1">
          <table:table-cell office:value-type="float" office:value="1460000" calcext:value-type="float">
            <text:p>1460000</text:p>
          </table:table-cell>
          <table:table-cell office:value-type="float" office:value="4347" calcext:value-type="float">
            <text:p>4347</text:p>
          </table:table-cell>
          <table:table-cell office:value-type="float" office:value="13316" calcext:value-type="float">
            <text:p>13316</text:p>
          </table:table-cell>
          <table:table-cell/>
          <table:table-cell table:formula="of:=[.C147]/[.B147]" office:value-type="float" office:value="3.06326201978376" calcext:value-type="float">
            <text:p>3,0632620198</text:p>
          </table:table-cell>
          <table:table-cell table:formula="of:=[.E147]/4" office:value-type="float" office:value="0.76581550494594" calcext:value-type="float">
            <text:p>0,7658155049</text:p>
          </table:table-cell>
          <table:table-cell table:number-columns-repeated="3"/>
        </table:table-row>
        <table:table-row table:style-name="ro1">
          <table:table-cell office:value-type="float" office:value="1470000" calcext:value-type="float">
            <text:p>1470000</text:p>
          </table:table-cell>
          <table:table-cell office:value-type="float" office:value="4379" calcext:value-type="float">
            <text:p>4379</text:p>
          </table:table-cell>
          <table:table-cell office:value-type="float" office:value="13460" calcext:value-type="float">
            <text:p>13460</text:p>
          </table:table-cell>
          <table:table-cell/>
          <table:table-cell table:formula="of:=[.C148]/[.B148]" office:value-type="float" office:value="3.07376113267869" calcext:value-type="float">
            <text:p>3,0737611327</text:p>
          </table:table-cell>
          <table:table-cell table:formula="of:=[.E148]/4" office:value-type="float" office:value="0.768440283169673" calcext:value-type="float">
            <text:p>0,7684402832</text:p>
          </table:table-cell>
          <table:table-cell table:number-columns-repeated="3"/>
        </table:table-row>
        <table:table-row table:style-name="ro1">
          <table:table-cell office:value-type="float" office:value="1480000" calcext:value-type="float">
            <text:p>1480000</text:p>
          </table:table-cell>
          <table:table-cell office:value-type="float" office:value="4396" calcext:value-type="float">
            <text:p>4396</text:p>
          </table:table-cell>
          <table:table-cell office:value-type="float" office:value="13562" calcext:value-type="float">
            <text:p>13562</text:p>
          </table:table-cell>
          <table:table-cell/>
          <table:table-cell table:formula="of:=[.C149]/[.B149]" office:value-type="float" office:value="3.08507734303913" calcext:value-type="float">
            <text:p>3,085077343</text:p>
          </table:table-cell>
          <table:table-cell table:formula="of:=[.E149]/4" office:value-type="float" office:value="0.771269335759782" calcext:value-type="float">
            <text:p>0,7712693358</text:p>
          </table:table-cell>
          <table:table-cell table:number-columns-repeated="3"/>
        </table:table-row>
        <table:table-row table:style-name="ro1">
          <table:table-cell office:value-type="float" office:value="1490000" calcext:value-type="float">
            <text:p>1490000</text:p>
          </table:table-cell>
          <table:table-cell office:value-type="float" office:value="4433" calcext:value-type="float">
            <text:p>4433</text:p>
          </table:table-cell>
          <table:table-cell office:value-type="float" office:value="13617" calcext:value-type="float">
            <text:p>13617</text:p>
          </table:table-cell>
          <table:table-cell/>
          <table:table-cell table:formula="of:=[.C150]/[.B150]" office:value-type="float" office:value="3.07173471689601" calcext:value-type="float">
            <text:p>3,0717347169</text:p>
          </table:table-cell>
          <table:table-cell table:formula="of:=[.E150]/4" office:value-type="float" office:value="0.767933679224002" calcext:value-type="float">
            <text:p>0,7679336792</text:p>
          </table:table-cell>
          <table:table-cell table:number-columns-repeated="3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468" calcext:value-type="float">
            <text:p>4468</text:p>
          </table:table-cell>
          <table:table-cell office:value-type="float" office:value="13784" calcext:value-type="float">
            <text:p>13784</text:p>
          </table:table-cell>
          <table:table-cell/>
          <table:table-cell table:formula="of:=[.C151]/[.B151]" office:value-type="float" office:value="3.08504923903312" calcext:value-type="float">
            <text:p>3,085049239</text:p>
          </table:table-cell>
          <table:table-cell table:formula="of:=[.E151]/4" office:value-type="float" office:value="0.771262309758281" calcext:value-type="float">
            <text:p>0,7712623098</text:p>
          </table:table-cell>
          <table:table-cell table:number-columns-repeated="3"/>
        </table:table-row>
        <table:table-row table:style-name="ro1">
          <table:table-cell office:value-type="float" office:value="1510000" calcext:value-type="float">
            <text:p>1510000</text:p>
          </table:table-cell>
          <table:table-cell office:value-type="float" office:value="4500" calcext:value-type="float">
            <text:p>4500</text:p>
          </table:table-cell>
          <table:table-cell office:value-type="float" office:value="13816" calcext:value-type="float">
            <text:p>13816</text:p>
          </table:table-cell>
          <table:table-cell/>
          <table:table-cell table:formula="of:=[.C152]/[.B152]" office:value-type="float" office:value="3.07022222222222" calcext:value-type="float">
            <text:p>3,0702222222</text:p>
          </table:table-cell>
          <table:table-cell table:formula="of:=[.E152]/4" office:value-type="float" office:value="0.767555555555556" calcext:value-type="float">
            <text:p>0,7675555556</text:p>
          </table:table-cell>
          <table:table-cell table:number-columns-repeated="3"/>
        </table:table-row>
        <table:table-row table:style-name="ro1">
          <table:table-cell office:value-type="float" office:value="1520000" calcext:value-type="float">
            <text:p>1520000</text:p>
          </table:table-cell>
          <table:table-cell office:value-type="float" office:value="4543" calcext:value-type="float">
            <text:p>4543</text:p>
          </table:table-cell>
          <table:table-cell office:value-type="float" office:value="13910" calcext:value-type="float">
            <text:p>13910</text:p>
          </table:table-cell>
          <table:table-cell/>
          <table:table-cell table:formula="of:=[.C153]/[.B153]" office:value-type="float" office:value="3.06185340083645" calcext:value-type="float">
            <text:p>3,0618534008</text:p>
          </table:table-cell>
          <table:table-cell table:formula="of:=[.E153]/4" office:value-type="float" office:value="0.765463350209113" calcext:value-type="float">
            <text:p>0,7654633502</text:p>
          </table:table-cell>
          <table:table-cell table:number-columns-repeated="3"/>
        </table:table-row>
        <table:table-row table:style-name="ro1">
          <table:table-cell office:value-type="float" office:value="1530000" calcext:value-type="float">
            <text:p>1530000</text:p>
          </table:table-cell>
          <table:table-cell office:value-type="float" office:value="4569" calcext:value-type="float">
            <text:p>4569</text:p>
          </table:table-cell>
          <table:table-cell office:value-type="float" office:value="13931" calcext:value-type="float">
            <text:p>13931</text:p>
          </table:table-cell>
          <table:table-cell/>
          <table:table-cell table:formula="of:=[.C154]/[.B154]" office:value-type="float" office:value="3.04902604508645" calcext:value-type="float">
            <text:p>3,0490260451</text:p>
          </table:table-cell>
          <table:table-cell table:formula="of:=[.E154]/4" office:value-type="float" office:value="0.762256511271613" calcext:value-type="float">
            <text:p>0,7622565113</text:p>
          </table:table-cell>
          <table:table-cell table:number-columns-repeated="3"/>
        </table:table-row>
        <table:table-row table:style-name="ro1">
          <table:table-cell office:value-type="float" office:value="1540000" calcext:value-type="float">
            <text:p>1540000</text:p>
          </table:table-cell>
          <table:table-cell office:value-type="float" office:value="4583" calcext:value-type="float">
            <text:p>4583</text:p>
          </table:table-cell>
          <table:table-cell office:value-type="float" office:value="14001" calcext:value-type="float">
            <text:p>14001</text:p>
          </table:table-cell>
          <table:table-cell/>
          <table:table-cell table:formula="of:=[.C155]/[.B155]" office:value-type="float" office:value="3.05498581715034" calcext:value-type="float">
            <text:p>3,0549858172</text:p>
          </table:table-cell>
          <table:table-cell table:formula="of:=[.E155]/4" office:value-type="float" office:value="0.763746454287585" calcext:value-type="float">
            <text:p>0,7637464543</text:p>
          </table:table-cell>
          <table:table-cell table:number-columns-repeated="3"/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4630" calcext:value-type="float">
            <text:p>4630</text:p>
          </table:table-cell>
          <table:table-cell office:value-type="float" office:value="14131" calcext:value-type="float">
            <text:p>14131</text:p>
          </table:table-cell>
          <table:table-cell/>
          <table:table-cell table:formula="of:=[.C156]/[.B156]" office:value-type="float" office:value="3.05205183585313" calcext:value-type="float">
            <text:p>3,0520518359</text:p>
          </table:table-cell>
          <table:table-cell table:formula="of:=[.E156]/4" office:value-type="float" office:value="0.763012958963283" calcext:value-type="float">
            <text:p>0,763012959</text:p>
          </table:table-cell>
          <table:table-cell table:number-columns-repeated="3"/>
        </table:table-row>
        <table:table-row table:style-name="ro1">
          <table:table-cell office:value-type="float" office:value="1560000" calcext:value-type="float">
            <text:p>1560000</text:p>
          </table:table-cell>
          <table:table-cell office:value-type="float" office:value="4657" calcext:value-type="float">
            <text:p>4657</text:p>
          </table:table-cell>
          <table:table-cell office:value-type="float" office:value="14320" calcext:value-type="float">
            <text:p>14320</text:p>
          </table:table-cell>
          <table:table-cell/>
          <table:table-cell table:formula="of:=[.C157]/[.B157]" office:value-type="float" office:value="3.07494094910887" calcext:value-type="float">
            <text:p>3,0749409491</text:p>
          </table:table-cell>
          <table:table-cell table:formula="of:=[.E157]/4" office:value-type="float" office:value="0.768735237277217" calcext:value-type="float">
            <text:p>0,7687352373</text:p>
          </table:table-cell>
          <table:table-cell table:number-columns-repeated="3"/>
        </table:table-row>
        <table:table-row table:style-name="ro1">
          <table:table-cell office:value-type="float" office:value="1570000" calcext:value-type="float">
            <text:p>1570000</text:p>
          </table:table-cell>
          <table:table-cell office:value-type="float" office:value="4709" calcext:value-type="float">
            <text:p>4709</text:p>
          </table:table-cell>
          <table:table-cell office:value-type="float" office:value="14288" calcext:value-type="float">
            <text:p>14288</text:p>
          </table:table-cell>
          <table:table-cell/>
          <table:table-cell table:formula="of:=[.C158]/[.B158]" office:value-type="float" office:value="3.03418984922489" calcext:value-type="float">
            <text:p>3,0341898492</text:p>
          </table:table-cell>
          <table:table-cell table:formula="of:=[.E158]/4" office:value-type="float" office:value="0.758547462306222" calcext:value-type="float">
            <text:p>0,7585474623</text:p>
          </table:table-cell>
          <table:table-cell table:number-columns-repeated="3"/>
        </table:table-row>
        <table:table-row table:style-name="ro1">
          <table:table-cell office:value-type="float" office:value="1580000" calcext:value-type="float">
            <text:p>1580000</text:p>
          </table:table-cell>
          <table:table-cell office:value-type="float" office:value="4723" calcext:value-type="float">
            <text:p>4723</text:p>
          </table:table-cell>
          <table:table-cell office:value-type="float" office:value="14549" calcext:value-type="float">
            <text:p>14549</text:p>
          </table:table-cell>
          <table:table-cell/>
          <table:table-cell table:formula="of:=[.C159]/[.B159]" office:value-type="float" office:value="3.0804573364387" calcext:value-type="float">
            <text:p>3,0804573364</text:p>
          </table:table-cell>
          <table:table-cell table:formula="of:=[.E159]/4" office:value-type="float" office:value="0.770114334109676" calcext:value-type="float">
            <text:p>0,7701143341</text:p>
          </table:table-cell>
          <table:table-cell table:number-columns-repeated="3"/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4768" calcext:value-type="float">
            <text:p>4768</text:p>
          </table:table-cell>
          <table:table-cell office:value-type="float" office:value="14584" calcext:value-type="float">
            <text:p>14584</text:p>
          </table:table-cell>
          <table:table-cell/>
          <table:table-cell table:formula="of:=[.C160]/[.B160]" office:value-type="float" office:value="3.05872483221477" calcext:value-type="float">
            <text:p>3,0587248322</text:p>
          </table:table-cell>
          <table:table-cell table:formula="of:=[.E160]/4" office:value-type="float" office:value="0.764681208053691" calcext:value-type="float">
            <text:p>0,7646812081</text:p>
          </table:table-cell>
          <table:table-cell table:number-columns-repeated="3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4774" calcext:value-type="float">
            <text:p>4774</text:p>
          </table:table-cell>
          <table:table-cell office:value-type="float" office:value="14601" calcext:value-type="float">
            <text:p>14601</text:p>
          </table:table-cell>
          <table:table-cell/>
          <table:table-cell table:formula="of:=[.C161]/[.B161]" office:value-type="float" office:value="3.05844155844156" calcext:value-type="float">
            <text:p>3,0584415584</text:p>
          </table:table-cell>
          <table:table-cell table:formula="of:=[.E161]/4" office:value-type="float" office:value="0.76461038961039" calcext:value-type="float">
            <text:p>0,7646103896</text:p>
          </table:table-cell>
          <table:table-cell table:number-columns-repeated="3"/>
        </table:table-row>
        <table:table-row table:style-name="ro1">
          <table:table-cell office:value-type="float" office:value="1610000" calcext:value-type="float">
            <text:p>1610000</text:p>
          </table:table-cell>
          <table:table-cell office:value-type="float" office:value="4842" calcext:value-type="float">
            <text:p>4842</text:p>
          </table:table-cell>
          <table:table-cell office:value-type="float" office:value="14875" calcext:value-type="float">
            <text:p>14875</text:p>
          </table:table-cell>
          <table:table-cell/>
          <table:table-cell table:formula="of:=[.C162]/[.B162]" office:value-type="float" office:value="3.07207765386204" calcext:value-type="float">
            <text:p>3,0720776539</text:p>
          </table:table-cell>
          <table:table-cell table:formula="of:=[.E162]/4" office:value-type="float" office:value="0.76801941346551" calcext:value-type="float">
            <text:p>0,7680194135</text:p>
          </table:table-cell>
          <table:table-cell table:number-columns-repeated="3"/>
        </table:table-row>
        <table:table-row table:style-name="ro1">
          <table:table-cell office:value-type="float" office:value="1620000" calcext:value-type="float">
            <text:p>1620000</text:p>
          </table:table-cell>
          <table:table-cell office:value-type="float" office:value="4820" calcext:value-type="float">
            <text:p>4820</text:p>
          </table:table-cell>
          <table:table-cell office:value-type="float" office:value="14859" calcext:value-type="float">
            <text:p>14859</text:p>
          </table:table-cell>
          <table:table-cell/>
          <table:table-cell table:formula="of:=[.C163]/[.B163]" office:value-type="float" office:value="3.08278008298755" calcext:value-type="float">
            <text:p>3,082780083</text:p>
          </table:table-cell>
          <table:table-cell table:formula="of:=[.E163]/4" office:value-type="float" office:value="0.770695020746888" calcext:value-type="float">
            <text:p>0,7706950207</text:p>
          </table:table-cell>
          <table:table-cell table:number-columns-repeated="3"/>
        </table:table-row>
        <table:table-row table:style-name="ro1">
          <table:table-cell office:value-type="float" office:value="1630000" calcext:value-type="float">
            <text:p>1630000</text:p>
          </table:table-cell>
          <table:table-cell office:value-type="float" office:value="4935" calcext:value-type="float">
            <text:p>4935</text:p>
          </table:table-cell>
          <table:table-cell office:value-type="float" office:value="14952" calcext:value-type="float">
            <text:p>14952</text:p>
          </table:table-cell>
          <table:table-cell/>
          <table:table-cell table:formula="of:=[.C164]/[.B164]" office:value-type="float" office:value="3.02978723404255" calcext:value-type="float">
            <text:p>3,029787234</text:p>
          </table:table-cell>
          <table:table-cell table:formula="of:=[.E164]/4" office:value-type="float" office:value="0.757446808510638" calcext:value-type="float">
            <text:p>0,7574468085</text:p>
          </table:table-cell>
          <table:table-cell table:number-columns-repeated="3"/>
        </table:table-row>
        <table:table-row table:style-name="ro1">
          <table:table-cell office:value-type="float" office:value="1640000" calcext:value-type="float">
            <text:p>1640000</text:p>
          </table:table-cell>
          <table:table-cell office:value-type="float" office:value="4881" calcext:value-type="float">
            <text:p>4881</text:p>
          </table:table-cell>
          <table:table-cell office:value-type="float" office:value="14981" calcext:value-type="float">
            <text:p>14981</text:p>
          </table:table-cell>
          <table:table-cell/>
          <table:table-cell table:formula="of:=[.C165]/[.B165]" office:value-type="float" office:value="3.06924810489654" calcext:value-type="float">
            <text:p>3,0692481049</text:p>
          </table:table-cell>
          <table:table-cell table:formula="of:=[.E165]/4" office:value-type="float" office:value="0.767312026224134" calcext:value-type="float">
            <text:p>0,7673120262</text:p>
          </table:table-cell>
          <table:table-cell table:number-columns-repeated="3"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4937" calcext:value-type="float">
            <text:p>4937</text:p>
          </table:table-cell>
          <table:table-cell office:value-type="float" office:value="15152" calcext:value-type="float">
            <text:p>15152</text:p>
          </table:table-cell>
          <table:table-cell/>
          <table:table-cell table:formula="of:=[.C166]/[.B166]" office:value-type="float" office:value="3.06907028559854" calcext:value-type="float">
            <text:p>3,0690702856</text:p>
          </table:table-cell>
          <table:table-cell table:formula="of:=[.E166]/4" office:value-type="float" office:value="0.767267571399635" calcext:value-type="float">
            <text:p>0,7672675714</text:p>
          </table:table-cell>
          <table:table-cell table:number-columns-repeated="3"/>
        </table:table-row>
        <table:table-row table:style-name="ro1">
          <table:table-cell office:value-type="float" office:value="1660000" calcext:value-type="float">
            <text:p>1660000</text:p>
          </table:table-cell>
          <table:table-cell office:value-type="float" office:value="4945" calcext:value-type="float">
            <text:p>4945</text:p>
          </table:table-cell>
          <table:table-cell office:value-type="float" office:value="15177" calcext:value-type="float">
            <text:p>15177</text:p>
          </table:table-cell>
          <table:table-cell/>
          <table:table-cell table:formula="of:=[.C167]/[.B167]" office:value-type="float" office:value="3.06916076845298" calcext:value-type="float">
            <text:p>3,0691607685</text:p>
          </table:table-cell>
          <table:table-cell table:formula="of:=[.E167]/4" office:value-type="float" office:value="0.767290192113246" calcext:value-type="float">
            <text:p>0,7672901921</text:p>
          </table:table-cell>
          <table:table-cell table:number-columns-repeated="3"/>
        </table:table-row>
        <table:table-row table:style-name="ro1">
          <table:table-cell office:value-type="float" office:value="1670000" calcext:value-type="float">
            <text:p>1670000</text:p>
          </table:table-cell>
          <table:table-cell office:value-type="float" office:value="4972" calcext:value-type="float">
            <text:p>4972</text:p>
          </table:table-cell>
          <table:table-cell office:value-type="float" office:value="15265" calcext:value-type="float">
            <text:p>15265</text:p>
          </table:table-cell>
          <table:table-cell/>
          <table:table-cell table:formula="of:=[.C168]/[.B168]" office:value-type="float" office:value="3.07019308125503" calcext:value-type="float">
            <text:p>3,0701930813</text:p>
          </table:table-cell>
          <table:table-cell table:formula="of:=[.E168]/4" office:value-type="float" office:value="0.767548270313757" calcext:value-type="float">
            <text:p>0,7675482703</text:p>
          </table:table-cell>
          <table:table-cell table:number-columns-repeated="3"/>
        </table:table-row>
        <table:table-row table:style-name="ro1">
          <table:table-cell office:value-type="float" office:value="1680000" calcext:value-type="float">
            <text:p>1680000</text:p>
          </table:table-cell>
          <table:table-cell office:value-type="float" office:value="5039" calcext:value-type="float">
            <text:p>5039</text:p>
          </table:table-cell>
          <table:table-cell office:value-type="float" office:value="15428" calcext:value-type="float">
            <text:p>15428</text:p>
          </table:table-cell>
          <table:table-cell/>
          <table:table-cell table:formula="of:=[.C169]/[.B169]" office:value-type="float" office:value="3.06171859495932" calcext:value-type="float">
            <text:p>3,061718595</text:p>
          </table:table-cell>
          <table:table-cell table:formula="of:=[.E169]/4" office:value-type="float" office:value="0.765429648739829" calcext:value-type="float">
            <text:p>0,7654296487</text:p>
          </table:table-cell>
          <table:table-cell table:number-columns-repeated="3"/>
        </table:table-row>
        <table:table-row table:style-name="ro1">
          <table:table-cell office:value-type="float" office:value="1690000" calcext:value-type="float">
            <text:p>1690000</text:p>
          </table:table-cell>
          <table:table-cell office:value-type="float" office:value="5032" calcext:value-type="float">
            <text:p>5032</text:p>
          </table:table-cell>
          <table:table-cell office:value-type="float" office:value="15516" calcext:value-type="float">
            <text:p>15516</text:p>
          </table:table-cell>
          <table:table-cell/>
          <table:table-cell table:formula="of:=[.C170]/[.B170]" office:value-type="float" office:value="3.08346581875994" calcext:value-type="float">
            <text:p>3,0834658188</text:p>
          </table:table-cell>
          <table:table-cell table:formula="of:=[.E170]/4" office:value-type="float" office:value="0.770866454689984" calcext:value-type="float">
            <text:p>0,7708664547</text:p>
          </table:table-cell>
          <table:table-cell table:number-columns-repeated="3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5085" calcext:value-type="float">
            <text:p>5085</text:p>
          </table:table-cell>
          <table:table-cell office:value-type="float" office:value="15620" calcext:value-type="float">
            <text:p>15620</text:p>
          </table:table-cell>
          <table:table-cell/>
          <table:table-cell table:formula="of:=[.C171]/[.B171]" office:value-type="float" office:value="3.07177974434612" calcext:value-type="float">
            <text:p>3,0717797443</text:p>
          </table:table-cell>
          <table:table-cell table:formula="of:=[.E171]/4" office:value-type="float" office:value="0.767944936086529" calcext:value-type="float">
            <text:p>0,7679449361</text:p>
          </table:table-cell>
          <table:table-cell table:number-columns-repeated="3"/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5125" calcext:value-type="float">
            <text:p>5125</text:p>
          </table:table-cell>
          <table:table-cell office:value-type="float" office:value="15859" calcext:value-type="float">
            <text:p>15859</text:p>
          </table:table-cell>
          <table:table-cell/>
          <table:table-cell table:formula="of:=[.C172]/[.B172]" office:value-type="float" office:value="3.09443902439024" calcext:value-type="float">
            <text:p>3,0944390244</text:p>
          </table:table-cell>
          <table:table-cell table:formula="of:=[.E172]/4" office:value-type="float" office:value="0.773609756097561" calcext:value-type="float">
            <text:p>0,7736097561</text:p>
          </table:table-cell>
          <table:table-cell table:number-columns-repeated="3"/>
        </table:table-row>
        <table:table-row table:style-name="ro1">
          <table:table-cell office:value-type="float" office:value="1720000" calcext:value-type="float">
            <text:p>1720000</text:p>
          </table:table-cell>
          <table:table-cell office:value-type="float" office:value="5140" calcext:value-type="float">
            <text:p>5140</text:p>
          </table:table-cell>
          <table:table-cell office:value-type="float" office:value="15830" calcext:value-type="float">
            <text:p>15830</text:p>
          </table:table-cell>
          <table:table-cell/>
          <table:table-cell table:formula="of:=[.C173]/[.B173]" office:value-type="float" office:value="3.07976653696498" calcext:value-type="float">
            <text:p>3,079766537</text:p>
          </table:table-cell>
          <table:table-cell table:formula="of:=[.E173]/4" office:value-type="float" office:value="0.769941634241245" calcext:value-type="float">
            <text:p>0,7699416342</text:p>
          </table:table-cell>
          <table:table-cell table:number-columns-repeated="3"/>
        </table:table-row>
        <table:table-row table:style-name="ro1">
          <table:table-cell office:value-type="float" office:value="1730000" calcext:value-type="float">
            <text:p>1730000</text:p>
          </table:table-cell>
          <table:table-cell office:value-type="float" office:value="5260" calcext:value-type="float">
            <text:p>5260</text:p>
          </table:table-cell>
          <table:table-cell office:value-type="float" office:value="15807" calcext:value-type="float">
            <text:p>15807</text:p>
          </table:table-cell>
          <table:table-cell/>
          <table:table-cell table:formula="of:=[.C174]/[.B174]" office:value-type="float" office:value="3.00513307984791" calcext:value-type="float">
            <text:p>3,0051330798</text:p>
          </table:table-cell>
          <table:table-cell table:formula="of:=[.E174]/4" office:value-type="float" office:value="0.751283269961977" calcext:value-type="float">
            <text:p>0,75128327</text:p>
          </table:table-cell>
          <table:table-cell table:number-columns-repeated="3"/>
        </table:table-row>
        <table:table-row table:style-name="ro1">
          <table:table-cell office:value-type="float" office:value="1740000" calcext:value-type="float">
            <text:p>1740000</text:p>
          </table:table-cell>
          <table:table-cell office:value-type="float" office:value="5262" calcext:value-type="float">
            <text:p>5262</text:p>
          </table:table-cell>
          <table:table-cell office:value-type="float" office:value="15994" calcext:value-type="float">
            <text:p>15994</text:p>
          </table:table-cell>
          <table:table-cell/>
          <table:table-cell table:formula="of:=[.C175]/[.B175]" office:value-type="float" office:value="3.03952869631319" calcext:value-type="float">
            <text:p>3,0395286963</text:p>
          </table:table-cell>
          <table:table-cell table:formula="of:=[.E175]/4" office:value-type="float" office:value="0.759882174078297" calcext:value-type="float">
            <text:p>0,7598821741</text:p>
          </table:table-cell>
          <table:table-cell table:number-columns-repeated="3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5240" calcext:value-type="float">
            <text:p>5240</text:p>
          </table:table-cell>
          <table:table-cell office:value-type="float" office:value="15992" calcext:value-type="float">
            <text:p>15992</text:p>
          </table:table-cell>
          <table:table-cell/>
          <table:table-cell table:formula="of:=[.C176]/[.B176]" office:value-type="float" office:value="3.05190839694656" calcext:value-type="float">
            <text:p>3,0519083969</text:p>
          </table:table-cell>
          <table:table-cell table:formula="of:=[.E176]/4" office:value-type="float" office:value="0.762977099236641" calcext:value-type="float">
            <text:p>0,7629770992</text:p>
          </table:table-cell>
          <table:table-cell table:number-columns-repeated="3"/>
        </table:table-row>
        <table:table-row table:style-name="ro1">
          <table:table-cell office:value-type="float" office:value="1760000" calcext:value-type="float">
            <text:p>1760000</text:p>
          </table:table-cell>
          <table:table-cell office:value-type="float" office:value="5262" calcext:value-type="float">
            <text:p>5262</text:p>
          </table:table-cell>
          <table:table-cell office:value-type="float" office:value="16175" calcext:value-type="float">
            <text:p>16175</text:p>
          </table:table-cell>
          <table:table-cell/>
          <table:table-cell table:formula="of:=[.C177]/[.B177]" office:value-type="float" office:value="3.07392626377803" calcext:value-type="float">
            <text:p>3,0739262638</text:p>
          </table:table-cell>
          <table:table-cell table:formula="of:=[.E177]/4" office:value-type="float" office:value="0.768481565944508" calcext:value-type="float">
            <text:p>0,7684815659</text:p>
          </table:table-cell>
          <table:table-cell table:number-columns-repeated="3"/>
        </table:table-row>
        <table:table-row table:style-name="ro1">
          <table:table-cell office:value-type="float" office:value="1770000" calcext:value-type="float">
            <text:p>1770000</text:p>
          </table:table-cell>
          <table:table-cell office:value-type="float" office:value="5291" calcext:value-type="float">
            <text:p>5291</text:p>
          </table:table-cell>
          <table:table-cell office:value-type="float" office:value="16133" calcext:value-type="float">
            <text:p>16133</text:p>
          </table:table-cell>
          <table:table-cell/>
          <table:table-cell table:formula="of:=[.C178]/[.B178]" office:value-type="float" office:value="3.04914004914005" calcext:value-type="float">
            <text:p>3,0491400491</text:p>
          </table:table-cell>
          <table:table-cell table:formula="of:=[.E178]/4" office:value-type="float" office:value="0.762285012285012" calcext:value-type="float">
            <text:p>0,7622850123</text:p>
          </table:table-cell>
          <table:table-cell table:number-columns-repeated="3"/>
        </table:table-row>
        <table:table-row table:style-name="ro1">
          <table:table-cell office:value-type="float" office:value="1780000" calcext:value-type="float">
            <text:p>1780000</text:p>
          </table:table-cell>
          <table:table-cell office:value-type="float" office:value="5321" calcext:value-type="float">
            <text:p>5321</text:p>
          </table:table-cell>
          <table:table-cell office:value-type="float" office:value="16253" calcext:value-type="float">
            <text:p>16253</text:p>
          </table:table-cell>
          <table:table-cell/>
          <table:table-cell table:formula="of:=[.C179]/[.B179]" office:value-type="float" office:value="3.05450103364029" calcext:value-type="float">
            <text:p>3,0545010336</text:p>
          </table:table-cell>
          <table:table-cell table:formula="of:=[.E179]/4" office:value-type="float" office:value="0.763625258410073" calcext:value-type="float">
            <text:p>0,7636252584</text:p>
          </table:table-cell>
          <table:table-cell table:number-columns-repeated="3"/>
        </table:table-row>
        <table:table-row table:style-name="ro1">
          <table:table-cell office:value-type="float" office:value="1790000" calcext:value-type="float">
            <text:p>1790000</text:p>
          </table:table-cell>
          <table:table-cell office:value-type="float" office:value="5336" calcext:value-type="float">
            <text:p>5336</text:p>
          </table:table-cell>
          <table:table-cell office:value-type="float" office:value="16430" calcext:value-type="float">
            <text:p>16430</text:p>
          </table:table-cell>
          <table:table-cell/>
          <table:table-cell table:formula="of:=[.C180]/[.B180]" office:value-type="float" office:value="3.07908545727136" calcext:value-type="float">
            <text:p>3,0790854573</text:p>
          </table:table-cell>
          <table:table-cell table:formula="of:=[.E180]/4" office:value-type="float" office:value="0.769771364317841" calcext:value-type="float">
            <text:p>0,7697713643</text:p>
          </table:table-cell>
          <table:table-cell table:number-columns-repeated="3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5366" calcext:value-type="float">
            <text:p>5366</text:p>
          </table:table-cell>
          <table:table-cell office:value-type="float" office:value="16466" calcext:value-type="float">
            <text:p>16466</text:p>
          </table:table-cell>
          <table:table-cell/>
          <table:table-cell table:formula="of:=[.C181]/[.B181]" office:value-type="float" office:value="3.0685799478196" calcext:value-type="float">
            <text:p>3,0685799478</text:p>
          </table:table-cell>
          <table:table-cell table:formula="of:=[.E181]/4" office:value-type="float" office:value="0.767144986954901" calcext:value-type="float">
            <text:p>0,767144987</text:p>
          </table:table-cell>
          <table:table-cell table:number-columns-repeated="3"/>
        </table:table-row>
        <table:table-row table:style-name="ro1">
          <table:table-cell office:value-type="float" office:value="1810000" calcext:value-type="float">
            <text:p>1810000</text:p>
          </table:table-cell>
          <table:table-cell office:value-type="float" office:value="5474" calcext:value-type="float">
            <text:p>5474</text:p>
          </table:table-cell>
          <table:table-cell office:value-type="float" office:value="16625" calcext:value-type="float">
            <text:p>16625</text:p>
          </table:table-cell>
          <table:table-cell/>
          <table:table-cell table:formula="of:=[.C182]/[.B182]" office:value-type="float" office:value="3.03708439897698" calcext:value-type="float">
            <text:p>3,037084399</text:p>
          </table:table-cell>
          <table:table-cell table:formula="of:=[.E182]/4" office:value-type="float" office:value="0.759271099744246" calcext:value-type="float">
            <text:p>0,7592710997</text:p>
          </table:table-cell>
          <table:table-cell table:number-columns-repeated="3"/>
        </table:table-row>
        <table:table-row table:style-name="ro1">
          <table:table-cell office:value-type="float" office:value="1820000" calcext:value-type="float">
            <text:p>1820000</text:p>
          </table:table-cell>
          <table:table-cell office:value-type="float" office:value="5491" calcext:value-type="float">
            <text:p>5491</text:p>
          </table:table-cell>
          <table:table-cell office:value-type="float" office:value="16611" calcext:value-type="float">
            <text:p>16611</text:p>
          </table:table-cell>
          <table:table-cell/>
          <table:table-cell table:formula="of:=[.C183]/[.B183]" office:value-type="float" office:value="3.02513203423784" calcext:value-type="float">
            <text:p>3,0251320342</text:p>
          </table:table-cell>
          <table:table-cell table:formula="of:=[.E183]/4" office:value-type="float" office:value="0.756283008559461" calcext:value-type="float">
            <text:p>0,7562830086</text:p>
          </table:table-cell>
          <table:table-cell table:number-columns-repeated="3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5474" calcext:value-type="float">
            <text:p>5474</text:p>
          </table:table-cell>
          <table:table-cell office:value-type="float" office:value="16728" calcext:value-type="float">
            <text:p>16728</text:p>
          </table:table-cell>
          <table:table-cell/>
          <table:table-cell table:formula="of:=[.C184]/[.B184]" office:value-type="float" office:value="3.05590062111801" calcext:value-type="float">
            <text:p>3,0559006211</text:p>
          </table:table-cell>
          <table:table-cell table:formula="of:=[.E184]/4" office:value-type="float" office:value="0.763975155279503" calcext:value-type="float">
            <text:p>0,7639751553</text:p>
          </table:table-cell>
          <table:table-cell table:number-columns-repeated="3"/>
        </table:table-row>
        <table:table-row table:style-name="ro1">
          <table:table-cell office:value-type="float" office:value="1840000" calcext:value-type="float">
            <text:p>1840000</text:p>
          </table:table-cell>
          <table:table-cell office:value-type="float" office:value="5505" calcext:value-type="float">
            <text:p>5505</text:p>
          </table:table-cell>
          <table:table-cell office:value-type="float" office:value="16916" calcext:value-type="float">
            <text:p>16916</text:p>
          </table:table-cell>
          <table:table-cell/>
          <table:table-cell table:formula="of:=[.C185]/[.B185]" office:value-type="float" office:value="3.07284287011807" calcext:value-type="float">
            <text:p>3,0728428701</text:p>
          </table:table-cell>
          <table:table-cell table:formula="of:=[.E185]/4" office:value-type="float" office:value="0.768210717529519" calcext:value-type="float">
            <text:p>0,7682107175</text:p>
          </table:table-cell>
          <table:table-cell table:number-columns-repeated="3"/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5594" calcext:value-type="float">
            <text:p>5594</text:p>
          </table:table-cell>
          <table:table-cell office:value-type="float" office:value="17003" calcext:value-type="float">
            <text:p>17003</text:p>
          </table:table-cell>
          <table:table-cell/>
          <table:table-cell table:formula="of:=[.C186]/[.B186]" office:value-type="float" office:value="3.03950661422953" calcext:value-type="float">
            <text:p>3,0395066142</text:p>
          </table:table-cell>
          <table:table-cell table:formula="of:=[.E186]/4" office:value-type="float" office:value="0.759876653557383" calcext:value-type="float">
            <text:p>0,7598766536</text:p>
          </table:table-cell>
          <table:table-cell table:number-columns-repeated="3"/>
        </table:table-row>
        <table:table-row table:style-name="ro1">
          <table:table-cell office:value-type="float" office:value="1860000" calcext:value-type="float">
            <text:p>1860000</text:p>
          </table:table-cell>
          <table:table-cell office:value-type="float" office:value="5568" calcext:value-type="float">
            <text:p>5568</text:p>
          </table:table-cell>
          <table:table-cell office:value-type="float" office:value="16997" calcext:value-type="float">
            <text:p>16997</text:p>
          </table:table-cell>
          <table:table-cell/>
          <table:table-cell table:formula="of:=[.C187]/[.B187]" office:value-type="float" office:value="3.05262212643678" calcext:value-type="float">
            <text:p>3,0526221264</text:p>
          </table:table-cell>
          <table:table-cell table:formula="of:=[.E187]/4" office:value-type="float" office:value="0.763155531609195" calcext:value-type="float">
            <text:p>0,7631555316</text:p>
          </table:table-cell>
          <table:table-cell table:number-columns-repeated="3"/>
        </table:table-row>
        <table:table-row table:style-name="ro1">
          <table:table-cell office:value-type="float" office:value="1870000" calcext:value-type="float">
            <text:p>1870000</text:p>
          </table:table-cell>
          <table:table-cell office:value-type="float" office:value="5617" calcext:value-type="float">
            <text:p>5617</text:p>
          </table:table-cell>
          <table:table-cell office:value-type="float" office:value="17189" calcext:value-type="float">
            <text:p>17189</text:p>
          </table:table-cell>
          <table:table-cell/>
          <table:table-cell table:formula="of:=[.C188]/[.B188]" office:value-type="float" office:value="3.06017447035784" calcext:value-type="float">
            <text:p>3,0601744704</text:p>
          </table:table-cell>
          <table:table-cell table:formula="of:=[.E188]/4" office:value-type="float" office:value="0.765043617589461" calcext:value-type="float">
            <text:p>0,7650436176</text:p>
          </table:table-cell>
          <table:table-cell table:number-columns-repeated="3"/>
        </table:table-row>
        <table:table-row table:style-name="ro1">
          <table:table-cell office:value-type="float" office:value="1880000" calcext:value-type="float">
            <text:p>1880000</text:p>
          </table:table-cell>
          <table:table-cell office:value-type="float" office:value="5660" calcext:value-type="float">
            <text:p>5660</text:p>
          </table:table-cell>
          <table:table-cell office:value-type="float" office:value="17193" calcext:value-type="float">
            <text:p>17193</text:p>
          </table:table-cell>
          <table:table-cell/>
          <table:table-cell table:formula="of:=[.C189]/[.B189]" office:value-type="float" office:value="3.03763250883392" calcext:value-type="float">
            <text:p>3,0376325088</text:p>
          </table:table-cell>
          <table:table-cell table:formula="of:=[.E189]/4" office:value-type="float" office:value="0.759408127208481" calcext:value-type="float">
            <text:p>0,7594081272</text:p>
          </table:table-cell>
          <table:table-cell table:number-columns-repeated="3"/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5662" calcext:value-type="float">
            <text:p>5662</text:p>
          </table:table-cell>
          <table:table-cell office:value-type="float" office:value="17271" calcext:value-type="float">
            <text:p>17271</text:p>
          </table:table-cell>
          <table:table-cell/>
          <table:table-cell table:formula="of:=[.C190]/[.B190]" office:value-type="float" office:value="3.0503355704698" calcext:value-type="float">
            <text:p>3,0503355705</text:p>
          </table:table-cell>
          <table:table-cell table:formula="of:=[.E190]/4" office:value-type="float" office:value="0.76258389261745" calcext:value-type="float">
            <text:p>0,7625838926</text:p>
          </table:table-cell>
          <table:table-cell table:number-columns-repeated="3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5682" calcext:value-type="float">
            <text:p>5682</text:p>
          </table:table-cell>
          <table:table-cell office:value-type="float" office:value="17498" calcext:value-type="float">
            <text:p>17498</text:p>
          </table:table-cell>
          <table:table-cell/>
          <table:table-cell table:formula="of:=[.C191]/[.B191]" office:value-type="float" office:value="3.07954945441746" calcext:value-type="float">
            <text:p>3,0795494544</text:p>
          </table:table-cell>
          <table:table-cell table:formula="of:=[.E191]/4" office:value-type="float" office:value="0.769887363604365" calcext:value-type="float">
            <text:p>0,7698873636</text:p>
          </table:table-cell>
          <table:table-cell table:number-columns-repeated="3"/>
        </table:table-row>
        <table:table-row table:style-name="ro1">
          <table:table-cell office:value-type="float" office:value="1910000" calcext:value-type="float">
            <text:p>1910000</text:p>
          </table:table-cell>
          <table:table-cell office:value-type="float" office:value="5737" calcext:value-type="float">
            <text:p>5737</text:p>
          </table:table-cell>
          <table:table-cell office:value-type="float" office:value="17563" calcext:value-type="float">
            <text:p>17563</text:p>
          </table:table-cell>
          <table:table-cell/>
          <table:table-cell table:formula="of:=[.C192]/[.B192]" office:value-type="float" office:value="3.06135610946488" calcext:value-type="float">
            <text:p>3,0613561095</text:p>
          </table:table-cell>
          <table:table-cell table:formula="of:=[.E192]/4" office:value-type="float" office:value="0.765339027366219" calcext:value-type="float">
            <text:p>0,7653390274</text:p>
          </table:table-cell>
          <table:table-cell table:number-columns-repeated="3"/>
        </table:table-row>
        <table:table-row table:style-name="ro1">
          <table:table-cell office:value-type="float" office:value="1920000" calcext:value-type="float">
            <text:p>1920000</text:p>
          </table:table-cell>
          <table:table-cell office:value-type="float" office:value="5764" calcext:value-type="float">
            <text:p>5764</text:p>
          </table:table-cell>
          <table:table-cell office:value-type="float" office:value="17660" calcext:value-type="float">
            <text:p>17660</text:p>
          </table:table-cell>
          <table:table-cell/>
          <table:table-cell table:formula="of:=[.C193]/[.B193]" office:value-type="float" office:value="3.06384455239417" calcext:value-type="float">
            <text:p>3,0638445524</text:p>
          </table:table-cell>
          <table:table-cell table:formula="of:=[.E193]/4" office:value-type="float" office:value="0.765961138098543" calcext:value-type="float">
            <text:p>0,7659611381</text:p>
          </table:table-cell>
          <table:table-cell table:number-columns-repeated="3"/>
        </table:table-row>
        <table:table-row table:style-name="ro1">
          <table:table-cell office:value-type="float" office:value="1930000" calcext:value-type="float">
            <text:p>1930000</text:p>
          </table:table-cell>
          <table:table-cell office:value-type="float" office:value="5784" calcext:value-type="float">
            <text:p>5784</text:p>
          </table:table-cell>
          <table:table-cell office:value-type="float" office:value="17730" calcext:value-type="float">
            <text:p>17730</text:p>
          </table:table-cell>
          <table:table-cell/>
          <table:table-cell table:formula="of:=[.C194]/[.B194]" office:value-type="float" office:value="3.06535269709544" calcext:value-type="float">
            <text:p>3,0653526971</text:p>
          </table:table-cell>
          <table:table-cell table:formula="of:=[.E194]/4" office:value-type="float" office:value="0.766338174273859" calcext:value-type="float">
            <text:p>0,7663381743</text:p>
          </table:table-cell>
          <table:table-cell table:number-columns-repeated="3"/>
        </table:table-row>
        <table:table-row table:style-name="ro1">
          <table:table-cell office:value-type="float" office:value="1940000" calcext:value-type="float">
            <text:p>1940000</text:p>
          </table:table-cell>
          <table:table-cell office:value-type="float" office:value="5873" calcext:value-type="float">
            <text:p>5873</text:p>
          </table:table-cell>
          <table:table-cell office:value-type="float" office:value="17552" calcext:value-type="float">
            <text:p>17552</text:p>
          </table:table-cell>
          <table:table-cell/>
          <table:table-cell table:formula="of:=[.C195]/[.B195]" office:value-type="float" office:value="2.98859186105908" calcext:value-type="float">
            <text:p>2,9885918611</text:p>
          </table:table-cell>
          <table:table-cell table:formula="of:=[.E195]/4" office:value-type="float" office:value="0.747147965264771" calcext:value-type="float">
            <text:p>0,7471479653</text:p>
          </table:table-cell>
          <table:table-cell table:number-columns-repeated="3"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5860" calcext:value-type="float">
            <text:p>5860</text:p>
          </table:table-cell>
          <table:table-cell office:value-type="float" office:value="17931" calcext:value-type="float">
            <text:p>17931</text:p>
          </table:table-cell>
          <table:table-cell/>
          <table:table-cell table:formula="of:=[.C196]/[.B196]" office:value-type="float" office:value="3.0598976109215" calcext:value-type="float">
            <text:p>3,0598976109</text:p>
          </table:table-cell>
          <table:table-cell table:formula="of:=[.E196]/4" office:value-type="float" office:value="0.764974402730375" calcext:value-type="float">
            <text:p>0,7649744027</text:p>
          </table:table-cell>
          <table:table-cell table:number-columns-repeated="3"/>
        </table:table-row>
        <table:table-row table:style-name="ro1">
          <table:table-cell office:value-type="float" office:value="1960000" calcext:value-type="float">
            <text:p>1960000</text:p>
          </table:table-cell>
          <table:table-cell office:value-type="float" office:value="5890" calcext:value-type="float">
            <text:p>5890</text:p>
          </table:table-cell>
          <table:table-cell office:value-type="float" office:value="17967" calcext:value-type="float">
            <text:p>17967</text:p>
          </table:table-cell>
          <table:table-cell/>
          <table:table-cell table:formula="of:=[.C197]/[.B197]" office:value-type="float" office:value="3.05042444821732" calcext:value-type="float">
            <text:p>3,0504244482</text:p>
          </table:table-cell>
          <table:table-cell table:formula="of:=[.E197]/4" office:value-type="float" office:value="0.762606112054329" calcext:value-type="float">
            <text:p>0,7626061121</text:p>
          </table:table-cell>
          <table:table-cell table:number-columns-repeated="3"/>
        </table:table-row>
        <table:table-row table:style-name="ro1">
          <table:table-cell office:value-type="float" office:value="1970000" calcext:value-type="float">
            <text:p>1970000</text:p>
          </table:table-cell>
          <table:table-cell office:value-type="float" office:value="5896" calcext:value-type="float">
            <text:p>5896</text:p>
          </table:table-cell>
          <table:table-cell office:value-type="float" office:value="18139" calcext:value-type="float">
            <text:p>18139</text:p>
          </table:table-cell>
          <table:table-cell/>
          <table:table-cell table:formula="of:=[.C198]/[.B198]" office:value-type="float" office:value="3.07649253731343" calcext:value-type="float">
            <text:p>3,0764925373</text:p>
          </table:table-cell>
          <table:table-cell table:formula="of:=[.E198]/4" office:value-type="float" office:value="0.769123134328358" calcext:value-type="float">
            <text:p>0,7691231343</text:p>
          </table:table-cell>
          <table:table-cell table:number-columns-repeated="3"/>
        </table:table-row>
        <table:table-row table:style-name="ro1">
          <table:table-cell office:value-type="float" office:value="1980000" calcext:value-type="float">
            <text:p>1980000</text:p>
          </table:table-cell>
          <table:table-cell office:value-type="float" office:value="5957" calcext:value-type="float">
            <text:p>5957</text:p>
          </table:table-cell>
          <table:table-cell office:value-type="float" office:value="18113" calcext:value-type="float">
            <text:p>18113</text:p>
          </table:table-cell>
          <table:table-cell/>
          <table:table-cell table:formula="of:=[.C199]/[.B199]" office:value-type="float" office:value="3.04062447540708" calcext:value-type="float">
            <text:p>3,0406244754</text:p>
          </table:table-cell>
          <table:table-cell table:formula="of:=[.E199]/4" office:value-type="float" office:value="0.760156118851771" calcext:value-type="float">
            <text:p>0,7601561189</text:p>
          </table:table-cell>
          <table:table-cell table:number-columns-repeated="3"/>
        </table:table-row>
        <table:table-row table:style-name="ro1">
          <table:table-cell office:value-type="float" office:value="1990000" calcext:value-type="float">
            <text:p>1990000</text:p>
          </table:table-cell>
          <table:table-cell office:value-type="float" office:value="5968" calcext:value-type="float">
            <text:p>5968</text:p>
          </table:table-cell>
          <table:table-cell office:value-type="float" office:value="18196" calcext:value-type="float">
            <text:p>18196</text:p>
          </table:table-cell>
          <table:table-cell/>
          <table:table-cell table:formula="of:=[.C200]/[.B200]" office:value-type="float" office:value="3.04892761394102" calcext:value-type="float">
            <text:p>3,0489276139</text:p>
          </table:table-cell>
          <table:table-cell table:formula="of:=[.E200]/4" office:value-type="float" office:value="0.762231903485255" calcext:value-type="float">
            <text:p>0,7622319035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004" calcext:value-type="float">
            <text:p>6004</text:p>
          </table:table-cell>
          <table:table-cell office:value-type="float" office:value="18441" calcext:value-type="float">
            <text:p>18441</text:p>
          </table:table-cell>
          <table:table-cell/>
          <table:table-cell table:formula="of:=[.C201]/[.B201]" office:value-type="float" office:value="3.07145236508994" calcext:value-type="float">
            <text:p>3,0714523651</text:p>
          </table:table-cell>
          <table:table-cell table:formula="of:=[.E201]/4" office:value-type="float" office:value="0.767863091272485" calcext:value-type="float">
            <text:p>0,7678630913</text:p>
          </table:table-cell>
          <table:table-cell table:number-columns-repeated="3"/>
        </table:table-row>
        <table:table-row table:style-name="ro1">
          <table:table-cell office:value-type="float" office:value="2010000" calcext:value-type="float">
            <text:p>2010000</text:p>
          </table:table-cell>
          <table:table-cell office:value-type="float" office:value="6032" calcext:value-type="float">
            <text:p>6032</text:p>
          </table:table-cell>
          <table:table-cell office:value-type="float" office:value="18582" calcext:value-type="float">
            <text:p>18582</text:p>
          </table:table-cell>
          <table:table-cell/>
          <table:table-cell table:formula="of:=[.C202]/[.B202]" office:value-type="float" office:value="3.08057029177719" calcext:value-type="float">
            <text:p>3,0805702918</text:p>
          </table:table-cell>
          <table:table-cell table:formula="of:=[.E202]/4" office:value-type="float" office:value="0.770142572944297" calcext:value-type="float">
            <text:p>0,7701425729</text:p>
          </table:table-cell>
          <table:table-cell table:number-columns-repeated="3"/>
        </table:table-row>
        <table:table-row table:style-name="ro1">
          <table:table-cell office:value-type="float" office:value="2020000" calcext:value-type="float">
            <text:p>2020000</text:p>
          </table:table-cell>
          <table:table-cell office:value-type="float" office:value="6135" calcext:value-type="float">
            <text:p>6135</text:p>
          </table:table-cell>
          <table:table-cell office:value-type="float" office:value="18549" calcext:value-type="float">
            <text:p>18549</text:p>
          </table:table-cell>
          <table:table-cell/>
          <table:table-cell table:formula="of:=[.C203]/[.B203]" office:value-type="float" office:value="3.02347188264059" calcext:value-type="float">
            <text:p>3,0234718826</text:p>
          </table:table-cell>
          <table:table-cell table:formula="of:=[.E203]/4" office:value-type="float" office:value="0.755867970660147" calcext:value-type="float">
            <text:p>0,7558679707</text:p>
          </table:table-cell>
          <table:table-cell table:number-columns-repeated="3"/>
        </table:table-row>
        <table:table-row table:style-name="ro1">
          <table:table-cell office:value-type="float" office:value="2030000" calcext:value-type="float">
            <text:p>2030000</text:p>
          </table:table-cell>
          <table:table-cell office:value-type="float" office:value="6097" calcext:value-type="float">
            <text:p>6097</text:p>
          </table:table-cell>
          <table:table-cell office:value-type="float" office:value="18571" calcext:value-type="float">
            <text:p>18571</text:p>
          </table:table-cell>
          <table:table-cell/>
          <table:table-cell table:formula="of:=[.C204]/[.B204]" office:value-type="float" office:value="3.0459242250287" calcext:value-type="float">
            <text:p>3,045924225</text:p>
          </table:table-cell>
          <table:table-cell table:formula="of:=[.E204]/4" office:value-type="float" office:value="0.761481056257176" calcext:value-type="float">
            <text:p>0,7614810563</text:p>
          </table:table-cell>
          <table:table-cell table:number-columns-repeated="3"/>
        </table:table-row>
        <table:table-row table:style-name="ro1">
          <table:table-cell office:value-type="float" office:value="2040000" calcext:value-type="float">
            <text:p>2040000</text:p>
          </table:table-cell>
          <table:table-cell office:value-type="float" office:value="6151" calcext:value-type="float">
            <text:p>6151</text:p>
          </table:table-cell>
          <table:table-cell office:value-type="float" office:value="18659" calcext:value-type="float">
            <text:p>18659</text:p>
          </table:table-cell>
          <table:table-cell/>
          <table:table-cell table:formula="of:=[.C205]/[.B205]" office:value-type="float" office:value="3.03349048935132" calcext:value-type="float">
            <text:p>3,0334904894</text:p>
          </table:table-cell>
          <table:table-cell table:formula="of:=[.E205]/4" office:value-type="float" office:value="0.758372622337831" calcext:value-type="float">
            <text:p>0,7583726223</text:p>
          </table:table-cell>
          <table:table-cell table:number-columns-repeated="3"/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6148" calcext:value-type="float">
            <text:p>6148</text:p>
          </table:table-cell>
          <table:table-cell office:value-type="float" office:value="18843" calcext:value-type="float">
            <text:p>18843</text:p>
          </table:table-cell>
          <table:table-cell/>
          <table:table-cell table:formula="of:=[.C206]/[.B206]" office:value-type="float" office:value="3.06489915419649" calcext:value-type="float">
            <text:p>3,0648991542</text:p>
          </table:table-cell>
          <table:table-cell table:formula="of:=[.E206]/4" office:value-type="float" office:value="0.766224788549122" calcext:value-type="float">
            <text:p>0,7662247885</text:p>
          </table:table-cell>
          <table:table-cell table:number-columns-repeated="3"/>
        </table:table-row>
        <table:table-row table:style-name="ro1">
          <table:table-cell office:value-type="float" office:value="2060000" calcext:value-type="float">
            <text:p>2060000</text:p>
          </table:table-cell>
          <table:table-cell office:value-type="float" office:value="6180" calcext:value-type="float">
            <text:p>6180</text:p>
          </table:table-cell>
          <table:table-cell office:value-type="float" office:value="18867" calcext:value-type="float">
            <text:p>18867</text:p>
          </table:table-cell>
          <table:table-cell/>
          <table:table-cell table:formula="of:=[.C207]/[.B207]" office:value-type="float" office:value="3.05291262135922" calcext:value-type="float">
            <text:p>3,0529126214</text:p>
          </table:table-cell>
          <table:table-cell table:formula="of:=[.E207]/4" office:value-type="float" office:value="0.763228155339806" calcext:value-type="float">
            <text:p>0,7632281553</text:p>
          </table:table-cell>
          <table:table-cell table:number-columns-repeated="3"/>
        </table:table-row>
        <table:table-row table:style-name="ro1">
          <table:table-cell office:value-type="float" office:value="2070000" calcext:value-type="float">
            <text:p>2070000</text:p>
          </table:table-cell>
          <table:table-cell office:value-type="float" office:value="6209" calcext:value-type="float">
            <text:p>6209</text:p>
          </table:table-cell>
          <table:table-cell office:value-type="float" office:value="18941" calcext:value-type="float">
            <text:p>18941</text:p>
          </table:table-cell>
          <table:table-cell/>
          <table:table-cell table:formula="of:=[.C208]/[.B208]" office:value-type="float" office:value="3.05057175068449" calcext:value-type="float">
            <text:p>3,0505717507</text:p>
          </table:table-cell>
          <table:table-cell table:formula="of:=[.E208]/4" office:value-type="float" office:value="0.762642937671123" calcext:value-type="float">
            <text:p>0,7626429377</text:p>
          </table:table-cell>
          <table:table-cell table:number-columns-repeated="3"/>
        </table:table-row>
        <table:table-row table:style-name="ro1">
          <table:table-cell office:value-type="float" office:value="2080000" calcext:value-type="float">
            <text:p>2080000</text:p>
          </table:table-cell>
          <table:table-cell office:value-type="float" office:value="6222" calcext:value-type="float">
            <text:p>6222</text:p>
          </table:table-cell>
          <table:table-cell office:value-type="float" office:value="19044" calcext:value-type="float">
            <text:p>19044</text:p>
          </table:table-cell>
          <table:table-cell/>
          <table:table-cell table:formula="of:=[.C209]/[.B209]" office:value-type="float" office:value="3.06075216972035" calcext:value-type="float">
            <text:p>3,0607521697</text:p>
          </table:table-cell>
          <table:table-cell table:formula="of:=[.E209]/4" office:value-type="float" office:value="0.765188042430087" calcext:value-type="float">
            <text:p>0,7651880424</text:p>
          </table:table-cell>
          <table:table-cell table:number-columns-repeated="3"/>
        </table:table-row>
        <table:table-row table:style-name="ro1">
          <table:table-cell office:value-type="float" office:value="2090000" calcext:value-type="float">
            <text:p>2090000</text:p>
          </table:table-cell>
          <table:table-cell office:value-type="float" office:value="6265" calcext:value-type="float">
            <text:p>6265</text:p>
          </table:table-cell>
          <table:table-cell office:value-type="float" office:value="19131" calcext:value-type="float">
            <text:p>19131</text:p>
          </table:table-cell>
          <table:table-cell/>
          <table:table-cell table:formula="of:=[.C210]/[.B210]" office:value-type="float" office:value="3.0536312849162" calcext:value-type="float">
            <text:p>3,0536312849</text:p>
          </table:table-cell>
          <table:table-cell table:formula="of:=[.E210]/4" office:value-type="float" office:value="0.76340782122905" calcext:value-type="float">
            <text:p>0,7634078212</text:p>
          </table:table-cell>
          <table:table-cell table:number-columns-repeated="3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6478" calcext:value-type="float">
            <text:p>6478</text:p>
          </table:table-cell>
          <table:table-cell office:value-type="float" office:value="20012" calcext:value-type="float">
            <text:p>20012</text:p>
          </table:table-cell>
          <table:table-cell/>
          <table:table-cell table:formula="of:=[.C211]/[.B211]" office:value-type="float" office:value="3.08922506946588" calcext:value-type="float">
            <text:p>3,0892250695</text:p>
          </table:table-cell>
          <table:table-cell table:formula="of:=[.E211]/4" office:value-type="float" office:value="0.772306267366471" calcext:value-type="float">
            <text:p>0,7723062674</text:p>
          </table:table-cell>
          <table:table-cell table:number-columns-repeated="3"/>
        </table:table-row>
        <table:table-row table:style-name="ro1">
          <table:table-cell office:value-type="float" office:value="2110000" calcext:value-type="float">
            <text:p>2110000</text:p>
          </table:table-cell>
          <table:table-cell office:value-type="float" office:value="6523" calcext:value-type="float">
            <text:p>6523</text:p>
          </table:table-cell>
          <table:table-cell office:value-type="float" office:value="20148" calcext:value-type="float">
            <text:p>20148</text:p>
          </table:table-cell>
          <table:table-cell/>
          <table:table-cell table:formula="of:=[.C212]/[.B212]" office:value-type="float" office:value="3.08876283918442" calcext:value-type="float">
            <text:p>3,0887628392</text:p>
          </table:table-cell>
          <table:table-cell table:formula="of:=[.E212]/4" office:value-type="float" office:value="0.772190709796106" calcext:value-type="float">
            <text:p>0,7721907098</text:p>
          </table:table-cell>
          <table:table-cell table:number-columns-repeated="3"/>
        </table:table-row>
        <table:table-row table:style-name="ro1">
          <table:table-cell office:value-type="float" office:value="2120000" calcext:value-type="float">
            <text:p>2120000</text:p>
          </table:table-cell>
          <table:table-cell office:value-type="float" office:value="6561" calcext:value-type="float">
            <text:p>6561</text:p>
          </table:table-cell>
          <table:table-cell office:value-type="float" office:value="20358" calcext:value-type="float">
            <text:p>20358</text:p>
          </table:table-cell>
          <table:table-cell/>
          <table:table-cell table:formula="of:=[.C213]/[.B213]" office:value-type="float" office:value="3.10288065843621" calcext:value-type="float">
            <text:p>3,1028806584</text:p>
          </table:table-cell>
          <table:table-cell table:formula="of:=[.E213]/4" office:value-type="float" office:value="0.775720164609053" calcext:value-type="float">
            <text:p>0,7757201646</text:p>
          </table:table-cell>
          <table:table-cell table:number-columns-repeated="3"/>
        </table:table-row>
        <table:table-row table:style-name="ro1">
          <table:table-cell office:value-type="float" office:value="2130000" calcext:value-type="float">
            <text:p>2130000</text:p>
          </table:table-cell>
          <table:table-cell office:value-type="float" office:value="6582" calcext:value-type="float">
            <text:p>6582</text:p>
          </table:table-cell>
          <table:table-cell office:value-type="float" office:value="20393" calcext:value-type="float">
            <text:p>20393</text:p>
          </table:table-cell>
          <table:table-cell/>
          <table:table-cell table:formula="of:=[.C214]/[.B214]" office:value-type="float" office:value="3.09829838954725" calcext:value-type="float">
            <text:p>3,0982983895</text:p>
          </table:table-cell>
          <table:table-cell table:formula="of:=[.E214]/4" office:value-type="float" office:value="0.774574597386813" calcext:value-type="float">
            <text:p>0,7745745974</text:p>
          </table:table-cell>
          <table:table-cell table:number-columns-repeated="3"/>
        </table:table-row>
        <table:table-row table:style-name="ro1">
          <table:table-cell office:value-type="float" office:value="2140000" calcext:value-type="float">
            <text:p>2140000</text:p>
          </table:table-cell>
          <table:table-cell office:value-type="float" office:value="6626" calcext:value-type="float">
            <text:p>6626</text:p>
          </table:table-cell>
          <table:table-cell office:value-type="float" office:value="20368" calcext:value-type="float">
            <text:p>20368</text:p>
          </table:table-cell>
          <table:table-cell/>
          <table:table-cell table:formula="of:=[.C215]/[.B215]" office:value-type="float" office:value="3.0739511017205" calcext:value-type="float">
            <text:p>3,0739511017</text:p>
          </table:table-cell>
          <table:table-cell table:formula="of:=[.E215]/4" office:value-type="float" office:value="0.768487775430124" calcext:value-type="float">
            <text:p>0,7684877754</text:p>
          </table:table-cell>
          <table:table-cell table:number-columns-repeated="3"/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6643" calcext:value-type="float">
            <text:p>6643</text:p>
          </table:table-cell>
          <table:table-cell office:value-type="float" office:value="20636" calcext:value-type="float">
            <text:p>20636</text:p>
          </table:table-cell>
          <table:table-cell/>
          <table:table-cell table:formula="of:=[.C216]/[.B216]" office:value-type="float" office:value="3.10642781875659" calcext:value-type="float">
            <text:p>3,1064278188</text:p>
          </table:table-cell>
          <table:table-cell table:formula="of:=[.E216]/4" office:value-type="float" office:value="0.776606954689146" calcext:value-type="float">
            <text:p>0,7766069547</text:p>
          </table:table-cell>
          <table:table-cell table:number-columns-repeated="3"/>
        </table:table-row>
        <table:table-row table:style-name="ro1">
          <table:table-cell office:value-type="float" office:value="2160000" calcext:value-type="float">
            <text:p>2160000</text:p>
          </table:table-cell>
          <table:table-cell office:value-type="float" office:value="6681" calcext:value-type="float">
            <text:p>6681</text:p>
          </table:table-cell>
          <table:table-cell office:value-type="float" office:value="20722" calcext:value-type="float">
            <text:p>20722</text:p>
          </table:table-cell>
          <table:table-cell/>
          <table:table-cell table:formula="of:=[.C217]/[.B217]" office:value-type="float" office:value="3.10163149229157" calcext:value-type="float">
            <text:p>3,1016314923</text:p>
          </table:table-cell>
          <table:table-cell table:formula="of:=[.E217]/4" office:value-type="float" office:value="0.775407873072893" calcext:value-type="float">
            <text:p>0,7754078731</text:p>
          </table:table-cell>
          <table:table-cell table:number-columns-repeated="3"/>
        </table:table-row>
        <table:table-row table:style-name="ro1">
          <table:table-cell office:value-type="float" office:value="2170000" calcext:value-type="float">
            <text:p>2170000</text:p>
          </table:table-cell>
          <table:table-cell office:value-type="float" office:value="6697" calcext:value-type="float">
            <text:p>6697</text:p>
          </table:table-cell>
          <table:table-cell office:value-type="float" office:value="20812" calcext:value-type="float">
            <text:p>20812</text:p>
          </table:table-cell>
          <table:table-cell/>
          <table:table-cell table:formula="of:=[.C218]/[.B218]" office:value-type="float" office:value="3.10766014633418" calcext:value-type="float">
            <text:p>3,1076601463</text:p>
          </table:table-cell>
          <table:table-cell table:formula="of:=[.E218]/4" office:value-type="float" office:value="0.776915036583545" calcext:value-type="float">
            <text:p>0,7769150366</text:p>
          </table:table-cell>
          <table:table-cell table:number-columns-repeated="3"/>
        </table:table-row>
        <table:table-row table:style-name="ro1">
          <table:table-cell office:value-type="float" office:value="2180000" calcext:value-type="float">
            <text:p>2180000</text:p>
          </table:table-cell>
          <table:table-cell office:value-type="float" office:value="6730" calcext:value-type="float">
            <text:p>6730</text:p>
          </table:table-cell>
          <table:table-cell office:value-type="float" office:value="20871" calcext:value-type="float">
            <text:p>20871</text:p>
          </table:table-cell>
          <table:table-cell/>
          <table:table-cell table:formula="of:=[.C219]/[.B219]" office:value-type="float" office:value="3.10118870728083" calcext:value-type="float">
            <text:p>3,1011887073</text:p>
          </table:table-cell>
          <table:table-cell table:formula="of:=[.E219]/4" office:value-type="float" office:value="0.775297176820208" calcext:value-type="float">
            <text:p>0,7752971768</text:p>
          </table:table-cell>
          <table:table-cell table:number-columns-repeated="3"/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6715" calcext:value-type="float">
            <text:p>6715</text:p>
          </table:table-cell>
          <table:table-cell office:value-type="float" office:value="20845" calcext:value-type="float">
            <text:p>20845</text:p>
          </table:table-cell>
          <table:table-cell/>
          <table:table-cell table:formula="of:=[.C220]/[.B220]" office:value-type="float" office:value="3.1042442293373" calcext:value-type="float">
            <text:p>3,1042442293</text:p>
          </table:table-cell>
          <table:table-cell table:formula="of:=[.E220]/4" office:value-type="float" office:value="0.776061057334326" calcext:value-type="float">
            <text:p>0,7760610573</text:p>
          </table:table-cell>
          <table:table-cell table:number-columns-repeated="3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6773" calcext:value-type="float">
            <text:p>6773</text:p>
          </table:table-cell>
          <table:table-cell office:value-type="float" office:value="21051" calcext:value-type="float">
            <text:p>21051</text:p>
          </table:table-cell>
          <table:table-cell/>
          <table:table-cell table:formula="of:=[.C221]/[.B221]" office:value-type="float" office:value="3.10807618485162" calcext:value-type="float">
            <text:p>3,1080761849</text:p>
          </table:table-cell>
          <table:table-cell table:formula="of:=[.E221]/4" office:value-type="float" office:value="0.777019046212904" calcext:value-type="float">
            <text:p>0,7770190462</text:p>
          </table:table-cell>
          <table:table-cell table:number-columns-repeated="3"/>
        </table:table-row>
        <table:table-row table:style-name="ro1">
          <table:table-cell office:value-type="float" office:value="2210000" calcext:value-type="float">
            <text:p>2210000</text:p>
          </table:table-cell>
          <table:table-cell office:value-type="float" office:value="6803" calcext:value-type="float">
            <text:p>6803</text:p>
          </table:table-cell>
          <table:table-cell office:value-type="float" office:value="21152" calcext:value-type="float">
            <text:p>21152</text:p>
          </table:table-cell>
          <table:table-cell/>
          <table:table-cell table:formula="of:=[.C222]/[.B222]" office:value-type="float" office:value="3.10921652212259" calcext:value-type="float">
            <text:p>3,1092165221</text:p>
          </table:table-cell>
          <table:table-cell table:formula="of:=[.E222]/4" office:value-type="float" office:value="0.777304130530648" calcext:value-type="float">
            <text:p>0,7773041305</text:p>
          </table:table-cell>
          <table:table-cell table:number-columns-repeated="3"/>
        </table:table-row>
        <table:table-row table:style-name="ro1">
          <table:table-cell office:value-type="float" office:value="2220000" calcext:value-type="float">
            <text:p>2220000</text:p>
          </table:table-cell>
          <table:table-cell office:value-type="float" office:value="6834" calcext:value-type="float">
            <text:p>6834</text:p>
          </table:table-cell>
          <table:table-cell office:value-type="float" office:value="21247" calcext:value-type="float">
            <text:p>21247</text:p>
          </table:table-cell>
          <table:table-cell/>
          <table:table-cell table:formula="of:=[.C223]/[.B223]" office:value-type="float" office:value="3.10901375475563" calcext:value-type="float">
            <text:p>3,1090137548</text:p>
          </table:table-cell>
          <table:table-cell table:formula="of:=[.E223]/4" office:value-type="float" office:value="0.777253438688908" calcext:value-type="float">
            <text:p>0,7772534387</text:p>
          </table:table-cell>
          <table:table-cell table:number-columns-repeated="3"/>
        </table:table-row>
        <table:table-row table:style-name="ro1">
          <table:table-cell office:value-type="float" office:value="2230000" calcext:value-type="float">
            <text:p>2230000</text:p>
          </table:table-cell>
          <table:table-cell office:value-type="float" office:value="6920" calcext:value-type="float">
            <text:p>6920</text:p>
          </table:table-cell>
          <table:table-cell office:value-type="float" office:value="21350" calcext:value-type="float">
            <text:p>21350</text:p>
          </table:table-cell>
          <table:table-cell/>
          <table:table-cell table:formula="of:=[.C224]/[.B224]" office:value-type="float" office:value="3.08526011560694" calcext:value-type="float">
            <text:p>3,0852601156</text:p>
          </table:table-cell>
          <table:table-cell table:formula="of:=[.E224]/4" office:value-type="float" office:value="0.771315028901734" calcext:value-type="float">
            <text:p>0,7713150289</text:p>
          </table:table-cell>
          <table:table-cell table:number-columns-repeated="3"/>
        </table:table-row>
        <table:table-row table:style-name="ro1">
          <table:table-cell office:value-type="float" office:value="2240000" calcext:value-type="float">
            <text:p>2240000</text:p>
          </table:table-cell>
          <table:table-cell office:value-type="float" office:value="6905" calcext:value-type="float">
            <text:p>6905</text:p>
          </table:table-cell>
          <table:table-cell office:value-type="float" office:value="21327" calcext:value-type="float">
            <text:p>21327</text:p>
          </table:table-cell>
          <table:table-cell/>
          <table:table-cell table:formula="of:=[.C225]/[.B225]" office:value-type="float" office:value="3.08863142650253" calcext:value-type="float">
            <text:p>3,0886314265</text:p>
          </table:table-cell>
          <table:table-cell table:formula="of:=[.E225]/4" office:value-type="float" office:value="0.772157856625634" calcext:value-type="float">
            <text:p>0,7721578566</text:p>
          </table:table-cell>
          <table:table-cell table:number-columns-repeated="3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7000" calcext:value-type="float">
            <text:p>7000</text:p>
          </table:table-cell>
          <table:table-cell office:value-type="float" office:value="21517" calcext:value-type="float">
            <text:p>21517</text:p>
          </table:table-cell>
          <table:table-cell/>
          <table:table-cell table:formula="of:=[.C226]/[.B226]" office:value-type="float" office:value="3.07385714285714" calcext:value-type="float">
            <text:p>3,0738571429</text:p>
          </table:table-cell>
          <table:table-cell table:formula="of:=[.E226]/4" office:value-type="float" office:value="0.768464285714286" calcext:value-type="float">
            <text:p>0,7684642857</text:p>
          </table:table-cell>
          <table:table-cell table:number-columns-repeated="3"/>
        </table:table-row>
        <table:table-row table:style-name="ro1">
          <table:table-cell office:value-type="float" office:value="2260000" calcext:value-type="float">
            <text:p>2260000</text:p>
          </table:table-cell>
          <table:table-cell office:value-type="float" office:value="6968" calcext:value-type="float">
            <text:p>6968</text:p>
          </table:table-cell>
          <table:table-cell office:value-type="float" office:value="21732" calcext:value-type="float">
            <text:p>21732</text:p>
          </table:table-cell>
          <table:table-cell/>
          <table:table-cell table:formula="of:=[.C227]/[.B227]" office:value-type="float" office:value="3.11882893226177" calcext:value-type="float">
            <text:p>3,1188289323</text:p>
          </table:table-cell>
          <table:table-cell table:formula="of:=[.E227]/4" office:value-type="float" office:value="0.779707233065442" calcext:value-type="float">
            <text:p>0,7797072331</text:p>
          </table:table-cell>
          <table:table-cell table:number-columns-repeated="3"/>
        </table:table-row>
        <table:table-row table:style-name="ro1">
          <table:table-cell office:value-type="float" office:value="2270000" calcext:value-type="float">
            <text:p>2270000</text:p>
          </table:table-cell>
          <table:table-cell office:value-type="float" office:value="6975" calcext:value-type="float">
            <text:p>6975</text:p>
          </table:table-cell>
          <table:table-cell office:value-type="float" office:value="21742" calcext:value-type="float">
            <text:p>21742</text:p>
          </table:table-cell>
          <table:table-cell/>
          <table:table-cell table:formula="of:=[.C228]/[.B228]" office:value-type="float" office:value="3.11713261648745" calcext:value-type="float">
            <text:p>3,1171326165</text:p>
          </table:table-cell>
          <table:table-cell table:formula="of:=[.E228]/4" office:value-type="float" office:value="0.779283154121864" calcext:value-type="float">
            <text:p>0,7792831541</text:p>
          </table:table-cell>
          <table:table-cell table:number-columns-repeated="3"/>
        </table:table-row>
        <table:table-row table:style-name="ro1">
          <table:table-cell office:value-type="float" office:value="2280000" calcext:value-type="float">
            <text:p>2280000</text:p>
          </table:table-cell>
          <table:table-cell office:value-type="float" office:value="7005" calcext:value-type="float">
            <text:p>7005</text:p>
          </table:table-cell>
          <table:table-cell office:value-type="float" office:value="21721" calcext:value-type="float">
            <text:p>21721</text:p>
          </table:table-cell>
          <table:table-cell/>
          <table:table-cell table:formula="of:=[.C229]/[.B229]" office:value-type="float" office:value="3.10078515346181" calcext:value-type="float">
            <text:p>3,1007851535</text:p>
          </table:table-cell>
          <table:table-cell table:formula="of:=[.E229]/4" office:value-type="float" office:value="0.775196288365453" calcext:value-type="float">
            <text:p>0,7751962884</text:p>
          </table:table-cell>
          <table:table-cell table:number-columns-repeated="3"/>
        </table:table-row>
        <table:table-row table:style-name="ro1">
          <table:table-cell office:value-type="float" office:value="2290000" calcext:value-type="float">
            <text:p>2290000</text:p>
          </table:table-cell>
          <table:table-cell office:value-type="float" office:value="7079" calcext:value-type="float">
            <text:p>7079</text:p>
          </table:table-cell>
          <table:table-cell office:value-type="float" office:value="21893" calcext:value-type="float">
            <text:p>21893</text:p>
          </table:table-cell>
          <table:table-cell/>
          <table:table-cell table:formula="of:=[.C230]/[.B230]" office:value-type="float" office:value="3.09266845599661" calcext:value-type="float">
            <text:p>3,092668456</text:p>
          </table:table-cell>
          <table:table-cell table:formula="of:=[.E230]/4" office:value-type="float" office:value="0.773167113999152" calcext:value-type="float">
            <text:p>0,773167114</text:p>
          </table:table-cell>
          <table:table-cell table:number-columns-repeated="3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7086" calcext:value-type="float">
            <text:p>7086</text:p>
          </table:table-cell>
          <table:table-cell office:value-type="float" office:value="21910" calcext:value-type="float">
            <text:p>21910</text:p>
          </table:table-cell>
          <table:table-cell/>
          <table:table-cell table:formula="of:=[.C231]/[.B231]" office:value-type="float" office:value="3.09201241885408" calcext:value-type="float">
            <text:p>3,0920124189</text:p>
          </table:table-cell>
          <table:table-cell table:formula="of:=[.E231]/4" office:value-type="float" office:value="0.77300310471352" calcext:value-type="float">
            <text:p>0,7730031047</text:p>
          </table:table-cell>
          <table:table-cell table:number-columns-repeated="3"/>
        </table:table-row>
        <table:table-row table:style-name="ro1">
          <table:table-cell office:value-type="float" office:value="2310000" calcext:value-type="float">
            <text:p>2310000</text:p>
          </table:table-cell>
          <table:table-cell office:value-type="float" office:value="7095" calcext:value-type="float">
            <text:p>7095</text:p>
          </table:table-cell>
          <table:table-cell office:value-type="float" office:value="21940" calcext:value-type="float">
            <text:p>21940</text:p>
          </table:table-cell>
          <table:table-cell/>
          <table:table-cell table:formula="of:=[.C232]/[.B232]" office:value-type="float" office:value="3.092318534179" calcext:value-type="float">
            <text:p>3,0923185342</text:p>
          </table:table-cell>
          <table:table-cell table:formula="of:=[.E232]/4" office:value-type="float" office:value="0.77307963354475" calcext:value-type="float">
            <text:p>0,7730796335</text:p>
          </table:table-cell>
          <table:table-cell table:number-columns-repeated="3"/>
        </table:table-row>
        <table:table-row table:style-name="ro1">
          <table:table-cell office:value-type="float" office:value="2320000" calcext:value-type="float">
            <text:p>2320000</text:p>
          </table:table-cell>
          <table:table-cell office:value-type="float" office:value="7170" calcext:value-type="float">
            <text:p>7170</text:p>
          </table:table-cell>
          <table:table-cell office:value-type="float" office:value="22493" calcext:value-type="float">
            <text:p>22493</text:p>
          </table:table-cell>
          <table:table-cell/>
          <table:table-cell table:formula="of:=[.C233]/[.B233]" office:value-type="float" office:value="3.1370990237099" calcext:value-type="float">
            <text:p>3,1370990237</text:p>
          </table:table-cell>
          <table:table-cell table:formula="of:=[.E233]/4" office:value-type="float" office:value="0.784274755927476" calcext:value-type="float">
            <text:p>0,7842747559</text:p>
          </table:table-cell>
          <table:table-cell table:number-columns-repeated="3"/>
        </table:table-row>
        <table:table-row table:style-name="ro1">
          <table:table-cell office:value-type="float" office:value="2330000" calcext:value-type="float">
            <text:p>2330000</text:p>
          </table:table-cell>
          <table:table-cell office:value-type="float" office:value="7205" calcext:value-type="float">
            <text:p>7205</text:p>
          </table:table-cell>
          <table:table-cell office:value-type="float" office:value="22261" calcext:value-type="float">
            <text:p>22261</text:p>
          </table:table-cell>
          <table:table-cell/>
          <table:table-cell table:formula="of:=[.C234]/[.B234]" office:value-type="float" office:value="3.08965995836225" calcext:value-type="float">
            <text:p>3,0896599584</text:p>
          </table:table-cell>
          <table:table-cell table:formula="of:=[.E234]/4" office:value-type="float" office:value="0.772414989590562" calcext:value-type="float">
            <text:p>0,7724149896</text:p>
          </table:table-cell>
          <table:table-cell table:number-columns-repeated="3"/>
        </table:table-row>
        <table:table-row table:style-name="ro1">
          <table:table-cell office:value-type="float" office:value="2340000" calcext:value-type="float">
            <text:p>2340000</text:p>
          </table:table-cell>
          <table:table-cell office:value-type="float" office:value="7227" calcext:value-type="float">
            <text:p>7227</text:p>
          </table:table-cell>
          <table:table-cell office:value-type="float" office:value="22303" calcext:value-type="float">
            <text:p>22303</text:p>
          </table:table-cell>
          <table:table-cell/>
          <table:table-cell table:formula="of:=[.C235]/[.B235]" office:value-type="float" office:value="3.08606614086066" calcext:value-type="float">
            <text:p>3,0860661409</text:p>
          </table:table-cell>
          <table:table-cell table:formula="of:=[.E235]/4" office:value-type="float" office:value="0.771516535215165" calcext:value-type="float">
            <text:p>0,7715165352</text:p>
          </table:table-cell>
          <table:table-cell table:number-columns-repeated="3"/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7237" calcext:value-type="float">
            <text:p>7237</text:p>
          </table:table-cell>
          <table:table-cell office:value-type="float" office:value="22308" calcext:value-type="float">
            <text:p>22308</text:p>
          </table:table-cell>
          <table:table-cell/>
          <table:table-cell table:formula="of:=[.C236]/[.B236]" office:value-type="float" office:value="3.08249274561282" calcext:value-type="float">
            <text:p>3,0824927456</text:p>
          </table:table-cell>
          <table:table-cell table:formula="of:=[.E236]/4" office:value-type="float" office:value="0.770623186403206" calcext:value-type="float">
            <text:p>0,7706231864</text:p>
          </table:table-cell>
          <table:table-cell table:number-columns-repeated="3"/>
        </table:table-row>
        <table:table-row table:style-name="ro1">
          <table:table-cell office:value-type="float" office:value="2360000" calcext:value-type="float">
            <text:p>2360000</text:p>
          </table:table-cell>
          <table:table-cell office:value-type="float" office:value="7274" calcext:value-type="float">
            <text:p>7274</text:p>
          </table:table-cell>
          <table:table-cell office:value-type="float" office:value="22683" calcext:value-type="float">
            <text:p>22683</text:p>
          </table:table-cell>
          <table:table-cell/>
          <table:table-cell table:formula="of:=[.C237]/[.B237]" office:value-type="float" office:value="3.11836678581248" calcext:value-type="float">
            <text:p>3,1183667858</text:p>
          </table:table-cell>
          <table:table-cell table:formula="of:=[.E237]/4" office:value-type="float" office:value="0.779591696453121" calcext:value-type="float">
            <text:p>0,7795916965</text:p>
          </table:table-cell>
          <table:table-cell table:number-columns-repeated="3"/>
        </table:table-row>
        <table:table-row table:style-name="ro1">
          <table:table-cell office:value-type="float" office:value="2370000" calcext:value-type="float">
            <text:p>2370000</text:p>
          </table:table-cell>
          <table:table-cell office:value-type="float" office:value="7315" calcext:value-type="float">
            <text:p>7315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C238]/[.B238]" office:value-type="float" office:value="3.10293916609706" calcext:value-type="float">
            <text:p>3,1029391661</text:p>
          </table:table-cell>
          <table:table-cell table:formula="of:=[.E238]/4" office:value-type="float" office:value="0.775734791524265" calcext:value-type="float">
            <text:p>0,7757347915</text:p>
          </table:table-cell>
          <table:table-cell table:number-columns-repeated="3"/>
        </table:table-row>
        <table:table-row table:style-name="ro1">
          <table:table-cell office:value-type="float" office:value="2380000" calcext:value-type="float">
            <text:p>2380000</text:p>
          </table:table-cell>
          <table:table-cell office:value-type="float" office:value="7326" calcext:value-type="float">
            <text:p>7326</text:p>
          </table:table-cell>
          <table:table-cell office:value-type="float" office:value="23058" calcext:value-type="float">
            <text:p>23058</text:p>
          </table:table-cell>
          <table:table-cell/>
          <table:table-cell table:formula="of:=[.C239]/[.B239]" office:value-type="float" office:value="3.14742014742015" calcext:value-type="float">
            <text:p>3,1474201474</text:p>
          </table:table-cell>
          <table:table-cell table:formula="of:=[.E239]/4" office:value-type="float" office:value="0.786855036855037" calcext:value-type="float">
            <text:p>0,7868550369</text:p>
          </table:table-cell>
          <table:table-cell table:number-columns-repeated="3"/>
        </table:table-row>
        <table:table-row table:style-name="ro1">
          <table:table-cell office:value-type="float" office:value="2390000" calcext:value-type="float">
            <text:p>2390000</text:p>
          </table:table-cell>
          <table:table-cell office:value-type="float" office:value="7340" calcext:value-type="float">
            <text:p>7340</text:p>
          </table:table-cell>
          <table:table-cell office:value-type="float" office:value="23088" calcext:value-type="float">
            <text:p>23088</text:p>
          </table:table-cell>
          <table:table-cell/>
          <table:table-cell table:formula="of:=[.C240]/[.B240]" office:value-type="float" office:value="3.14550408719346" calcext:value-type="float">
            <text:p>3,1455040872</text:p>
          </table:table-cell>
          <table:table-cell table:formula="of:=[.E240]/4" office:value-type="float" office:value="0.786376021798365" calcext:value-type="float">
            <text:p>0,7863760218</text:p>
          </table:table-cell>
          <table:table-cell table:number-columns-repeated="3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7377" calcext:value-type="float">
            <text:p>7377</text:p>
          </table:table-cell>
          <table:table-cell office:value-type="float" office:value="22950" calcext:value-type="float">
            <text:p>22950</text:p>
          </table:table-cell>
          <table:table-cell/>
          <table:table-cell table:formula="of:=[.C241]/[.B241]" office:value-type="float" office:value="3.11102074013827" calcext:value-type="float">
            <text:p>3,1110207401</text:p>
          </table:table-cell>
          <table:table-cell table:formula="of:=[.E241]/4" office:value-type="float" office:value="0.777755185034567" calcext:value-type="float">
            <text:p>0,777755185</text:p>
          </table:table-cell>
          <table:table-cell table:number-columns-repeated="3"/>
        </table:table-row>
        <table:table-row table:style-name="ro1">
          <table:table-cell office:value-type="float" office:value="2410000" calcext:value-type="float">
            <text:p>2410000</text:p>
          </table:table-cell>
          <table:table-cell office:value-type="float" office:value="7434" calcext:value-type="float">
            <text:p>7434</text:p>
          </table:table-cell>
          <table:table-cell office:value-type="float" office:value="23000" calcext:value-type="float">
            <text:p>23000</text:p>
          </table:table-cell>
          <table:table-cell/>
          <table:table-cell table:formula="of:=[.C242]/[.B242]" office:value-type="float" office:value="3.0938929244014" calcext:value-type="float">
            <text:p>3,0938929244</text:p>
          </table:table-cell>
          <table:table-cell table:formula="of:=[.E242]/4" office:value-type="float" office:value="0.77347323110035" calcext:value-type="float">
            <text:p>0,7734732311</text:p>
          </table:table-cell>
          <table:table-cell table:number-columns-repeated="3"/>
        </table:table-row>
        <table:table-row table:style-name="ro1">
          <table:table-cell office:value-type="float" office:value="2420000" calcext:value-type="float">
            <text:p>2420000</text:p>
          </table:table-cell>
          <table:table-cell office:value-type="float" office:value="7446" calcext:value-type="float">
            <text:p>7446</text:p>
          </table:table-cell>
          <table:table-cell office:value-type="float" office:value="23018" calcext:value-type="float">
            <text:p>23018</text:p>
          </table:table-cell>
          <table:table-cell/>
          <table:table-cell table:formula="of:=[.C243]/[.B243]" office:value-type="float" office:value="3.09132420091324" calcext:value-type="float">
            <text:p>3,0913242009</text:p>
          </table:table-cell>
          <table:table-cell table:formula="of:=[.E243]/4" office:value-type="float" office:value="0.772831050228311" calcext:value-type="float">
            <text:p>0,7728310502</text:p>
          </table:table-cell>
          <table:table-cell table:number-columns-repeated="3"/>
        </table:table-row>
        <table:table-row table:style-name="ro1">
          <table:table-cell office:value-type="float" office:value="2430000" calcext:value-type="float">
            <text:p>2430000</text:p>
          </table:table-cell>
          <table:table-cell office:value-type="float" office:value="7490" calcext:value-type="float">
            <text:p>7490</text:p>
          </table:table-cell>
          <table:table-cell office:value-type="float" office:value="23140" calcext:value-type="float">
            <text:p>23140</text:p>
          </table:table-cell>
          <table:table-cell/>
          <table:table-cell table:formula="of:=[.C244]/[.B244]" office:value-type="float" office:value="3.0894526034713" calcext:value-type="float">
            <text:p>3,0894526035</text:p>
          </table:table-cell>
          <table:table-cell table:formula="of:=[.E244]/4" office:value-type="float" office:value="0.772363150867824" calcext:value-type="float">
            <text:p>0,7723631509</text:p>
          </table:table-cell>
          <table:table-cell table:number-columns-repeated="3"/>
        </table:table-row>
        <table:table-row table:style-name="ro1">
          <table:table-cell office:value-type="float" office:value="2440000" calcext:value-type="float">
            <text:p>2440000</text:p>
          </table:table-cell>
          <table:table-cell office:value-type="float" office:value="7488" calcext:value-type="float">
            <text:p>7488</text:p>
          </table:table-cell>
          <table:table-cell office:value-type="float" office:value="23356" calcext:value-type="float">
            <text:p>23356</text:p>
          </table:table-cell>
          <table:table-cell/>
          <table:table-cell table:formula="of:=[.C245]/[.B245]" office:value-type="float" office:value="3.11912393162393" calcext:value-type="float">
            <text:p>3,1191239316</text:p>
          </table:table-cell>
          <table:table-cell table:formula="of:=[.E245]/4" office:value-type="float" office:value="0.779780982905983" calcext:value-type="float">
            <text:p>0,7797809829</text:p>
          </table:table-cell>
          <table:table-cell table:number-columns-repeated="3"/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7539" calcext:value-type="float">
            <text:p>7539</text:p>
          </table:table-cell>
          <table:table-cell office:value-type="float" office:value="23426" calcext:value-type="float">
            <text:p>23426</text:p>
          </table:table-cell>
          <table:table-cell/>
          <table:table-cell table:formula="of:=[.C246]/[.B246]" office:value-type="float" office:value="3.10730866162621" calcext:value-type="float">
            <text:p>3,1073086616</text:p>
          </table:table-cell>
          <table:table-cell table:formula="of:=[.E246]/4" office:value-type="float" office:value="0.776827165406553" calcext:value-type="float">
            <text:p>0,7768271654</text:p>
          </table:table-cell>
          <table:table-cell table:number-columns-repeated="3"/>
        </table:table-row>
        <table:table-row table:style-name="ro1">
          <table:table-cell office:value-type="float" office:value="2460000" calcext:value-type="float">
            <text:p>2460000</text:p>
          </table:table-cell>
          <table:table-cell office:value-type="float" office:value="7553" calcext:value-type="float">
            <text:p>7553</text:p>
          </table:table-cell>
          <table:table-cell office:value-type="float" office:value="23498" calcext:value-type="float">
            <text:p>23498</text:p>
          </table:table-cell>
          <table:table-cell/>
          <table:table-cell table:formula="of:=[.C247]/[.B247]" office:value-type="float" office:value="3.11108168939494" calcext:value-type="float">
            <text:p>3,1110816894</text:p>
          </table:table-cell>
          <table:table-cell table:formula="of:=[.E247]/4" office:value-type="float" office:value="0.777770422348736" calcext:value-type="float">
            <text:p>0,7777704223</text:p>
          </table:table-cell>
          <table:table-cell table:number-columns-repeated="3"/>
        </table:table-row>
        <table:table-row table:style-name="ro1">
          <table:table-cell office:value-type="float" office:value="2470000" calcext:value-type="float">
            <text:p>2470000</text:p>
          </table:table-cell>
          <table:table-cell office:value-type="float" office:value="7639" calcext:value-type="float">
            <text:p>7639</text:p>
          </table:table-cell>
          <table:table-cell office:value-type="float" office:value="23777" calcext:value-type="float">
            <text:p>23777</text:p>
          </table:table-cell>
          <table:table-cell/>
          <table:table-cell table:formula="of:=[.C248]/[.B248]" office:value-type="float" office:value="3.11258018065192" calcext:value-type="float">
            <text:p>3,1125801807</text:p>
          </table:table-cell>
          <table:table-cell table:formula="of:=[.E248]/4" office:value-type="float" office:value="0.778145045162979" calcext:value-type="float">
            <text:p>0,7781450452</text:p>
          </table:table-cell>
          <table:table-cell table:number-columns-repeated="3"/>
        </table:table-row>
        <table:table-row table:style-name="ro1">
          <table:table-cell office:value-type="float" office:value="2480000" calcext:value-type="float">
            <text:p>2480000</text:p>
          </table:table-cell>
          <table:table-cell office:value-type="float" office:value="7614" calcext:value-type="float">
            <text:p>7614</text:p>
          </table:table-cell>
          <table:table-cell office:value-type="float" office:value="23837" calcext:value-type="float">
            <text:p>23837</text:p>
          </table:table-cell>
          <table:table-cell/>
          <table:table-cell table:formula="of:=[.C249]/[.B249]" office:value-type="float" office:value="3.13068032571579" calcext:value-type="float">
            <text:p>3,1306803257</text:p>
          </table:table-cell>
          <table:table-cell table:formula="of:=[.E249]/4" office:value-type="float" office:value="0.782670081428947" calcext:value-type="float">
            <text:p>0,7826700814</text:p>
          </table:table-cell>
          <table:table-cell table:number-columns-repeated="3"/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7752" calcext:value-type="float">
            <text:p>7752</text:p>
          </table:table-cell>
          <table:table-cell office:value-type="float" office:value="23876" calcext:value-type="float">
            <text:p>23876</text:p>
          </table:table-cell>
          <table:table-cell/>
          <table:table-cell table:formula="of:=[.C250]/[.B250]" office:value-type="float" office:value="3.07997936016512" calcext:value-type="float">
            <text:p>3,0799793602</text:p>
          </table:table-cell>
          <table:table-cell table:formula="of:=[.E250]/4" office:value-type="float" office:value="0.76999484004128" calcext:value-type="float">
            <text:p>0,76999484</text:p>
          </table:table-cell>
          <table:table-cell table:number-columns-repeated="3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7714" calcext:value-type="float">
            <text:p>7714</text:p>
          </table:table-cell>
          <table:table-cell office:value-type="float" office:value="23691" calcext:value-type="float">
            <text:p>23691</text:p>
          </table:table-cell>
          <table:table-cell/>
          <table:table-cell table:formula="of:=[.C251]/[.B251]" office:value-type="float" office:value="3.07116930256676" calcext:value-type="float">
            <text:p>3,0711693026</text:p>
          </table:table-cell>
          <table:table-cell table:formula="of:=[.E251]/4" office:value-type="float" office:value="0.76779232564169" calcext:value-type="float">
            <text:p>0,7677923256</text:p>
          </table:table-cell>
          <table:table-cell table:number-columns-repeated="3"/>
        </table:table-row>
        <table:table-row table:style-name="ro1">
          <table:table-cell office:value-type="float" office:value="2510000" calcext:value-type="float">
            <text:p>2510000</text:p>
          </table:table-cell>
          <table:table-cell office:value-type="float" office:value="7805" calcext:value-type="float">
            <text:p>7805</text:p>
          </table:table-cell>
          <table:table-cell office:value-type="float" office:value="24067" calcext:value-type="float">
            <text:p>24067</text:p>
          </table:table-cell>
          <table:table-cell/>
          <table:table-cell table:formula="of:=[.C252]/[.B252]" office:value-type="float" office:value="3.08353619474696" calcext:value-type="float">
            <text:p>3,0835361947</text:p>
          </table:table-cell>
          <table:table-cell table:formula="of:=[.E252]/4" office:value-type="float" office:value="0.770884048686739" calcext:value-type="float">
            <text:p>0,7708840487</text:p>
          </table:table-cell>
          <table:table-cell table:number-columns-repeated="3"/>
        </table:table-row>
        <table:table-row table:style-name="ro1">
          <table:table-cell office:value-type="float" office:value="2520000" calcext:value-type="float">
            <text:p>2520000</text:p>
          </table:table-cell>
          <table:table-cell office:value-type="float" office:value="7725" calcext:value-type="float">
            <text:p>7725</text:p>
          </table:table-cell>
          <table:table-cell office:value-type="float" office:value="24304" calcext:value-type="float">
            <text:p>24304</text:p>
          </table:table-cell>
          <table:table-cell/>
          <table:table-cell table:formula="of:=[.C253]/[.B253]" office:value-type="float" office:value="3.14614886731392" calcext:value-type="float">
            <text:p>3,1461488673</text:p>
          </table:table-cell>
          <table:table-cell table:formula="of:=[.E253]/4" office:value-type="float" office:value="0.786537216828479" calcext:value-type="float">
            <text:p>0,7865372168</text:p>
          </table:table-cell>
          <table:table-cell table:number-columns-repeated="3"/>
        </table:table-row>
        <table:table-row table:style-name="ro1">
          <table:table-cell office:value-type="float" office:value="2530000" calcext:value-type="float">
            <text:p>2530000</text:p>
          </table:table-cell>
          <table:table-cell office:value-type="float" office:value="7749" calcext:value-type="float">
            <text:p>7749</text:p>
          </table:table-cell>
          <table:table-cell office:value-type="float" office:value="24227" calcext:value-type="float">
            <text:p>24227</text:p>
          </table:table-cell>
          <table:table-cell/>
          <table:table-cell table:formula="of:=[.C254]/[.B254]" office:value-type="float" office:value="3.12646793134598" calcext:value-type="float">
            <text:p>3,1264679313</text:p>
          </table:table-cell>
          <table:table-cell table:formula="of:=[.E254]/4" office:value-type="float" office:value="0.781616982836495" calcext:value-type="float">
            <text:p>0,7816169828</text:p>
          </table:table-cell>
          <table:table-cell table:number-columns-repeated="3"/>
        </table:table-row>
        <table:table-row table:style-name="ro1">
          <table:table-cell office:value-type="float" office:value="2540000" calcext:value-type="float">
            <text:p>2540000</text:p>
          </table:table-cell>
          <table:table-cell office:value-type="float" office:value="7861" calcext:value-type="float">
            <text:p>7861</text:p>
          </table:table-cell>
          <table:table-cell office:value-type="float" office:value="24140" calcext:value-type="float">
            <text:p>24140</text:p>
          </table:table-cell>
          <table:table-cell/>
          <table:table-cell table:formula="of:=[.C255]/[.B255]" office:value-type="float" office:value="3.07085612517491" calcext:value-type="float">
            <text:p>3,0708561252</text:p>
          </table:table-cell>
          <table:table-cell table:formula="of:=[.E255]/4" office:value-type="float" office:value="0.767714031293728" calcext:value-type="float">
            <text:p>0,7677140313</text:p>
          </table:table-cell>
          <table:table-cell table:number-columns-repeated="3"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7815" calcext:value-type="float">
            <text:p>7815</text:p>
          </table:table-cell>
          <table:table-cell office:value-type="float" office:value="24221" calcext:value-type="float">
            <text:p>24221</text:p>
          </table:table-cell>
          <table:table-cell/>
          <table:table-cell table:formula="of:=[.C256]/[.B256]" office:value-type="float" office:value="3.09929622520793" calcext:value-type="float">
            <text:p>3,0992962252</text:p>
          </table:table-cell>
          <table:table-cell table:formula="of:=[.E256]/4" office:value-type="float" office:value="0.774824056301983" calcext:value-type="float">
            <text:p>0,7748240563</text:p>
          </table:table-cell>
          <table:table-cell table:number-columns-repeated="3"/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7905" calcext:value-type="float">
            <text:p>7905</text:p>
          </table:table-cell>
          <table:table-cell office:value-type="float" office:value="24304" calcext:value-type="float">
            <text:p>24304</text:p>
          </table:table-cell>
          <table:table-cell/>
          <table:table-cell table:formula="of:=[.C257]/[.B257]" office:value-type="float" office:value="3.07450980392157" calcext:value-type="float">
            <text:p>3,0745098039</text:p>
          </table:table-cell>
          <table:table-cell table:formula="of:=[.E257]/4" office:value-type="float" office:value="0.768627450980392" calcext:value-type="float">
            <text:p>0,768627451</text:p>
          </table:table-cell>
          <table:table-cell table:number-columns-repeated="3"/>
        </table:table-row>
        <table:table-row table:style-name="ro1">
          <table:table-cell office:value-type="float" office:value="2570000" calcext:value-type="float">
            <text:p>2570000</text:p>
          </table:table-cell>
          <table:table-cell office:value-type="float" office:value="7937" calcext:value-type="float">
            <text:p>7937</text:p>
          </table:table-cell>
          <table:table-cell office:value-type="float" office:value="24525" calcext:value-type="float">
            <text:p>24525</text:p>
          </table:table-cell>
          <table:table-cell/>
          <table:table-cell table:formula="of:=[.C258]/[.B258]" office:value-type="float" office:value="3.0899584225778" calcext:value-type="float">
            <text:p>3,0899584226</text:p>
          </table:table-cell>
          <table:table-cell table:formula="of:=[.E258]/4" office:value-type="float" office:value="0.77248960564445" calcext:value-type="float">
            <text:p>0,7724896056</text:p>
          </table:table-cell>
          <table:table-cell table:number-columns-repeated="3"/>
        </table:table-row>
        <table:table-row table:style-name="ro1">
          <table:table-cell office:value-type="float" office:value="2580000" calcext:value-type="float">
            <text:p>2580000</text:p>
          </table:table-cell>
          <table:table-cell office:value-type="float" office:value="7961" calcext:value-type="float">
            <text:p>7961</text:p>
          </table:table-cell>
          <table:table-cell office:value-type="float" office:value="24667" calcext:value-type="float">
            <text:p>24667</text:p>
          </table:table-cell>
          <table:table-cell/>
          <table:table-cell table:formula="of:=[.C259]/[.B259]" office:value-type="float" office:value="3.0984800904409" calcext:value-type="float">
            <text:p>3,0984800904</text:p>
          </table:table-cell>
          <table:table-cell table:formula="of:=[.E259]/4" office:value-type="float" office:value="0.774620022610225" calcext:value-type="float">
            <text:p>0,7746200226</text:p>
          </table:table-cell>
          <table:table-cell table:number-columns-repeated="3"/>
        </table:table-row>
        <table:table-row table:style-name="ro1">
          <table:table-cell office:value-type="float" office:value="2590000" calcext:value-type="float">
            <text:p>2590000</text:p>
          </table:table-cell>
          <table:table-cell office:value-type="float" office:value="7980" calcext:value-type="float">
            <text:p>7980</text:p>
          </table:table-cell>
          <table:table-cell office:value-type="float" office:value="24578" calcext:value-type="float">
            <text:p>24578</text:p>
          </table:table-cell>
          <table:table-cell/>
          <table:table-cell table:formula="of:=[.C260]/[.B260]" office:value-type="float" office:value="3.07994987468672" calcext:value-type="float">
            <text:p>3,0799498747</text:p>
          </table:table-cell>
          <table:table-cell table:formula="of:=[.E260]/4" office:value-type="float" office:value="0.769987468671679" calcext:value-type="float">
            <text:p>0,7699874687</text:p>
          </table:table-cell>
          <table:table-cell table:number-columns-repeated="3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8022" calcext:value-type="float">
            <text:p>8022</text:p>
          </table:table-cell>
          <table:table-cell office:value-type="float" office:value="24695" calcext:value-type="float">
            <text:p>24695</text:p>
          </table:table-cell>
          <table:table-cell/>
          <table:table-cell table:formula="of:=[.C261]/[.B261]" office:value-type="float" office:value="3.07840937422089" calcext:value-type="float">
            <text:p>3,0784093742</text:p>
          </table:table-cell>
          <table:table-cell table:formula="of:=[.E261]/4" office:value-type="float" office:value="0.769602343555223" calcext:value-type="float">
            <text:p>0,7696023436</text:p>
          </table:table-cell>
          <table:table-cell table:number-columns-repeated="3"/>
        </table:table-row>
        <table:table-row table:style-name="ro1">
          <table:table-cell office:value-type="float" office:value="2610000" calcext:value-type="float">
            <text:p>2610000</text:p>
          </table:table-cell>
          <table:table-cell office:value-type="float" office:value="8048" calcext:value-type="float">
            <text:p>8048</text:p>
          </table:table-cell>
          <table:table-cell office:value-type="float" office:value="24942" calcext:value-type="float">
            <text:p>24942</text:p>
          </table:table-cell>
          <table:table-cell/>
          <table:table-cell table:formula="of:=[.C262]/[.B262]" office:value-type="float" office:value="3.0991550695825" calcext:value-type="float">
            <text:p>3,0991550696</text:p>
          </table:table-cell>
          <table:table-cell table:formula="of:=[.E262]/4" office:value-type="float" office:value="0.774788767395626" calcext:value-type="float">
            <text:p>0,7747887674</text:p>
          </table:table-cell>
          <table:table-cell table:number-columns-repeated="3"/>
        </table:table-row>
        <table:table-row table:style-name="ro1">
          <table:table-cell office:value-type="float" office:value="2620000" calcext:value-type="float">
            <text:p>2620000</text:p>
          </table:table-cell>
          <table:table-cell office:value-type="float" office:value="8087" calcext:value-type="float">
            <text:p>8087</text:p>
          </table:table-cell>
          <table:table-cell office:value-type="float" office:value="25289" calcext:value-type="float">
            <text:p>25289</text:p>
          </table:table-cell>
          <table:table-cell/>
          <table:table-cell table:formula="of:=[.C263]/[.B263]" office:value-type="float" office:value="3.12711759614196" calcext:value-type="float">
            <text:p>3,1271175961</text:p>
          </table:table-cell>
          <table:table-cell table:formula="of:=[.E263]/4" office:value-type="float" office:value="0.781779399035489" calcext:value-type="float">
            <text:p>0,781779399</text:p>
          </table:table-cell>
          <table:table-cell table:number-columns-repeated="3"/>
        </table:table-row>
        <table:table-row table:style-name="ro1">
          <table:table-cell office:value-type="float" office:value="2630000" calcext:value-type="float">
            <text:p>2630000</text:p>
          </table:table-cell>
          <table:table-cell office:value-type="float" office:value="8117" calcext:value-type="float">
            <text:p>8117</text:p>
          </table:table-cell>
          <table:table-cell office:value-type="float" office:value="25176" calcext:value-type="float">
            <text:p>25176</text:p>
          </table:table-cell>
          <table:table-cell/>
          <table:table-cell table:formula="of:=[.C264]/[.B264]" office:value-type="float" office:value="3.10163853640508" calcext:value-type="float">
            <text:p>3,1016385364</text:p>
          </table:table-cell>
          <table:table-cell table:formula="of:=[.E264]/4" office:value-type="float" office:value="0.775409634101269" calcext:value-type="float">
            <text:p>0,7754096341</text:p>
          </table:table-cell>
          <table:table-cell table:number-columns-repeated="3"/>
        </table:table-row>
        <table:table-row table:style-name="ro1">
          <table:table-cell office:value-type="float" office:value="2640000" calcext:value-type="float">
            <text:p>2640000</text:p>
          </table:table-cell>
          <table:table-cell office:value-type="float" office:value="8223" calcext:value-type="float">
            <text:p>8223</text:p>
          </table:table-cell>
          <table:table-cell office:value-type="float" office:value="25060" calcext:value-type="float">
            <text:p>25060</text:p>
          </table:table-cell>
          <table:table-cell/>
          <table:table-cell table:formula="of:=[.C265]/[.B265]" office:value-type="float" office:value="3.04754955612307" calcext:value-type="float">
            <text:p>3,0475495561</text:p>
          </table:table-cell>
          <table:table-cell table:formula="of:=[.E265]/4" office:value-type="float" office:value="0.761887389030767" calcext:value-type="float">
            <text:p>0,761887389</text:p>
          </table:table-cell>
          <table:table-cell table:number-columns-repeated="3"/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8144" calcext:value-type="float">
            <text:p>8144</text:p>
          </table:table-cell>
          <table:table-cell office:value-type="float" office:value="25324" calcext:value-type="float">
            <text:p>25324</text:p>
          </table:table-cell>
          <table:table-cell/>
          <table:table-cell table:formula="of:=[.C266]/[.B266]" office:value-type="float" office:value="3.10952848722986" calcext:value-type="float">
            <text:p>3,1095284872</text:p>
          </table:table-cell>
          <table:table-cell table:formula="of:=[.E266]/4" office:value-type="float" office:value="0.777382121807466" calcext:value-type="float">
            <text:p>0,7773821218</text:p>
          </table:table-cell>
          <table:table-cell table:number-columns-repeated="3"/>
        </table:table-row>
        <table:table-row table:style-name="ro1">
          <table:table-cell office:value-type="float" office:value="2660000" calcext:value-type="float">
            <text:p>2660000</text:p>
          </table:table-cell>
          <table:table-cell office:value-type="float" office:value="8178" calcext:value-type="float">
            <text:p>8178</text:p>
          </table:table-cell>
          <table:table-cell office:value-type="float" office:value="25278" calcext:value-type="float">
            <text:p>25278</text:p>
          </table:table-cell>
          <table:table-cell/>
          <table:table-cell table:formula="of:=[.C267]/[.B267]" office:value-type="float" office:value="3.09097578870139" calcext:value-type="float">
            <text:p>3,0909757887</text:p>
          </table:table-cell>
          <table:table-cell table:formula="of:=[.E267]/4" office:value-type="float" office:value="0.772743947175348" calcext:value-type="float">
            <text:p>0,7727439472</text:p>
          </table:table-cell>
          <table:table-cell table:number-columns-repeated="3"/>
        </table:table-row>
        <table:table-row table:style-name="ro1">
          <table:table-cell office:value-type="float" office:value="2670000" calcext:value-type="float">
            <text:p>2670000</text:p>
          </table:table-cell>
          <table:table-cell office:value-type="float" office:value="8219" calcext:value-type="float">
            <text:p>8219</text:p>
          </table:table-cell>
          <table:table-cell office:value-type="float" office:value="25366" calcext:value-type="float">
            <text:p>25366</text:p>
          </table:table-cell>
          <table:table-cell/>
          <table:table-cell table:formula="of:=[.C268]/[.B268]" office:value-type="float" office:value="3.08626353570994" calcext:value-type="float">
            <text:p>3,0862635357</text:p>
          </table:table-cell>
          <table:table-cell table:formula="of:=[.E268]/4" office:value-type="float" office:value="0.771565883927485" calcext:value-type="float">
            <text:p>0,7715658839</text:p>
          </table:table-cell>
          <table:table-cell table:number-columns-repeated="3"/>
        </table:table-row>
        <table:table-row table:style-name="ro1">
          <table:table-cell office:value-type="float" office:value="2680000" calcext:value-type="float">
            <text:p>2680000</text:p>
          </table:table-cell>
          <table:table-cell office:value-type="float" office:value="8241" calcext:value-type="float">
            <text:p>8241</text:p>
          </table:table-cell>
          <table:table-cell office:value-type="float" office:value="25467" calcext:value-type="float">
            <text:p>25467</text:p>
          </table:table-cell>
          <table:table-cell/>
          <table:table-cell table:formula="of:=[.C269]/[.B269]" office:value-type="float" office:value="3.09028030578813" calcext:value-type="float">
            <text:p>3,0902803058</text:p>
          </table:table-cell>
          <table:table-cell table:formula="of:=[.E269]/4" office:value-type="float" office:value="0.772570076447033" calcext:value-type="float">
            <text:p>0,7725700764</text:p>
          </table:table-cell>
          <table:table-cell table:number-columns-repeated="3"/>
        </table:table-row>
        <table:table-row table:style-name="ro1">
          <table:table-cell office:value-type="float" office:value="2690000" calcext:value-type="float">
            <text:p>2690000</text:p>
          </table:table-cell>
          <table:table-cell office:value-type="float" office:value="8275" calcext:value-type="float">
            <text:p>8275</text:p>
          </table:table-cell>
          <table:table-cell office:value-type="float" office:value="25571" calcext:value-type="float">
            <text:p>25571</text:p>
          </table:table-cell>
          <table:table-cell/>
          <table:table-cell table:formula="of:=[.C270]/[.B270]" office:value-type="float" office:value="3.09015105740181" calcext:value-type="float">
            <text:p>3,0901510574</text:p>
          </table:table-cell>
          <table:table-cell table:formula="of:=[.E270]/4" office:value-type="float" office:value="0.772537764350453" calcext:value-type="float">
            <text:p>0,7725377644</text:p>
          </table:table-cell>
          <table:table-cell table:number-columns-repeated="3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8308" calcext:value-type="float">
            <text:p>8308</text:p>
          </table:table-cell>
          <table:table-cell office:value-type="float" office:value="25826" calcext:value-type="float">
            <text:p>25826</text:p>
          </table:table-cell>
          <table:table-cell/>
          <table:table-cell table:formula="of:=[.C271]/[.B271]" office:value-type="float" office:value="3.108570052961" calcext:value-type="float">
            <text:p>3,108570053</text:p>
          </table:table-cell>
          <table:table-cell table:formula="of:=[.E271]/4" office:value-type="float" office:value="0.77714251324025" calcext:value-type="float">
            <text:p>0,7771425132</text:p>
          </table:table-cell>
          <table:table-cell table:number-columns-repeated="3"/>
        </table:table-row>
        <table:table-row table:style-name="ro1">
          <table:table-cell office:value-type="float" office:value="2710000" calcext:value-type="float">
            <text:p>2710000</text:p>
          </table:table-cell>
          <table:table-cell office:value-type="float" office:value="8366" calcext:value-type="float">
            <text:p>8366</text:p>
          </table:table-cell>
          <table:table-cell office:value-type="float" office:value="25768" calcext:value-type="float">
            <text:p>25768</text:p>
          </table:table-cell>
          <table:table-cell/>
          <table:table-cell table:formula="of:=[.C272]/[.B272]" office:value-type="float" office:value="3.08008606263447" calcext:value-type="float">
            <text:p>3,0800860626</text:p>
          </table:table-cell>
          <table:table-cell table:formula="of:=[.E272]/4" office:value-type="float" office:value="0.770021515658618" calcext:value-type="float">
            <text:p>0,7700215157</text:p>
          </table:table-cell>
          <table:table-cell table:number-columns-repeated="3"/>
        </table:table-row>
        <table:table-row table:style-name="ro1">
          <table:table-cell office:value-type="float" office:value="2720000" calcext:value-type="float">
            <text:p>2720000</text:p>
          </table:table-cell>
          <table:table-cell office:value-type="float" office:value="8390" calcext:value-type="float">
            <text:p>8390</text:p>
          </table:table-cell>
          <table:table-cell office:value-type="float" office:value="26047" calcext:value-type="float">
            <text:p>26047</text:p>
          </table:table-cell>
          <table:table-cell/>
          <table:table-cell table:formula="of:=[.C273]/[.B273]" office:value-type="float" office:value="3.10452920143027" calcext:value-type="float">
            <text:p>3,1045292014</text:p>
          </table:table-cell>
          <table:table-cell table:formula="of:=[.E273]/4" office:value-type="float" office:value="0.776132300357568" calcext:value-type="float">
            <text:p>0,7761323004</text:p>
          </table:table-cell>
          <table:table-cell table:number-columns-repeated="3"/>
        </table:table-row>
        <table:table-row table:style-name="ro1">
          <table:table-cell office:value-type="float" office:value="2730000" calcext:value-type="float">
            <text:p>2730000</text:p>
          </table:table-cell>
          <table:table-cell office:value-type="float" office:value="8378" calcext:value-type="float">
            <text:p>8378</text:p>
          </table:table-cell>
          <table:table-cell office:value-type="float" office:value="25922" calcext:value-type="float">
            <text:p>25922</text:p>
          </table:table-cell>
          <table:table-cell/>
          <table:table-cell table:formula="of:=[.C274]/[.B274]" office:value-type="float" office:value="3.09405586058725" calcext:value-type="float">
            <text:p>3,0940558606</text:p>
          </table:table-cell>
          <table:table-cell table:formula="of:=[.E274]/4" office:value-type="float" office:value="0.773513965146813" calcext:value-type="float">
            <text:p>0,7735139651</text:p>
          </table:table-cell>
          <table:table-cell table:number-columns-repeated="3"/>
        </table:table-row>
        <table:table-row table:style-name="ro1">
          <table:table-cell office:value-type="float" office:value="2740000" calcext:value-type="float">
            <text:p>2740000</text:p>
          </table:table-cell>
          <table:table-cell office:value-type="float" office:value="8438" calcext:value-type="float">
            <text:p>8438</text:p>
          </table:table-cell>
          <table:table-cell office:value-type="float" office:value="26195" calcext:value-type="float">
            <text:p>26195</text:p>
          </table:table-cell>
          <table:table-cell/>
          <table:table-cell table:formula="of:=[.C275]/[.B275]" office:value-type="float" office:value="3.10440862763688" calcext:value-type="float">
            <text:p>3,1044086276</text:p>
          </table:table-cell>
          <table:table-cell table:formula="of:=[.E275]/4" office:value-type="float" office:value="0.77610215690922" calcext:value-type="float">
            <text:p>0,7761021569</text:p>
          </table:table-cell>
          <table:table-cell table:number-columns-repeated="3"/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8430" calcext:value-type="float">
            <text:p>8430</text:p>
          </table:table-cell>
          <table:table-cell office:value-type="float" office:value="26120" calcext:value-type="float">
            <text:p>26120</text:p>
          </table:table-cell>
          <table:table-cell/>
          <table:table-cell table:formula="of:=[.C276]/[.B276]" office:value-type="float" office:value="3.09845788849348" calcext:value-type="float">
            <text:p>3,0984578885</text:p>
          </table:table-cell>
          <table:table-cell table:formula="of:=[.E276]/4" office:value-type="float" office:value="0.774614472123369" calcext:value-type="float">
            <text:p>0,7746144721</text:p>
          </table:table-cell>
          <table:table-cell table:number-columns-repeated="3"/>
        </table:table-row>
        <table:table-row table:style-name="ro1">
          <table:table-cell office:value-type="float" office:value="2760000" calcext:value-type="float">
            <text:p>2760000</text:p>
          </table:table-cell>
          <table:table-cell office:value-type="float" office:value="8454" calcext:value-type="float">
            <text:p>8454</text:p>
          </table:table-cell>
          <table:table-cell office:value-type="float" office:value="26409" calcext:value-type="float">
            <text:p>26409</text:p>
          </table:table-cell>
          <table:table-cell/>
          <table:table-cell table:formula="of:=[.C277]/[.B277]" office:value-type="float" office:value="3.12384669978708" calcext:value-type="float">
            <text:p>3,1238466998</text:p>
          </table:table-cell>
          <table:table-cell table:formula="of:=[.E277]/4" office:value-type="float" office:value="0.780961674946771" calcext:value-type="float">
            <text:p>0,7809616749</text:p>
          </table:table-cell>
          <table:table-cell table:number-columns-repeated="3"/>
        </table:table-row>
        <table:table-row table:style-name="ro1">
          <table:table-cell office:value-type="float" office:value="2770000" calcext:value-type="float">
            <text:p>2770000</text:p>
          </table:table-cell>
          <table:table-cell office:value-type="float" office:value="8505" calcext:value-type="float">
            <text:p>8505</text:p>
          </table:table-cell>
          <table:table-cell office:value-type="float" office:value="26516" calcext:value-type="float">
            <text:p>26516</text:p>
          </table:table-cell>
          <table:table-cell/>
          <table:table-cell table:formula="of:=[.C278]/[.B278]" office:value-type="float" office:value="3.11769547325103" calcext:value-type="float">
            <text:p>3,1176954733</text:p>
          </table:table-cell>
          <table:table-cell table:formula="of:=[.E278]/4" office:value-type="float" office:value="0.779423868312757" calcext:value-type="float">
            <text:p>0,7794238683</text:p>
          </table:table-cell>
          <table:table-cell table:number-columns-repeated="3"/>
        </table:table-row>
        <table:table-row table:style-name="ro1">
          <table:table-cell office:value-type="float" office:value="2780000" calcext:value-type="float">
            <text:p>2780000</text:p>
          </table:table-cell>
          <table:table-cell office:value-type="float" office:value="8503" calcext:value-type="float">
            <text:p>8503</text:p>
          </table:table-cell>
          <table:table-cell office:value-type="float" office:value="26587" calcext:value-type="float">
            <text:p>26587</text:p>
          </table:table-cell>
          <table:table-cell/>
          <table:table-cell table:formula="of:=[.C279]/[.B279]" office:value-type="float" office:value="3.1267787839586" calcext:value-type="float">
            <text:p>3,126778784</text:p>
          </table:table-cell>
          <table:table-cell table:formula="of:=[.E279]/4" office:value-type="float" office:value="0.781694695989651" calcext:value-type="float">
            <text:p>0,781694696</text:p>
          </table:table-cell>
          <table:table-cell table:number-columns-repeated="3"/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8631" calcext:value-type="float">
            <text:p>8631</text:p>
          </table:table-cell>
          <table:table-cell office:value-type="float" office:value="26531" calcext:value-type="float">
            <text:p>26531</text:p>
          </table:table-cell>
          <table:table-cell/>
          <table:table-cell table:formula="of:=[.C280]/[.B280]" office:value-type="float" office:value="3.07391959216777" calcext:value-type="float">
            <text:p>3,0739195922</text:p>
          </table:table-cell>
          <table:table-cell table:formula="of:=[.E280]/4" office:value-type="float" office:value="0.768479898041942" calcext:value-type="float">
            <text:p>0,768479898</text:p>
          </table:table-cell>
          <table:table-cell table:number-columns-repeated="3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8597" calcext:value-type="float">
            <text:p>8597</text:p>
          </table:table-cell>
          <table:table-cell office:value-type="float" office:value="26597" calcext:value-type="float">
            <text:p>26597</text:p>
          </table:table-cell>
          <table:table-cell/>
          <table:table-cell table:formula="of:=[.C281]/[.B281]" office:value-type="float" office:value="3.09375363498895" calcext:value-type="float">
            <text:p>3,093753635</text:p>
          </table:table-cell>
          <table:table-cell table:formula="of:=[.E281]/4" office:value-type="float" office:value="0.773438408747237" calcext:value-type="float">
            <text:p>0,7734384087</text:p>
          </table:table-cell>
          <table:table-cell table:number-columns-repeated="3"/>
        </table:table-row>
        <table:table-row table:style-name="ro1">
          <table:table-cell office:value-type="float" office:value="2810000" calcext:value-type="float">
            <text:p>2810000</text:p>
          </table:table-cell>
          <table:table-cell office:value-type="float" office:value="8663" calcext:value-type="float">
            <text:p>8663</text:p>
          </table:table-cell>
          <table:table-cell office:value-type="float" office:value="26664" calcext:value-type="float">
            <text:p>26664</text:p>
          </table:table-cell>
          <table:table-cell/>
          <table:table-cell table:formula="of:=[.C282]/[.B282]" office:value-type="float" office:value="3.07791758051483" calcext:value-type="float">
            <text:p>3,0779175805</text:p>
          </table:table-cell>
          <table:table-cell table:formula="of:=[.E282]/4" office:value-type="float" office:value="0.769479395128708" calcext:value-type="float">
            <text:p>0,7694793951</text:p>
          </table:table-cell>
          <table:table-cell table:number-columns-repeated="3"/>
        </table:table-row>
        <table:table-row table:style-name="ro1">
          <table:table-cell office:value-type="float" office:value="2820000" calcext:value-type="float">
            <text:p>2820000</text:p>
          </table:table-cell>
          <table:table-cell office:value-type="float" office:value="8756" calcext:value-type="float">
            <text:p>8756</text:p>
          </table:table-cell>
          <table:table-cell office:value-type="float" office:value="26947" calcext:value-type="float">
            <text:p>26947</text:p>
          </table:table-cell>
          <table:table-cell/>
          <table:table-cell table:formula="of:=[.C283]/[.B283]" office:value-type="float" office:value="3.07754682503426" calcext:value-type="float">
            <text:p>3,077546825</text:p>
          </table:table-cell>
          <table:table-cell table:formula="of:=[.E283]/4" office:value-type="float" office:value="0.769386706258566" calcext:value-type="float">
            <text:p>0,7693867063</text:p>
          </table:table-cell>
          <table:table-cell table:number-columns-repeated="3"/>
        </table:table-row>
        <table:table-row table:style-name="ro1">
          <table:table-cell office:value-type="float" office:value="2830000" calcext:value-type="float">
            <text:p>2830000</text:p>
          </table:table-cell>
          <table:table-cell office:value-type="float" office:value="8699" calcext:value-type="float">
            <text:p>8699</text:p>
          </table:table-cell>
          <table:table-cell office:value-type="float" office:value="27037" calcext:value-type="float">
            <text:p>27037</text:p>
          </table:table-cell>
          <table:table-cell/>
          <table:table-cell table:formula="of:=[.C284]/[.B284]" office:value-type="float" office:value="3.10805839751696" calcext:value-type="float">
            <text:p>3,1080583975</text:p>
          </table:table-cell>
          <table:table-cell table:formula="of:=[.E284]/4" office:value-type="float" office:value="0.777014599379239" calcext:value-type="float">
            <text:p>0,7770145994</text:p>
          </table:table-cell>
          <table:table-cell table:number-columns-repeated="3"/>
        </table:table-row>
        <table:table-row table:style-name="ro1">
          <table:table-cell office:value-type="float" office:value="2840000" calcext:value-type="float">
            <text:p>2840000</text:p>
          </table:table-cell>
          <table:table-cell office:value-type="float" office:value="8753" calcext:value-type="float">
            <text:p>8753</text:p>
          </table:table-cell>
          <table:table-cell office:value-type="float" office:value="27192" calcext:value-type="float">
            <text:p>27192</text:p>
          </table:table-cell>
          <table:table-cell/>
          <table:table-cell table:formula="of:=[.C285]/[.B285]" office:value-type="float" office:value="3.10659202559123" calcext:value-type="float">
            <text:p>3,1065920256</text:p>
          </table:table-cell>
          <table:table-cell table:formula="of:=[.E285]/4" office:value-type="float" office:value="0.776648006397807" calcext:value-type="float">
            <text:p>0,7766480064</text:p>
          </table:table-cell>
          <table:table-cell table:number-columns-repeated="3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8761" calcext:value-type="float">
            <text:p>8761</text:p>
          </table:table-cell>
          <table:table-cell office:value-type="float" office:value="27082" calcext:value-type="float">
            <text:p>27082</text:p>
          </table:table-cell>
          <table:table-cell/>
          <table:table-cell table:formula="of:=[.C286]/[.B286]" office:value-type="float" office:value="3.09119963474489" calcext:value-type="float">
            <text:p>3,0911996347</text:p>
          </table:table-cell>
          <table:table-cell table:formula="of:=[.E286]/4" office:value-type="float" office:value="0.772799908686223" calcext:value-type="float">
            <text:p>0,7727999087</text:p>
          </table:table-cell>
          <table:table-cell table:number-columns-repeated="3"/>
        </table:table-row>
        <table:table-row table:style-name="ro1">
          <table:table-cell office:value-type="float" office:value="2860000" calcext:value-type="float">
            <text:p>2860000</text:p>
          </table:table-cell>
          <table:table-cell office:value-type="float" office:value="8790" calcext:value-type="float">
            <text:p>8790</text:p>
          </table:table-cell>
          <table:table-cell office:value-type="float" office:value="27598" calcext:value-type="float">
            <text:p>27598</text:p>
          </table:table-cell>
          <table:table-cell/>
          <table:table-cell table:formula="of:=[.C287]/[.B287]" office:value-type="float" office:value="3.13970420932878" calcext:value-type="float">
            <text:p>3,1397042093</text:p>
          </table:table-cell>
          <table:table-cell table:formula="of:=[.E287]/4" office:value-type="float" office:value="0.784926052332196" calcext:value-type="float">
            <text:p>0,7849260523</text:p>
          </table:table-cell>
          <table:table-cell table:number-columns-repeated="3"/>
        </table:table-row>
        <table:table-row table:style-name="ro1">
          <table:table-cell office:value-type="float" office:value="2870000" calcext:value-type="float">
            <text:p>2870000</text:p>
          </table:table-cell>
          <table:table-cell office:value-type="float" office:value="8796" calcext:value-type="float">
            <text:p>8796</text:p>
          </table:table-cell>
          <table:table-cell office:value-type="float" office:value="27284" calcext:value-type="float">
            <text:p>27284</text:p>
          </table:table-cell>
          <table:table-cell/>
          <table:table-cell table:formula="of:=[.C288]/[.B288]" office:value-type="float" office:value="3.1018644838563" calcext:value-type="float">
            <text:p>3,1018644839</text:p>
          </table:table-cell>
          <table:table-cell table:formula="of:=[.E288]/4" office:value-type="float" office:value="0.775466120964075" calcext:value-type="float">
            <text:p>0,775466121</text:p>
          </table:table-cell>
          <table:table-cell table:number-columns-repeated="3"/>
        </table:table-row>
        <table:table-row table:style-name="ro1">
          <table:table-cell office:value-type="float" office:value="2880000" calcext:value-type="float">
            <text:p>2880000</text:p>
          </table:table-cell>
          <table:table-cell office:value-type="float" office:value="8883" calcext:value-type="float">
            <text:p>8883</text:p>
          </table:table-cell>
          <table:table-cell office:value-type="float" office:value="27587" calcext:value-type="float">
            <text:p>27587</text:p>
          </table:table-cell>
          <table:table-cell/>
          <table:table-cell table:formula="of:=[.C289]/[.B289]" office:value-type="float" office:value="3.10559495665879" calcext:value-type="float">
            <text:p>3,1055949567</text:p>
          </table:table-cell>
          <table:table-cell table:formula="of:=[.E289]/4" office:value-type="float" office:value="0.776398739164697" calcext:value-type="float">
            <text:p>0,7763987392</text:p>
          </table:table-cell>
          <table:table-cell table:number-columns-repeated="3"/>
        </table:table-row>
        <table:table-row table:style-name="ro1">
          <table:table-cell office:value-type="float" office:value="2890000" calcext:value-type="float">
            <text:p>2890000</text:p>
          </table:table-cell>
          <table:table-cell office:value-type="float" office:value="8920" calcext:value-type="float">
            <text:p>8920</text:p>
          </table:table-cell>
          <table:table-cell office:value-type="float" office:value="27954" calcext:value-type="float">
            <text:p>27954</text:p>
          </table:table-cell>
          <table:table-cell/>
          <table:table-cell table:formula="of:=[.C290]/[.B290]" office:value-type="float" office:value="3.13385650224215" calcext:value-type="float">
            <text:p>3,1338565022</text:p>
          </table:table-cell>
          <table:table-cell table:formula="of:=[.E290]/4" office:value-type="float" office:value="0.783464125560538" calcext:value-type="float">
            <text:p>0,7834641256</text:p>
          </table:table-cell>
          <table:table-cell table:number-columns-repeated="3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8975" calcext:value-type="float">
            <text:p>8975</text:p>
          </table:table-cell>
          <table:table-cell office:value-type="float" office:value="27579" calcext:value-type="float">
            <text:p>27579</text:p>
          </table:table-cell>
          <table:table-cell/>
          <table:table-cell table:formula="of:=[.C291]/[.B291]" office:value-type="float" office:value="3.07286908077994" calcext:value-type="float">
            <text:p>3,0728690808</text:p>
          </table:table-cell>
          <table:table-cell table:formula="of:=[.E291]/4" office:value-type="float" office:value="0.768217270194986" calcext:value-type="float">
            <text:p>0,7682172702</text:p>
          </table:table-cell>
          <table:table-cell table:number-columns-repeated="3"/>
        </table:table-row>
        <table:table-row table:style-name="ro1">
          <table:table-cell office:value-type="float" office:value="2910000" calcext:value-type="float">
            <text:p>2910000</text:p>
          </table:table-cell>
          <table:table-cell office:value-type="float" office:value="9029" calcext:value-type="float">
            <text:p>9029</text:p>
          </table:table-cell>
          <table:table-cell office:value-type="float" office:value="27661" calcext:value-type="float">
            <text:p>27661</text:p>
          </table:table-cell>
          <table:table-cell/>
          <table:table-cell table:formula="of:=[.C292]/[.B292]" office:value-type="float" office:value="3.06357293166464" calcext:value-type="float">
            <text:p>3,0635729317</text:p>
          </table:table-cell>
          <table:table-cell table:formula="of:=[.E292]/4" office:value-type="float" office:value="0.765893232916159" calcext:value-type="float">
            <text:p>0,7658932329</text:p>
          </table:table-cell>
          <table:table-cell table:number-columns-repeated="3"/>
        </table:table-row>
        <table:table-row table:style-name="ro1">
          <table:table-cell office:value-type="float" office:value="2920000" calcext:value-type="float">
            <text:p>2920000</text:p>
          </table:table-cell>
          <table:table-cell office:value-type="float" office:value="9002" calcext:value-type="float">
            <text:p>9002</text:p>
          </table:table-cell>
          <table:table-cell office:value-type="float" office:value="27768" calcext:value-type="float">
            <text:p>27768</text:p>
          </table:table-cell>
          <table:table-cell/>
          <table:table-cell table:formula="of:=[.C293]/[.B293]" office:value-type="float" office:value="3.08464785603199" calcext:value-type="float">
            <text:p>3,084647856</text:p>
          </table:table-cell>
          <table:table-cell table:formula="of:=[.E293]/4" office:value-type="float" office:value="0.771161964007998" calcext:value-type="float">
            <text:p>0,771161964</text:p>
          </table:table-cell>
          <table:table-cell table:number-columns-repeated="3"/>
        </table:table-row>
        <table:table-row table:style-name="ro1">
          <table:table-cell office:value-type="float" office:value="2930000" calcext:value-type="float">
            <text:p>2930000</text:p>
          </table:table-cell>
          <table:table-cell office:value-type="float" office:value="9057" calcext:value-type="float">
            <text:p>9057</text:p>
          </table:table-cell>
          <table:table-cell office:value-type="float" office:value="27856" calcext:value-type="float">
            <text:p>27856</text:p>
          </table:table-cell>
          <table:table-cell/>
          <table:table-cell table:formula="of:=[.C294]/[.B294]" office:value-type="float" office:value="3.07563210776195" calcext:value-type="float">
            <text:p>3,0756321078</text:p>
          </table:table-cell>
          <table:table-cell table:formula="of:=[.E294]/4" office:value-type="float" office:value="0.768908026940488" calcext:value-type="float">
            <text:p>0,7689080269</text:p>
          </table:table-cell>
          <table:table-cell table:number-columns-repeated="3"/>
        </table:table-row>
        <table:table-row table:style-name="ro1">
          <table:table-cell office:value-type="float" office:value="2940000" calcext:value-type="float">
            <text:p>2940000</text:p>
          </table:table-cell>
          <table:table-cell office:value-type="float" office:value="9081" calcext:value-type="float">
            <text:p>9081</text:p>
          </table:table-cell>
          <table:table-cell office:value-type="float" office:value="28127" calcext:value-type="float">
            <text:p>28127</text:p>
          </table:table-cell>
          <table:table-cell/>
          <table:table-cell table:formula="of:=[.C295]/[.B295]" office:value-type="float" office:value="3.09734610725691" calcext:value-type="float">
            <text:p>3,0973461073</text:p>
          </table:table-cell>
          <table:table-cell table:formula="of:=[.E295]/4" office:value-type="float" office:value="0.774336526814227" calcext:value-type="float">
            <text:p>0,7743365268</text:p>
          </table:table-cell>
          <table:table-cell table:number-columns-repeated="3"/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9088" calcext:value-type="float">
            <text:p>9088</text:p>
          </table:table-cell>
          <table:table-cell office:value-type="float" office:value="28051" calcext:value-type="float">
            <text:p>28051</text:p>
          </table:table-cell>
          <table:table-cell/>
          <table:table-cell table:formula="of:=[.C296]/[.B296]" office:value-type="float" office:value="3.08659771126761" calcext:value-type="float">
            <text:p>3,0865977113</text:p>
          </table:table-cell>
          <table:table-cell table:formula="of:=[.E296]/4" office:value-type="float" office:value="0.771649427816901" calcext:value-type="float">
            <text:p>0,7716494278</text:p>
          </table:table-cell>
          <table:table-cell table:number-columns-repeated="3"/>
        </table:table-row>
        <table:table-row table:style-name="ro1">
          <table:table-cell office:value-type="float" office:value="2960000" calcext:value-type="float">
            <text:p>2960000</text:p>
          </table:table-cell>
          <table:table-cell office:value-type="float" office:value="9078" calcext:value-type="float">
            <text:p>9078</text:p>
          </table:table-cell>
          <table:table-cell office:value-type="float" office:value="28100" calcext:value-type="float">
            <text:p>28100</text:p>
          </table:table-cell>
          <table:table-cell/>
          <table:table-cell table:formula="of:=[.C297]/[.B297]" office:value-type="float" office:value="3.09539546155541" calcext:value-type="float">
            <text:p>3,0953954616</text:p>
          </table:table-cell>
          <table:table-cell table:formula="of:=[.E297]/4" office:value-type="float" office:value="0.773848865388852" calcext:value-type="float">
            <text:p>0,7738488654</text:p>
          </table:table-cell>
          <table:table-cell table:number-columns-repeated="3"/>
        </table:table-row>
        <table:table-row table:style-name="ro1">
          <table:table-cell office:value-type="float" office:value="2970000" calcext:value-type="float">
            <text:p>2970000</text:p>
          </table:table-cell>
          <table:table-cell office:value-type="float" office:value="9143" calcext:value-type="float">
            <text:p>9143</text:p>
          </table:table-cell>
          <table:table-cell office:value-type="float" office:value="28360" calcext:value-type="float">
            <text:p>28360</text:p>
          </table:table-cell>
          <table:table-cell/>
          <table:table-cell table:formula="of:=[.C298]/[.B298]" office:value-type="float" office:value="3.10182653396041" calcext:value-type="float">
            <text:p>3,101826534</text:p>
          </table:table-cell>
          <table:table-cell table:formula="of:=[.E298]/4" office:value-type="float" office:value="0.775456633490102" calcext:value-type="float">
            <text:p>0,7754566335</text:p>
          </table:table-cell>
          <table:table-cell table:number-columns-repeated="3"/>
        </table:table-row>
        <table:table-row table:style-name="ro1">
          <table:table-cell office:value-type="float" office:value="2980000" calcext:value-type="float">
            <text:p>2980000</text:p>
          </table:table-cell>
          <table:table-cell office:value-type="float" office:value="9173" calcext:value-type="float">
            <text:p>9173</text:p>
          </table:table-cell>
          <table:table-cell office:value-type="float" office:value="28344" calcext:value-type="float">
            <text:p>28344</text:p>
          </table:table-cell>
          <table:table-cell/>
          <table:table-cell table:formula="of:=[.C299]/[.B299]" office:value-type="float" office:value="3.08993786111414" calcext:value-type="float">
            <text:p>3,0899378611</text:p>
          </table:table-cell>
          <table:table-cell table:formula="of:=[.E299]/4" office:value-type="float" office:value="0.772484465278535" calcext:value-type="float">
            <text:p>0,7724844653</text:p>
          </table:table-cell>
          <table:table-cell table:number-columns-repeated="3"/>
        </table:table-row>
        <table:table-row table:style-name="ro1">
          <table:table-cell office:value-type="float" office:value="2990000" calcext:value-type="float">
            <text:p>2990000</text:p>
          </table:table-cell>
          <table:table-cell office:value-type="float" office:value="9198" calcext:value-type="float">
            <text:p>9198</text:p>
          </table:table-cell>
          <table:table-cell office:value-type="float" office:value="28334" calcext:value-type="float">
            <text:p>28334</text:p>
          </table:table-cell>
          <table:table-cell/>
          <table:table-cell table:formula="of:=[.C300]/[.B300]" office:value-type="float" office:value="3.08045227223309" calcext:value-type="float">
            <text:p>3,0804522722</text:p>
          </table:table-cell>
          <table:table-cell table:formula="of:=[.E300]/4" office:value-type="float" office:value="0.770113068058274" calcext:value-type="float">
            <text:p>0,7701130681</text:p>
          </table:table-cell>
          <table:table-cell table:number-columns-repeated="3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9232" calcext:value-type="float">
            <text:p>9232</text:p>
          </table:table-cell>
          <table:table-cell office:value-type="float" office:value="28535" calcext:value-type="float">
            <text:p>28535</text:p>
          </table:table-cell>
          <table:table-cell/>
          <table:table-cell table:formula="of:=[.C301]/[.B301]" office:value-type="float" office:value="3.09087954939341" calcext:value-type="float">
            <text:p>3,0908795494</text:p>
          </table:table-cell>
          <table:table-cell table:formula="of:=[.E301]/4" office:value-type="float" office:value="0.772719887348354" calcext:value-type="float">
            <text:p>0,7727198873</text:p>
          </table:table-cell>
          <table:table-cell table:number-columns-repeated="3"/>
        </table:table-row>
        <table:table-row table:style-name="ro1">
          <table:table-cell office:value-type="float" office:value="3010000" calcext:value-type="float">
            <text:p>3010000</text:p>
          </table:table-cell>
          <table:table-cell office:value-type="float" office:value="9290" calcext:value-type="float">
            <text:p>9290</text:p>
          </table:table-cell>
          <table:table-cell office:value-type="float" office:value="28762" calcext:value-type="float">
            <text:p>28762</text:p>
          </table:table-cell>
          <table:table-cell/>
          <table:table-cell table:formula="of:=[.C302]/[.B302]" office:value-type="float" office:value="3.09601722282024" calcext:value-type="float">
            <text:p>3,0960172228</text:p>
          </table:table-cell>
          <table:table-cell table:formula="of:=[.E302]/4" office:value-type="float" office:value="0.774004305705059" calcext:value-type="float">
            <text:p>0,7740043057</text:p>
          </table:table-cell>
          <table:table-cell table:number-columns-repeated="3"/>
        </table:table-row>
        <table:table-row table:style-name="ro1">
          <table:table-cell office:value-type="float" office:value="3020000" calcext:value-type="float">
            <text:p>3020000</text:p>
          </table:table-cell>
          <table:table-cell office:value-type="float" office:value="9322" calcext:value-type="float">
            <text:p>9322</text:p>
          </table:table-cell>
          <table:table-cell office:value-type="float" office:value="28956" calcext:value-type="float">
            <text:p>28956</text:p>
          </table:table-cell>
          <table:table-cell/>
          <table:table-cell table:formula="of:=[.C303]/[.B303]" office:value-type="float" office:value="3.10620038618322" calcext:value-type="float">
            <text:p>3,1062003862</text:p>
          </table:table-cell>
          <table:table-cell table:formula="of:=[.E303]/4" office:value-type="float" office:value="0.776550096545806" calcext:value-type="float">
            <text:p>0,7765500965</text:p>
          </table:table-cell>
          <table:table-cell table:number-columns-repeated="3"/>
        </table:table-row>
        <table:table-row table:style-name="ro1">
          <table:table-cell office:value-type="float" office:value="3030000" calcext:value-type="float">
            <text:p>3030000</text:p>
          </table:table-cell>
          <table:table-cell office:value-type="float" office:value="9368" calcext:value-type="float">
            <text:p>9368</text:p>
          </table:table-cell>
          <table:table-cell office:value-type="float" office:value="28992" calcext:value-type="float">
            <text:p>28992</text:p>
          </table:table-cell>
          <table:table-cell/>
          <table:table-cell table:formula="of:=[.C304]/[.B304]" office:value-type="float" office:value="3.09479077711358" calcext:value-type="float">
            <text:p>3,0947907771</text:p>
          </table:table-cell>
          <table:table-cell table:formula="of:=[.E304]/4" office:value-type="float" office:value="0.773697694278394" calcext:value-type="float">
            <text:p>0,7736976943</text:p>
          </table:table-cell>
          <table:table-cell table:number-columns-repeated="3"/>
        </table:table-row>
        <table:table-row table:style-name="ro1">
          <table:table-cell office:value-type="float" office:value="3040000" calcext:value-type="float">
            <text:p>3040000</text:p>
          </table:table-cell>
          <table:table-cell office:value-type="float" office:value="9342" calcext:value-type="float">
            <text:p>9342</text:p>
          </table:table-cell>
          <table:table-cell office:value-type="float" office:value="29050" calcext:value-type="float">
            <text:p>29050</text:p>
          </table:table-cell>
          <table:table-cell/>
          <table:table-cell table:formula="of:=[.C305]/[.B305]" office:value-type="float" office:value="3.10961250267609" calcext:value-type="float">
            <text:p>3,1096125027</text:p>
          </table:table-cell>
          <table:table-cell table:formula="of:=[.E305]/4" office:value-type="float" office:value="0.777403125669022" calcext:value-type="float">
            <text:p>0,7774031257</text:p>
          </table:table-cell>
          <table:table-cell table:number-columns-repeated="3"/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9427" calcext:value-type="float">
            <text:p>9427</text:p>
          </table:table-cell>
          <table:table-cell office:value-type="float" office:value="29168" calcext:value-type="float">
            <text:p>29168</text:p>
          </table:table-cell>
          <table:table-cell/>
          <table:table-cell table:formula="of:=[.C306]/[.B306]" office:value-type="float" office:value="3.09409143948234" calcext:value-type="float">
            <text:p>3,0940914395</text:p>
          </table:table-cell>
          <table:table-cell table:formula="of:=[.E306]/4" office:value-type="float" office:value="0.773522859870584" calcext:value-type="float">
            <text:p>0,7735228599</text:p>
          </table:table-cell>
          <table:table-cell table:number-columns-repeated="3"/>
        </table:table-row>
        <table:table-row table:style-name="ro1">
          <table:table-cell office:value-type="float" office:value="3060000" calcext:value-type="float">
            <text:p>3060000</text:p>
          </table:table-cell>
          <table:table-cell office:value-type="float" office:value="9416" calcext:value-type="float">
            <text:p>9416</text:p>
          </table:table-cell>
          <table:table-cell office:value-type="float" office:value="29260" calcext:value-type="float">
            <text:p>29260</text:p>
          </table:table-cell>
          <table:table-cell/>
          <table:table-cell table:formula="of:=[.C307]/[.B307]" office:value-type="float" office:value="3.10747663551402" calcext:value-type="float">
            <text:p>3,1074766355</text:p>
          </table:table-cell>
          <table:table-cell table:formula="of:=[.E307]/4" office:value-type="float" office:value="0.776869158878505" calcext:value-type="float">
            <text:p>0,7768691589</text:p>
          </table:table-cell>
          <table:table-cell table:number-columns-repeated="3"/>
        </table:table-row>
        <table:table-row table:style-name="ro1">
          <table:table-cell office:value-type="float" office:value="3070000" calcext:value-type="float">
            <text:p>3070000</text:p>
          </table:table-cell>
          <table:table-cell office:value-type="float" office:value="9424" calcext:value-type="float">
            <text:p>9424</text:p>
          </table:table-cell>
          <table:table-cell office:value-type="float" office:value="29331" calcext:value-type="float">
            <text:p>29331</text:p>
          </table:table-cell>
          <table:table-cell/>
          <table:table-cell table:formula="of:=[.C308]/[.B308]" office:value-type="float" office:value="3.1123726655348" calcext:value-type="float">
            <text:p>3,1123726655</text:p>
          </table:table-cell>
          <table:table-cell table:formula="of:=[.E308]/4" office:value-type="float" office:value="0.778093166383701" calcext:value-type="float">
            <text:p>0,7780931664</text:p>
          </table:table-cell>
          <table:table-cell table:number-columns-repeated="3"/>
        </table:table-row>
        <table:table-row table:style-name="ro1">
          <table:table-cell office:value-type="float" office:value="3080000" calcext:value-type="float">
            <text:p>3080000</text:p>
          </table:table-cell>
          <table:table-cell office:value-type="float" office:value="9468" calcext:value-type="float">
            <text:p>9468</text:p>
          </table:table-cell>
          <table:table-cell office:value-type="float" office:value="29298" calcext:value-type="float">
            <text:p>29298</text:p>
          </table:table-cell>
          <table:table-cell/>
          <table:table-cell table:formula="of:=[.C309]/[.B309]" office:value-type="float" office:value="3.09442332065906" calcext:value-type="float">
            <text:p>3,0944233207</text:p>
          </table:table-cell>
          <table:table-cell table:formula="of:=[.E309]/4" office:value-type="float" office:value="0.773605830164765" calcext:value-type="float">
            <text:p>0,7736058302</text:p>
          </table:table-cell>
          <table:table-cell table:number-columns-repeated="3"/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9503" calcext:value-type="float">
            <text:p>9503</text:p>
          </table:table-cell>
          <table:table-cell office:value-type="float" office:value="29429" calcext:value-type="float">
            <text:p>29429</text:p>
          </table:table-cell>
          <table:table-cell/>
          <table:table-cell table:formula="of:=[.C310]/[.B310]" office:value-type="float" office:value="3.09681153320004" calcext:value-type="float">
            <text:p>3,0968115332</text:p>
          </table:table-cell>
          <table:table-cell table:formula="of:=[.E310]/4" office:value-type="float" office:value="0.774202883300011" calcext:value-type="float">
            <text:p>0,7742028833</text:p>
          </table:table-cell>
          <table:table-cell table:number-columns-repeated="3"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9491" calcext:value-type="float">
            <text:p>9491</text:p>
          </table:table-cell>
          <table:table-cell office:value-type="float" office:value="29565" calcext:value-type="float">
            <text:p>29565</text:p>
          </table:table-cell>
          <table:table-cell/>
          <table:table-cell table:formula="of:=[.C311]/[.B311]" office:value-type="float" office:value="3.11505636919187" calcext:value-type="float">
            <text:p>3,1150563692</text:p>
          </table:table-cell>
          <table:table-cell table:formula="of:=[.E311]/4" office:value-type="float" office:value="0.778764092297967" calcext:value-type="float">
            <text:p>0,7787640923</text:p>
          </table:table-cell>
          <table:table-cell table:number-columns-repeated="3"/>
        </table:table-row>
        <table:table-row table:style-name="ro1">
          <table:table-cell office:value-type="float" office:value="3110000" calcext:value-type="float">
            <text:p>3110000</text:p>
          </table:table-cell>
          <table:table-cell office:value-type="float" office:value="9577" calcext:value-type="float">
            <text:p>9577</text:p>
          </table:table-cell>
          <table:table-cell office:value-type="float" office:value="29562" calcext:value-type="float">
            <text:p>29562</text:p>
          </table:table-cell>
          <table:table-cell/>
          <table:table-cell table:formula="of:=[.C312]/[.B312]" office:value-type="float" office:value="3.08677038738645" calcext:value-type="float">
            <text:p>3,0867703874</text:p>
          </table:table-cell>
          <table:table-cell table:formula="of:=[.E312]/4" office:value-type="float" office:value="0.771692596846612" calcext:value-type="float">
            <text:p>0,7716925968</text:p>
          </table:table-cell>
          <table:table-cell table:number-columns-repeated="3"/>
        </table:table-row>
        <table:table-row table:style-name="ro1">
          <table:table-cell office:value-type="float" office:value="3120000" calcext:value-type="float">
            <text:p>3120000</text:p>
          </table:table-cell>
          <table:table-cell office:value-type="float" office:value="9681" calcext:value-type="float">
            <text:p>9681</text:p>
          </table:table-cell>
          <table:table-cell office:value-type="float" office:value="29629" calcext:value-type="float">
            <text:p>29629</text:p>
          </table:table-cell>
          <table:table-cell/>
          <table:table-cell table:formula="of:=[.C313]/[.B313]" office:value-type="float" office:value="3.06053093688668" calcext:value-type="float">
            <text:p>3,0605309369</text:p>
          </table:table-cell>
          <table:table-cell table:formula="of:=[.E313]/4" office:value-type="float" office:value="0.765132734221671" calcext:value-type="float">
            <text:p>0,7651327342</text:p>
          </table:table-cell>
          <table:table-cell table:number-columns-repeated="3"/>
        </table:table-row>
        <table:table-row table:style-name="ro1">
          <table:table-cell office:value-type="float" office:value="3130000" calcext:value-type="float">
            <text:p>3130000</text:p>
          </table:table-cell>
          <table:table-cell office:value-type="float" office:value="9620" calcext:value-type="float">
            <text:p>9620</text:p>
          </table:table-cell>
          <table:table-cell office:value-type="float" office:value="29897" calcext:value-type="float">
            <text:p>29897</text:p>
          </table:table-cell>
          <table:table-cell/>
          <table:table-cell table:formula="of:=[.C314]/[.B314]" office:value-type="float" office:value="3.10779625779626" calcext:value-type="float">
            <text:p>3,1077962578</text:p>
          </table:table-cell>
          <table:table-cell table:formula="of:=[.E314]/4" office:value-type="float" office:value="0.776949064449064" calcext:value-type="float">
            <text:p>0,7769490644</text:p>
          </table:table-cell>
          <table:table-cell table:number-columns-repeated="3"/>
        </table:table-row>
        <table:table-row table:style-name="ro1">
          <table:table-cell office:value-type="float" office:value="3140000" calcext:value-type="float">
            <text:p>3140000</text:p>
          </table:table-cell>
          <table:table-cell office:value-type="float" office:value="9689" calcext:value-type="float">
            <text:p>9689</text:p>
          </table:table-cell>
          <table:table-cell office:value-type="float" office:value="29846" calcext:value-type="float">
            <text:p>29846</text:p>
          </table:table-cell>
          <table:table-cell/>
          <table:table-cell table:formula="of:=[.C315]/[.B315]" office:value-type="float" office:value="3.08040045412323" calcext:value-type="float">
            <text:p>3,0804004541</text:p>
          </table:table-cell>
          <table:table-cell table:formula="of:=[.E315]/4" office:value-type="float" office:value="0.770100113530808" calcext:value-type="float">
            <text:p>0,7701001135</text:p>
          </table:table-cell>
          <table:table-cell table:number-columns-repeated="3"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9729" calcext:value-type="float">
            <text:p>9729</text:p>
          </table:table-cell>
          <table:table-cell office:value-type="float" office:value="30089" calcext:value-type="float">
            <text:p>30089</text:p>
          </table:table-cell>
          <table:table-cell/>
          <table:table-cell table:formula="of:=[.C316]/[.B316]" office:value-type="float" office:value="3.09271250899373" calcext:value-type="float">
            <text:p>3,092712509</text:p>
          </table:table-cell>
          <table:table-cell table:formula="of:=[.E316]/4" office:value-type="float" office:value="0.773178127248433" calcext:value-type="float">
            <text:p>0,7731781272</text:p>
          </table:table-cell>
          <table:table-cell table:number-columns-repeated="3"/>
        </table:table-row>
        <table:table-row table:style-name="ro1">
          <table:table-cell office:value-type="float" office:value="3160000" calcext:value-type="float">
            <text:p>3160000</text:p>
          </table:table-cell>
          <table:table-cell office:value-type="float" office:value="9755" calcext:value-type="float">
            <text:p>9755</text:p>
          </table:table-cell>
          <table:table-cell office:value-type="float" office:value="30366" calcext:value-type="float">
            <text:p>30366</text:p>
          </table:table-cell>
          <table:table-cell/>
          <table:table-cell table:formula="of:=[.C317]/[.B317]" office:value-type="float" office:value="3.1128651973347" calcext:value-type="float">
            <text:p>3,1128651973</text:p>
          </table:table-cell>
          <table:table-cell table:formula="of:=[.E317]/4" office:value-type="float" office:value="0.778216299333675" calcext:value-type="float">
            <text:p>0,7782162993</text:p>
          </table:table-cell>
          <table:table-cell table:number-columns-repeated="3"/>
        </table:table-row>
        <table:table-row table:style-name="ro1">
          <table:table-cell office:value-type="float" office:value="3170000" calcext:value-type="float">
            <text:p>3170000</text:p>
          </table:table-cell>
          <table:table-cell office:value-type="float" office:value="9797" calcext:value-type="float">
            <text:p>9797</text:p>
          </table:table-cell>
          <table:table-cell office:value-type="float" office:value="30421" calcext:value-type="float">
            <text:p>30421</text:p>
          </table:table-cell>
          <table:table-cell/>
          <table:table-cell table:formula="of:=[.C318]/[.B318]" office:value-type="float" office:value="3.10513422476268" calcext:value-type="float">
            <text:p>3,1051342248</text:p>
          </table:table-cell>
          <table:table-cell table:formula="of:=[.E318]/4" office:value-type="float" office:value="0.776283556190671" calcext:value-type="float">
            <text:p>0,7762835562</text:p>
          </table:table-cell>
          <table:table-cell table:number-columns-repeated="3"/>
        </table:table-row>
        <table:table-row table:style-name="ro1">
          <table:table-cell office:value-type="float" office:value="3180000" calcext:value-type="float">
            <text:p>3180000</text:p>
          </table:table-cell>
          <table:table-cell office:value-type="float" office:value="9884" calcext:value-type="float">
            <text:p>9884</text:p>
          </table:table-cell>
          <table:table-cell office:value-type="float" office:value="30357" calcext:value-type="float">
            <text:p>30357</text:p>
          </table:table-cell>
          <table:table-cell/>
          <table:table-cell table:formula="of:=[.C319]/[.B319]" office:value-type="float" office:value="3.07132739781465" calcext:value-type="float">
            <text:p>3,0713273978</text:p>
          </table:table-cell>
          <table:table-cell table:formula="of:=[.E319]/4" office:value-type="float" office:value="0.767831849453662" calcext:value-type="float">
            <text:p>0,7678318495</text:p>
          </table:table-cell>
          <table:table-cell table:number-columns-repeated="3"/>
        </table:table-row>
        <table:table-row table:style-name="ro1">
          <table:table-cell office:value-type="float" office:value="3190000" calcext:value-type="float">
            <text:p>3190000</text:p>
          </table:table-cell>
          <table:table-cell office:value-type="float" office:value="9874" calcext:value-type="float">
            <text:p>9874</text:p>
          </table:table-cell>
          <table:table-cell office:value-type="float" office:value="30627" calcext:value-type="float">
            <text:p>30627</text:p>
          </table:table-cell>
          <table:table-cell/>
          <table:table-cell table:formula="of:=[.C320]/[.B320]" office:value-type="float" office:value="3.10178245898319" calcext:value-type="float">
            <text:p>3,101782459</text:p>
          </table:table-cell>
          <table:table-cell table:formula="of:=[.E320]/4" office:value-type="float" office:value="0.775445614745797" calcext:value-type="float">
            <text:p>0,7754456147</text:p>
          </table:table-cell>
          <table:table-cell table:number-columns-repeated="3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9861" calcext:value-type="float">
            <text:p>9861</text:p>
          </table:table-cell>
          <table:table-cell office:value-type="float" office:value="30702" calcext:value-type="float">
            <text:p>30702</text:p>
          </table:table-cell>
          <table:table-cell/>
          <table:table-cell table:formula="of:=[.C321]/[.B321]" office:value-type="float" office:value="3.11347733495589" calcext:value-type="float">
            <text:p>3,113477335</text:p>
          </table:table-cell>
          <table:table-cell table:formula="of:=[.E321]/4" office:value-type="float" office:value="0.778369333738972" calcext:value-type="float">
            <text:p>0,7783693337</text:p>
          </table:table-cell>
          <table:table-cell table:number-columns-repeated="3"/>
        </table:table-row>
        <table:table-row table:style-name="ro1">
          <table:table-cell office:value-type="float" office:value="3210000" calcext:value-type="float">
            <text:p>3210000</text:p>
          </table:table-cell>
          <table:table-cell office:value-type="float" office:value="9909" calcext:value-type="float">
            <text:p>9909</text:p>
          </table:table-cell>
          <table:table-cell office:value-type="float" office:value="30395" calcext:value-type="float">
            <text:p>30395</text:p>
          </table:table-cell>
          <table:table-cell/>
          <table:table-cell table:formula="of:=[.C322]/[.B322]" office:value-type="float" office:value="3.06741346250883" calcext:value-type="float">
            <text:p>3,0674134625</text:p>
          </table:table-cell>
          <table:table-cell table:formula="of:=[.E322]/4" office:value-type="float" office:value="0.766853365627208" calcext:value-type="float">
            <text:p>0,7668533656</text:p>
          </table:table-cell>
          <table:table-cell table:number-columns-repeated="3"/>
        </table:table-row>
        <table:table-row table:style-name="ro1">
          <table:table-cell office:value-type="float" office:value="3220000" calcext:value-type="float">
            <text:p>3220000</text:p>
          </table:table-cell>
          <table:table-cell office:value-type="float" office:value="9939" calcext:value-type="float">
            <text:p>9939</text:p>
          </table:table-cell>
          <table:table-cell office:value-type="float" office:value="30710" calcext:value-type="float">
            <text:p>30710</text:p>
          </table:table-cell>
          <table:table-cell/>
          <table:table-cell table:formula="of:=[.C323]/[.B323]" office:value-type="float" office:value="3.08984807324681" calcext:value-type="float">
            <text:p>3,0898480732</text:p>
          </table:table-cell>
          <table:table-cell table:formula="of:=[.E323]/4" office:value-type="float" office:value="0.772462018311701" calcext:value-type="float">
            <text:p>0,7724620183</text:p>
          </table:table-cell>
          <table:table-cell table:number-columns-repeated="3"/>
        </table:table-row>
        <table:table-row table:style-name="ro1">
          <table:table-cell office:value-type="float" office:value="3230000" calcext:value-type="float">
            <text:p>3230000</text:p>
          </table:table-cell>
          <table:table-cell office:value-type="float" office:value="10040" calcext:value-type="float">
            <text:p>10040</text:p>
          </table:table-cell>
          <table:table-cell office:value-type="float" office:value="30787" calcext:value-type="float">
            <text:p>30787</text:p>
          </table:table-cell>
          <table:table-cell/>
          <table:table-cell table:formula="of:=[.C324]/[.B324]" office:value-type="float" office:value="3.06643426294821" calcext:value-type="float">
            <text:p>3,0664342629</text:p>
          </table:table-cell>
          <table:table-cell table:formula="of:=[.E324]/4" office:value-type="float" office:value="0.766608565737052" calcext:value-type="float">
            <text:p>0,7666085657</text:p>
          </table:table-cell>
          <table:table-cell table:number-columns-repeated="3"/>
        </table:table-row>
        <table:table-row table:style-name="ro1">
          <table:table-cell office:value-type="float" office:value="3240000" calcext:value-type="float">
            <text:p>3240000</text:p>
          </table:table-cell>
          <table:table-cell office:value-type="float" office:value="9968" calcext:value-type="float">
            <text:p>9968</text:p>
          </table:table-cell>
          <table:table-cell office:value-type="float" office:value="30883" calcext:value-type="float">
            <text:p>30883</text:p>
          </table:table-cell>
          <table:table-cell/>
          <table:table-cell table:formula="of:=[.C325]/[.B325]" office:value-type="float" office:value="3.09821428571429" calcext:value-type="float">
            <text:p>3,0982142857</text:p>
          </table:table-cell>
          <table:table-cell table:formula="of:=[.E325]/4" office:value-type="float" office:value="0.774553571428571" calcext:value-type="float">
            <text:p>0,7745535714</text:p>
          </table:table-cell>
          <table:table-cell table:number-columns-repeated="3"/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0130" calcext:value-type="float">
            <text:p>10130</text:p>
          </table:table-cell>
          <table:table-cell office:value-type="float" office:value="31008" calcext:value-type="float">
            <text:p>31008</text:p>
          </table:table-cell>
          <table:table-cell/>
          <table:table-cell table:formula="of:=[.C326]/[.B326]" office:value-type="float" office:value="3.06100691016782" calcext:value-type="float">
            <text:p>3,0610069102</text:p>
          </table:table-cell>
          <table:table-cell table:formula="of:=[.E326]/4" office:value-type="float" office:value="0.765251727541955" calcext:value-type="float">
            <text:p>0,7652517275</text:p>
          </table:table-cell>
          <table:table-cell table:number-columns-repeated="3"/>
        </table:table-row>
        <table:table-row table:style-name="ro1">
          <table:table-cell office:value-type="float" office:value="3260000" calcext:value-type="float">
            <text:p>3260000</text:p>
          </table:table-cell>
          <table:table-cell office:value-type="float" office:value="10045" calcext:value-type="float">
            <text:p>10045</text:p>
          </table:table-cell>
          <table:table-cell office:value-type="float" office:value="31137" calcext:value-type="float">
            <text:p>31137</text:p>
          </table:table-cell>
          <table:table-cell/>
          <table:table-cell table:formula="of:=[.C327]/[.B327]" office:value-type="float" office:value="3.09975111996018" calcext:value-type="float">
            <text:p>3,09975112</text:p>
          </table:table-cell>
          <table:table-cell table:formula="of:=[.E327]/4" office:value-type="float" office:value="0.774937779990045" calcext:value-type="float">
            <text:p>0,77493778</text:p>
          </table:table-cell>
          <table:table-cell table:number-columns-repeated="3"/>
        </table:table-row>
        <table:table-row table:style-name="ro1">
          <table:table-cell office:value-type="float" office:value="3270000" calcext:value-type="float">
            <text:p>3270000</text:p>
          </table:table-cell>
          <table:table-cell office:value-type="float" office:value="10100" calcext:value-type="float">
            <text:p>10100</text:p>
          </table:table-cell>
          <table:table-cell office:value-type="float" office:value="31260" calcext:value-type="float">
            <text:p>31260</text:p>
          </table:table-cell>
          <table:table-cell/>
          <table:table-cell table:formula="of:=[.C328]/[.B328]" office:value-type="float" office:value="3.0950495049505" calcext:value-type="float">
            <text:p>3,095049505</text:p>
          </table:table-cell>
          <table:table-cell table:formula="of:=[.E328]/4" office:value-type="float" office:value="0.773762376237624" calcext:value-type="float">
            <text:p>0,7737623762</text:p>
          </table:table-cell>
          <table:table-cell table:number-columns-repeated="3"/>
        </table:table-row>
        <table:table-row table:style-name="ro1">
          <table:table-cell office:value-type="float" office:value="3280000" calcext:value-type="float">
            <text:p>3280000</text:p>
          </table:table-cell>
          <table:table-cell office:value-type="float" office:value="10142" calcext:value-type="float">
            <text:p>10142</text:p>
          </table:table-cell>
          <table:table-cell office:value-type="float" office:value="31556" calcext:value-type="float">
            <text:p>31556</text:p>
          </table:table-cell>
          <table:table-cell/>
          <table:table-cell table:formula="of:=[.C329]/[.B329]" office:value-type="float" office:value="3.11141786629856" calcext:value-type="float">
            <text:p>3,1114178663</text:p>
          </table:table-cell>
          <table:table-cell table:formula="of:=[.E329]/4" office:value-type="float" office:value="0.77785446657464" calcext:value-type="float">
            <text:p>0,7778544666</text:p>
          </table:table-cell>
          <table:table-cell table:number-columns-repeated="3"/>
        </table:table-row>
        <table:table-row table:style-name="ro1">
          <table:table-cell office:value-type="float" office:value="3290000" calcext:value-type="float">
            <text:p>3290000</text:p>
          </table:table-cell>
          <table:table-cell office:value-type="float" office:value="10184" calcext:value-type="float">
            <text:p>10184</text:p>
          </table:table-cell>
          <table:table-cell office:value-type="float" office:value="31338" calcext:value-type="float">
            <text:p>31338</text:p>
          </table:table-cell>
          <table:table-cell/>
          <table:table-cell table:formula="of:=[.C330]/[.B330]" office:value-type="float" office:value="3.07717989002357" calcext:value-type="float">
            <text:p>3,07717989</text:p>
          </table:table-cell>
          <table:table-cell table:formula="of:=[.E330]/4" office:value-type="float" office:value="0.769294972505892" calcext:value-type="float">
            <text:p>0,7692949725</text:p>
          </table:table-cell>
          <table:table-cell table:number-columns-repeated="3"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0174" calcext:value-type="float">
            <text:p>10174</text:p>
          </table:table-cell>
          <table:table-cell office:value-type="float" office:value="31598" calcext:value-type="float">
            <text:p>31598</text:p>
          </table:table-cell>
          <table:table-cell/>
          <table:table-cell table:formula="of:=[.C331]/[.B331]" office:value-type="float" office:value="3.10575977983094" calcext:value-type="float">
            <text:p>3,1057597798</text:p>
          </table:table-cell>
          <table:table-cell table:formula="of:=[.E331]/4" office:value-type="float" office:value="0.776439944957735" calcext:value-type="float">
            <text:p>0,776439945</text:p>
          </table:table-cell>
          <table:table-cell table:number-columns-repeated="3"/>
        </table:table-row>
        <table:table-row table:style-name="ro1">
          <table:table-cell office:value-type="float" office:value="3310000" calcext:value-type="float">
            <text:p>3310000</text:p>
          </table:table-cell>
          <table:table-cell office:value-type="float" office:value="10191" calcext:value-type="float">
            <text:p>10191</text:p>
          </table:table-cell>
          <table:table-cell office:value-type="float" office:value="31734" calcext:value-type="float">
            <text:p>31734</text:p>
          </table:table-cell>
          <table:table-cell/>
          <table:table-cell table:formula="of:=[.C332]/[.B332]" office:value-type="float" office:value="3.11392405063291" calcext:value-type="float">
            <text:p>3,1139240506</text:p>
          </table:table-cell>
          <table:table-cell table:formula="of:=[.E332]/4" office:value-type="float" office:value="0.778481012658228" calcext:value-type="float">
            <text:p>0,7784810127</text:p>
          </table:table-cell>
          <table:table-cell table:number-columns-repeated="3"/>
        </table:table-row>
        <table:table-row table:style-name="ro1">
          <table:table-cell office:value-type="float" office:value="3320000" calcext:value-type="float">
            <text:p>3320000</text:p>
          </table:table-cell>
          <table:table-cell office:value-type="float" office:value="10255" calcext:value-type="float">
            <text:p>10255</text:p>
          </table:table-cell>
          <table:table-cell office:value-type="float" office:value="31651" calcext:value-type="float">
            <text:p>31651</text:p>
          </table:table-cell>
          <table:table-cell/>
          <table:table-cell table:formula="of:=[.C333]/[.B333]" office:value-type="float" office:value="3.08639687957094" calcext:value-type="float">
            <text:p>3,0863968796</text:p>
          </table:table-cell>
          <table:table-cell table:formula="of:=[.E333]/4" office:value-type="float" office:value="0.771599219892735" calcext:value-type="float">
            <text:p>0,7715992199</text:p>
          </table:table-cell>
          <table:table-cell table:number-columns-repeated="3"/>
        </table:table-row>
        <table:table-row table:style-name="ro1">
          <table:table-cell office:value-type="float" office:value="3330000" calcext:value-type="float">
            <text:p>3330000</text:p>
          </table:table-cell>
          <table:table-cell office:value-type="float" office:value="10318" calcext:value-type="float">
            <text:p>10318</text:p>
          </table:table-cell>
          <table:table-cell office:value-type="float" office:value="31935" calcext:value-type="float">
            <text:p>31935</text:p>
          </table:table-cell>
          <table:table-cell/>
          <table:table-cell table:formula="of:=[.C334]/[.B334]" office:value-type="float" office:value="3.09507656522582" calcext:value-type="float">
            <text:p>3,0950765652</text:p>
          </table:table-cell>
          <table:table-cell table:formula="of:=[.E334]/4" office:value-type="float" office:value="0.773769141306455" calcext:value-type="float">
            <text:p>0,7737691413</text:p>
          </table:table-cell>
          <table:table-cell table:number-columns-repeated="3"/>
        </table:table-row>
        <table:table-row table:style-name="ro1">
          <table:table-cell office:value-type="float" office:value="3340000" calcext:value-type="float">
            <text:p>3340000</text:p>
          </table:table-cell>
          <table:table-cell office:value-type="float" office:value="10316" calcext:value-type="float">
            <text:p>10316</text:p>
          </table:table-cell>
          <table:table-cell office:value-type="float" office:value="31881" calcext:value-type="float">
            <text:p>31881</text:p>
          </table:table-cell>
          <table:table-cell/>
          <table:table-cell table:formula="of:=[.C335]/[.B335]" office:value-type="float" office:value="3.09044203179527" calcext:value-type="float">
            <text:p>3,0904420318</text:p>
          </table:table-cell>
          <table:table-cell table:formula="of:=[.E335]/4" office:value-type="float" office:value="0.772610507948817" calcext:value-type="float">
            <text:p>0,7726105079</text:p>
          </table:table-cell>
          <table:table-cell table:number-columns-repeated="3"/>
        </table:table-row>
        <table:table-row table:style-name="ro1">
          <table:table-cell office:value-type="float" office:value="3350000" calcext:value-type="float">
            <text:p>3350000</text:p>
          </table:table-cell>
          <table:table-cell office:value-type="float" office:value="10339" calcext:value-type="float">
            <text:p>10339</text:p>
          </table:table-cell>
          <table:table-cell office:value-type="float" office:value="32144" calcext:value-type="float">
            <text:p>32144</text:p>
          </table:table-cell>
          <table:table-cell/>
          <table:table-cell table:formula="of:=[.C336]/[.B336]" office:value-type="float" office:value="3.10900473933649" calcext:value-type="float">
            <text:p>3,1090047393</text:p>
          </table:table-cell>
          <table:table-cell table:formula="of:=[.E336]/4" office:value-type="float" office:value="0.777251184834123" calcext:value-type="float">
            <text:p>0,7772511848</text:p>
          </table:table-cell>
          <table:table-cell table:number-columns-repeated="3"/>
        </table:table-row>
        <table:table-row table:style-name="ro1">
          <table:table-cell office:value-type="float" office:value="3360000" calcext:value-type="float">
            <text:p>3360000</text:p>
          </table:table-cell>
          <table:table-cell office:value-type="float" office:value="10369" calcext:value-type="float">
            <text:p>10369</text:p>
          </table:table-cell>
          <table:table-cell office:value-type="float" office:value="32240" calcext:value-type="float">
            <text:p>32240</text:p>
          </table:table-cell>
          <table:table-cell/>
          <table:table-cell table:formula="of:=[.C337]/[.B337]" office:value-type="float" office:value="3.10926801041566" calcext:value-type="float">
            <text:p>3,1092680104</text:p>
          </table:table-cell>
          <table:table-cell table:formula="of:=[.E337]/4" office:value-type="float" office:value="0.777317002603916" calcext:value-type="float">
            <text:p>0,7773170026</text:p>
          </table:table-cell>
          <table:table-cell table:number-columns-repeated="3"/>
        </table:table-row>
        <table:table-row table:style-name="ro1">
          <table:table-cell office:value-type="float" office:value="3370000" calcext:value-type="float">
            <text:p>3370000</text:p>
          </table:table-cell>
          <table:table-cell office:value-type="float" office:value="10430" calcext:value-type="float">
            <text:p>10430</text:p>
          </table:table-cell>
          <table:table-cell office:value-type="float" office:value="32273" calcext:value-type="float">
            <text:p>32273</text:p>
          </table:table-cell>
          <table:table-cell/>
          <table:table-cell table:formula="of:=[.C338]/[.B338]" office:value-type="float" office:value="3.09424736337488" calcext:value-type="float">
            <text:p>3,0942473634</text:p>
          </table:table-cell>
          <table:table-cell table:formula="of:=[.E338]/4" office:value-type="float" office:value="0.77356184084372" calcext:value-type="float">
            <text:p>0,7735618408</text:p>
          </table:table-cell>
          <table:table-cell table:number-columns-repeated="3"/>
        </table:table-row>
        <table:table-row table:style-name="ro1">
          <table:table-cell office:value-type="float" office:value="3380000" calcext:value-type="float">
            <text:p>3380000</text:p>
          </table:table-cell>
          <table:table-cell office:value-type="float" office:value="10479" calcext:value-type="float">
            <text:p>10479</text:p>
          </table:table-cell>
          <table:table-cell office:value-type="float" office:value="32218" calcext:value-type="float">
            <text:p>32218</text:p>
          </table:table-cell>
          <table:table-cell/>
          <table:table-cell table:formula="of:=[.C339]/[.B339]" office:value-type="float" office:value="3.07453001240576" calcext:value-type="float">
            <text:p>3,0745300124</text:p>
          </table:table-cell>
          <table:table-cell table:formula="of:=[.E339]/4" office:value-type="float" office:value="0.768632503101441" calcext:value-type="float">
            <text:p>0,7686325031</text:p>
          </table:table-cell>
          <table:table-cell table:number-columns-repeated="3"/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10457" calcext:value-type="float">
            <text:p>10457</text:p>
          </table:table-cell>
          <table:table-cell office:value-type="float" office:value="32494" calcext:value-type="float">
            <text:p>32494</text:p>
          </table:table-cell>
          <table:table-cell/>
          <table:table-cell table:formula="of:=[.C340]/[.B340]" office:value-type="float" office:value="3.10739217748876" calcext:value-type="float">
            <text:p>3,1073921775</text:p>
          </table:table-cell>
          <table:table-cell table:formula="of:=[.E340]/4" office:value-type="float" office:value="0.776848044372191" calcext:value-type="float">
            <text:p>0,7768480444</text:p>
          </table:table-cell>
          <table:table-cell table:number-columns-repeated="3"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0535" calcext:value-type="float">
            <text:p>10535</text:p>
          </table:table-cell>
          <table:table-cell office:value-type="float" office:value="32588" calcext:value-type="float">
            <text:p>32588</text:p>
          </table:table-cell>
          <table:table-cell/>
          <table:table-cell table:formula="of:=[.C341]/[.B341]" office:value-type="float" office:value="3.09330802088277" calcext:value-type="float">
            <text:p>3,0933080209</text:p>
          </table:table-cell>
          <table:table-cell table:formula="of:=[.E341]/4" office:value-type="float" office:value="0.773327005220693" calcext:value-type="float">
            <text:p>0,7733270052</text:p>
          </table:table-cell>
          <table:table-cell table:number-columns-repeated="3"/>
        </table:table-row>
        <table:table-row table:style-name="ro1">
          <table:table-cell office:value-type="float" office:value="3410000" calcext:value-type="float">
            <text:p>3410000</text:p>
          </table:table-cell>
          <table:table-cell office:value-type="float" office:value="10537" calcext:value-type="float">
            <text:p>10537</text:p>
          </table:table-cell>
          <table:table-cell office:value-type="float" office:value="32708" calcext:value-type="float">
            <text:p>32708</text:p>
          </table:table-cell>
          <table:table-cell/>
          <table:table-cell table:formula="of:=[.C342]/[.B342]" office:value-type="float" office:value="3.10410932903103" calcext:value-type="float">
            <text:p>3,104109329</text:p>
          </table:table-cell>
          <table:table-cell table:formula="of:=[.E342]/4" office:value-type="float" office:value="0.776027332257758" calcext:value-type="float">
            <text:p>0,7760273323</text:p>
          </table:table-cell>
          <table:table-cell table:number-columns-repeated="3"/>
        </table:table-row>
        <table:table-row table:style-name="ro1">
          <table:table-cell office:value-type="float" office:value="3420000" calcext:value-type="float">
            <text:p>3420000</text:p>
          </table:table-cell>
          <table:table-cell office:value-type="float" office:value="10595" calcext:value-type="float">
            <text:p>10595</text:p>
          </table:table-cell>
          <table:table-cell office:value-type="float" office:value="32831" calcext:value-type="float">
            <text:p>32831</text:p>
          </table:table-cell>
          <table:table-cell/>
          <table:table-cell table:formula="of:=[.C343]/[.B343]" office:value-type="float" office:value="3.09872581406324" calcext:value-type="float">
            <text:p>3,0987258141</text:p>
          </table:table-cell>
          <table:table-cell table:formula="of:=[.E343]/4" office:value-type="float" office:value="0.774681453515809" calcext:value-type="float">
            <text:p>0,7746814535</text:p>
          </table:table-cell>
          <table:table-cell table:number-columns-repeated="3"/>
        </table:table-row>
        <table:table-row table:style-name="ro1">
          <table:table-cell office:value-type="float" office:value="3430000" calcext:value-type="float">
            <text:p>3430000</text:p>
          </table:table-cell>
          <table:table-cell office:value-type="float" office:value="10622" calcext:value-type="float">
            <text:p>10622</text:p>
          </table:table-cell>
          <table:table-cell office:value-type="float" office:value="33174" calcext:value-type="float">
            <text:p>33174</text:p>
          </table:table-cell>
          <table:table-cell/>
          <table:table-cell table:formula="of:=[.C344]/[.B344]" office:value-type="float" office:value="3.12314065147806" calcext:value-type="float">
            <text:p>3,1231406515</text:p>
          </table:table-cell>
          <table:table-cell table:formula="of:=[.E344]/4" office:value-type="float" office:value="0.780785162869516" calcext:value-type="float">
            <text:p>0,7807851629</text:p>
          </table:table-cell>
          <table:table-cell table:number-columns-repeated="3"/>
        </table:table-row>
        <table:table-row table:style-name="ro1">
          <table:table-cell office:value-type="float" office:value="3440000" calcext:value-type="float">
            <text:p>3440000</text:p>
          </table:table-cell>
          <table:table-cell office:value-type="float" office:value="10634" calcext:value-type="float">
            <text:p>10634</text:p>
          </table:table-cell>
          <table:table-cell office:value-type="float" office:value="32822" calcext:value-type="float">
            <text:p>32822</text:p>
          </table:table-cell>
          <table:table-cell/>
          <table:table-cell table:formula="of:=[.C345]/[.B345]" office:value-type="float" office:value="3.08651495204062" calcext:value-type="float">
            <text:p>3,086514952</text:p>
          </table:table-cell>
          <table:table-cell table:formula="of:=[.E345]/4" office:value-type="float" office:value="0.771628738010156" calcext:value-type="float">
            <text:p>0,771628738</text:p>
          </table:table-cell>
          <table:table-cell table:number-columns-repeated="3"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0624" calcext:value-type="float">
            <text:p>10624</text:p>
          </table:table-cell>
          <table:table-cell office:value-type="float" office:value="32844" calcext:value-type="float">
            <text:p>32844</text:p>
          </table:table-cell>
          <table:table-cell/>
          <table:table-cell table:formula="of:=[.C346]/[.B346]" office:value-type="float" office:value="3.09149096385542" calcext:value-type="float">
            <text:p>3,0914909639</text:p>
          </table:table-cell>
          <table:table-cell table:formula="of:=[.E346]/4" office:value-type="float" office:value="0.772872740963855" calcext:value-type="float">
            <text:p>0,772872741</text:p>
          </table:table-cell>
          <table:table-cell table:number-columns-repeated="3"/>
        </table:table-row>
        <table:table-row table:style-name="ro1">
          <table:table-cell office:value-type="float" office:value="3460000" calcext:value-type="float">
            <text:p>3460000</text:p>
          </table:table-cell>
          <table:table-cell office:value-type="float" office:value="10701" calcext:value-type="float">
            <text:p>10701</text:p>
          </table:table-cell>
          <table:table-cell office:value-type="float" office:value="32957" calcext:value-type="float">
            <text:p>32957</text:p>
          </table:table-cell>
          <table:table-cell/>
          <table:table-cell table:formula="of:=[.C347]/[.B347]" office:value-type="float" office:value="3.07980562564246" calcext:value-type="float">
            <text:p>3,0798056256</text:p>
          </table:table-cell>
          <table:table-cell table:formula="of:=[.E347]/4" office:value-type="float" office:value="0.769951406410616" calcext:value-type="float">
            <text:p>0,7699514064</text:p>
          </table:table-cell>
          <table:table-cell table:number-columns-repeated="3"/>
        </table:table-row>
        <table:table-row table:style-name="ro1">
          <table:table-cell office:value-type="float" office:value="3470000" calcext:value-type="float">
            <text:p>3470000</text:p>
          </table:table-cell>
          <table:table-cell office:value-type="float" office:value="10726" calcext:value-type="float">
            <text:p>10726</text:p>
          </table:table-cell>
          <table:table-cell office:value-type="float" office:value="33069" calcext:value-type="float">
            <text:p>33069</text:p>
          </table:table-cell>
          <table:table-cell/>
          <table:table-cell table:formula="of:=[.C348]/[.B348]" office:value-type="float" office:value="3.08306917769905" calcext:value-type="float">
            <text:p>3,0830691777</text:p>
          </table:table-cell>
          <table:table-cell table:formula="of:=[.E348]/4" office:value-type="float" office:value="0.770767294424762" calcext:value-type="float">
            <text:p>0,7707672944</text:p>
          </table:table-cell>
          <table:table-cell table:number-columns-repeated="3"/>
        </table:table-row>
        <table:table-row table:style-name="ro1">
          <table:table-cell office:value-type="float" office:value="3480000" calcext:value-type="float">
            <text:p>3480000</text:p>
          </table:table-cell>
          <table:table-cell office:value-type="float" office:value="10746" calcext:value-type="float">
            <text:p>10746</text:p>
          </table:table-cell>
          <table:table-cell office:value-type="float" office:value="33167" calcext:value-type="float">
            <text:p>33167</text:p>
          </table:table-cell>
          <table:table-cell/>
          <table:table-cell table:formula="of:=[.C349]/[.B349]" office:value-type="float" office:value="3.08645077238042" calcext:value-type="float">
            <text:p>3,0864507724</text:p>
          </table:table-cell>
          <table:table-cell table:formula="of:=[.E349]/4" office:value-type="float" office:value="0.771612693095105" calcext:value-type="float">
            <text:p>0,7716126931</text:p>
          </table:table-cell>
          <table:table-cell table:number-columns-repeated="3"/>
        </table:table-row>
        <table:table-row table:style-name="ro1">
          <table:table-cell office:value-type="float" office:value="3490000" calcext:value-type="float">
            <text:p>3490000</text:p>
          </table:table-cell>
          <table:table-cell office:value-type="float" office:value="10767" calcext:value-type="float">
            <text:p>10767</text:p>
          </table:table-cell>
          <table:table-cell office:value-type="float" office:value="33259" calcext:value-type="float">
            <text:p>33259</text:p>
          </table:table-cell>
          <table:table-cell/>
          <table:table-cell table:formula="of:=[.C350]/[.B350]" office:value-type="float" office:value="3.08897557351166" calcext:value-type="float">
            <text:p>3,0889755735</text:p>
          </table:table-cell>
          <table:table-cell table:formula="of:=[.E350]/4" office:value-type="float" office:value="0.772243893377914" calcext:value-type="float">
            <text:p>0,7722438934</text:p>
          </table:table-cell>
          <table:table-cell table:number-columns-repeated="3"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817" calcext:value-type="float">
            <text:p>10817</text:p>
          </table:table-cell>
          <table:table-cell office:value-type="float" office:value="33553" calcext:value-type="float">
            <text:p>33553</text:p>
          </table:table-cell>
          <table:table-cell/>
          <table:table-cell table:formula="of:=[.C351]/[.B351]" office:value-type="float" office:value="3.10187667560322" calcext:value-type="float">
            <text:p>3,1018766756</text:p>
          </table:table-cell>
          <table:table-cell table:formula="of:=[.E351]/4" office:value-type="float" office:value="0.775469168900804" calcext:value-type="float">
            <text:p>0,7754691689</text:p>
          </table:table-cell>
          <table:table-cell table:number-columns-repeated="3"/>
        </table:table-row>
        <table:table-row table:style-name="ro1">
          <table:table-cell office:value-type="float" office:value="3510000" calcext:value-type="float">
            <text:p>3510000</text:p>
          </table:table-cell>
          <table:table-cell office:value-type="float" office:value="10845" calcext:value-type="float">
            <text:p>10845</text:p>
          </table:table-cell>
          <table:table-cell office:value-type="float" office:value="33472" calcext:value-type="float">
            <text:p>33472</text:p>
          </table:table-cell>
          <table:table-cell/>
          <table:table-cell table:formula="of:=[.C352]/[.B352]" office:value-type="float" office:value="3.08639926233287" calcext:value-type="float">
            <text:p>3,0863992623</text:p>
          </table:table-cell>
          <table:table-cell table:formula="of:=[.E352]/4" office:value-type="float" office:value="0.771599815583218" calcext:value-type="float">
            <text:p>0,7715998156</text:p>
          </table:table-cell>
          <table:table-cell table:number-columns-repeated="3"/>
        </table:table-row>
        <table:table-row table:style-name="ro1">
          <table:table-cell office:value-type="float" office:value="3520000" calcext:value-type="float">
            <text:p>3520000</text:p>
          </table:table-cell>
          <table:table-cell office:value-type="float" office:value="10889" calcext:value-type="float">
            <text:p>10889</text:p>
          </table:table-cell>
          <table:table-cell office:value-type="float" office:value="33733" calcext:value-type="float">
            <text:p>33733</text:p>
          </table:table-cell>
          <table:table-cell/>
          <table:table-cell table:formula="of:=[.C353]/[.B353]" office:value-type="float" office:value="3.0978969602351" calcext:value-type="float">
            <text:p>3,0978969602</text:p>
          </table:table-cell>
          <table:table-cell table:formula="of:=[.E353]/4" office:value-type="float" office:value="0.774474240058775" calcext:value-type="float">
            <text:p>0,7744742401</text:p>
          </table:table-cell>
          <table:table-cell table:number-columns-repeated="3"/>
        </table:table-row>
        <table:table-row table:style-name="ro1">
          <table:table-cell office:value-type="float" office:value="3530000" calcext:value-type="float">
            <text:p>3530000</text:p>
          </table:table-cell>
          <table:table-cell office:value-type="float" office:value="10932" calcext:value-type="float">
            <text:p>10932</text:p>
          </table:table-cell>
          <table:table-cell office:value-type="float" office:value="33594" calcext:value-type="float">
            <text:p>33594</text:p>
          </table:table-cell>
          <table:table-cell/>
          <table:table-cell table:formula="of:=[.C354]/[.B354]" office:value-type="float" office:value="3.07299670691548" calcext:value-type="float">
            <text:p>3,0729967069</text:p>
          </table:table-cell>
          <table:table-cell table:formula="of:=[.E354]/4" office:value-type="float" office:value="0.768249176728869" calcext:value-type="float">
            <text:p>0,7682491767</text:p>
          </table:table-cell>
          <table:table-cell table:number-columns-repeated="3"/>
        </table:table-row>
        <table:table-row table:style-name="ro1">
          <table:table-cell office:value-type="float" office:value="3540000" calcext:value-type="float">
            <text:p>3540000</text:p>
          </table:table-cell>
          <table:table-cell office:value-type="float" office:value="10951" calcext:value-type="float">
            <text:p>10951</text:p>
          </table:table-cell>
          <table:table-cell office:value-type="float" office:value="33940" calcext:value-type="float">
            <text:p>33940</text:p>
          </table:table-cell>
          <table:table-cell/>
          <table:table-cell table:formula="of:=[.C355]/[.B355]" office:value-type="float" office:value="3.09926034152132" calcext:value-type="float">
            <text:p>3,0992603415</text:p>
          </table:table-cell>
          <table:table-cell table:formula="of:=[.E355]/4" office:value-type="float" office:value="0.774815085380331" calcext:value-type="float">
            <text:p>0,7748150854</text:p>
          </table:table-cell>
          <table:table-cell table:number-columns-repeated="3"/>
        </table:table-row>
        <table:table-row table:style-name="ro1">
          <table:table-cell office:value-type="float" office:value="3550000" calcext:value-type="float">
            <text:p>3550000</text:p>
          </table:table-cell>
          <table:table-cell office:value-type="float" office:value="10982" calcext:value-type="float">
            <text:p>10982</text:p>
          </table:table-cell>
          <table:table-cell office:value-type="float" office:value="33875" calcext:value-type="float">
            <text:p>33875</text:p>
          </table:table-cell>
          <table:table-cell/>
          <table:table-cell table:formula="of:=[.C356]/[.B356]" office:value-type="float" office:value="3.08459297031506" calcext:value-type="float">
            <text:p>3,0845929703</text:p>
          </table:table-cell>
          <table:table-cell table:formula="of:=[.E356]/4" office:value-type="float" office:value="0.771148242578765" calcext:value-type="float">
            <text:p>0,7711482426</text:p>
          </table:table-cell>
          <table:table-cell table:number-columns-repeated="3"/>
        </table:table-row>
        <table:table-row table:style-name="ro1">
          <table:table-cell office:value-type="float" office:value="3560000" calcext:value-type="float">
            <text:p>3560000</text:p>
          </table:table-cell>
          <table:table-cell office:value-type="float" office:value="11013" calcext:value-type="float">
            <text:p>11013</text:p>
          </table:table-cell>
          <table:table-cell office:value-type="float" office:value="33935" calcext:value-type="float">
            <text:p>33935</text:p>
          </table:table-cell>
          <table:table-cell/>
          <table:table-cell table:formula="of:=[.C357]/[.B357]" office:value-type="float" office:value="3.08135839462453" calcext:value-type="float">
            <text:p>3,0813583946</text:p>
          </table:table-cell>
          <table:table-cell table:formula="of:=[.E357]/4" office:value-type="float" office:value="0.770339598656134" calcext:value-type="float">
            <text:p>0,7703395987</text:p>
          </table:table-cell>
          <table:table-cell table:number-columns-repeated="3"/>
        </table:table-row>
        <table:table-row table:style-name="ro1">
          <table:table-cell office:value-type="float" office:value="3570000" calcext:value-type="float">
            <text:p>3570000</text:p>
          </table:table-cell>
          <table:table-cell office:value-type="float" office:value="10986" calcext:value-type="float">
            <text:p>10986</text:p>
          </table:table-cell>
          <table:table-cell office:value-type="float" office:value="33825" calcext:value-type="float">
            <text:p>33825</text:p>
          </table:table-cell>
          <table:table-cell/>
          <table:table-cell table:formula="of:=[.C358]/[.B358]" office:value-type="float" office:value="3.07891862370289" calcext:value-type="float">
            <text:p>3,0789186237</text:p>
          </table:table-cell>
          <table:table-cell table:formula="of:=[.E358]/4" office:value-type="float" office:value="0.769729655925724" calcext:value-type="float">
            <text:p>0,7697296559</text:p>
          </table:table-cell>
          <table:table-cell table:number-columns-repeated="3"/>
        </table:table-row>
        <table:table-row table:style-name="ro1">
          <table:table-cell office:value-type="float" office:value="3580000" calcext:value-type="float">
            <text:p>3580000</text:p>
          </table:table-cell>
          <table:table-cell office:value-type="float" office:value="11032" calcext:value-type="float">
            <text:p>11032</text:p>
          </table:table-cell>
          <table:table-cell office:value-type="float" office:value="34363" calcext:value-type="float">
            <text:p>34363</text:p>
          </table:table-cell>
          <table:table-cell/>
          <table:table-cell table:formula="of:=[.C359]/[.B359]" office:value-type="float" office:value="3.11484771573604" calcext:value-type="float">
            <text:p>3,1148477157</text:p>
          </table:table-cell>
          <table:table-cell table:formula="of:=[.E359]/4" office:value-type="float" office:value="0.77871192893401" calcext:value-type="float">
            <text:p>0,7787119289</text:p>
          </table:table-cell>
          <table:table-cell table:number-columns-repeated="3"/>
        </table:table-row>
        <table:table-row table:style-name="ro1">
          <table:table-cell office:value-type="float" office:value="3590000" calcext:value-type="float">
            <text:p>3590000</text:p>
          </table:table-cell>
          <table:table-cell office:value-type="float" office:value="11098" calcext:value-type="float">
            <text:p>11098</text:p>
          </table:table-cell>
          <table:table-cell office:value-type="float" office:value="34436" calcext:value-type="float">
            <text:p>34436</text:p>
          </table:table-cell>
          <table:table-cell/>
          <table:table-cell table:formula="of:=[.C360]/[.B360]" office:value-type="float" office:value="3.10290142367994" calcext:value-type="float">
            <text:p>3,1029014237</text:p>
          </table:table-cell>
          <table:table-cell table:formula="of:=[.E360]/4" office:value-type="float" office:value="0.775725355919986" calcext:value-type="float">
            <text:p>0,7757253559</text:p>
          </table:table-cell>
          <table:table-cell table:number-columns-repeated="3"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1105" calcext:value-type="float">
            <text:p>11105</text:p>
          </table:table-cell>
          <table:table-cell office:value-type="float" office:value="34506" calcext:value-type="float">
            <text:p>34506</text:p>
          </table:table-cell>
          <table:table-cell/>
          <table:table-cell table:formula="of:=[.C361]/[.B361]" office:value-type="float" office:value="3.10724898694282" calcext:value-type="float">
            <text:p>3,1072489869</text:p>
          </table:table-cell>
          <table:table-cell table:formula="of:=[.E361]/4" office:value-type="float" office:value="0.776812246735705" calcext:value-type="float">
            <text:p>0,7768122467</text:p>
          </table:table-cell>
          <table:table-cell table:number-columns-repeated="3"/>
        </table:table-row>
        <table:table-row table:style-name="ro1">
          <table:table-cell office:value-type="float" office:value="3610000" calcext:value-type="float">
            <text:p>3610000</text:p>
          </table:table-cell>
          <table:table-cell office:value-type="float" office:value="11133" calcext:value-type="float">
            <text:p>11133</text:p>
          </table:table-cell>
          <table:table-cell office:value-type="float" office:value="34571" calcext:value-type="float">
            <text:p>34571</text:p>
          </table:table-cell>
          <table:table-cell/>
          <table:table-cell table:formula="of:=[.C362]/[.B362]" office:value-type="float" office:value="3.10527261295248" calcext:value-type="float">
            <text:p>3,105272613</text:p>
          </table:table-cell>
          <table:table-cell table:formula="of:=[.E362]/4" office:value-type="float" office:value="0.776318153238121" calcext:value-type="float">
            <text:p>0,7763181532</text:p>
          </table:table-cell>
          <table:table-cell table:number-columns-repeated="3"/>
        </table:table-row>
        <table:table-row table:style-name="ro1">
          <table:table-cell office:value-type="float" office:value="3620000" calcext:value-type="float">
            <text:p>3620000</text:p>
          </table:table-cell>
          <table:table-cell office:value-type="float" office:value="11218" calcext:value-type="float">
            <text:p>11218</text:p>
          </table:table-cell>
          <table:table-cell office:value-type="float" office:value="34682" calcext:value-type="float">
            <text:p>34682</text:p>
          </table:table-cell>
          <table:table-cell/>
          <table:table-cell table:formula="of:=[.C363]/[.B363]" office:value-type="float" office:value="3.09163843822428" calcext:value-type="float">
            <text:p>3,0916384382</text:p>
          </table:table-cell>
          <table:table-cell table:formula="of:=[.E363]/4" office:value-type="float" office:value="0.772909609556071" calcext:value-type="float">
            <text:p>0,7729096096</text:p>
          </table:table-cell>
          <table:table-cell table:number-columns-repeated="3"/>
        </table:table-row>
        <table:table-row table:style-name="ro1">
          <table:table-cell office:value-type="float" office:value="3630000" calcext:value-type="float">
            <text:p>3630000</text:p>
          </table:table-cell>
          <table:table-cell office:value-type="float" office:value="11191" calcext:value-type="float">
            <text:p>11191</text:p>
          </table:table-cell>
          <table:table-cell office:value-type="float" office:value="34789" calcext:value-type="float">
            <text:p>34789</text:p>
          </table:table-cell>
          <table:table-cell/>
          <table:table-cell table:formula="of:=[.C364]/[.B364]" office:value-type="float" office:value="3.10865874363328" calcext:value-type="float">
            <text:p>3,1086587436</text:p>
          </table:table-cell>
          <table:table-cell table:formula="of:=[.E364]/4" office:value-type="float" office:value="0.777164685908319" calcext:value-type="float">
            <text:p>0,7771646859</text:p>
          </table:table-cell>
          <table:table-cell table:number-columns-repeated="3"/>
        </table:table-row>
        <table:table-row table:style-name="ro1">
          <table:table-cell office:value-type="float" office:value="3640000" calcext:value-type="float">
            <text:p>3640000</text:p>
          </table:table-cell>
          <table:table-cell office:value-type="float" office:value="11173" calcext:value-type="float">
            <text:p>11173</text:p>
          </table:table-cell>
          <table:table-cell office:value-type="float" office:value="34871" calcext:value-type="float">
            <text:p>34871</text:p>
          </table:table-cell>
          <table:table-cell/>
          <table:table-cell table:formula="of:=[.C365]/[.B365]" office:value-type="float" office:value="3.12100599659894" calcext:value-type="float">
            <text:p>3,1210059966</text:p>
          </table:table-cell>
          <table:table-cell table:formula="of:=[.E365]/4" office:value-type="float" office:value="0.780251499149736" calcext:value-type="float">
            <text:p>0,7802514991</text:p>
          </table:table-cell>
          <table:table-cell table:number-columns-repeated="3"/>
        </table:table-row>
        <table:table-row table:style-name="ro1">
          <table:table-cell office:value-type="float" office:value="3650000" calcext:value-type="float">
            <text:p>3650000</text:p>
          </table:table-cell>
          <table:table-cell office:value-type="float" office:value="11231" calcext:value-type="float">
            <text:p>11231</text:p>
          </table:table-cell>
          <table:table-cell office:value-type="float" office:value="34793" calcext:value-type="float">
            <text:p>34793</text:p>
          </table:table-cell>
          <table:table-cell/>
          <table:table-cell table:formula="of:=[.C366]/[.B366]" office:value-type="float" office:value="3.09794319294809" calcext:value-type="float">
            <text:p>3,0979431929</text:p>
          </table:table-cell>
          <table:table-cell table:formula="of:=[.E366]/4" office:value-type="float" office:value="0.774485798237023" calcext:value-type="float">
            <text:p>0,7744857982</text:p>
          </table:table-cell>
          <table:table-cell table:number-columns-repeated="3"/>
        </table:table-row>
        <table:table-row table:style-name="ro1">
          <table:table-cell office:value-type="float" office:value="3660000" calcext:value-type="float">
            <text:p>3660000</text:p>
          </table:table-cell>
          <table:table-cell office:value-type="float" office:value="11282" calcext:value-type="float">
            <text:p>11282</text:p>
          </table:table-cell>
          <table:table-cell office:value-type="float" office:value="34861" calcext:value-type="float">
            <text:p>34861</text:p>
          </table:table-cell>
          <table:table-cell/>
          <table:table-cell table:formula="of:=[.C367]/[.B367]" office:value-type="float" office:value="3.08996631802872" calcext:value-type="float">
            <text:p>3,089966318</text:p>
          </table:table-cell>
          <table:table-cell table:formula="of:=[.E367]/4" office:value-type="float" office:value="0.77249157950718" calcext:value-type="float">
            <text:p>0,7724915795</text:p>
          </table:table-cell>
          <table:table-cell table:number-columns-repeated="3"/>
        </table:table-row>
        <table:table-row table:style-name="ro1">
          <table:table-cell office:value-type="float" office:value="3670000" calcext:value-type="float">
            <text:p>3670000</text:p>
          </table:table-cell>
          <table:table-cell office:value-type="float" office:value="11303" calcext:value-type="float">
            <text:p>11303</text:p>
          </table:table-cell>
          <table:table-cell office:value-type="float" office:value="35061" calcext:value-type="float">
            <text:p>35061</text:p>
          </table:table-cell>
          <table:table-cell/>
          <table:table-cell table:formula="of:=[.C368]/[.B368]" office:value-type="float" office:value="3.10191984428913" calcext:value-type="float">
            <text:p>3,1019198443</text:p>
          </table:table-cell>
          <table:table-cell table:formula="of:=[.E368]/4" office:value-type="float" office:value="0.775479961072282" calcext:value-type="float">
            <text:p>0,7754799611</text:p>
          </table:table-cell>
          <table:table-cell table:number-columns-repeated="3"/>
        </table:table-row>
        <table:table-row table:style-name="ro1">
          <table:table-cell office:value-type="float" office:value="3680000" calcext:value-type="float">
            <text:p>3680000</text:p>
          </table:table-cell>
          <table:table-cell office:value-type="float" office:value="11346" calcext:value-type="float">
            <text:p>11346</text:p>
          </table:table-cell>
          <table:table-cell office:value-type="float" office:value="35118" calcext:value-type="float">
            <text:p>35118</text:p>
          </table:table-cell>
          <table:table-cell/>
          <table:table-cell table:formula="of:=[.C369]/[.B369]" office:value-type="float" office:value="3.09518773135907" calcext:value-type="float">
            <text:p>3,0951877314</text:p>
          </table:table-cell>
          <table:table-cell table:formula="of:=[.E369]/4" office:value-type="float" office:value="0.773796932839767" calcext:value-type="float">
            <text:p>0,7737969328</text:p>
          </table:table-cell>
          <table:table-cell table:number-columns-repeated="3"/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11434" calcext:value-type="float">
            <text:p>11434</text:p>
          </table:table-cell>
          <table:table-cell office:value-type="float" office:value="35200" calcext:value-type="float">
            <text:p>35200</text:p>
          </table:table-cell>
          <table:table-cell/>
          <table:table-cell table:formula="of:=[.C370]/[.B370]" office:value-type="float" office:value="3.07853769459507" calcext:value-type="float">
            <text:p>3,0785376946</text:p>
          </table:table-cell>
          <table:table-cell table:formula="of:=[.E370]/4" office:value-type="float" office:value="0.769634423648767" calcext:value-type="float">
            <text:p>0,7696344236</text:p>
          </table:table-cell>
          <table:table-cell table:number-columns-repeated="3"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1434" calcext:value-type="float">
            <text:p>11434</text:p>
          </table:table-cell>
          <table:table-cell office:value-type="float" office:value="35514" calcext:value-type="float">
            <text:p>35514</text:p>
          </table:table-cell>
          <table:table-cell/>
          <table:table-cell table:formula="of:=[.C371]/[.B371]" office:value-type="float" office:value="3.10599965016617" calcext:value-type="float">
            <text:p>3,1059996502</text:p>
          </table:table-cell>
          <table:table-cell table:formula="of:=[.E371]/4" office:value-type="float" office:value="0.776499912541543" calcext:value-type="float">
            <text:p>0,7764999125</text:p>
          </table:table-cell>
          <table:table-cell table:number-columns-repeated="3"/>
        </table:table-row>
        <table:table-row table:style-name="ro1">
          <table:table-cell office:value-type="float" office:value="3710000" calcext:value-type="float">
            <text:p>3710000</text:p>
          </table:table-cell>
          <table:table-cell office:value-type="float" office:value="11612" calcext:value-type="float">
            <text:p>11612</text:p>
          </table:table-cell>
          <table:table-cell office:value-type="float" office:value="35723" calcext:value-type="float">
            <text:p>35723</text:p>
          </table:table-cell>
          <table:table-cell/>
          <table:table-cell table:formula="of:=[.C372]/[.B372]" office:value-type="float" office:value="3.07638649672752" calcext:value-type="float">
            <text:p>3,0763864967</text:p>
          </table:table-cell>
          <table:table-cell table:formula="of:=[.E372]/4" office:value-type="float" office:value="0.769096624181881" calcext:value-type="float">
            <text:p>0,7690966242</text:p>
          </table:table-cell>
          <table:table-cell table:number-columns-repeated="3"/>
        </table:table-row>
        <table:table-row table:style-name="ro1">
          <table:table-cell office:value-type="float" office:value="3720000" calcext:value-type="float">
            <text:p>3720000</text:p>
          </table:table-cell>
          <table:table-cell office:value-type="float" office:value="11459" calcext:value-type="float">
            <text:p>11459</text:p>
          </table:table-cell>
          <table:table-cell office:value-type="float" office:value="36389" calcext:value-type="float">
            <text:p>36389</text:p>
          </table:table-cell>
          <table:table-cell/>
          <table:table-cell table:formula="of:=[.C373]/[.B373]" office:value-type="float" office:value="3.17558251156296" calcext:value-type="float">
            <text:p>3,1755825116</text:p>
          </table:table-cell>
          <table:table-cell table:formula="of:=[.E373]/4" office:value-type="float" office:value="0.793895627890741" calcext:value-type="float">
            <text:p>0,7938956279</text:p>
          </table:table-cell>
          <table:table-cell table:number-columns-repeated="3"/>
        </table:table-row>
        <table:table-row table:style-name="ro1">
          <table:table-cell office:value-type="float" office:value="3730000" calcext:value-type="float">
            <text:p>3730000</text:p>
          </table:table-cell>
          <table:table-cell office:value-type="float" office:value="11562" calcext:value-type="float">
            <text:p>11562</text:p>
          </table:table-cell>
          <table:table-cell office:value-type="float" office:value="35888" calcext:value-type="float">
            <text:p>35888</text:p>
          </table:table-cell>
          <table:table-cell/>
          <table:table-cell table:formula="of:=[.C374]/[.B374]" office:value-type="float" office:value="3.10396125237848" calcext:value-type="float">
            <text:p>3,1039612524</text:p>
          </table:table-cell>
          <table:table-cell table:formula="of:=[.E374]/4" office:value-type="float" office:value="0.77599031309462" calcext:value-type="float">
            <text:p>0,7759903131</text:p>
          </table:table-cell>
          <table:table-cell table:number-columns-repeated="3"/>
        </table:table-row>
        <table:table-row table:style-name="ro1">
          <table:table-cell office:value-type="float" office:value="3740000" calcext:value-type="float">
            <text:p>3740000</text:p>
          </table:table-cell>
          <table:table-cell office:value-type="float" office:value="11568" calcext:value-type="float">
            <text:p>11568</text:p>
          </table:table-cell>
          <table:table-cell office:value-type="float" office:value="36220" calcext:value-type="float">
            <text:p>36220</text:p>
          </table:table-cell>
          <table:table-cell/>
          <table:table-cell table:formula="of:=[.C375]/[.B375]" office:value-type="float" office:value="3.13105117565698" calcext:value-type="float">
            <text:p>3,1310511757</text:p>
          </table:table-cell>
          <table:table-cell table:formula="of:=[.E375]/4" office:value-type="float" office:value="0.782762793914246" calcext:value-type="float">
            <text:p>0,7827627939</text:p>
          </table:table-cell>
          <table:table-cell table:number-columns-repeated="3"/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1532" calcext:value-type="float">
            <text:p>11532</text:p>
          </table:table-cell>
          <table:table-cell office:value-type="float" office:value="36344" calcext:value-type="float">
            <text:p>36344</text:p>
          </table:table-cell>
          <table:table-cell/>
          <table:table-cell table:formula="of:=[.C376]/[.B376]" office:value-type="float" office:value="3.15157821713493" calcext:value-type="float">
            <text:p>3,1515782171</text:p>
          </table:table-cell>
          <table:table-cell table:formula="of:=[.E376]/4" office:value-type="float" office:value="0.787894554283732" calcext:value-type="float">
            <text:p>0,7878945543</text:p>
          </table:table-cell>
          <table:table-cell table:number-columns-repeated="3"/>
        </table:table-row>
        <table:table-row table:style-name="ro1">
          <table:table-cell office:value-type="float" office:value="3760000" calcext:value-type="float">
            <text:p>3760000</text:p>
          </table:table-cell>
          <table:table-cell office:value-type="float" office:value="11616" calcext:value-type="float">
            <text:p>11616</text:p>
          </table:table-cell>
          <table:table-cell office:value-type="float" office:value="36031" calcext:value-type="float">
            <text:p>36031</text:p>
          </table:table-cell>
          <table:table-cell/>
          <table:table-cell table:formula="of:=[.C377]/[.B377]" office:value-type="float" office:value="3.10184228650138" calcext:value-type="float">
            <text:p>3,1018422865</text:p>
          </table:table-cell>
          <table:table-cell table:formula="of:=[.E377]/4" office:value-type="float" office:value="0.775460571625344" calcext:value-type="float">
            <text:p>0,7754605716</text:p>
          </table:table-cell>
          <table:table-cell table:number-columns-repeated="3"/>
        </table:table-row>
        <table:table-row table:style-name="ro1">
          <table:table-cell office:value-type="float" office:value="3770000" calcext:value-type="float">
            <text:p>3770000</text:p>
          </table:table-cell>
          <table:table-cell office:value-type="float" office:value="11711" calcext:value-type="float">
            <text:p>11711</text:p>
          </table:table-cell>
          <table:table-cell office:value-type="float" office:value="36418" calcext:value-type="float">
            <text:p>36418</text:p>
          </table:table-cell>
          <table:table-cell/>
          <table:table-cell table:formula="of:=[.C378]/[.B378]" office:value-type="float" office:value="3.10972589872769" calcext:value-type="float">
            <text:p>3,1097258987</text:p>
          </table:table-cell>
          <table:table-cell table:formula="of:=[.E378]/4" office:value-type="float" office:value="0.777431474681923" calcext:value-type="float">
            <text:p>0,7774314747</text:p>
          </table:table-cell>
          <table:table-cell table:number-columns-repeated="3"/>
        </table:table-row>
        <table:table-row table:style-name="ro1">
          <table:table-cell office:value-type="float" office:value="3780000" calcext:value-type="float">
            <text:p>3780000</text:p>
          </table:table-cell>
          <table:table-cell office:value-type="float" office:value="11693" calcext:value-type="float">
            <text:p>11693</text:p>
          </table:table-cell>
          <table:table-cell office:value-type="float" office:value="36621" calcext:value-type="float">
            <text:p>36621</text:p>
          </table:table-cell>
          <table:table-cell/>
          <table:table-cell table:formula="of:=[.C379]/[.B379]" office:value-type="float" office:value="3.131873770632" calcext:value-type="float">
            <text:p>3,1318737706</text:p>
          </table:table-cell>
          <table:table-cell table:formula="of:=[.E379]/4" office:value-type="float" office:value="0.782968442658" calcext:value-type="float">
            <text:p>0,7829684427</text:p>
          </table:table-cell>
          <table:table-cell table:number-columns-repeated="3"/>
        </table:table-row>
        <table:table-row table:style-name="ro1">
          <table:table-cell office:value-type="float" office:value="3790000" calcext:value-type="float">
            <text:p>3790000</text:p>
          </table:table-cell>
          <table:table-cell office:value-type="float" office:value="11717" calcext:value-type="float">
            <text:p>11717</text:p>
          </table:table-cell>
          <table:table-cell office:value-type="float" office:value="37150" calcext:value-type="float">
            <text:p>37150</text:p>
          </table:table-cell>
          <table:table-cell/>
          <table:table-cell table:formula="of:=[.C380]/[.B380]" office:value-type="float" office:value="3.17060681061705" calcext:value-type="float">
            <text:p>3,1706068106</text:p>
          </table:table-cell>
          <table:table-cell table:formula="of:=[.E380]/4" office:value-type="float" office:value="0.792651702654263" calcext:value-type="float">
            <text:p>0,7926517027</text:p>
          </table:table-cell>
          <table:table-cell table:number-columns-repeated="3"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1899" calcext:value-type="float">
            <text:p>11899</text:p>
          </table:table-cell>
          <table:table-cell office:value-type="float" office:value="36906" calcext:value-type="float">
            <text:p>36906</text:p>
          </table:table-cell>
          <table:table-cell/>
          <table:table-cell table:formula="of:=[.C381]/[.B381]" office:value-type="float" office:value="3.10160517690562" calcext:value-type="float">
            <text:p>3,1016051769</text:p>
          </table:table-cell>
          <table:table-cell table:formula="of:=[.E381]/4" office:value-type="float" office:value="0.775401294226406" calcext:value-type="float">
            <text:p>0,7754012942</text:p>
          </table:table-cell>
          <table:table-cell table:number-columns-repeated="3"/>
        </table:table-row>
        <table:table-row table:style-name="ro1">
          <table:table-cell office:value-type="float" office:value="3810000" calcext:value-type="float">
            <text:p>3810000</text:p>
          </table:table-cell>
          <table:table-cell office:value-type="float" office:value="11786" calcext:value-type="float">
            <text:p>11786</text:p>
          </table:table-cell>
          <table:table-cell office:value-type="float" office:value="38175" calcext:value-type="float">
            <text:p>38175</text:p>
          </table:table-cell>
          <table:table-cell/>
          <table:table-cell table:formula="of:=[.C382]/[.B382]" office:value-type="float" office:value="3.23901238757848" calcext:value-type="float">
            <text:p>3,2390123876</text:p>
          </table:table-cell>
          <table:table-cell table:formula="of:=[.E382]/4" office:value-type="float" office:value="0.809753096894621" calcext:value-type="float">
            <text:p>0,8097530969</text:p>
          </table:table-cell>
          <table:table-cell table:number-columns-repeated="3"/>
        </table:table-row>
        <table:table-row table:style-name="ro1">
          <table:table-cell office:value-type="float" office:value="3820000" calcext:value-type="float">
            <text:p>3820000</text:p>
          </table:table-cell>
          <table:table-cell office:value-type="float" office:value="11813" calcext:value-type="float">
            <text:p>11813</text:p>
          </table:table-cell>
          <table:table-cell office:value-type="float" office:value="37044" calcext:value-type="float">
            <text:p>37044</text:p>
          </table:table-cell>
          <table:table-cell/>
          <table:table-cell table:formula="of:=[.C383]/[.B383]" office:value-type="float" office:value="3.13586726487768" calcext:value-type="float">
            <text:p>3,1358672649</text:p>
          </table:table-cell>
          <table:table-cell table:formula="of:=[.E383]/4" office:value-type="float" office:value="0.783966816219419" calcext:value-type="float">
            <text:p>0,7839668162</text:p>
          </table:table-cell>
          <table:table-cell table:number-columns-repeated="3"/>
        </table:table-row>
        <table:table-row table:style-name="ro1">
          <table:table-cell office:value-type="float" office:value="3830000" calcext:value-type="float">
            <text:p>3830000</text:p>
          </table:table-cell>
          <table:table-cell office:value-type="float" office:value="11868" calcext:value-type="float">
            <text:p>11868</text:p>
          </table:table-cell>
          <table:table-cell office:value-type="float" office:value="37171" calcext:value-type="float">
            <text:p>37171</text:p>
          </table:table-cell>
          <table:table-cell/>
          <table:table-cell table:formula="of:=[.C384]/[.B384]" office:value-type="float" office:value="3.13203572632288" calcext:value-type="float">
            <text:p>3,1320357263</text:p>
          </table:table-cell>
          <table:table-cell table:formula="of:=[.E384]/4" office:value-type="float" office:value="0.783008931580721" calcext:value-type="float">
            <text:p>0,7830089316</text:p>
          </table:table-cell>
          <table:table-cell table:number-columns-repeated="3"/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11927" calcext:value-type="float">
            <text:p>11927</text:p>
          </table:table-cell>
          <table:table-cell office:value-type="float" office:value="37939" calcext:value-type="float">
            <text:p>37939</text:p>
          </table:table-cell>
          <table:table-cell/>
          <table:table-cell table:formula="of:=[.C385]/[.B385]" office:value-type="float" office:value="3.1809340152595" calcext:value-type="float">
            <text:p>3,1809340153</text:p>
          </table:table-cell>
          <table:table-cell table:formula="of:=[.E385]/4" office:value-type="float" office:value="0.795233503814874" calcext:value-type="float">
            <text:p>0,7952335038</text:p>
          </table:table-cell>
          <table:table-cell table:number-columns-repeated="3"/>
        </table:table-row>
        <table:table-row table:style-name="ro1">
          <table:table-cell office:value-type="float" office:value="3850000" calcext:value-type="float">
            <text:p>3850000</text:p>
          </table:table-cell>
          <table:table-cell office:value-type="float" office:value="11889" calcext:value-type="float">
            <text:p>11889</text:p>
          </table:table-cell>
          <table:table-cell office:value-type="float" office:value="36709" calcext:value-type="float">
            <text:p>36709</text:p>
          </table:table-cell>
          <table:table-cell/>
          <table:table-cell table:formula="of:=[.C386]/[.B386]" office:value-type="float" office:value="3.0876440407099" calcext:value-type="float">
            <text:p>3,0876440407</text:p>
          </table:table-cell>
          <table:table-cell table:formula="of:=[.E386]/4" office:value-type="float" office:value="0.771911010177475" calcext:value-type="float">
            <text:p>0,7719110102</text:p>
          </table:table-cell>
          <table:table-cell table:number-columns-repeated="3"/>
        </table:table-row>
        <table:table-row table:style-name="ro1">
          <table:table-cell office:value-type="float" office:value="3860000" calcext:value-type="float">
            <text:p>3860000</text:p>
          </table:table-cell>
          <table:table-cell office:value-type="float" office:value="11971" calcext:value-type="float">
            <text:p>11971</text:p>
          </table:table-cell>
          <table:table-cell office:value-type="float" office:value="36999" calcext:value-type="float">
            <text:p>36999</text:p>
          </table:table-cell>
          <table:table-cell/>
          <table:table-cell table:formula="of:=[.C387]/[.B387]" office:value-type="float" office:value="3.09071923815888" calcext:value-type="float">
            <text:p>3,0907192382</text:p>
          </table:table-cell>
          <table:table-cell table:formula="of:=[.E387]/4" office:value-type="float" office:value="0.772679809539721" calcext:value-type="float">
            <text:p>0,7726798095</text:p>
          </table:table-cell>
          <table:table-cell table:number-columns-repeated="3"/>
        </table:table-row>
        <table:table-row table:style-name="ro1">
          <table:table-cell office:value-type="float" office:value="3870000" calcext:value-type="float">
            <text:p>3870000</text:p>
          </table:table-cell>
          <table:table-cell office:value-type="float" office:value="11994" calcext:value-type="float">
            <text:p>11994</text:p>
          </table:table-cell>
          <table:table-cell office:value-type="float" office:value="37180" calcext:value-type="float">
            <text:p>37180</text:p>
          </table:table-cell>
          <table:table-cell/>
          <table:table-cell table:formula="of:=[.C388]/[.B388]" office:value-type="float" office:value="3.09988327497082" calcext:value-type="float">
            <text:p>3,099883275</text:p>
          </table:table-cell>
          <table:table-cell table:formula="of:=[.E388]/4" office:value-type="float" office:value="0.774970818742705" calcext:value-type="float">
            <text:p>0,7749708187</text:p>
          </table:table-cell>
          <table:table-cell table:number-columns-repeated="3"/>
        </table:table-row>
        <table:table-row table:style-name="ro1">
          <table:table-cell office:value-type="float" office:value="3880000" calcext:value-type="float">
            <text:p>3880000</text:p>
          </table:table-cell>
          <table:table-cell office:value-type="float" office:value="11999" calcext:value-type="float">
            <text:p>11999</text:p>
          </table:table-cell>
          <table:table-cell office:value-type="float" office:value="37063" calcext:value-type="float">
            <text:p>37063</text:p>
          </table:table-cell>
          <table:table-cell/>
          <table:table-cell table:formula="of:=[.C389]/[.B389]" office:value-type="float" office:value="3.08884073672806" calcext:value-type="float">
            <text:p>3,0888407367</text:p>
          </table:table-cell>
          <table:table-cell table:formula="of:=[.E389]/4" office:value-type="float" office:value="0.772210184182015" calcext:value-type="float">
            <text:p>0,7722101842</text:p>
          </table:table-cell>
          <table:table-cell table:number-columns-repeated="3"/>
        </table:table-row>
        <table:table-row table:style-name="ro1">
          <table:table-cell office:value-type="float" office:value="3890000" calcext:value-type="float">
            <text:p>3890000</text:p>
          </table:table-cell>
          <table:table-cell office:value-type="float" office:value="12004" calcext:value-type="float">
            <text:p>12004</text:p>
          </table:table-cell>
          <table:table-cell office:value-type="float" office:value="37251" calcext:value-type="float">
            <text:p>37251</text:p>
          </table:table-cell>
          <table:table-cell/>
          <table:table-cell table:formula="of:=[.C390]/[.B390]" office:value-type="float" office:value="3.10321559480173" calcext:value-type="float">
            <text:p>3,1032155948</text:p>
          </table:table-cell>
          <table:table-cell table:formula="of:=[.E390]/4" office:value-type="float" office:value="0.775803898700433" calcext:value-type="float">
            <text:p>0,7758038987</text:p>
          </table:table-cell>
          <table:table-cell table:number-columns-repeated="3"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2014" calcext:value-type="float">
            <text:p>12014</text:p>
          </table:table-cell>
          <table:table-cell office:value-type="float" office:value="37415" calcext:value-type="float">
            <text:p>37415</text:p>
          </table:table-cell>
          <table:table-cell/>
          <table:table-cell table:formula="of:=[.C391]/[.B391]" office:value-type="float" office:value="3.11428333610787" calcext:value-type="float">
            <text:p>3,1142833361</text:p>
          </table:table-cell>
          <table:table-cell table:formula="of:=[.E391]/4" office:value-type="float" office:value="0.778570834026969" calcext:value-type="float">
            <text:p>0,778570834</text:p>
          </table:table-cell>
          <table:table-cell table:number-columns-repeated="3"/>
        </table:table-row>
        <table:table-row table:style-name="ro1">
          <table:table-cell office:value-type="float" office:value="3910000" calcext:value-type="float">
            <text:p>3910000</text:p>
          </table:table-cell>
          <table:table-cell office:value-type="float" office:value="12096" calcext:value-type="float">
            <text:p>12096</text:p>
          </table:table-cell>
          <table:table-cell office:value-type="float" office:value="37542" calcext:value-type="float">
            <text:p>37542</text:p>
          </table:table-cell>
          <table:table-cell/>
          <table:table-cell table:formula="of:=[.C392]/[.B392]" office:value-type="float" office:value="3.10367063492063" calcext:value-type="float">
            <text:p>3,1036706349</text:p>
          </table:table-cell>
          <table:table-cell table:formula="of:=[.E392]/4" office:value-type="float" office:value="0.775917658730159" calcext:value-type="float">
            <text:p>0,7759176587</text:p>
          </table:table-cell>
          <table:table-cell table:number-columns-repeated="3"/>
        </table:table-row>
        <table:table-row table:style-name="ro1">
          <table:table-cell office:value-type="float" office:value="3920000" calcext:value-type="float">
            <text:p>3920000</text:p>
          </table:table-cell>
          <table:table-cell office:value-type="float" office:value="12115" calcext:value-type="float">
            <text:p>12115</text:p>
          </table:table-cell>
          <table:table-cell office:value-type="float" office:value="37368" calcext:value-type="float">
            <text:p>37368</text:p>
          </table:table-cell>
          <table:table-cell/>
          <table:table-cell table:formula="of:=[.C393]/[.B393]" office:value-type="float" office:value="3.08444077589765" calcext:value-type="float">
            <text:p>3,0844407759</text:p>
          </table:table-cell>
          <table:table-cell table:formula="of:=[.E393]/4" office:value-type="float" office:value="0.771110193974412" calcext:value-type="float">
            <text:p>0,771110194</text:p>
          </table:table-cell>
          <table:table-cell table:number-columns-repeated="3"/>
        </table:table-row>
        <table:table-row table:style-name="ro1">
          <table:table-cell office:value-type="float" office:value="3930000" calcext:value-type="float">
            <text:p>3930000</text:p>
          </table:table-cell>
          <table:table-cell office:value-type="float" office:value="12133" calcext:value-type="float">
            <text:p>12133</text:p>
          </table:table-cell>
          <table:table-cell office:value-type="float" office:value="37676" calcext:value-type="float">
            <text:p>37676</text:p>
          </table:table-cell>
          <table:table-cell/>
          <table:table-cell table:formula="of:=[.C394]/[.B394]" office:value-type="float" office:value="3.10525014423473" calcext:value-type="float">
            <text:p>3,1052501442</text:p>
          </table:table-cell>
          <table:table-cell table:formula="of:=[.E394]/4" office:value-type="float" office:value="0.776312536058683" calcext:value-type="float">
            <text:p>0,7763125361</text:p>
          </table:table-cell>
          <table:table-cell table:number-columns-repeated="3"/>
        </table:table-row>
        <table:table-row table:style-name="ro1">
          <table:table-cell office:value-type="float" office:value="3940000" calcext:value-type="float">
            <text:p>3940000</text:p>
          </table:table-cell>
          <table:table-cell office:value-type="float" office:value="12145" calcext:value-type="float">
            <text:p>12145</text:p>
          </table:table-cell>
          <table:table-cell office:value-type="float" office:value="37605" calcext:value-type="float">
            <text:p>37605</text:p>
          </table:table-cell>
          <table:table-cell/>
          <table:table-cell table:formula="of:=[.C395]/[.B395]" office:value-type="float" office:value="3.09633594071634" calcext:value-type="float">
            <text:p>3,0963359407</text:p>
          </table:table-cell>
          <table:table-cell table:formula="of:=[.E395]/4" office:value-type="float" office:value="0.774083985179086" calcext:value-type="float">
            <text:p>0,7740839852</text:p>
          </table:table-cell>
          <table:table-cell table:number-columns-repeated="3"/>
        </table:table-row>
        <table:table-row table:style-name="ro1">
          <table:table-cell office:value-type="float" office:value="3950000" calcext:value-type="float">
            <text:p>3950000</text:p>
          </table:table-cell>
          <table:table-cell office:value-type="float" office:value="12189" calcext:value-type="float">
            <text:p>12189</text:p>
          </table:table-cell>
          <table:table-cell office:value-type="float" office:value="37737" calcext:value-type="float">
            <text:p>37737</text:p>
          </table:table-cell>
          <table:table-cell/>
          <table:table-cell table:formula="of:=[.C396]/[.B396]" office:value-type="float" office:value="3.09598818606941" calcext:value-type="float">
            <text:p>3,0959881861</text:p>
          </table:table-cell>
          <table:table-cell table:formula="of:=[.E396]/4" office:value-type="float" office:value="0.773997046517352" calcext:value-type="float">
            <text:p>0,7739970465</text:p>
          </table:table-cell>
          <table:table-cell table:number-columns-repeated="3"/>
        </table:table-row>
        <table:table-row table:style-name="ro1">
          <table:table-cell office:value-type="float" office:value="3960000" calcext:value-type="float">
            <text:p>3960000</text:p>
          </table:table-cell>
          <table:table-cell office:value-type="float" office:value="12252" calcext:value-type="float">
            <text:p>12252</text:p>
          </table:table-cell>
          <table:table-cell office:value-type="float" office:value="38136" calcext:value-type="float">
            <text:p>38136</text:p>
          </table:table-cell>
          <table:table-cell/>
          <table:table-cell table:formula="of:=[.C397]/[.B397]" office:value-type="float" office:value="3.1126346718903" calcext:value-type="float">
            <text:p>3,1126346719</text:p>
          </table:table-cell>
          <table:table-cell table:formula="of:=[.E397]/4" office:value-type="float" office:value="0.778158667972576" calcext:value-type="float">
            <text:p>0,778158668</text:p>
          </table:table-cell>
          <table:table-cell table:number-columns-repeated="3"/>
        </table:table-row>
        <table:table-row table:style-name="ro1">
          <table:table-cell office:value-type="float" office:value="3970000" calcext:value-type="float">
            <text:p>3970000</text:p>
          </table:table-cell>
          <table:table-cell office:value-type="float" office:value="12298" calcext:value-type="float">
            <text:p>12298</text:p>
          </table:table-cell>
          <table:table-cell office:value-type="float" office:value="38392" calcext:value-type="float">
            <text:p>38392</text:p>
          </table:table-cell>
          <table:table-cell/>
          <table:table-cell table:formula="of:=[.C398]/[.B398]" office:value-type="float" office:value="3.12180842413401" calcext:value-type="float">
            <text:p>3,1218084241</text:p>
          </table:table-cell>
          <table:table-cell table:formula="of:=[.E398]/4" office:value-type="float" office:value="0.780452106033501" calcext:value-type="float">
            <text:p>0,780452106</text:p>
          </table:table-cell>
          <table:table-cell table:number-columns-repeated="3"/>
        </table:table-row>
        <table:table-row table:style-name="ro1">
          <table:table-cell office:value-type="float" office:value="3980000" calcext:value-type="float">
            <text:p>3980000</text:p>
          </table:table-cell>
          <table:table-cell office:value-type="float" office:value="12347" calcext:value-type="float">
            <text:p>12347</text:p>
          </table:table-cell>
          <table:table-cell office:value-type="float" office:value="38087" calcext:value-type="float">
            <text:p>38087</text:p>
          </table:table-cell>
          <table:table-cell/>
          <table:table-cell table:formula="of:=[.C399]/[.B399]" office:value-type="float" office:value="3.08471693528792" calcext:value-type="float">
            <text:p>3,0847169353</text:p>
          </table:table-cell>
          <table:table-cell table:formula="of:=[.E399]/4" office:value-type="float" office:value="0.771179233821981" calcext:value-type="float">
            <text:p>0,7711792338</text:p>
          </table:table-cell>
          <table:table-cell table:number-columns-repeated="3"/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12385" calcext:value-type="float">
            <text:p>12385</text:p>
          </table:table-cell>
          <table:table-cell office:value-type="float" office:value="38089" calcext:value-type="float">
            <text:p>38089</text:p>
          </table:table-cell>
          <table:table-cell/>
          <table:table-cell table:formula="of:=[.C400]/[.B400]" office:value-type="float" office:value="3.07541380702463" calcext:value-type="float">
            <text:p>3,075413807</text:p>
          </table:table-cell>
          <table:table-cell table:formula="of:=[.E400]/4" office:value-type="float" office:value="0.768853451756157" calcext:value-type="float">
            <text:p>0,7688534518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2336" calcext:value-type="float">
            <text:p>12336</text:p>
          </table:table-cell>
          <table:table-cell office:value-type="float" office:value="38513" calcext:value-type="float">
            <text:p>38513</text:p>
          </table:table-cell>
          <table:table-cell/>
          <table:table-cell table:formula="of:=[.C401]/[.B401]" office:value-type="float" office:value="3.12200064850843" calcext:value-type="float">
            <text:p>3,1220006485</text:p>
          </table:table-cell>
          <table:table-cell table:formula="of:=[.E401]/4" office:value-type="float" office:value="0.780500162127108" calcext:value-type="float">
            <text:p>0,7805001621</text:p>
          </table:table-cell>
          <table:table-cell table:number-columns-repeated="3"/>
        </table:table-row>
        <table:table-row table:style-name="ro1">
          <table:table-cell office:value-type="float" office:value="4010000" calcext:value-type="float">
            <text:p>4010000</text:p>
          </table:table-cell>
          <table:table-cell office:value-type="float" office:value="12427" calcext:value-type="float">
            <text:p>12427</text:p>
          </table:table-cell>
          <table:table-cell office:value-type="float" office:value="38451" calcext:value-type="float">
            <text:p>38451</text:p>
          </table:table-cell>
          <table:table-cell/>
          <table:table-cell table:formula="of:=[.C402]/[.B402]" office:value-type="float" office:value="3.09414983503661" calcext:value-type="float">
            <text:p>3,094149835</text:p>
          </table:table-cell>
          <table:table-cell table:formula="of:=[.E402]/4" office:value-type="float" office:value="0.773537458759154" calcext:value-type="float">
            <text:p>0,7735374588</text:p>
          </table:table-cell>
          <table:table-cell table:number-columns-repeated="3"/>
        </table:table-row>
        <table:table-row table:style-name="ro1">
          <table:table-cell office:value-type="float" office:value="4020000" calcext:value-type="float">
            <text:p>4020000</text:p>
          </table:table-cell>
          <table:table-cell office:value-type="float" office:value="12406" calcext:value-type="float">
            <text:p>12406</text:p>
          </table:table-cell>
          <table:table-cell office:value-type="float" office:value="38535" calcext:value-type="float">
            <text:p>38535</text:p>
          </table:table-cell>
          <table:table-cell/>
          <table:table-cell table:formula="of:=[.C403]/[.B403]" office:value-type="float" office:value="3.10615831049492" calcext:value-type="float">
            <text:p>3,1061583105</text:p>
          </table:table-cell>
          <table:table-cell table:formula="of:=[.E403]/4" office:value-type="float" office:value="0.77653957762373" calcext:value-type="float">
            <text:p>0,7765395776</text:p>
          </table:table-cell>
          <table:table-cell table:number-columns-repeated="3"/>
        </table:table-row>
        <table:table-row table:style-name="ro1">
          <table:table-cell office:value-type="float" office:value="4030000" calcext:value-type="float">
            <text:p>4030000</text:p>
          </table:table-cell>
          <table:table-cell office:value-type="float" office:value="12437" calcext:value-type="float">
            <text:p>12437</text:p>
          </table:table-cell>
          <table:table-cell office:value-type="float" office:value="38566" calcext:value-type="float">
            <text:p>38566</text:p>
          </table:table-cell>
          <table:table-cell/>
          <table:table-cell table:formula="of:=[.C404]/[.B404]" office:value-type="float" office:value="3.10090857923937" calcext:value-type="float">
            <text:p>3,1009085792</text:p>
          </table:table-cell>
          <table:table-cell table:formula="of:=[.E404]/4" office:value-type="float" office:value="0.775227144809842" calcext:value-type="float">
            <text:p>0,7752271448</text:p>
          </table:table-cell>
          <table:table-cell table:number-columns-repeated="3"/>
        </table:table-row>
        <table:table-row table:style-name="ro1">
          <table:table-cell office:value-type="float" office:value="4040000" calcext:value-type="float">
            <text:p>4040000</text:p>
          </table:table-cell>
          <table:table-cell office:value-type="float" office:value="12480" calcext:value-type="float">
            <text:p>12480</text:p>
          </table:table-cell>
          <table:table-cell office:value-type="float" office:value="38629" calcext:value-type="float">
            <text:p>38629</text:p>
          </table:table-cell>
          <table:table-cell/>
          <table:table-cell table:formula="of:=[.C405]/[.B405]" office:value-type="float" office:value="3.09527243589744" calcext:value-type="float">
            <text:p>3,0952724359</text:p>
          </table:table-cell>
          <table:table-cell table:formula="of:=[.E405]/4" office:value-type="float" office:value="0.773818108974359" calcext:value-type="float">
            <text:p>0,773818109</text:p>
          </table:table-cell>
          <table:table-cell table:number-columns-repeated="3"/>
        </table:table-row>
        <table:table-row table:style-name="ro1">
          <table:table-cell office:value-type="float" office:value="4050000" calcext:value-type="float">
            <text:p>4050000</text:p>
          </table:table-cell>
          <table:table-cell office:value-type="float" office:value="12552" calcext:value-type="float">
            <text:p>12552</text:p>
          </table:table-cell>
          <table:table-cell office:value-type="float" office:value="38867" calcext:value-type="float">
            <text:p>38867</text:p>
          </table:table-cell>
          <table:table-cell/>
          <table:table-cell table:formula="of:=[.C406]/[.B406]" office:value-type="float" office:value="3.0964786488209" calcext:value-type="float">
            <text:p>3,0964786488</text:p>
          </table:table-cell>
          <table:table-cell table:formula="of:=[.E406]/4" office:value-type="float" office:value="0.774119662205226" calcext:value-type="float">
            <text:p>0,7741196622</text:p>
          </table:table-cell>
          <table:table-cell table:number-columns-repeated="3"/>
        </table:table-row>
        <table:table-row table:style-name="ro1">
          <table:table-cell office:value-type="float" office:value="4060000" calcext:value-type="float">
            <text:p>4060000</text:p>
          </table:table-cell>
          <table:table-cell office:value-type="float" office:value="12575" calcext:value-type="float">
            <text:p>12575</text:p>
          </table:table-cell>
          <table:table-cell office:value-type="float" office:value="39237" calcext:value-type="float">
            <text:p>39237</text:p>
          </table:table-cell>
          <table:table-cell/>
          <table:table-cell table:formula="of:=[.C407]/[.B407]" office:value-type="float" office:value="3.12023856858847" calcext:value-type="float">
            <text:p>3,1202385686</text:p>
          </table:table-cell>
          <table:table-cell table:formula="of:=[.E407]/4" office:value-type="float" office:value="0.780059642147117" calcext:value-type="float">
            <text:p>0,7800596421</text:p>
          </table:table-cell>
          <table:table-cell table:number-columns-repeated="3"/>
        </table:table-row>
        <table:table-row table:style-name="ro1">
          <table:table-cell office:value-type="float" office:value="4070000" calcext:value-type="float">
            <text:p>4070000</text:p>
          </table:table-cell>
          <table:table-cell office:value-type="float" office:value="12579" calcext:value-type="float">
            <text:p>12579</text:p>
          </table:table-cell>
          <table:table-cell office:value-type="float" office:value="39173" calcext:value-type="float">
            <text:p>39173</text:p>
          </table:table-cell>
          <table:table-cell/>
          <table:table-cell table:formula="of:=[.C408]/[.B408]" office:value-type="float" office:value="3.1141585181652" calcext:value-type="float">
            <text:p>3,1141585182</text:p>
          </table:table-cell>
          <table:table-cell table:formula="of:=[.E408]/4" office:value-type="float" office:value="0.778539629541299" calcext:value-type="float">
            <text:p>0,7785396295</text:p>
          </table:table-cell>
          <table:table-cell table:number-columns-repeated="3"/>
        </table:table-row>
        <table:table-row table:style-name="ro1">
          <table:table-cell office:value-type="float" office:value="4080000" calcext:value-type="float">
            <text:p>4080000</text:p>
          </table:table-cell>
          <table:table-cell office:value-type="float" office:value="12568" calcext:value-type="float">
            <text:p>12568</text:p>
          </table:table-cell>
          <table:table-cell office:value-type="float" office:value="39066" calcext:value-type="float">
            <text:p>39066</text:p>
          </table:table-cell>
          <table:table-cell/>
          <table:table-cell table:formula="of:=[.C409]/[.B409]" office:value-type="float" office:value="3.10837046467218" calcext:value-type="float">
            <text:p>3,1083704647</text:p>
          </table:table-cell>
          <table:table-cell table:formula="of:=[.E409]/4" office:value-type="float" office:value="0.777092616168046" calcext:value-type="float">
            <text:p>0,7770926162</text:p>
          </table:table-cell>
          <table:table-cell table:number-columns-repeated="3"/>
        </table:table-row>
        <table:table-row table:style-name="ro1">
          <table:table-cell office:value-type="float" office:value="4090000" calcext:value-type="float">
            <text:p>4090000</text:p>
          </table:table-cell>
          <table:table-cell office:value-type="float" office:value="12651" calcext:value-type="float">
            <text:p>12651</text:p>
          </table:table-cell>
          <table:table-cell office:value-type="float" office:value="39315" calcext:value-type="float">
            <text:p>39315</text:p>
          </table:table-cell>
          <table:table-cell/>
          <table:table-cell table:formula="of:=[.C410]/[.B410]" office:value-type="float" office:value="3.1076594735594" calcext:value-type="float">
            <text:p>3,1076594736</text:p>
          </table:table-cell>
          <table:table-cell table:formula="of:=[.E410]/4" office:value-type="float" office:value="0.776914868389851" calcext:value-type="float">
            <text:p>0,7769148684</text:p>
          </table:table-cell>
          <table:table-cell table:number-columns-repeated="3"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2712" calcext:value-type="float">
            <text:p>12712</text:p>
          </table:table-cell>
          <table:table-cell office:value-type="float" office:value="39578" calcext:value-type="float">
            <text:p>39578</text:p>
          </table:table-cell>
          <table:table-cell/>
          <table:table-cell table:formula="of:=[.C411]/[.B411]" office:value-type="float" office:value="3.11343612334802" calcext:value-type="float">
            <text:p>3,1134361233</text:p>
          </table:table-cell>
          <table:table-cell table:formula="of:=[.E411]/4" office:value-type="float" office:value="0.778359030837004" calcext:value-type="float">
            <text:p>0,7783590308</text:p>
          </table:table-cell>
          <table:table-cell table:number-columns-repeated="3"/>
        </table:table-row>
        <table:table-row table:style-name="ro1">
          <table:table-cell office:value-type="float" office:value="4110000" calcext:value-type="float">
            <text:p>4110000</text:p>
          </table:table-cell>
          <table:table-cell office:value-type="float" office:value="12709" calcext:value-type="float">
            <text:p>12709</text:p>
          </table:table-cell>
          <table:table-cell office:value-type="float" office:value="39368" calcext:value-type="float">
            <text:p>39368</text:p>
          </table:table-cell>
          <table:table-cell/>
          <table:table-cell table:formula="of:=[.C412]/[.B412]" office:value-type="float" office:value="3.09764733653317" calcext:value-type="float">
            <text:p>3,0976473365</text:p>
          </table:table-cell>
          <table:table-cell table:formula="of:=[.E412]/4" office:value-type="float" office:value="0.774411834133291" calcext:value-type="float">
            <text:p>0,7744118341</text:p>
          </table:table-cell>
          <table:table-cell table:number-columns-repeated="3"/>
        </table:table-row>
        <table:table-row table:style-name="ro1">
          <table:table-cell office:value-type="float" office:value="4120000" calcext:value-type="float">
            <text:p>4120000</text:p>
          </table:table-cell>
          <table:table-cell office:value-type="float" office:value="12716" calcext:value-type="float">
            <text:p>12716</text:p>
          </table:table-cell>
          <table:table-cell office:value-type="float" office:value="39630" calcext:value-type="float">
            <text:p>39630</text:p>
          </table:table-cell>
          <table:table-cell/>
          <table:table-cell table:formula="of:=[.C413]/[.B413]" office:value-type="float" office:value="3.11654608367411" calcext:value-type="float">
            <text:p>3,1165460837</text:p>
          </table:table-cell>
          <table:table-cell table:formula="of:=[.E413]/4" office:value-type="float" office:value="0.779136520918528" calcext:value-type="float">
            <text:p>0,7791365209</text:p>
          </table:table-cell>
          <table:table-cell table:number-columns-repeated="3"/>
        </table:table-row>
        <table:table-row table:style-name="ro1">
          <table:table-cell office:value-type="float" office:value="4130000" calcext:value-type="float">
            <text:p>4130000</text:p>
          </table:table-cell>
          <table:table-cell office:value-type="float" office:value="12815" calcext:value-type="float">
            <text:p>12815</text:p>
          </table:table-cell>
          <table:table-cell office:value-type="float" office:value="39820" calcext:value-type="float">
            <text:p>39820</text:p>
          </table:table-cell>
          <table:table-cell/>
          <table:table-cell table:formula="of:=[.C414]/[.B414]" office:value-type="float" office:value="3.10729613733906" calcext:value-type="float">
            <text:p>3,1072961373</text:p>
          </table:table-cell>
          <table:table-cell table:formula="of:=[.E414]/4" office:value-type="float" office:value="0.776824034334764" calcext:value-type="float">
            <text:p>0,7768240343</text:p>
          </table:table-cell>
          <table:table-cell table:number-columns-repeated="3"/>
        </table:table-row>
        <table:table-row table:style-name="ro1">
          <table:table-cell office:value-type="float" office:value="4140000" calcext:value-type="float">
            <text:p>4140000</text:p>
          </table:table-cell>
          <table:table-cell office:value-type="float" office:value="12824" calcext:value-type="float">
            <text:p>12824</text:p>
          </table:table-cell>
          <table:table-cell office:value-type="float" office:value="39888" calcext:value-type="float">
            <text:p>39888</text:p>
          </table:table-cell>
          <table:table-cell/>
          <table:table-cell table:formula="of:=[.C415]/[.B415]" office:value-type="float" office:value="3.11041796631316" calcext:value-type="float">
            <text:p>3,1104179663</text:p>
          </table:table-cell>
          <table:table-cell table:formula="of:=[.E415]/4" office:value-type="float" office:value="0.777604491578291" calcext:value-type="float">
            <text:p>0,7776044916</text:p>
          </table:table-cell>
          <table:table-cell table:number-columns-repeated="3"/>
        </table:table-row>
        <table:table-row table:style-name="ro1">
          <table:table-cell office:value-type="float" office:value="4150000" calcext:value-type="float">
            <text:p>4150000</text:p>
          </table:table-cell>
          <table:table-cell office:value-type="float" office:value="12855" calcext:value-type="float">
            <text:p>12855</text:p>
          </table:table-cell>
          <table:table-cell office:value-type="float" office:value="39873" calcext:value-type="float">
            <text:p>39873</text:p>
          </table:table-cell>
          <table:table-cell/>
          <table:table-cell table:formula="of:=[.C416]/[.B416]" office:value-type="float" office:value="3.10175029171529" calcext:value-type="float">
            <text:p>3,1017502917</text:p>
          </table:table-cell>
          <table:table-cell table:formula="of:=[.E416]/4" office:value-type="float" office:value="0.775437572928821" calcext:value-type="float">
            <text:p>0,7754375729</text:p>
          </table:table-cell>
          <table:table-cell table:number-columns-repeated="3"/>
        </table:table-row>
        <table:table-row table:style-name="ro1">
          <table:table-cell office:value-type="float" office:value="4160000" calcext:value-type="float">
            <text:p>4160000</text:p>
          </table:table-cell>
          <table:table-cell office:value-type="float" office:value="12833" calcext:value-type="float">
            <text:p>12833</text:p>
          </table:table-cell>
          <table:table-cell office:value-type="float" office:value="39933" calcext:value-type="float">
            <text:p>39933</text:p>
          </table:table-cell>
          <table:table-cell/>
          <table:table-cell table:formula="of:=[.C417]/[.B417]" office:value-type="float" office:value="3.11174316216006" calcext:value-type="float">
            <text:p>3,1117431622</text:p>
          </table:table-cell>
          <table:table-cell table:formula="of:=[.E417]/4" office:value-type="float" office:value="0.777935790540014" calcext:value-type="float">
            <text:p>0,7779357905</text:p>
          </table:table-cell>
          <table:table-cell table:number-columns-repeated="3"/>
        </table:table-row>
        <table:table-row table:style-name="ro1">
          <table:table-cell office:value-type="float" office:value="4170000" calcext:value-type="float">
            <text:p>4170000</text:p>
          </table:table-cell>
          <table:table-cell office:value-type="float" office:value="12861" calcext:value-type="float">
            <text:p>12861</text:p>
          </table:table-cell>
          <table:table-cell office:value-type="float" office:value="40060" calcext:value-type="float">
            <text:p>40060</text:p>
          </table:table-cell>
          <table:table-cell/>
          <table:table-cell table:formula="of:=[.C418]/[.B418]" office:value-type="float" office:value="3.11484332478034" calcext:value-type="float">
            <text:p>3,1148433248</text:p>
          </table:table-cell>
          <table:table-cell table:formula="of:=[.E418]/4" office:value-type="float" office:value="0.778710831195086" calcext:value-type="float">
            <text:p>0,7787108312</text:p>
          </table:table-cell>
          <table:table-cell table:number-columns-repeated="3"/>
        </table:table-row>
        <table:table-row table:style-name="ro1">
          <table:table-cell office:value-type="float" office:value="4180000" calcext:value-type="float">
            <text:p>4180000</text:p>
          </table:table-cell>
          <table:table-cell office:value-type="float" office:value="12923" calcext:value-type="float">
            <text:p>12923</text:p>
          </table:table-cell>
          <table:table-cell office:value-type="float" office:value="40222" calcext:value-type="float">
            <text:p>40222</text:p>
          </table:table-cell>
          <table:table-cell/>
          <table:table-cell table:formula="of:=[.C419]/[.B419]" office:value-type="float" office:value="3.11243519306663" calcext:value-type="float">
            <text:p>3,1124351931</text:p>
          </table:table-cell>
          <table:table-cell table:formula="of:=[.E419]/4" office:value-type="float" office:value="0.778108798266656" calcext:value-type="float">
            <text:p>0,7781087983</text:p>
          </table:table-cell>
          <table:table-cell table:number-columns-repeated="3"/>
        </table:table-row>
        <table:table-row table:style-name="ro1">
          <table:table-cell office:value-type="float" office:value="4190000" calcext:value-type="float">
            <text:p>4190000</text:p>
          </table:table-cell>
          <table:table-cell office:value-type="float" office:value="12964" calcext:value-type="float">
            <text:p>12964</text:p>
          </table:table-cell>
          <table:table-cell office:value-type="float" office:value="40048" calcext:value-type="float">
            <text:p>40048</text:p>
          </table:table-cell>
          <table:table-cell/>
          <table:table-cell table:formula="of:=[.C420]/[.B420]" office:value-type="float" office:value="3.0891700092564" calcext:value-type="float">
            <text:p>3,0891700093</text:p>
          </table:table-cell>
          <table:table-cell table:formula="of:=[.E420]/4" office:value-type="float" office:value="0.772292502314101" calcext:value-type="float">
            <text:p>0,7722925023</text:p>
          </table:table-cell>
          <table:table-cell table:number-columns-repeated="3"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3344" calcext:value-type="float">
            <text:p>13344</text:p>
          </table:table-cell>
          <table:table-cell office:value-type="float" office:value="42627" calcext:value-type="float">
            <text:p>42627</text:p>
          </table:table-cell>
          <table:table-cell/>
          <table:table-cell table:formula="of:=[.C421]/[.B421]" office:value-type="float" office:value="3.19446942446043" calcext:value-type="float">
            <text:p>3,1944694245</text:p>
          </table:table-cell>
          <table:table-cell table:formula="of:=[.E421]/4" office:value-type="float" office:value="0.798617356115108" calcext:value-type="float">
            <text:p>0,7986173561</text:p>
          </table:table-cell>
          <table:table-cell table:number-columns-repeated="3"/>
        </table:table-row>
        <table:table-row table:style-name="ro1">
          <table:table-cell office:value-type="float" office:value="4210000" calcext:value-type="float">
            <text:p>4210000</text:p>
          </table:table-cell>
          <table:table-cell office:value-type="float" office:value="13363" calcext:value-type="float">
            <text:p>13363</text:p>
          </table:table-cell>
          <table:table-cell office:value-type="float" office:value="42726" calcext:value-type="float">
            <text:p>42726</text:p>
          </table:table-cell>
          <table:table-cell/>
          <table:table-cell table:formula="of:=[.C422]/[.B422]" office:value-type="float" office:value="3.19733592756118" calcext:value-type="float">
            <text:p>3,1973359276</text:p>
          </table:table-cell>
          <table:table-cell table:formula="of:=[.E422]/4" office:value-type="float" office:value="0.799333981890294" calcext:value-type="float">
            <text:p>0,7993339819</text:p>
          </table:table-cell>
          <table:table-cell table:number-columns-repeated="3"/>
        </table:table-row>
        <table:table-row table:style-name="ro1">
          <table:table-cell office:value-type="float" office:value="4220000" calcext:value-type="float">
            <text:p>4220000</text:p>
          </table:table-cell>
          <table:table-cell office:value-type="float" office:value="13434" calcext:value-type="float">
            <text:p>13434</text:p>
          </table:table-cell>
          <table:table-cell office:value-type="float" office:value="42516" calcext:value-type="float">
            <text:p>42516</text:p>
          </table:table-cell>
          <table:table-cell/>
          <table:table-cell table:formula="of:=[.C423]/[.B423]" office:value-type="float" office:value="3.16480571683787" calcext:value-type="float">
            <text:p>3,1648057168</text:p>
          </table:table-cell>
          <table:table-cell table:formula="of:=[.E423]/4" office:value-type="float" office:value="0.791201429209469" calcext:value-type="float">
            <text:p>0,7912014292</text:p>
          </table:table-cell>
          <table:table-cell table:number-columns-repeated="3"/>
        </table:table-row>
        <table:table-row table:style-name="ro1">
          <table:table-cell office:value-type="float" office:value="4230000" calcext:value-type="float">
            <text:p>4230000</text:p>
          </table:table-cell>
          <table:table-cell office:value-type="float" office:value="13455" calcext:value-type="float">
            <text:p>13455</text:p>
          </table:table-cell>
          <table:table-cell office:value-type="float" office:value="42468" calcext:value-type="float">
            <text:p>42468</text:p>
          </table:table-cell>
          <table:table-cell/>
          <table:table-cell table:formula="of:=[.C424]/[.B424]" office:value-type="float" office:value="3.15629877369008" calcext:value-type="float">
            <text:p>3,1562987737</text:p>
          </table:table-cell>
          <table:table-cell table:formula="of:=[.E424]/4" office:value-type="float" office:value="0.789074693422519" calcext:value-type="float">
            <text:p>0,7890746934</text:p>
          </table:table-cell>
          <table:table-cell table:number-columns-repeated="3"/>
        </table:table-row>
        <table:table-row table:style-name="ro1">
          <table:table-cell office:value-type="float" office:value="4240000" calcext:value-type="float">
            <text:p>4240000</text:p>
          </table:table-cell>
          <table:table-cell office:value-type="float" office:value="13440" calcext:value-type="float">
            <text:p>13440</text:p>
          </table:table-cell>
          <table:table-cell office:value-type="float" office:value="43133" calcext:value-type="float">
            <text:p>43133</text:p>
          </table:table-cell>
          <table:table-cell/>
          <table:table-cell table:formula="of:=[.C425]/[.B425]" office:value-type="float" office:value="3.20930059523809" calcext:value-type="float">
            <text:p>3,2093005952</text:p>
          </table:table-cell>
          <table:table-cell table:formula="of:=[.E425]/4" office:value-type="float" office:value="0.802325148809524" calcext:value-type="float">
            <text:p>0,8023251488</text:p>
          </table:table-cell>
          <table:table-cell table:number-columns-repeated="3"/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3480" calcext:value-type="float">
            <text:p>13480</text:p>
          </table:table-cell>
          <table:table-cell office:value-type="float" office:value="42843" calcext:value-type="float">
            <text:p>42843</text:p>
          </table:table-cell>
          <table:table-cell/>
          <table:table-cell table:formula="of:=[.C426]/[.B426]" office:value-type="float" office:value="3.17826409495549" calcext:value-type="float">
            <text:p>3,178264095</text:p>
          </table:table-cell>
          <table:table-cell table:formula="of:=[.E426]/4" office:value-type="float" office:value="0.794566023738872" calcext:value-type="float">
            <text:p>0,7945660237</text:p>
          </table:table-cell>
          <table:table-cell table:number-columns-repeated="3"/>
        </table:table-row>
        <table:table-row table:style-name="ro1">
          <table:table-cell office:value-type="float" office:value="4260000" calcext:value-type="float">
            <text:p>4260000</text:p>
          </table:table-cell>
          <table:table-cell office:value-type="float" office:value="13583" calcext:value-type="float">
            <text:p>13583</text:p>
          </table:table-cell>
          <table:table-cell office:value-type="float" office:value="43340" calcext:value-type="float">
            <text:p>43340</text:p>
          </table:table-cell>
          <table:table-cell/>
          <table:table-cell table:formula="of:=[.C427]/[.B427]" office:value-type="float" office:value="3.1907531473165" calcext:value-type="float">
            <text:p>3,1907531473</text:p>
          </table:table-cell>
          <table:table-cell table:formula="of:=[.E427]/4" office:value-type="float" office:value="0.797688286829125" calcext:value-type="float">
            <text:p>0,7976882868</text:p>
          </table:table-cell>
          <table:table-cell table:number-columns-repeated="3"/>
        </table:table-row>
        <table:table-row table:style-name="ro1">
          <table:table-cell office:value-type="float" office:value="4270000" calcext:value-type="float">
            <text:p>4270000</text:p>
          </table:table-cell>
          <table:table-cell office:value-type="float" office:value="13615" calcext:value-type="float">
            <text:p>13615</text:p>
          </table:table-cell>
          <table:table-cell office:value-type="float" office:value="42778" calcext:value-type="float">
            <text:p>42778</text:p>
          </table:table-cell>
          <table:table-cell/>
          <table:table-cell table:formula="of:=[.C428]/[.B428]" office:value-type="float" office:value="3.14197576202718" calcext:value-type="float">
            <text:p>3,141975762</text:p>
          </table:table-cell>
          <table:table-cell table:formula="of:=[.E428]/4" office:value-type="float" office:value="0.785493940506794" calcext:value-type="float">
            <text:p>0,7854939405</text:p>
          </table:table-cell>
          <table:table-cell table:number-columns-repeated="3"/>
        </table:table-row>
        <table:table-row table:style-name="ro1">
          <table:table-cell office:value-type="float" office:value="4280000" calcext:value-type="float">
            <text:p>4280000</text:p>
          </table:table-cell>
          <table:table-cell office:value-type="float" office:value="13735" calcext:value-type="float">
            <text:p>13735</text:p>
          </table:table-cell>
          <table:table-cell office:value-type="float" office:value="43306" calcext:value-type="float">
            <text:p>43306</text:p>
          </table:table-cell>
          <table:table-cell/>
          <table:table-cell table:formula="of:=[.C429]/[.B429]" office:value-type="float" office:value="3.15296687295231" calcext:value-type="float">
            <text:p>3,152966873</text:p>
          </table:table-cell>
          <table:table-cell table:formula="of:=[.E429]/4" office:value-type="float" office:value="0.788241718238078" calcext:value-type="float">
            <text:p>0,7882417182</text:p>
          </table:table-cell>
          <table:table-cell table:number-columns-repeated="3"/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13638" calcext:value-type="float">
            <text:p>13638</text:p>
          </table:table-cell>
          <table:table-cell office:value-type="float" office:value="43566" calcext:value-type="float">
            <text:p>43566</text:p>
          </table:table-cell>
          <table:table-cell/>
          <table:table-cell table:formula="of:=[.C430]/[.B430]" office:value-type="float" office:value="3.19445666520018" calcext:value-type="float">
            <text:p>3,1944566652</text:p>
          </table:table-cell>
          <table:table-cell table:formula="of:=[.E430]/4" office:value-type="float" office:value="0.798614166300044" calcext:value-type="float">
            <text:p>0,7986141663</text:p>
          </table:table-cell>
          <table:table-cell table:number-columns-repeated="3"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3720" calcext:value-type="float">
            <text:p>13720</text:p>
          </table:table-cell>
          <table:table-cell office:value-type="float" office:value="43482" calcext:value-type="float">
            <text:p>43482</text:p>
          </table:table-cell>
          <table:table-cell/>
          <table:table-cell table:formula="of:=[.C431]/[.B431]" office:value-type="float" office:value="3.16924198250729" calcext:value-type="float">
            <text:p>3,1692419825</text:p>
          </table:table-cell>
          <table:table-cell table:formula="of:=[.E431]/4" office:value-type="float" office:value="0.792310495626822" calcext:value-type="float">
            <text:p>0,7923104956</text:p>
          </table:table-cell>
          <table:table-cell table:number-columns-repeated="3"/>
        </table:table-row>
        <table:table-row table:style-name="ro1">
          <table:table-cell office:value-type="float" office:value="4310000" calcext:value-type="float">
            <text:p>4310000</text:p>
          </table:table-cell>
          <table:table-cell office:value-type="float" office:value="13723" calcext:value-type="float">
            <text:p>13723</text:p>
          </table:table-cell>
          <table:table-cell office:value-type="float" office:value="43754" calcext:value-type="float">
            <text:p>43754</text:p>
          </table:table-cell>
          <table:table-cell/>
          <table:table-cell table:formula="of:=[.C432]/[.B432]" office:value-type="float" office:value="3.18836988996575" calcext:value-type="float">
            <text:p>3,18836989</text:p>
          </table:table-cell>
          <table:table-cell table:formula="of:=[.E432]/4" office:value-type="float" office:value="0.797092472491438" calcext:value-type="float">
            <text:p>0,7970924725</text:p>
          </table:table-cell>
          <table:table-cell table:number-columns-repeated="3"/>
        </table:table-row>
        <table:table-row table:style-name="ro1">
          <table:table-cell office:value-type="float" office:value="4320000" calcext:value-type="float">
            <text:p>4320000</text:p>
          </table:table-cell>
          <table:table-cell office:value-type="float" office:value="13699" calcext:value-type="float">
            <text:p>13699</text:p>
          </table:table-cell>
          <table:table-cell office:value-type="float" office:value="43637" calcext:value-type="float">
            <text:p>43637</text:p>
          </table:table-cell>
          <table:table-cell/>
          <table:table-cell table:formula="of:=[.C433]/[.B433]" office:value-type="float" office:value="3.18541499379517" calcext:value-type="float">
            <text:p>3,1854149938</text:p>
          </table:table-cell>
          <table:table-cell table:formula="of:=[.E433]/4" office:value-type="float" office:value="0.796353748448792" calcext:value-type="float">
            <text:p>0,7963537484</text:p>
          </table:table-cell>
          <table:table-cell table:number-columns-repeated="3"/>
        </table:table-row>
        <table:table-row table:style-name="ro1">
          <table:table-cell office:value-type="float" office:value="4330000" calcext:value-type="float">
            <text:p>4330000</text:p>
          </table:table-cell>
          <table:table-cell office:value-type="float" office:value="13800" calcext:value-type="float">
            <text:p>13800</text:p>
          </table:table-cell>
          <table:table-cell office:value-type="float" office:value="44011" calcext:value-type="float">
            <text:p>44011</text:p>
          </table:table-cell>
          <table:table-cell/>
          <table:table-cell table:formula="of:=[.C434]/[.B434]" office:value-type="float" office:value="3.18920289855072" calcext:value-type="float">
            <text:p>3,1892028986</text:p>
          </table:table-cell>
          <table:table-cell table:formula="of:=[.E434]/4" office:value-type="float" office:value="0.797300724637681" calcext:value-type="float">
            <text:p>0,7973007246</text:p>
          </table:table-cell>
          <table:table-cell table:number-columns-repeated="3"/>
        </table:table-row>
        <table:table-row table:style-name="ro1">
          <table:table-cell office:value-type="float" office:value="4340000" calcext:value-type="float">
            <text:p>4340000</text:p>
          </table:table-cell>
          <table:table-cell office:value-type="float" office:value="13804" calcext:value-type="float">
            <text:p>13804</text:p>
          </table:table-cell>
          <table:table-cell office:value-type="float" office:value="43183" calcext:value-type="float">
            <text:p>43183</text:p>
          </table:table-cell>
          <table:table-cell/>
          <table:table-cell table:formula="of:=[.C435]/[.B435]" office:value-type="float" office:value="3.12829614604462" calcext:value-type="float">
            <text:p>3,128296146</text:p>
          </table:table-cell>
          <table:table-cell table:formula="of:=[.E435]/4" office:value-type="float" office:value="0.782074036511156" calcext:value-type="float">
            <text:p>0,7820740365</text:p>
          </table:table-cell>
          <table:table-cell table:number-columns-repeated="3"/>
        </table:table-row>
        <table:table-row table:style-name="ro1">
          <table:table-cell office:value-type="float" office:value="4350000" calcext:value-type="float">
            <text:p>4350000</text:p>
          </table:table-cell>
          <table:table-cell office:value-type="float" office:value="13850" calcext:value-type="float">
            <text:p>13850</text:p>
          </table:table-cell>
          <table:table-cell office:value-type="float" office:value="44010" calcext:value-type="float">
            <text:p>44010</text:p>
          </table:table-cell>
          <table:table-cell/>
          <table:table-cell table:formula="of:=[.C436]/[.B436]" office:value-type="float" office:value="3.17761732851986" calcext:value-type="float">
            <text:p>3,1776173285</text:p>
          </table:table-cell>
          <table:table-cell table:formula="of:=[.E436]/4" office:value-type="float" office:value="0.794404332129964" calcext:value-type="float">
            <text:p>0,7944043321</text:p>
          </table:table-cell>
          <table:table-cell table:number-columns-repeated="3"/>
        </table:table-row>
        <table:table-row table:style-name="ro1">
          <table:table-cell office:value-type="float" office:value="4360000" calcext:value-type="float">
            <text:p>4360000</text:p>
          </table:table-cell>
          <table:table-cell office:value-type="float" office:value="13842" calcext:value-type="float">
            <text:p>13842</text:p>
          </table:table-cell>
          <table:table-cell office:value-type="float" office:value="44422" calcext:value-type="float">
            <text:p>44422</text:p>
          </table:table-cell>
          <table:table-cell/>
          <table:table-cell table:formula="of:=[.C437]/[.B437]" office:value-type="float" office:value="3.20921832105187" calcext:value-type="float">
            <text:p>3,2092183211</text:p>
          </table:table-cell>
          <table:table-cell table:formula="of:=[.E437]/4" office:value-type="float" office:value="0.802304580262968" calcext:value-type="float">
            <text:p>0,8023045803</text:p>
          </table:table-cell>
          <table:table-cell table:number-columns-repeated="3"/>
        </table:table-row>
        <table:table-row table:style-name="ro1">
          <table:table-cell office:value-type="float" office:value="4370000" calcext:value-type="float">
            <text:p>4370000</text:p>
          </table:table-cell>
          <table:table-cell office:value-type="float" office:value="13834" calcext:value-type="float">
            <text:p>13834</text:p>
          </table:table-cell>
          <table:table-cell office:value-type="float" office:value="44846" calcext:value-type="float">
            <text:p>44846</text:p>
          </table:table-cell>
          <table:table-cell/>
          <table:table-cell table:formula="of:=[.C438]/[.B438]" office:value-type="float" office:value="3.24172329044383" calcext:value-type="float">
            <text:p>3,2417232904</text:p>
          </table:table-cell>
          <table:table-cell table:formula="of:=[.E438]/4" office:value-type="float" office:value="0.810430822610959" calcext:value-type="float">
            <text:p>0,8104308226</text:p>
          </table:table-cell>
          <table:table-cell table:number-columns-repeated="3"/>
        </table:table-row>
        <table:table-row table:style-name="ro1">
          <table:table-cell office:value-type="float" office:value="4380000" calcext:value-type="float">
            <text:p>4380000</text:p>
          </table:table-cell>
          <table:table-cell office:value-type="float" office:value="13949" calcext:value-type="float">
            <text:p>13949</text:p>
          </table:table-cell>
          <table:table-cell office:value-type="float" office:value="44071" calcext:value-type="float">
            <text:p>44071</text:p>
          </table:table-cell>
          <table:table-cell/>
          <table:table-cell table:formula="of:=[.C439]/[.B439]" office:value-type="float" office:value="3.1594379525414" calcext:value-type="float">
            <text:p>3,1594379525</text:p>
          </table:table-cell>
          <table:table-cell table:formula="of:=[.E439]/4" office:value-type="float" office:value="0.78985948813535" calcext:value-type="float">
            <text:p>0,7898594881</text:p>
          </table:table-cell>
          <table:table-cell table:number-columns-repeated="3"/>
        </table:table-row>
        <table:table-row table:style-name="ro1">
          <table:table-cell office:value-type="float" office:value="4390000" calcext:value-type="float">
            <text:p>4390000</text:p>
          </table:table-cell>
          <table:table-cell office:value-type="float" office:value="13975" calcext:value-type="float">
            <text:p>13975</text:p>
          </table:table-cell>
          <table:table-cell office:value-type="float" office:value="44329" calcext:value-type="float">
            <text:p>44329</text:p>
          </table:table-cell>
          <table:table-cell/>
          <table:table-cell table:formula="of:=[.C440]/[.B440]" office:value-type="float" office:value="3.17202146690519" calcext:value-type="float">
            <text:p>3,1720214669</text:p>
          </table:table-cell>
          <table:table-cell table:formula="of:=[.E440]/4" office:value-type="float" office:value="0.793005366726297" calcext:value-type="float">
            <text:p>0,7930053667</text:p>
          </table:table-cell>
          <table:table-cell table:number-columns-repeated="3"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3976" calcext:value-type="float">
            <text:p>13976</text:p>
          </table:table-cell>
          <table:table-cell office:value-type="float" office:value="43667" calcext:value-type="float">
            <text:p>43667</text:p>
          </table:table-cell>
          <table:table-cell/>
          <table:table-cell table:formula="of:=[.C441]/[.B441]" office:value-type="float" office:value="3.12442759015455" calcext:value-type="float">
            <text:p>3,1244275902</text:p>
          </table:table-cell>
          <table:table-cell table:formula="of:=[.E441]/4" office:value-type="float" office:value="0.781106897538638" calcext:value-type="float">
            <text:p>0,7811068975</text:p>
          </table:table-cell>
          <table:table-cell table:number-columns-repeated="3"/>
        </table:table-row>
        <table:table-row table:style-name="ro1">
          <table:table-cell office:value-type="float" office:value="4410000" calcext:value-type="float">
            <text:p>4410000</text:p>
          </table:table-cell>
          <table:table-cell office:value-type="float" office:value="14070" calcext:value-type="float">
            <text:p>14070</text:p>
          </table:table-cell>
          <table:table-cell office:value-type="float" office:value="43724" calcext:value-type="float">
            <text:p>43724</text:p>
          </table:table-cell>
          <table:table-cell/>
          <table:table-cell table:formula="of:=[.C442]/[.B442]" office:value-type="float" office:value="3.10760483297797" calcext:value-type="float">
            <text:p>3,107604833</text:p>
          </table:table-cell>
          <table:table-cell table:formula="of:=[.E442]/4" office:value-type="float" office:value="0.776901208244492" calcext:value-type="float">
            <text:p>0,7769012082</text:p>
          </table:table-cell>
          <table:table-cell table:number-columns-repeated="3"/>
        </table:table-row>
        <table:table-row table:style-name="ro1">
          <table:table-cell office:value-type="float" office:value="4420000" calcext:value-type="float">
            <text:p>4420000</text:p>
          </table:table-cell>
          <table:table-cell office:value-type="float" office:value="14134" calcext:value-type="float">
            <text:p>14134</text:p>
          </table:table-cell>
          <table:table-cell office:value-type="float" office:value="44106" calcext:value-type="float">
            <text:p>44106</text:p>
          </table:table-cell>
          <table:table-cell/>
          <table:table-cell table:formula="of:=[.C443]/[.B443]" office:value-type="float" office:value="3.12056035092684" calcext:value-type="float">
            <text:p>3,1205603509</text:p>
          </table:table-cell>
          <table:table-cell table:formula="of:=[.E443]/4" office:value-type="float" office:value="0.780140087731711" calcext:value-type="float">
            <text:p>0,7801400877</text:p>
          </table:table-cell>
          <table:table-cell table:number-columns-repeated="3"/>
        </table:table-row>
        <table:table-row table:style-name="ro1">
          <table:table-cell office:value-type="float" office:value="4430000" calcext:value-type="float">
            <text:p>4430000</text:p>
          </table:table-cell>
          <table:table-cell office:value-type="float" office:value="14104" calcext:value-type="float">
            <text:p>14104</text:p>
          </table:table-cell>
          <table:table-cell office:value-type="float" office:value="44193" calcext:value-type="float">
            <text:p>44193</text:p>
          </table:table-cell>
          <table:table-cell/>
          <table:table-cell table:formula="of:=[.C444]/[.B444]" office:value-type="float" office:value="3.13336642087351" calcext:value-type="float">
            <text:p>3,1333664209</text:p>
          </table:table-cell>
          <table:table-cell table:formula="of:=[.E444]/4" office:value-type="float" office:value="0.783341605218378" calcext:value-type="float">
            <text:p>0,7833416052</text:p>
          </table:table-cell>
          <table:table-cell table:number-columns-repeated="3"/>
        </table:table-row>
        <table:table-row table:style-name="ro1">
          <table:table-cell office:value-type="float" office:value="4440000" calcext:value-type="float">
            <text:p>4440000</text:p>
          </table:table-cell>
          <table:table-cell office:value-type="float" office:value="14142" calcext:value-type="float">
            <text:p>14142</text:p>
          </table:table-cell>
          <table:table-cell office:value-type="float" office:value="44126" calcext:value-type="float">
            <text:p>44126</text:p>
          </table:table-cell>
          <table:table-cell/>
          <table:table-cell table:formula="of:=[.C445]/[.B445]" office:value-type="float" office:value="3.12020930561448" calcext:value-type="float">
            <text:p>3,1202093056</text:p>
          </table:table-cell>
          <table:table-cell table:formula="of:=[.E445]/4" office:value-type="float" office:value="0.78005232640362" calcext:value-type="float">
            <text:p>0,7800523264</text:p>
          </table:table-cell>
          <table:table-cell table:number-columns-repeated="3"/>
        </table:table-row>
        <table:table-row table:style-name="ro1">
          <table:table-cell office:value-type="float" office:value="4450000" calcext:value-type="float">
            <text:p>4450000</text:p>
          </table:table-cell>
          <table:table-cell office:value-type="float" office:value="14184" calcext:value-type="float">
            <text:p>14184</text:p>
          </table:table-cell>
          <table:table-cell office:value-type="float" office:value="44440" calcext:value-type="float">
            <text:p>44440</text:p>
          </table:table-cell>
          <table:table-cell/>
          <table:table-cell table:formula="of:=[.C446]/[.B446]" office:value-type="float" office:value="3.13310772701636" calcext:value-type="float">
            <text:p>3,133107727</text:p>
          </table:table-cell>
          <table:table-cell table:formula="of:=[.E446]/4" office:value-type="float" office:value="0.783276931754089" calcext:value-type="float">
            <text:p>0,7832769318</text:p>
          </table:table-cell>
          <table:table-cell table:number-columns-repeated="3"/>
        </table:table-row>
        <table:table-row table:style-name="ro1">
          <table:table-cell office:value-type="float" office:value="4460000" calcext:value-type="float">
            <text:p>4460000</text:p>
          </table:table-cell>
          <table:table-cell office:value-type="float" office:value="14155" calcext:value-type="float">
            <text:p>14155</text:p>
          </table:table-cell>
          <table:table-cell office:value-type="float" office:value="44385" calcext:value-type="float">
            <text:p>44385</text:p>
          </table:table-cell>
          <table:table-cell/>
          <table:table-cell table:formula="of:=[.C447]/[.B447]" office:value-type="float" office:value="3.13564111621335" calcext:value-type="float">
            <text:p>3,1356411162</text:p>
          </table:table-cell>
          <table:table-cell table:formula="of:=[.E447]/4" office:value-type="float" office:value="0.783910279053338" calcext:value-type="float">
            <text:p>0,7839102791</text:p>
          </table:table-cell>
          <table:table-cell table:number-columns-repeated="3"/>
        </table:table-row>
        <table:table-row table:style-name="ro1">
          <table:table-cell office:value-type="float" office:value="4470000" calcext:value-type="float">
            <text:p>4470000</text:p>
          </table:table-cell>
          <table:table-cell office:value-type="float" office:value="14368" calcext:value-type="float">
            <text:p>14368</text:p>
          </table:table-cell>
          <table:table-cell office:value-type="float" office:value="44400" calcext:value-type="float">
            <text:p>44400</text:p>
          </table:table-cell>
          <table:table-cell/>
          <table:table-cell table:formula="of:=[.C448]/[.B448]" office:value-type="float" office:value="3.0902004454343" calcext:value-type="float">
            <text:p>3,0902004454</text:p>
          </table:table-cell>
          <table:table-cell table:formula="of:=[.E448]/4" office:value-type="float" office:value="0.772550111358575" calcext:value-type="float">
            <text:p>0,7725501114</text:p>
          </table:table-cell>
          <table:table-cell table:number-columns-repeated="3"/>
        </table:table-row>
        <table:table-row table:style-name="ro1">
          <table:table-cell office:value-type="float" office:value="4480000" calcext:value-type="float">
            <text:p>4480000</text:p>
          </table:table-cell>
          <table:table-cell office:value-type="float" office:value="14273" calcext:value-type="float">
            <text:p>14273</text:p>
          </table:table-cell>
          <table:table-cell office:value-type="float" office:value="44735" calcext:value-type="float">
            <text:p>44735</text:p>
          </table:table-cell>
          <table:table-cell/>
          <table:table-cell table:formula="of:=[.C449]/[.B449]" office:value-type="float" office:value="3.13423947313109" calcext:value-type="float">
            <text:p>3,1342394731</text:p>
          </table:table-cell>
          <table:table-cell table:formula="of:=[.E449]/4" office:value-type="float" office:value="0.783559868282772" calcext:value-type="float">
            <text:p>0,7835598683</text:p>
          </table:table-cell>
          <table:table-cell table:number-columns-repeated="3"/>
        </table:table-row>
        <table:table-row table:style-name="ro1">
          <table:table-cell office:value-type="float" office:value="4490000" calcext:value-type="float">
            <text:p>4490000</text:p>
          </table:table-cell>
          <table:table-cell office:value-type="float" office:value="14268" calcext:value-type="float">
            <text:p>14268</text:p>
          </table:table-cell>
          <table:table-cell office:value-type="float" office:value="44777" calcext:value-type="float">
            <text:p>44777</text:p>
          </table:table-cell>
          <table:table-cell/>
          <table:table-cell table:formula="of:=[.C450]/[.B450]" office:value-type="float" office:value="3.13828146902159" calcext:value-type="float">
            <text:p>3,138281469</text:p>
          </table:table-cell>
          <table:table-cell table:formula="of:=[.E450]/4" office:value-type="float" office:value="0.784570367255397" calcext:value-type="float">
            <text:p>0,7845703673</text:p>
          </table:table-cell>
          <table:table-cell table:number-columns-repeated="3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4295" calcext:value-type="float">
            <text:p>14295</text:p>
          </table:table-cell>
          <table:table-cell office:value-type="float" office:value="44598" calcext:value-type="float">
            <text:p>44598</text:p>
          </table:table-cell>
          <table:table-cell/>
          <table:table-cell table:formula="of:=[.C451]/[.B451]" office:value-type="float" office:value="3.11983210912907" calcext:value-type="float">
            <text:p>3,1198321091</text:p>
          </table:table-cell>
          <table:table-cell table:formula="of:=[.E451]/4" office:value-type="float" office:value="0.779958027282266" calcext:value-type="float">
            <text:p>0,7799580273</text:p>
          </table:table-cell>
          <table:table-cell table:number-columns-repeated="3"/>
        </table:table-row>
        <table:table-row table:style-name="ro1">
          <table:table-cell office:value-type="float" office:value="4510000" calcext:value-type="float">
            <text:p>4510000</text:p>
          </table:table-cell>
          <table:table-cell office:value-type="float" office:value="14414" calcext:value-type="float">
            <text:p>14414</text:p>
          </table:table-cell>
          <table:table-cell office:value-type="float" office:value="44947" calcext:value-type="float">
            <text:p>44947</text:p>
          </table:table-cell>
          <table:table-cell/>
          <table:table-cell table:formula="of:=[.C452]/[.B452]" office:value-type="float" office:value="3.11828777577355" calcext:value-type="float">
            <text:p>3,1182877758</text:p>
          </table:table-cell>
          <table:table-cell table:formula="of:=[.E452]/4" office:value-type="float" office:value="0.779571943943388" calcext:value-type="float">
            <text:p>0,7795719439</text:p>
          </table:table-cell>
          <table:table-cell table:number-columns-repeated="3"/>
        </table:table-row>
        <table:table-row table:style-name="ro1">
          <table:table-cell office:value-type="float" office:value="4520000" calcext:value-type="float">
            <text:p>4520000</text:p>
          </table:table-cell>
          <table:table-cell office:value-type="float" office:value="14343" calcext:value-type="float">
            <text:p>14343</text:p>
          </table:table-cell>
          <table:table-cell office:value-type="float" office:value="44780" calcext:value-type="float">
            <text:p>44780</text:p>
          </table:table-cell>
          <table:table-cell/>
          <table:table-cell table:formula="of:=[.C453]/[.B453]" office:value-type="float" office:value="3.12208045736596" calcext:value-type="float">
            <text:p>3,1220804574</text:p>
          </table:table-cell>
          <table:table-cell table:formula="of:=[.E453]/4" office:value-type="float" office:value="0.780520114341491" calcext:value-type="float">
            <text:p>0,7805201143</text:p>
          </table:table-cell>
          <table:table-cell table:number-columns-repeated="3"/>
        </table:table-row>
        <table:table-row table:style-name="ro1">
          <table:table-cell office:value-type="float" office:value="4530000" calcext:value-type="float">
            <text:p>4530000</text:p>
          </table:table-cell>
          <table:table-cell office:value-type="float" office:value="14359" calcext:value-type="float">
            <text:p>14359</text:p>
          </table:table-cell>
          <table:table-cell office:value-type="float" office:value="45250" calcext:value-type="float">
            <text:p>45250</text:p>
          </table:table-cell>
          <table:table-cell/>
          <table:table-cell table:formula="of:=[.C454]/[.B454]" office:value-type="float" office:value="3.15133365833275" calcext:value-type="float">
            <text:p>3,1513336583</text:p>
          </table:table-cell>
          <table:table-cell table:formula="of:=[.E454]/4" office:value-type="float" office:value="0.787833414583188" calcext:value-type="float">
            <text:p>0,7878334146</text:p>
          </table:table-cell>
          <table:table-cell table:number-columns-repeated="3"/>
        </table:table-row>
        <table:table-row table:style-name="ro1">
          <table:table-cell office:value-type="float" office:value="4540000" calcext:value-type="float">
            <text:p>4540000</text:p>
          </table:table-cell>
          <table:table-cell office:value-type="float" office:value="14458" calcext:value-type="float">
            <text:p>14458</text:p>
          </table:table-cell>
          <table:table-cell office:value-type="float" office:value="45342" calcext:value-type="float">
            <text:p>45342</text:p>
          </table:table-cell>
          <table:table-cell/>
          <table:table-cell table:formula="of:=[.C455]/[.B455]" office:value-type="float" office:value="3.13611841195186" calcext:value-type="float">
            <text:p>3,136118412</text:p>
          </table:table-cell>
          <table:table-cell table:formula="of:=[.E455]/4" office:value-type="float" office:value="0.784029602987965" calcext:value-type="float">
            <text:p>0,784029603</text:p>
          </table:table-cell>
          <table:table-cell table:number-columns-repeated="3"/>
        </table:table-row>
        <table:table-row table:style-name="ro1">
          <table:table-cell office:value-type="float" office:value="4550000" calcext:value-type="float">
            <text:p>4550000</text:p>
          </table:table-cell>
          <table:table-cell office:value-type="float" office:value="14519" calcext:value-type="float">
            <text:p>14519</text:p>
          </table:table-cell>
          <table:table-cell office:value-type="float" office:value="45158" calcext:value-type="float">
            <text:p>45158</text:p>
          </table:table-cell>
          <table:table-cell/>
          <table:table-cell table:formula="of:=[.C456]/[.B456]" office:value-type="float" office:value="3.11026930229355" calcext:value-type="float">
            <text:p>3,1102693023</text:p>
          </table:table-cell>
          <table:table-cell table:formula="of:=[.E456]/4" office:value-type="float" office:value="0.777567325573387" calcext:value-type="float">
            <text:p>0,7775673256</text:p>
          </table:table-cell>
          <table:table-cell table:number-columns-repeated="3"/>
        </table:table-row>
        <table:table-row table:style-name="ro1">
          <table:table-cell office:value-type="float" office:value="4560000" calcext:value-type="float">
            <text:p>4560000</text:p>
          </table:table-cell>
          <table:table-cell office:value-type="float" office:value="14542" calcext:value-type="float">
            <text:p>14542</text:p>
          </table:table-cell>
          <table:table-cell office:value-type="float" office:value="45175" calcext:value-type="float">
            <text:p>45175</text:p>
          </table:table-cell>
          <table:table-cell/>
          <table:table-cell table:formula="of:=[.C457]/[.B457]" office:value-type="float" office:value="3.10651904827396" calcext:value-type="float">
            <text:p>3,1065190483</text:p>
          </table:table-cell>
          <table:table-cell table:formula="of:=[.E457]/4" office:value-type="float" office:value="0.776629762068491" calcext:value-type="float">
            <text:p>0,7766297621</text:p>
          </table:table-cell>
          <table:table-cell table:number-columns-repeated="3"/>
        </table:table-row>
        <table:table-row table:style-name="ro1">
          <table:table-cell office:value-type="float" office:value="4570000" calcext:value-type="float">
            <text:p>4570000</text:p>
          </table:table-cell>
          <table:table-cell office:value-type="float" office:value="14656" calcext:value-type="float">
            <text:p>14656</text:p>
          </table:table-cell>
          <table:table-cell office:value-type="float" office:value="45215" calcext:value-type="float">
            <text:p>45215</text:p>
          </table:table-cell>
          <table:table-cell/>
          <table:table-cell table:formula="of:=[.C458]/[.B458]" office:value-type="float" office:value="3.0850846069869" calcext:value-type="float">
            <text:p>3,085084607</text:p>
          </table:table-cell>
          <table:table-cell table:formula="of:=[.E458]/4" office:value-type="float" office:value="0.771271151746725" calcext:value-type="float">
            <text:p>0,7712711517</text:p>
          </table:table-cell>
          <table:table-cell table:number-columns-repeated="3"/>
        </table:table-row>
        <table:table-row table:style-name="ro1">
          <table:table-cell office:value-type="float" office:value="4580000" calcext:value-type="float">
            <text:p>4580000</text:p>
          </table:table-cell>
          <table:table-cell office:value-type="float" office:value="14533" calcext:value-type="float">
            <text:p>14533</text:p>
          </table:table-cell>
          <table:table-cell office:value-type="float" office:value="45628" calcext:value-type="float">
            <text:p>45628</text:p>
          </table:table-cell>
          <table:table-cell/>
          <table:table-cell table:formula="of:=[.C459]/[.B459]" office:value-type="float" office:value="3.13961329388289" calcext:value-type="float">
            <text:p>3,1396132939</text:p>
          </table:table-cell>
          <table:table-cell table:formula="of:=[.E459]/4" office:value-type="float" office:value="0.784903323470722" calcext:value-type="float">
            <text:p>0,7849033235</text:p>
          </table:table-cell>
          <table:table-cell table:number-columns-repeated="3"/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14529" calcext:value-type="float">
            <text:p>14529</text:p>
          </table:table-cell>
          <table:table-cell office:value-type="float" office:value="45473" calcext:value-type="float">
            <text:p>45473</text:p>
          </table:table-cell>
          <table:table-cell/>
          <table:table-cell table:formula="of:=[.C460]/[.B460]" office:value-type="float" office:value="3.12980934682359" calcext:value-type="float">
            <text:p>3,1298093468</text:p>
          </table:table-cell>
          <table:table-cell table:formula="of:=[.E460]/4" office:value-type="float" office:value="0.782452336705899" calcext:value-type="float">
            <text:p>0,7824523367</text:p>
          </table:table-cell>
          <table:table-cell table:number-columns-repeated="3"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4612" calcext:value-type="float">
            <text:p>14612</text:p>
          </table:table-cell>
          <table:table-cell office:value-type="float" office:value="45877" calcext:value-type="float">
            <text:p>45877</text:p>
          </table:table-cell>
          <table:table-cell/>
          <table:table-cell table:formula="of:=[.C461]/[.B461]" office:value-type="float" office:value="3.13967971530249" calcext:value-type="float">
            <text:p>3,1396797153</text:p>
          </table:table-cell>
          <table:table-cell table:formula="of:=[.E461]/4" office:value-type="float" office:value="0.784919928825623" calcext:value-type="float">
            <text:p>0,7849199288</text:p>
          </table:table-cell>
          <table:table-cell table:number-columns-repeated="3"/>
        </table:table-row>
        <table:table-row table:style-name="ro1">
          <table:table-cell office:value-type="float" office:value="4610000" calcext:value-type="float">
            <text:p>4610000</text:p>
          </table:table-cell>
          <table:table-cell office:value-type="float" office:value="14685" calcext:value-type="float">
            <text:p>14685</text:p>
          </table:table-cell>
          <table:table-cell office:value-type="float" office:value="45363" calcext:value-type="float">
            <text:p>45363</text:p>
          </table:table-cell>
          <table:table-cell/>
          <table:table-cell table:formula="of:=[.C462]/[.B462]" office:value-type="float" office:value="3.08907048008172" calcext:value-type="float">
            <text:p>3,0890704801</text:p>
          </table:table-cell>
          <table:table-cell table:formula="of:=[.E462]/4" office:value-type="float" office:value="0.772267620020429" calcext:value-type="float">
            <text:p>0,77226762</text:p>
          </table:table-cell>
          <table:table-cell table:number-columns-repeated="3"/>
        </table:table-row>
        <table:table-row table:style-name="ro1">
          <table:table-cell office:value-type="float" office:value="4620000" calcext:value-type="float">
            <text:p>4620000</text:p>
          </table:table-cell>
          <table:table-cell office:value-type="float" office:value="14665" calcext:value-type="float">
            <text:p>14665</text:p>
          </table:table-cell>
          <table:table-cell office:value-type="float" office:value="46066" calcext:value-type="float">
            <text:p>46066</text:p>
          </table:table-cell>
          <table:table-cell/>
          <table:table-cell table:formula="of:=[.C463]/[.B463]" office:value-type="float" office:value="3.14122059324923" calcext:value-type="float">
            <text:p>3,1412205932</text:p>
          </table:table-cell>
          <table:table-cell table:formula="of:=[.E463]/4" office:value-type="float" office:value="0.785305148312308" calcext:value-type="float">
            <text:p>0,7853051483</text:p>
          </table:table-cell>
          <table:table-cell table:number-columns-repeated="3"/>
        </table:table-row>
        <table:table-row table:style-name="ro1">
          <table:table-cell office:value-type="float" office:value="4630000" calcext:value-type="float">
            <text:p>4630000</text:p>
          </table:table-cell>
          <table:table-cell office:value-type="float" office:value="14668" calcext:value-type="float">
            <text:p>14668</text:p>
          </table:table-cell>
          <table:table-cell office:value-type="float" office:value="48157" calcext:value-type="float">
            <text:p>48157</text:p>
          </table:table-cell>
          <table:table-cell/>
          <table:table-cell table:formula="of:=[.C464]/[.B464]" office:value-type="float" office:value="3.2831333515135" calcext:value-type="float">
            <text:p>3,2831333515</text:p>
          </table:table-cell>
          <table:table-cell table:formula="of:=[.E464]/4" office:value-type="float" office:value="0.820783337878375" calcext:value-type="float">
            <text:p>0,8207833379</text:p>
          </table:table-cell>
          <table:table-cell table:number-columns-repeated="3"/>
        </table:table-row>
        <table:table-row table:style-name="ro1">
          <table:table-cell office:value-type="float" office:value="4640000" calcext:value-type="float">
            <text:p>4640000</text:p>
          </table:table-cell>
          <table:table-cell office:value-type="float" office:value="14779" calcext:value-type="float">
            <text:p>14779</text:p>
          </table:table-cell>
          <table:table-cell office:value-type="float" office:value="46219" calcext:value-type="float">
            <text:p>46219</text:p>
          </table:table-cell>
          <table:table-cell/>
          <table:table-cell table:formula="of:=[.C465]/[.B465]" office:value-type="float" office:value="3.12734285134312" calcext:value-type="float">
            <text:p>3,1273428513</text:p>
          </table:table-cell>
          <table:table-cell table:formula="of:=[.E465]/4" office:value-type="float" office:value="0.78183571283578" calcext:value-type="float">
            <text:p>0,7818357128</text:p>
          </table:table-cell>
          <table:table-cell table:number-columns-repeated="3"/>
        </table:table-row>
        <table:table-row table:style-name="ro1">
          <table:table-cell office:value-type="float" office:value="4650000" calcext:value-type="float">
            <text:p>4650000</text:p>
          </table:table-cell>
          <table:table-cell office:value-type="float" office:value="14730" calcext:value-type="float">
            <text:p>14730</text:p>
          </table:table-cell>
          <table:table-cell office:value-type="float" office:value="46011" calcext:value-type="float">
            <text:p>46011</text:p>
          </table:table-cell>
          <table:table-cell/>
          <table:table-cell table:formula="of:=[.C466]/[.B466]" office:value-type="float" office:value="3.12362525458248" calcext:value-type="float">
            <text:p>3,1236252546</text:p>
          </table:table-cell>
          <table:table-cell table:formula="of:=[.E466]/4" office:value-type="float" office:value="0.780906313645621" calcext:value-type="float">
            <text:p>0,7809063136</text:p>
          </table:table-cell>
          <table:table-cell table:number-columns-repeated="3"/>
        </table:table-row>
        <table:table-row table:style-name="ro1">
          <table:table-cell office:value-type="float" office:value="4660000" calcext:value-type="float">
            <text:p>4660000</text:p>
          </table:table-cell>
          <table:table-cell office:value-type="float" office:value="14876" calcext:value-type="float">
            <text:p>14876</text:p>
          </table:table-cell>
          <table:table-cell office:value-type="float" office:value="46136" calcext:value-type="float">
            <text:p>46136</text:p>
          </table:table-cell>
          <table:table-cell/>
          <table:table-cell table:formula="of:=[.C467]/[.B467]" office:value-type="float" office:value="3.10137133638075" calcext:value-type="float">
            <text:p>3,1013713364</text:p>
          </table:table-cell>
          <table:table-cell table:formula="of:=[.E467]/4" office:value-type="float" office:value="0.775342834095187" calcext:value-type="float">
            <text:p>0,7753428341</text:p>
          </table:table-cell>
          <table:table-cell table:number-columns-repeated="3"/>
        </table:table-row>
        <table:table-row table:style-name="ro1">
          <table:table-cell office:value-type="float" office:value="4670000" calcext:value-type="float">
            <text:p>4670000</text:p>
          </table:table-cell>
          <table:table-cell office:value-type="float" office:value="14894" calcext:value-type="float">
            <text:p>14894</text:p>
          </table:table-cell>
          <table:table-cell office:value-type="float" office:value="45734" calcext:value-type="float">
            <text:p>45734</text:p>
          </table:table-cell>
          <table:table-cell/>
          <table:table-cell table:formula="of:=[.C468]/[.B468]" office:value-type="float" office:value="3.07063246945079" calcext:value-type="float">
            <text:p>3,0706324695</text:p>
          </table:table-cell>
          <table:table-cell table:formula="of:=[.E468]/4" office:value-type="float" office:value="0.767658117362696" calcext:value-type="float">
            <text:p>0,7676581174</text:p>
          </table:table-cell>
          <table:table-cell table:number-columns-repeated="3"/>
        </table:table-row>
        <table:table-row table:style-name="ro1">
          <table:table-cell office:value-type="float" office:value="4680000" calcext:value-type="float">
            <text:p>4680000</text:p>
          </table:table-cell>
          <table:table-cell office:value-type="float" office:value="14861" calcext:value-type="float">
            <text:p>14861</text:p>
          </table:table-cell>
          <table:table-cell office:value-type="float" office:value="46324" calcext:value-type="float">
            <text:p>46324</text:p>
          </table:table-cell>
          <table:table-cell/>
          <table:table-cell table:formula="of:=[.C469]/[.B469]" office:value-type="float" office:value="3.11715227777404" calcext:value-type="float">
            <text:p>3,1171522778</text:p>
          </table:table-cell>
          <table:table-cell table:formula="of:=[.E469]/4" office:value-type="float" office:value="0.77928806944351" calcext:value-type="float">
            <text:p>0,7792880694</text:p>
          </table:table-cell>
          <table:table-cell table:number-columns-repeated="3"/>
        </table:table-row>
        <table:table-row table:style-name="ro1">
          <table:table-cell office:value-type="float" office:value="4690000" calcext:value-type="float">
            <text:p>4690000</text:p>
          </table:table-cell>
          <table:table-cell office:value-type="float" office:value="14909" calcext:value-type="float">
            <text:p>14909</text:p>
          </table:table-cell>
          <table:table-cell office:value-type="float" office:value="46713" calcext:value-type="float">
            <text:p>46713</text:p>
          </table:table-cell>
          <table:table-cell/>
          <table:table-cell table:formula="of:=[.C470]/[.B470]" office:value-type="float" office:value="3.13320812931786" calcext:value-type="float">
            <text:p>3,1332081293</text:p>
          </table:table-cell>
          <table:table-cell table:formula="of:=[.E470]/4" office:value-type="float" office:value="0.783302032329465" calcext:value-type="float">
            <text:p>0,7833020323</text:p>
          </table:table-cell>
          <table:table-cell table:number-columns-repeated="3"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4957" calcext:value-type="float">
            <text:p>14957</text:p>
          </table:table-cell>
          <table:table-cell office:value-type="float" office:value="46558" calcext:value-type="float">
            <text:p>46558</text:p>
          </table:table-cell>
          <table:table-cell/>
          <table:table-cell table:formula="of:=[.C471]/[.B471]" office:value-type="float" office:value="3.11278999799425" calcext:value-type="float">
            <text:p>3,112789998</text:p>
          </table:table-cell>
          <table:table-cell table:formula="of:=[.E471]/4" office:value-type="float" office:value="0.778197499498563" calcext:value-type="float">
            <text:p>0,7781974995</text:p>
          </table:table-cell>
          <table:table-cell table:number-columns-repeated="3"/>
        </table:table-row>
        <table:table-row table:style-name="ro1">
          <table:table-cell office:value-type="float" office:value="4710000" calcext:value-type="float">
            <text:p>4710000</text:p>
          </table:table-cell>
          <table:table-cell office:value-type="float" office:value="14958" calcext:value-type="float">
            <text:p>14958</text:p>
          </table:table-cell>
          <table:table-cell office:value-type="float" office:value="46655" calcext:value-type="float">
            <text:p>46655</text:p>
          </table:table-cell>
          <table:table-cell/>
          <table:table-cell table:formula="of:=[.C472]/[.B472]" office:value-type="float" office:value="3.11906672014975" calcext:value-type="float">
            <text:p>3,1190667201</text:p>
          </table:table-cell>
          <table:table-cell table:formula="of:=[.E472]/4" office:value-type="float" office:value="0.779766680037438" calcext:value-type="float">
            <text:p>0,77976668</text:p>
          </table:table-cell>
          <table:table-cell table:number-columns-repeated="3"/>
        </table:table-row>
        <table:table-row table:style-name="ro1">
          <table:table-cell office:value-type="float" office:value="4720000" calcext:value-type="float">
            <text:p>4720000</text:p>
          </table:table-cell>
          <table:table-cell office:value-type="float" office:value="14984" calcext:value-type="float">
            <text:p>14984</text:p>
          </table:table-cell>
          <table:table-cell office:value-type="float" office:value="46772" calcext:value-type="float">
            <text:p>46772</text:p>
          </table:table-cell>
          <table:table-cell/>
          <table:table-cell table:formula="of:=[.C473]/[.B473]" office:value-type="float" office:value="3.12146289375334" calcext:value-type="float">
            <text:p>3,1214628938</text:p>
          </table:table-cell>
          <table:table-cell table:formula="of:=[.E473]/4" office:value-type="float" office:value="0.780365723438334" calcext:value-type="float">
            <text:p>0,7803657234</text:p>
          </table:table-cell>
          <table:table-cell table:number-columns-repeated="3"/>
        </table:table-row>
        <table:table-row table:style-name="ro1">
          <table:table-cell office:value-type="float" office:value="4730000" calcext:value-type="float">
            <text:p>4730000</text:p>
          </table:table-cell>
          <table:table-cell office:value-type="float" office:value="15092" calcext:value-type="float">
            <text:p>15092</text:p>
          </table:table-cell>
          <table:table-cell office:value-type="float" office:value="47112" calcext:value-type="float">
            <text:p>47112</text:p>
          </table:table-cell>
          <table:table-cell/>
          <table:table-cell table:formula="of:=[.C474]/[.B474]" office:value-type="float" office:value="3.12165385634773" calcext:value-type="float">
            <text:p>3,1216538563</text:p>
          </table:table-cell>
          <table:table-cell table:formula="of:=[.E474]/4" office:value-type="float" office:value="0.780413464086933" calcext:value-type="float">
            <text:p>0,7804134641</text:p>
          </table:table-cell>
          <table:table-cell table:number-columns-repeated="3"/>
        </table:table-row>
        <table:table-row table:style-name="ro1">
          <table:table-cell office:value-type="float" office:value="4740000" calcext:value-type="float">
            <text:p>4740000</text:p>
          </table:table-cell>
          <table:table-cell office:value-type="float" office:value="15077" calcext:value-type="float">
            <text:p>15077</text:p>
          </table:table-cell>
          <table:table-cell office:value-type="float" office:value="46987" calcext:value-type="float">
            <text:p>46987</text:p>
          </table:table-cell>
          <table:table-cell/>
          <table:table-cell table:formula="of:=[.C475]/[.B475]" office:value-type="float" office:value="3.11646879352656" calcext:value-type="float">
            <text:p>3,1164687935</text:p>
          </table:table-cell>
          <table:table-cell table:formula="of:=[.E475]/4" office:value-type="float" office:value="0.779117198381641" calcext:value-type="float">
            <text:p>0,7791171984</text:p>
          </table:table-cell>
          <table:table-cell table:number-columns-repeated="3"/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5102" calcext:value-type="float">
            <text:p>15102</text:p>
          </table:table-cell>
          <table:table-cell office:value-type="float" office:value="47361" calcext:value-type="float">
            <text:p>47361</text:p>
          </table:table-cell>
          <table:table-cell/>
          <table:table-cell table:formula="of:=[.C476]/[.B476]" office:value-type="float" office:value="3.13607469209376" calcext:value-type="float">
            <text:p>3,1360746921</text:p>
          </table:table-cell>
          <table:table-cell table:formula="of:=[.E476]/4" office:value-type="float" office:value="0.784018673023441" calcext:value-type="float">
            <text:p>0,784018673</text:p>
          </table:table-cell>
          <table:table-cell table:number-columns-repeated="3"/>
        </table:table-row>
        <table:table-row table:style-name="ro1">
          <table:table-cell office:value-type="float" office:value="4760000" calcext:value-type="float">
            <text:p>4760000</text:p>
          </table:table-cell>
          <table:table-cell office:value-type="float" office:value="15111" calcext:value-type="float">
            <text:p>15111</text:p>
          </table:table-cell>
          <table:table-cell office:value-type="float" office:value="47083" calcext:value-type="float">
            <text:p>47083</text:p>
          </table:table-cell>
          <table:table-cell/>
          <table:table-cell table:formula="of:=[.C477]/[.B477]" office:value-type="float" office:value="3.11580967507114" calcext:value-type="float">
            <text:p>3,1158096751</text:p>
          </table:table-cell>
          <table:table-cell table:formula="of:=[.E477]/4" office:value-type="float" office:value="0.778952418767785" calcext:value-type="float">
            <text:p>0,7789524188</text:p>
          </table:table-cell>
          <table:table-cell table:number-columns-repeated="3"/>
        </table:table-row>
        <table:table-row table:style-name="ro1">
          <table:table-cell office:value-type="float" office:value="4770000" calcext:value-type="float">
            <text:p>4770000</text:p>
          </table:table-cell>
          <table:table-cell office:value-type="float" office:value="15174" calcext:value-type="float">
            <text:p>15174</text:p>
          </table:table-cell>
          <table:table-cell office:value-type="float" office:value="47272" calcext:value-type="float">
            <text:p>47272</text:p>
          </table:table-cell>
          <table:table-cell/>
          <table:table-cell table:formula="of:=[.C478]/[.B478]" office:value-type="float" office:value="3.11532885198366" calcext:value-type="float">
            <text:p>3,115328852</text:p>
          </table:table-cell>
          <table:table-cell table:formula="of:=[.E478]/4" office:value-type="float" office:value="0.778832212995914" calcext:value-type="float">
            <text:p>0,778832213</text:p>
          </table:table-cell>
          <table:table-cell table:number-columns-repeated="3"/>
        </table:table-row>
        <table:table-row table:style-name="ro1">
          <table:table-cell office:value-type="float" office:value="4780000" calcext:value-type="float">
            <text:p>4780000</text:p>
          </table:table-cell>
          <table:table-cell office:value-type="float" office:value="15165" calcext:value-type="float">
            <text:p>15165</text:p>
          </table:table-cell>
          <table:table-cell office:value-type="float" office:value="47692" calcext:value-type="float">
            <text:p>47692</text:p>
          </table:table-cell>
          <table:table-cell/>
          <table:table-cell table:formula="of:=[.C479]/[.B479]" office:value-type="float" office:value="3.14487306297395" calcext:value-type="float">
            <text:p>3,144873063</text:p>
          </table:table-cell>
          <table:table-cell table:formula="of:=[.E479]/4" office:value-type="float" office:value="0.786218265743488" calcext:value-type="float">
            <text:p>0,7862182657</text:p>
          </table:table-cell>
          <table:table-cell table:number-columns-repeated="3"/>
        </table:table-row>
        <table:table-row table:style-name="ro1">
          <table:table-cell office:value-type="float" office:value="4790000" calcext:value-type="float">
            <text:p>4790000</text:p>
          </table:table-cell>
          <table:table-cell office:value-type="float" office:value="15261" calcext:value-type="float">
            <text:p>15261</text:p>
          </table:table-cell>
          <table:table-cell office:value-type="float" office:value="47519" calcext:value-type="float">
            <text:p>47519</text:p>
          </table:table-cell>
          <table:table-cell/>
          <table:table-cell table:formula="of:=[.C480]/[.B480]" office:value-type="float" office:value="3.11375401349846" calcext:value-type="float">
            <text:p>3,1137540135</text:p>
          </table:table-cell>
          <table:table-cell table:formula="of:=[.E480]/4" office:value-type="float" office:value="0.778438503374615" calcext:value-type="float">
            <text:p>0,7784385034</text:p>
          </table:table-cell>
          <table:table-cell table:number-columns-repeated="3"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5308" calcext:value-type="float">
            <text:p>15308</text:p>
          </table:table-cell>
          <table:table-cell office:value-type="float" office:value="47518" calcext:value-type="float">
            <text:p>47518</text:p>
          </table:table-cell>
          <table:table-cell/>
          <table:table-cell table:formula="of:=[.C481]/[.B481]" office:value-type="float" office:value="3.10412856022995" calcext:value-type="float">
            <text:p>3,1041285602</text:p>
          </table:table-cell>
          <table:table-cell table:formula="of:=[.E481]/4" office:value-type="float" office:value="0.776032140057486" calcext:value-type="float">
            <text:p>0,7760321401</text:p>
          </table:table-cell>
          <table:table-cell table:number-columns-repeated="3"/>
        </table:table-row>
        <table:table-row table:style-name="ro1">
          <table:table-cell office:value-type="float" office:value="4810000" calcext:value-type="float">
            <text:p>4810000</text:p>
          </table:table-cell>
          <table:table-cell office:value-type="float" office:value="15332" calcext:value-type="float">
            <text:p>15332</text:p>
          </table:table-cell>
          <table:table-cell office:value-type="float" office:value="47592" calcext:value-type="float">
            <text:p>47592</text:p>
          </table:table-cell>
          <table:table-cell/>
          <table:table-cell table:formula="of:=[.C482]/[.B482]" office:value-type="float" office:value="3.10409600834855" calcext:value-type="float">
            <text:p>3,1040960083</text:p>
          </table:table-cell>
          <table:table-cell table:formula="of:=[.E482]/4" office:value-type="float" office:value="0.776024002087138" calcext:value-type="float">
            <text:p>0,7760240021</text:p>
          </table:table-cell>
          <table:table-cell table:number-columns-repeated="3"/>
        </table:table-row>
        <table:table-row table:style-name="ro1">
          <table:table-cell office:value-type="float" office:value="4820000" calcext:value-type="float">
            <text:p>4820000</text:p>
          </table:table-cell>
          <table:table-cell office:value-type="float" office:value="15349" calcext:value-type="float">
            <text:p>15349</text:p>
          </table:table-cell>
          <table:table-cell office:value-type="float" office:value="48091" calcext:value-type="float">
            <text:p>48091</text:p>
          </table:table-cell>
          <table:table-cell/>
          <table:table-cell table:formula="of:=[.C483]/[.B483]" office:value-type="float" office:value="3.1331682845788" calcext:value-type="float">
            <text:p>3,1331682846</text:p>
          </table:table-cell>
          <table:table-cell table:formula="of:=[.E483]/4" office:value-type="float" office:value="0.7832920711447" calcext:value-type="float">
            <text:p>0,7832920711</text:p>
          </table:table-cell>
          <table:table-cell table:number-columns-repeated="3"/>
        </table:table-row>
        <table:table-row table:style-name="ro1">
          <table:table-cell office:value-type="float" office:value="4830000" calcext:value-type="float">
            <text:p>4830000</text:p>
          </table:table-cell>
          <table:table-cell office:value-type="float" office:value="15370" calcext:value-type="float">
            <text:p>15370</text:p>
          </table:table-cell>
          <table:table-cell office:value-type="float" office:value="47789" calcext:value-type="float">
            <text:p>47789</text:p>
          </table:table-cell>
          <table:table-cell/>
          <table:table-cell table:formula="of:=[.C484]/[.B484]" office:value-type="float" office:value="3.109238776838" calcext:value-type="float">
            <text:p>3,1092387768</text:p>
          </table:table-cell>
          <table:table-cell table:formula="of:=[.E484]/4" office:value-type="float" office:value="0.777309694209499" calcext:value-type="float">
            <text:p>0,7773096942</text:p>
          </table:table-cell>
          <table:table-cell table:number-columns-repeated="3"/>
        </table:table-row>
        <table:table-row table:style-name="ro1">
          <table:table-cell office:value-type="float" office:value="4840000" calcext:value-type="float">
            <text:p>4840000</text:p>
          </table:table-cell>
          <table:table-cell office:value-type="float" office:value="15433" calcext:value-type="float">
            <text:p>15433</text:p>
          </table:table-cell>
          <table:table-cell office:value-type="float" office:value="50087" calcext:value-type="float">
            <text:p>50087</text:p>
          </table:table-cell>
          <table:table-cell/>
          <table:table-cell table:formula="of:=[.C485]/[.B485]" office:value-type="float" office:value="3.24544806583296" calcext:value-type="float">
            <text:p>3,2454480658</text:p>
          </table:table-cell>
          <table:table-cell table:formula="of:=[.E485]/4" office:value-type="float" office:value="0.811362016458239" calcext:value-type="float">
            <text:p>0,8113620165</text:p>
          </table:table-cell>
          <table:table-cell table:number-columns-repeated="3"/>
        </table:table-row>
        <table:table-row table:style-name="ro1">
          <table:table-cell office:value-type="float" office:value="4850000" calcext:value-type="float">
            <text:p>4850000</text:p>
          </table:table-cell>
          <table:table-cell office:value-type="float" office:value="15418" calcext:value-type="float">
            <text:p>15418</text:p>
          </table:table-cell>
          <table:table-cell office:value-type="float" office:value="48347" calcext:value-type="float">
            <text:p>48347</text:p>
          </table:table-cell>
          <table:table-cell/>
          <table:table-cell table:formula="of:=[.C486]/[.B486]" office:value-type="float" office:value="3.13575042158516" calcext:value-type="float">
            <text:p>3,1357504216</text:p>
          </table:table-cell>
          <table:table-cell table:formula="of:=[.E486]/4" office:value-type="float" office:value="0.78393760539629" calcext:value-type="float">
            <text:p>0,7839376054</text:p>
          </table:table-cell>
          <table:table-cell table:number-columns-repeated="3"/>
        </table:table-row>
        <table:table-row table:style-name="ro1">
          <table:table-cell office:value-type="float" office:value="4860000" calcext:value-type="float">
            <text:p>4860000</text:p>
          </table:table-cell>
          <table:table-cell office:value-type="float" office:value="15450" calcext:value-type="float">
            <text:p>15450</text:p>
          </table:table-cell>
          <table:table-cell office:value-type="float" office:value="48508" calcext:value-type="float">
            <text:p>48508</text:p>
          </table:table-cell>
          <table:table-cell/>
          <table:table-cell table:formula="of:=[.C487]/[.B487]" office:value-type="float" office:value="3.13967637540453" calcext:value-type="float">
            <text:p>3,1396763754</text:p>
          </table:table-cell>
          <table:table-cell table:formula="of:=[.E487]/4" office:value-type="float" office:value="0.784919093851133" calcext:value-type="float">
            <text:p>0,7849190939</text:p>
          </table:table-cell>
          <table:table-cell table:number-columns-repeated="3"/>
        </table:table-row>
        <table:table-row table:style-name="ro1">
          <table:table-cell office:value-type="float" office:value="4870000" calcext:value-type="float">
            <text:p>4870000</text:p>
          </table:table-cell>
          <table:table-cell office:value-type="float" office:value="15522" calcext:value-type="float">
            <text:p>15522</text:p>
          </table:table-cell>
          <table:table-cell office:value-type="float" office:value="48251" calcext:value-type="float">
            <text:p>48251</text:p>
          </table:table-cell>
          <table:table-cell/>
          <table:table-cell table:formula="of:=[.C488]/[.B488]" office:value-type="float" office:value="3.10855559850535" calcext:value-type="float">
            <text:p>3,1085555985</text:p>
          </table:table-cell>
          <table:table-cell table:formula="of:=[.E488]/4" office:value-type="float" office:value="0.777138899626337" calcext:value-type="float">
            <text:p>0,7771388996</text:p>
          </table:table-cell>
          <table:table-cell table:number-columns-repeated="3"/>
        </table:table-row>
        <table:table-row table:style-name="ro1">
          <table:table-cell office:value-type="float" office:value="4880000" calcext:value-type="float">
            <text:p>4880000</text:p>
          </table:table-cell>
          <table:table-cell office:value-type="float" office:value="15472" calcext:value-type="float">
            <text:p>15472</text:p>
          </table:table-cell>
          <table:table-cell office:value-type="float" office:value="48650" calcext:value-type="float">
            <text:p>48650</text:p>
          </table:table-cell>
          <table:table-cell/>
          <table:table-cell table:formula="of:=[.C489]/[.B489]" office:value-type="float" office:value="3.1443898655636" calcext:value-type="float">
            <text:p>3,1443898656</text:p>
          </table:table-cell>
          <table:table-cell table:formula="of:=[.E489]/4" office:value-type="float" office:value="0.7860974663909" calcext:value-type="float">
            <text:p>0,7860974664</text:p>
          </table:table-cell>
          <table:table-cell table:number-columns-repeated="3"/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15502" calcext:value-type="float">
            <text:p>15502</text:p>
          </table:table-cell>
          <table:table-cell office:value-type="float" office:value="48692" calcext:value-type="float">
            <text:p>48692</text:p>
          </table:table-cell>
          <table:table-cell/>
          <table:table-cell table:formula="of:=[.C490]/[.B490]" office:value-type="float" office:value="3.14101406270159" calcext:value-type="float">
            <text:p>3,1410140627</text:p>
          </table:table-cell>
          <table:table-cell table:formula="of:=[.E490]/4" office:value-type="float" office:value="0.785253515675397" calcext:value-type="float">
            <text:p>0,7852535157</text:p>
          </table:table-cell>
          <table:table-cell table:number-columns-repeated="3"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5622" calcext:value-type="float">
            <text:p>15622</text:p>
          </table:table-cell>
          <table:table-cell office:value-type="float" office:value="48523" calcext:value-type="float">
            <text:p>48523</text:p>
          </table:table-cell>
          <table:table-cell/>
          <table:table-cell table:formula="of:=[.C491]/[.B491]" office:value-type="float" office:value="3.1060683651261" calcext:value-type="float">
            <text:p>3,1060683651</text:p>
          </table:table-cell>
          <table:table-cell table:formula="of:=[.E491]/4" office:value-type="float" office:value="0.776517091281526" calcext:value-type="float">
            <text:p>0,7765170913</text:p>
          </table:table-cell>
          <table:table-cell table:number-columns-repeated="3"/>
        </table:table-row>
        <table:table-row table:style-name="ro1">
          <table:table-cell office:value-type="float" office:value="4910000" calcext:value-type="float">
            <text:p>4910000</text:p>
          </table:table-cell>
          <table:table-cell office:value-type="float" office:value="15616" calcext:value-type="float">
            <text:p>15616</text:p>
          </table:table-cell>
          <table:table-cell office:value-type="float" office:value="48621" calcext:value-type="float">
            <text:p>48621</text:p>
          </table:table-cell>
          <table:table-cell/>
          <table:table-cell table:formula="of:=[.C492]/[.B492]" office:value-type="float" office:value="3.11353739754098" calcext:value-type="float">
            <text:p>3,1135373975</text:p>
          </table:table-cell>
          <table:table-cell table:formula="of:=[.E492]/4" office:value-type="float" office:value="0.778384349385246" calcext:value-type="float">
            <text:p>0,7783843494</text:p>
          </table:table-cell>
          <table:table-cell table:number-columns-repeated="3"/>
        </table:table-row>
        <table:table-row table:style-name="ro1">
          <table:table-cell office:value-type="float" office:value="4920000" calcext:value-type="float">
            <text:p>4920000</text:p>
          </table:table-cell>
          <table:table-cell office:value-type="float" office:value="15617" calcext:value-type="float">
            <text:p>15617</text:p>
          </table:table-cell>
          <table:table-cell office:value-type="float" office:value="48787" calcext:value-type="float">
            <text:p>48787</text:p>
          </table:table-cell>
          <table:table-cell/>
          <table:table-cell table:formula="of:=[.C493]/[.B493]" office:value-type="float" office:value="3.12396747134533" calcext:value-type="float">
            <text:p>3,1239674713</text:p>
          </table:table-cell>
          <table:table-cell table:formula="of:=[.E493]/4" office:value-type="float" office:value="0.780991867836332" calcext:value-type="float">
            <text:p>0,7809918678</text:p>
          </table:table-cell>
          <table:table-cell table:number-columns-repeated="3"/>
        </table:table-row>
        <table:table-row table:style-name="ro1">
          <table:table-cell office:value-type="float" office:value="4930000" calcext:value-type="float">
            <text:p>4930000</text:p>
          </table:table-cell>
          <table:table-cell office:value-type="float" office:value="15718" calcext:value-type="float">
            <text:p>15718</text:p>
          </table:table-cell>
          <table:table-cell office:value-type="float" office:value="48875" calcext:value-type="float">
            <text:p>48875</text:p>
          </table:table-cell>
          <table:table-cell/>
          <table:table-cell table:formula="of:=[.C494]/[.B494]" office:value-type="float" office:value="3.10949230181957" calcext:value-type="float">
            <text:p>3,1094923018</text:p>
          </table:table-cell>
          <table:table-cell table:formula="of:=[.E494]/4" office:value-type="float" office:value="0.777373075454892" calcext:value-type="float">
            <text:p>0,7773730755</text:p>
          </table:table-cell>
          <table:table-cell table:number-columns-repeated="3"/>
        </table:table-row>
        <table:table-row table:style-name="ro1">
          <table:table-cell office:value-type="float" office:value="4940000" calcext:value-type="float">
            <text:p>4940000</text:p>
          </table:table-cell>
          <table:table-cell office:value-type="float" office:value="15727" calcext:value-type="float">
            <text:p>15727</text:p>
          </table:table-cell>
          <table:table-cell office:value-type="float" office:value="49327" calcext:value-type="float">
            <text:p>49327</text:p>
          </table:table-cell>
          <table:table-cell/>
          <table:table-cell table:formula="of:=[.C495]/[.B495]" office:value-type="float" office:value="3.13645323329306" calcext:value-type="float">
            <text:p>3,1364532333</text:p>
          </table:table-cell>
          <table:table-cell table:formula="of:=[.E495]/4" office:value-type="float" office:value="0.784113308323266" calcext:value-type="float">
            <text:p>0,7841133083</text:p>
          </table:table-cell>
          <table:table-cell table:number-columns-repeated="3"/>
        </table:table-row>
        <table:table-row table:style-name="ro1">
          <table:table-cell office:value-type="float" office:value="4950000" calcext:value-type="float">
            <text:p>4950000</text:p>
          </table:table-cell>
          <table:table-cell office:value-type="float" office:value="15701" calcext:value-type="float">
            <text:p>15701</text:p>
          </table:table-cell>
          <table:table-cell office:value-type="float" office:value="49093" calcext:value-type="float">
            <text:p>49093</text:p>
          </table:table-cell>
          <table:table-cell/>
          <table:table-cell table:formula="of:=[.C496]/[.B496]" office:value-type="float" office:value="3.12674351952105" calcext:value-type="float">
            <text:p>3,1267435195</text:p>
          </table:table-cell>
          <table:table-cell table:formula="of:=[.E496]/4" office:value-type="float" office:value="0.781685879880262" calcext:value-type="float">
            <text:p>0,7816858799</text:p>
          </table:table-cell>
          <table:table-cell table:number-columns-repeated="3"/>
        </table:table-row>
        <table:table-row table:style-name="ro1">
          <table:table-cell office:value-type="float" office:value="4960000" calcext:value-type="float">
            <text:p>4960000</text:p>
          </table:table-cell>
          <table:table-cell office:value-type="float" office:value="15757" calcext:value-type="float">
            <text:p>15757</text:p>
          </table:table-cell>
          <table:table-cell office:value-type="float" office:value="49006" calcext:value-type="float">
            <text:p>49006</text:p>
          </table:table-cell>
          <table:table-cell/>
          <table:table-cell table:formula="of:=[.C497]/[.B497]" office:value-type="float" office:value="3.11010979247319" calcext:value-type="float">
            <text:p>3,1101097925</text:p>
          </table:table-cell>
          <table:table-cell table:formula="of:=[.E497]/4" office:value-type="float" office:value="0.777527448118297" calcext:value-type="float">
            <text:p>0,7775274481</text:p>
          </table:table-cell>
          <table:table-cell table:number-columns-repeated="3"/>
        </table:table-row>
        <table:table-row table:style-name="ro1">
          <table:table-cell office:value-type="float" office:value="4970000" calcext:value-type="float">
            <text:p>4970000</text:p>
          </table:table-cell>
          <table:table-cell office:value-type="float" office:value="15806" calcext:value-type="float">
            <text:p>15806</text:p>
          </table:table-cell>
          <table:table-cell office:value-type="float" office:value="49399" calcext:value-type="float">
            <text:p>49399</text:p>
          </table:table-cell>
          <table:table-cell/>
          <table:table-cell table:formula="of:=[.C498]/[.B498]" office:value-type="float" office:value="3.12533215234721" calcext:value-type="float">
            <text:p>3,1253321523</text:p>
          </table:table-cell>
          <table:table-cell table:formula="of:=[.E498]/4" office:value-type="float" office:value="0.781333038086802" calcext:value-type="float">
            <text:p>0,7813330381</text:p>
          </table:table-cell>
          <table:table-cell table:number-columns-repeated="3"/>
        </table:table-row>
        <table:table-row table:style-name="ro1">
          <table:table-cell office:value-type="float" office:value="4980000" calcext:value-type="float">
            <text:p>4980000</text:p>
          </table:table-cell>
          <table:table-cell office:value-type="float" office:value="15902" calcext:value-type="float">
            <text:p>15902</text:p>
          </table:table-cell>
          <table:table-cell office:value-type="float" office:value="49520" calcext:value-type="float">
            <text:p>49520</text:p>
          </table:table-cell>
          <table:table-cell/>
          <table:table-cell table:formula="of:=[.C499]/[.B499]" office:value-type="float" office:value="3.1140737014212" calcext:value-type="float">
            <text:p>3,1140737014</text:p>
          </table:table-cell>
          <table:table-cell table:formula="of:=[.E499]/4" office:value-type="float" office:value="0.778518425355301" calcext:value-type="float">
            <text:p>0,7785184254</text:p>
          </table:table-cell>
          <table:table-cell table:number-columns-repeated="3"/>
        </table:table-row>
        <table:table-row table:style-name="ro1">
          <table:table-cell office:value-type="float" office:value="4990000" calcext:value-type="float">
            <text:p>4990000</text:p>
          </table:table-cell>
          <table:table-cell office:value-type="float" office:value="15854" calcext:value-type="float">
            <text:p>15854</text:p>
          </table:table-cell>
          <table:table-cell office:value-type="float" office:value="49387" calcext:value-type="float">
            <text:p>49387</text:p>
          </table:table-cell>
          <table:table-cell/>
          <table:table-cell table:formula="of:=[.C500]/[.B500]" office:value-type="float" office:value="3.1151129052605" calcext:value-type="float">
            <text:p>3,1151129053</text:p>
          </table:table-cell>
          <table:table-cell table:formula="of:=[.E500]/4" office:value-type="float" office:value="0.778778226315125" calcext:value-type="float">
            <text:p>0,7787782263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5941" calcext:value-type="float">
            <text:p>15941</text:p>
          </table:table-cell>
          <table:table-cell office:value-type="float" office:value="49526" calcext:value-type="float">
            <text:p>49526</text:p>
          </table:table-cell>
          <table:table-cell/>
          <table:table-cell table:formula="of:=[.C501]/[.B501]" office:value-type="float" office:value="3.10683144093846" calcext:value-type="float">
            <text:p>3,1068314409</text:p>
          </table:table-cell>
          <table:table-cell table:formula="of:=[.E501]/4" office:value-type="float" office:value="0.776707860234615" calcext:value-type="float">
            <text:p>0,77670786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02:44:04.13509072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513" meta:object-count="0"/>
  </office:meta>
</office:document-meta>
</file>